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53.3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59.6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0.36pt"/>
    </style:style>
    <style:style style:name="co8" style:family="table-column">
      <style:table-column-properties fo:break-before="auto" style:column-width="24.89pt"/>
    </style:style>
    <style:style style:name="co9" style:family="table-column">
      <style:table-column-properties fo:break-before="auto" style:column-width="1287.3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e0a29"/>
    </style:style>
  </office:automatic-styles>
  <office:body>
    <office:spreadsheet>
      <table:calculation-settings table:automatic-find-labels="false"/>
      <table:table table:name="G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DR q-value</text:p>
          </table:table-cell>
          <table:table-cell office:value-type="string" calcext:value-type="string">
            <text:p>Enrichmen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en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139</text:p>
          </table:table-cell>
          <table:table-cell office:value-type="string" calcext:value-type="string">
            <text:p>nucleobase-containing compound metabolic process</text:p>
          </table:table-cell>
          <table:table-cell office:value-type="float" office:value="0.00000000037" calcext:value-type="float">
            <text:p>3.7E-10</text:p>
          </table:table-cell>
          <table:table-cell office:value-type="float" office:value="0.00000527" calcext:value-type="float">
            <text:p>0.00000527</text:p>
          </table:table-cell>
          <table:table-cell office:value-type="float" office:value="1.42" calcext:value-type="float">
            <text:p>1.42</text:p>
          </table:table-cell>
          <table:table-cell office:value-type="float" office:value="13954" calcext:value-type="float">
            <text:p>13954</text:p>
          </table:table-cell>
          <table:table-cell office:value-type="float" office:value="3405" calcext:value-type="float">
            <text:p>3405</text:p>
          </table:table-cell>
          <table:table-cell office:value-type="float" office:value="700" calcext:value-type="float">
            <text:p>700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[ZNF572 <text:s/>- <text:s/>zinc finger protein 572, TSN <text:s/>- <text:s/>translin, PHF21A <text:s/>- <text:s/>phd finger protein 21a, SYMPK <text:s/>- <text:s/>symplekin, TBRG1 <text:s/>- <text:s/>transforming growth factor beta regulator 1, MKI67IP <text:s/>- <text:s/>mki67 (fha domain) interacting nucleolar phosphoprotein, COX5B <text:s/>- <text:s/>cytochrome c oxidase subunit vb, SF3A1 <text:s/>- <text:s/>splicing factor 3a, subunit 1, 120kda, PMM2 <text:s/>- <text:s/>phosphomannomutase 2, NASP <text:s/>- <text:s/>nuclear autoantigenic sperm protein (histone-binding), NARS <text:s/>- <text:s/>asparaginyl-trna synthetase, DHFRL1 <text:s/>- <text:s/>dihydrofolate reductase-like 1, MIER1 <text:s/>- <text:s/>mesoderm induction early response 1, transcriptional regulator, SIRT2 <text:s/>- <text:s/>sirtuin 2, BANF1 <text:s/>- <text:s/>barrier to autointegration factor 1, FTSJ3 <text:s/>- <text:s/>ftsj homolog 3 (e. coli), NCOA3 <text:s/>- <text:s/>nuclear receptor coactivator 3, CC2D1A <text:s/>- <text:s/>coiled-coil and c2 domain containing 1a, ALKBH1 <text:s/>- <text:s/>alkb, alkylation repair homolog 1 (e. coli), ZNF333 <text:s/>- <text:s/>zinc finger protein 333, RING1 <text:s/>- <text:s/>ring finger protein 1, UGGT1 <text:s/>- <text:s/>udp-glucose glycoprotein glucosyltransferase 1, TTF1 <text:s/>- <text:s/>transcription termination factor, rna polymerase i, GTPBP4 <text:s/>- <text:s/>gtp binding protein 4, GMPR2 <text:s/>- <text:s/>guanosine monophosphate reductase 2, ELF2 <text:s/>- <text:s/>e74-like factor 2 (ets domain transcription factor), SUB1 <text:s/>- <text:s/>sub1 homolog (s. cerevisiae), ATF6B <text:s/>- <text:s/>activating transcription factor 6 beta, TSC22D1 <text:s/>- <text:s/>tsc22 domain family, member 1, NR1D1 <text:s/>- <text:s/>nuclear receptor subfamily 1, group d, member 1, PSMD14 <text:s/>- <text:s/>proteasome (prosome, macropain) 26s subunit, non-atpase, 14, ZNF259 <text:s/>- <text:s/>zinc finger protein 259, SNRPE <text:s/>- <text:s/>small nuclear ribonucleoprotein polypeptide e, TBPL1 <text:s/>- <text:s/>tbp-like 1, DDX50 <text:s/>- <text:s/>dead (asp-glu-ala-asp) box polypeptide 50, SLIRP <text:s/>- <text:s/>sra stem-loop interacting rna binding protein, GLIS1 <text:s/>- <text:s/>glis family zinc finger 1, ZBTB41 <text:s/>- <text:s/>zinc finger and btb domain containing 41, NABP2 <text:s/>- <text:s/>nucleic acid binding protein 2, POU3F4 <text:s/>- <text:s/>pou class 3 homeobox 4, RNASE6 <text:s/>- <text:s/>ribonuclease, rnase a family, k6, CPNE1 <text:s/>- <text:s/>copine i, ZNF677 <text:s/>- <text:s/>zinc finger protein 677, ADCY5 <text:s/>- <text:s/>adenylate cyclase 5, NUP37 <text:s/>- <text:s/>nucleoporin 37kda, GATAD2A <text:s/>- <text:s/>gata zinc finger domain containing 2a, ADCY2 <text:s/>- <text:s/>adenylate cyclase 2 (brain), RORA <text:s/>- <text:s/>rar-related orphan receptor a, HSPD1 <text:s/>- <text:s/>heat shock 60kda protein 1 (chaperonin), E2F4 <text:s/>- <text:s/>e2f transcription factor 4, p107/p130-binding, HELB <text:s/>- <text:s/>helicase (dna) b, SMYD2 <text:s/>- <text:s/>set and mynd domain containing 2, RAD50 <text:s/>- <text:s/>rad50 homolog (s. cerevisiae), GNAI3 <text:s/>- <text:s/>guanine nucleotide binding protein (g protein), alpha inhibiting activity polypeptide 3, TOP3B <text:s/>- <text:s/>topoisomerase (dna) iii beta, SWAP70 <text:s/>- <text:s/>swap switching b-cell complex 70kda subunit, POLR2F <text:s/>- <text:s/>polymerase (rna) ii (dna directed) polypeptide f, TCEANC2 <text:s/>- <text:s/>transcription elongation factor a (sii) n-terminal and central domain containing 2, CHD6 <text:s/>- <text:s/>chromodomain helicase dna binding protein 6, NADK <text:s/>- <text:s/>nad kinase, DBR1 <text:s/>- <text:s/>debranching rna lariats 1, MCRS1 <text:s/>- <text:s/>microspherule protein 1, RPL19 <text:s/>- <text:s/>ribosomal protein l19, USF1 <text:s/>- <text:s/>upstream transcription factor 1, HMGB1 <text:s/>- <text:s/>high mobility group box 1, ZNF470 <text:s/>- <text:s/>zinc finger protein 470, TRMT12 <text:s/>- <text:s/>trna methyltransferase 12 homolog (s. cerevisiae), SUPT6H <text:s/>- <text:s/>suppressor of ty 6 homolog (s. cerevisiae), BRD9 <text:s/>- <text:s/>bromodomain containing 9, PPIH <text:s/>- <text:s/>peptidylprolyl isomerase h (cyclophilin h)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UBL5 <text:s/>- <text:s/>ubiquitin-like 5, ETV3 <text:s/>- <text:s/>ets variant 3, PHF11 <text:s/>- <text:s/>phd finger protein 11, RPS5 <text:s/>- <text:s/>ribosomal protein s5, ZNF787 <text:s/>- <text:s/>zinc finger protein 787, PPP2R1A <text:s/>- <text:s/>protein phosphatase 2, regulatory subunit a, alpha, GABPA <text:s/>- <text:s/>ga binding protein transcription factor, alpha subunit 60kda, TRMT61A <text:s/>- <text:s/>trna methyltransferase 61 homolog a (s. cerevisiae), PARPBP <text:s/>- <text:s/>parp1 binding protein, WWP2 <text:s/>- <text:s/>ww domain containing e3 ubiquitin protein ligase 2, FASTKD5 <text:s/>- <text:s/>fast kinase domains 5, DHX57 <text:s/>- <text:s/>deah (asp-glu-ala-asp/his) box polypeptide 57, TADA3 <text:s/>- <text:s/>transcriptional adaptor 3, ZNF264 <text:s/>- <text:s/>zinc finger protein 264, EYA3 <text:s/>- <text:s/>eyes absent homolog 3 (drosophila), FUT8 <text:s/>- <text:s/>fucosyltransferase 8 (alpha (1,6) fucosyltransferase), ANKRD32 <text:s/>- <text:s/>ankyrin repeat domain 32, GPBP1L1 <text:s/>- <text:s/>gc-rich promoter binding protein 1-like 1, TOPBP1 <text:s/>- <text:s/>topoisomerase (dna) ii binding protein 1, ENDOV <text:s/>- <text:s/>endonuclease v, RPL32 <text:s/>- <text:s/>ribosomal protein l32, C9orf64 <text:s/>- <text:s/>chromosome 9 open reading frame 64, RAVER1 <text:s/>- <text:s/>ribonucleoprotein, ptb-binding 1, RPS21 <text:s/>- <text:s/>ribosomal protein s21, ZBTB5 <text:s/>- <text:s/>zinc finger and btb domain containing 5, TEFM <text:s/>- <text:s/>transcription elongation factor, mitochondrial, RPS16 <text:s/>- <text:s/>ribosomal protein s16, CCNT1 <text:s/>- <text:s/>cyclin t1, HMG20A <text:s/>- <text:s/>high mobility group 20a, ERH <text:s/>- <text:s/>enhancer of rudimentary homolog (drosophila), SNRNP27 <text:s/>- <text:s/>small nuclear ribonucleoprotein 27kda (u4/u6.u5), ESRRG <text:s/>- <text:s/>estrogen-related receptor gamma, ADAL <text:s/>- <text:s/>adenosine deaminase-like, ESRRA <text:s/>- <text:s/>estrogen-related receptor alpha, RPS14 <text:s/>- <text:s/>ribosomal protein s14, TINF2 <text:s/>- <text:s/>terf1 (trf1)-interacting nuclear factor 2, USP49 <text:s/>- <text:s/>ubiquitin specific peptidase 49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UTP23 <text:s/>- <text:s/>utp23, small subunit (ssu) processome component, homolog (yeast), WDR83 <text:s/>- <text:s/>wd repeat domain 83, HNRNPD <text:s/>- <text:s/>heterogeneous nuclear ribonucleoprotein d (au-rich element rna binding protein 1, 37kda), CCDC85B <text:s/>- <text:s/>coiled-coil domain containing 85b, VIPAS39 <text:s/>- <text:s/>vps33b interacting protein, apical-basolateral polarity regulator, spe-39 homolog, UBE2V2 <text:s/>- <text:s/>ubiquitin-conjugating enzyme e2 variant 2, KDM4D <text:s/>- <text:s/>lysine (k)-specific demethylase 4d, NABP1 <text:s/>- <text:s/>nucleic acid binding protein 1, MPG <text:s/>- <text:s/>n-methylpurine-dna glycosylase, NSUN3 <text:s/>- <text:s/>nop2/sun domain family, member 3, SF3B2 <text:s/>- <text:s/>splicing factor 3b, subunit 2, 145kda, UBE2N <text:s/>- <text:s/>ubiquitin-conjugating enzyme e2n, DHX8 <text:s/>- <text:s/>deah (asp-glu-ala-his) box polypeptide 8, ZKSCAN8 <text:s/>- <text:s/>zinc finger with krab and scan domains 8, MGA <text:s/>- <text:s/>mga, max dimerization protein, ZNF202 <text:s/>- <text:s/>zinc finger protein 202, SPRTN <text:s/>- <text:s/>sprt-like n-terminal domain, DDIT3 <text:s/>- <text:s/>dna-damage-inducible transcript 3, ZNF175 <text:s/>- <text:s/>zinc finger protein 175, ARID3B <text:s/>- <text:s/>at rich interactive domain 3b (bright-like)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ETAA1 <text:s/>- <text:s/>ewing tumor-associated antigen 1, GTF2E1 <text:s/>- <text:s/>general transcription factor iie, polypeptide 1, alpha 56kda, ZKSCAN7 <text:s/>- <text:s/>zinc finger with krab and scan domains 7, POLL <text:s/>- <text:s/>polymerase (dna directed), lambda, NUDT2 <text:s/>- <text:s/>nudix (nucleoside diphosphate linked moiety x)-type motif 2, LHX4 <text:s/>- <text:s/>lim homeobox 4, PRPF19 <text:s/>- <text:s/>pre-mrna processing factor 19, CDC14B <text:s/>- <text:s/>cell division cycle 14b, CDCA5 <text:s/>- <text:s/>cell division cycle associated 5, ZNF160 <text:s/>- <text:s/>zinc finger protein 160, OAS3 <text:s/>- <text:s/>2'-5'-oligoadenylate synthetase 3, 100kda, TRERF1 <text:s/>- <text:s/>transcriptional regulating factor 1, USP43 <text:s/>- <text:s/>ubiquitin specific peptidase 43, CGGBP1 <text:s/>- <text:s/>cgg triplet repeat binding protein 1, MED8 <text:s/>- <text:s/>mediator complex subunit 8, TATDN1 <text:s/>- <text:s/>tatd dnase domain containing 1, SLC35B3 <text:s/>- <text:s/>solute carrier family 35 (adenosine 3'-phospho 5'-phosphosulfate transporter), member b3, COASY <text:s/>- <text:s/>coa synthase, ZNF473 <text:s/>- <text:s/>zinc finger protein 473, COPS3 <text:s/>- <text:s/>cop9 signalosome subunit 3, GAR1 <text:s/>- <text:s/>gar1 ribonucleoprotein, ORAOV1 <text:s/>- <text:s/>oral cancer overexpressed 1, CELF3 <text:s/>- <text:s/>cugbp, elav-like family member 3, TAF7 <text:s/>- <text:s/>taf7 rna polymerase ii, tata box binding protein (tbp)-associated factor, 55kda, TAF11 <text:s/>- <text:s/>taf11 rna polymerase ii, tata box binding protein (tbp)-associated factor, 28kda, TAF1 <text:s/>- <text:s/>taf1 rna polymerase ii, tata box binding protein (tbp)-associated factor, 250kda, SUPT16H <text:s/>- <text:s/>suppressor of ty 16 homolog (s. cerevisiae), ARGLU1 <text:s/>- <text:s/>arginine and glutamate rich 1, ZRANB3 <text:s/>- <text:s/>zinc finger, ran-binding domain containing 3, ERI1 <text:s/>- <text:s/>exoribonuclease 1, PDPK1 <text:s/>- <text:s/>3-phosphoinositide dependent protein kinase-1, TARS <text:s/>- <text:s/>threonyl-trna synthetase, NR4A2 <text:s/>- <text:s/>nuclear receptor subfamily 4, group a, member 2, HARS <text:s/>- <text:s/>histidyl-trna synthetase, ZBTB7B <text:s/>- <text:s/>zinc finger and btb domain containing 7b, MEIS2 <text:s/>- <text:s/>meis homeobox 2, KAT5 <text:s/>- <text:s/>k(lysine) acetyltransferase 5, MEIS1 <text:s/>- <text:s/>meis homeobox 1, THOC5 <text:s/>- <text:s/>tho complex 5, MAP3K7 <text:s/>- <text:s/>mitogen-activated protein kinase kinase kinase 7, KMO <text:s/>- <text:s/>kynurenine 3-monooxygenase (kynurenine 3-hydroxylase), CREBRF <text:s/>- <text:s/>creb3 regulatory factor, SLU7 <text:s/>- <text:s/>slu7 splicing factor homolog (s. cerevisiae), TBP <text:s/>- <text:s/>tata box binding protein, CDK13 <text:s/>- <text:s/>cyclin-dependent kinase 13, LCMT2 <text:s/>- <text:s/>leucine carboxyl methyltransferase 2, IRF1 <text:s/>- <text:s/>interferon regulatory factor 1, MOCS3 <text:s/>- <text:s/>molybdenum cofactor synthesis 3, ZNF169 <text:s/>- <text:s/>zinc finger protein 169, ZNF629 <text:s/>- <text:s/>zinc finger protein 629, PARS2 <text:s/>- <text:s/>prolyl-trna synthetase 2, mitochondrial (putative), KAT7 <text:s/>- <text:s/>k(lysine) acetyltransferase 7, SEPSECS <text:s/>- <text:s/>sep (o-phosphoserine) trna:sec (selenocysteine) trna synthase, UCK1 <text:s/>- <text:s/>uridine-cytidine kinase 1, SBNO2 <text:s/>- <text:s/>strawberry notch homolog 2 (drosophila), ZNF266 <text:s/>- <text:s/>zinc finger protein 266, ZNF274 <text:s/>- <text:s/>zinc finger protein 274, EAF1 <text:s/>- <text:s/>ell associated factor 1, CEP164 <text:s/>- <text:s/>centrosomal protein 164kda, TFB2M <text:s/>- <text:s/>transcription factor b2, mitochondrial, MON1B <text:s/>- <text:s/>mon1 secretory trafficking family member b, AQR <text:s/>- <text:s/>aquarius homolog (mouse), PUS7L <text:s/>- <text:s/>pseudouridylate synthase 7 homolog (s. cerevisiae)-like, HMGN5 <text:s/>- <text:s/>high mobility group nucleosome binding domain 5, MBD1 <text:s/>- <text:s/>methyl-cpg binding domain protein 1, FAM103A1 <text:s/>- <text:s/>family with sequence similarity 103, member a1, ZMAT2 <text:s/>- <text:s/>zinc finger, matrin-type 2, RPF1 <text:s/>- <text:s/>ribosome production factor 1 homolog (s. cerevisiae), ATP5J <text:s/>- <text:s/>atp synthase, h+ transporting, mitochondrial fo complex, subunit f6, SART1 <text:s/>- <text:s/>squamous cell carcinoma antigen recognized by t cells, HARS2 <text:s/>- <text:s/>histidyl-trna synthetase 2, mitochondrial, TRMT112 <text:s/>- <text:s/>trna methyltransferase 11-2 homolog (s. cerevisiae), RTFDC1 <text:s/>- <text:s/>replication termination factor 2 domain containing 1, CWC15 <text:s/>- <text:s/>cwc15 spliceosome-associated protein homolog (s. cerevisiae), NHP2L1 <text:s/>- <text:s/>nhp2 non-histone chromosome protein 2-like 1 (s. cerevisiae), HDAC9 <text:s/>- <text:s/>histone deacetylase 9, ZSCAN29 <text:s/>- <text:s/>zinc finger and scan domain containing 29, WARS <text:s/>- <text:s/>tryptophanyl-trna synthetase, INO80 <text:s/>- <text:s/>ino80 complex subunit, ATP5A1 <text:s/>- <text:s/>atp synthase, h+ transporting, mitochondrial f1 complex, alpha subunit 1, cardiac muscle, DDX56 <text:s/>- <text:s/>dead (asp-glu-ala-asp) box helicase 56, PITX2 <text:s/>- <text:s/>paired-like homeodomain 2, BARD1 <text:s/>- <text:s/>brca1 associated ring domain 1, CTPS2 <text:s/>- <text:s/>ctp synthase 2, GRWD1 <text:s/>- <text:s/>glutamate-rich wd repeat containing 1, PUS1 <text:s/>- <text:s/>pseudouridylate synthase 1, RAD51D <text:s/>- <text:s/>rad51 paralog d, NFIB <text:s/>- <text:s/>nuclear factor i/b, ZNF18 <text:s/>- <text:s/>zinc finger protein 18, ZNF384 <text:s/>- <text:s/>zinc finger protein 384, CELF1 <text:s/>- <text:s/>cugbp, elav-like family member 1, DHX37 <text:s/>- <text:s/>deah (asp-glu-ala-his) box polypeptide 37, PHRF1 <text:s/>- <text:s/>phd and ring finger domains 1, MED15 <text:s/>- <text:s/>mediator complex subunit 15, U2AF2 <text:s/>- <text:s/>u2 small nuclear rna auxiliary factor 2, TGIF1 <text:s/>- <text:s/>tgfb-induced factor homeobox 1, KDM5A <text:s/>- <text:s/>lysine (k)-specific demethylase 5a, NNT <text:s/>- <text:s/>nicotinamide nucleotide transhydrogenase, RSL1D1 <text:s/>- <text:s/>ribosomal l1 domain containing 1, AK3 <text:s/>- <text:s/>adenylate kinase 3, DDX55 <text:s/>- <text:s/>dead (asp-glu-ala-asp) box polypeptide 55, FPGS <text:s/>- <text:s/>folylpolyglutamate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6483</text:p>
          </table:table-cell>
          <table:table-cell office:value-type="string" calcext:value-type="string">
            <text:p>heterocycle metabolic process</text:p>
          </table:table-cell>
          <table:table-cell office:value-type="float" office:value="0.00000000136" calcext:value-type="float">
            <text:p>1.36E-09</text:p>
          </table:table-cell>
          <table:table-cell office:value-type="float" office:value="0.00000967" calcext:value-type="float">
            <text:p>0.00000967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3539" calcext:value-type="float">
            <text:p>3539</text:p>
          </table:table-cell>
          <table:table-cell office:value-type="float" office:value="700" calcext:value-type="float">
            <text:p>700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[ZNF572 <text:s/>- <text:s/>zinc finger protein 572, TSN <text:s/>- <text:s/>translin, PHF21A <text:s/>- <text:s/>phd finger protein 21a, SYMPK <text:s/>- <text:s/>symplekin, TBRG1 <text:s/>- <text:s/>transforming growth factor beta regulator 1, MKI67IP <text:s/>- <text:s/>mki67 (fha domain) interacting nucleolar phosphoprotein, COX5B <text:s/>- <text:s/>cytochrome c oxidase subunit vb, SF3A1 <text:s/>- <text:s/>splicing factor 3a, subunit 1, 120kda, PMM2 <text:s/>- <text:s/>phosphomannomutase 2, NASP <text:s/>- <text:s/>nuclear autoantigenic sperm protein (histone-binding), NARS <text:s/>- <text:s/>asparaginyl-trna synthetase, DHFRL1 <text:s/>- <text:s/>dihydrofolate reductase-like 1, MIER1 <text:s/>- <text:s/>mesoderm induction early response 1, transcriptional regulator, SIRT2 <text:s/>- <text:s/>sirtuin 2, BANF1 <text:s/>- <text:s/>barrier to autointegration factor 1, FTSJ3 <text:s/>- <text:s/>ftsj homolog 3 (e. coli), NCOA3 <text:s/>- <text:s/>nuclear receptor coactivator 3, CC2D1A <text:s/>- <text:s/>coiled-coil and c2 domain containing 1a, ALKBH1 <text:s/>- <text:s/>alkb, alkylation repair homolog 1 (e. coli), ZNF333 <text:s/>- <text:s/>zinc finger protein 333, RING1 <text:s/>- <text:s/>ring finger protein 1, UGGT1 <text:s/>- <text:s/>udp-glucose glycoprotein glucosyltransferase 1, TTF1 <text:s/>- <text:s/>transcription termination factor, rna polymerase i, GTPBP4 <text:s/>- <text:s/>gtp binding protein 4, GMPR2 <text:s/>- <text:s/>guanosine monophosphate reductase 2, ELF2 <text:s/>- <text:s/>e74-like factor 2 (ets domain transcription factor), SUB1 <text:s/>- <text:s/>sub1 homolog (s. cerevisiae), ATF6B <text:s/>- <text:s/>activating transcription factor 6 beta, TSC22D1 <text:s/>- <text:s/>tsc22 domain family, member 1, NR1D1 <text:s/>- <text:s/>nuclear receptor subfamily 1, group d, member 1, PSMD14 <text:s/>- <text:s/>proteasome (prosome, macropain) 26s subunit, non-atpase, 14, ZNF259 <text:s/>- <text:s/>zinc finger protein 259, SNRPE <text:s/>- <text:s/>small nuclear ribonucleoprotein polypeptide e, TBPL1 <text:s/>- <text:s/>tbp-like 1, DDX50 <text:s/>- <text:s/>dead (asp-glu-ala-asp) box polypeptide 50, SLIRP <text:s/>- <text:s/>sra stem-loop interacting rna binding protein, GLIS1 <text:s/>- <text:s/>glis family zinc finger 1, ZBTB41 <text:s/>- <text:s/>zinc finger and btb domain containing 41, NABP2 <text:s/>- <text:s/>nucleic acid binding protein 2, POU3F4 <text:s/>- <text:s/>pou class 3 homeobox 4, RNASE6 <text:s/>- <text:s/>ribonuclease, rnase a family, k6, CPNE1 <text:s/>- <text:s/>copine i, ZNF677 <text:s/>- <text:s/>zinc finger protein 677, ADCY5 <text:s/>- <text:s/>adenylate cyclase 5, NUP37 <text:s/>- <text:s/>nucleoporin 37kda, GATAD2A <text:s/>- <text:s/>gata zinc finger domain containing 2a, ADCY2 <text:s/>- <text:s/>adenylate cyclase 2 (brain), RORA <text:s/>- <text:s/>rar-related orphan receptor a, MUT <text:s/>- <text:s/>methylmalonyl coa mutase, HSPD1 <text:s/>- <text:s/>heat shock 60kda protein 1 (chaperonin), E2F4 <text:s/>- <text:s/>e2f transcription factor 4, p107/p130-binding, HELB <text:s/>- <text:s/>helicase (dna) b, SMYD2 <text:s/>- <text:s/>set and mynd domain containing 2, RAD50 <text:s/>- <text:s/>rad50 homolog (s. cerevisiae), GNAI3 <text:s/>- <text:s/>guanine nucleotide binding protein (g protein), alpha inhibiting activity polypeptide 3, TOP3B <text:s/>- <text:s/>topoisomerase (dna) iii beta, SWAP70 <text:s/>- <text:s/>swap switching b-cell complex 70kda subunit, POLR2F <text:s/>- <text:s/>polymerase (rna) ii (dna directed) polypeptide f, TCEANC2 <text:s/>- <text:s/>transcription elongation factor a (sii) n-terminal and central domain containing 2, MTR <text:s/>- <text:s/>5-methyltetrahydrofolate-homocysteine methyltransferase, CHD6 <text:s/>- <text:s/>chromodomain helicase dna binding protein 6, NADK <text:s/>- <text:s/>nad kinase, DBR1 <text:s/>- <text:s/>debranching rna lariats 1, MCRS1 <text:s/>- <text:s/>microspherule protein 1, RPL19 <text:s/>- <text:s/>ribosomal protein l19, USF1 <text:s/>- <text:s/>upstream transcription factor 1, HMGB1 <text:s/>- <text:s/>high mobility group box 1, ZNF470 <text:s/>- <text:s/>zinc finger protein 470, TRMT12 <text:s/>- <text:s/>trna methyltransferase 12 homolog (s. cerevisiae), SUPT6H <text:s/>- <text:s/>suppressor of ty 6 homolog (s. cerevisiae), BRD9 <text:s/>- <text:s/>bromodomain containing 9, PPIH <text:s/>- <text:s/>peptidylprolyl isomerase h (cyclophilin h)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UBL5 <text:s/>- <text:s/>ubiquitin-like 5, ETV3 <text:s/>- <text:s/>ets variant 3, PHF11 <text:s/>- <text:s/>phd finger protein 11, RPS5 <text:s/>- <text:s/>ribosomal protein s5, ZNF787 <text:s/>- <text:s/>zinc finger protein 787, PPP2R1A <text:s/>- <text:s/>protein phosphatase 2, regulatory subunit a, alpha, GABPA <text:s/>- <text:s/>ga binding protein transcription factor, alpha subunit 60kda, TRMT61A <text:s/>- <text:s/>trna methyltransferase 61 homolog a (s. cerevisiae), PARPBP <text:s/>- <text:s/>parp1 binding protein, WWP2 <text:s/>- <text:s/>ww domain containing e3 ubiquitin protein ligase 2, FASTKD5 <text:s/>- <text:s/>fast kinase domains 5, DHX57 <text:s/>- <text:s/>deah (asp-glu-ala-asp/his) box polypeptide 57, TADA3 <text:s/>- <text:s/>transcriptional adaptor 3, ZNF264 <text:s/>- <text:s/>zinc finger protein 264, EYA3 <text:s/>- <text:s/>eyes absent homolog 3 (drosophila), FUT8 <text:s/>- <text:s/>fucosyltransferase 8 (alpha (1,6) fucosyltransferase), ANKRD32 <text:s/>- <text:s/>ankyrin repeat domain 32, GPBP1L1 <text:s/>- <text:s/>gc-rich promoter binding protein 1-like 1, TOPBP1 <text:s/>- <text:s/>topoisomerase (dna) ii binding protein 1, ENDOV <text:s/>- <text:s/>endonuclease v, ALAD <text:s/>- <text:s/>aminolevulinate dehydratase, RPL32 <text:s/>- <text:s/>ribosomal protein l32, C9orf64 <text:s/>- <text:s/>chromosome 9 open reading frame 64, RAVER1 <text:s/>- <text:s/>ribonucleoprotein, ptb-binding 1, RPS21 <text:s/>- <text:s/>ribosomal protein s21, ZBTB5 <text:s/>- <text:s/>zinc finger and btb domain containing 5, TEFM <text:s/>- <text:s/>transcription elongation factor, mitochondrial, RPS16 <text:s/>- <text:s/>ribosomal protein s16, CCNT1 <text:s/>- <text:s/>cyclin t1, HMG20A <text:s/>- <text:s/>high mobility group 20a, ERH <text:s/>- <text:s/>enhancer of rudimentary homolog (drosophila), SNRNP27 <text:s/>- <text:s/>small nuclear ribonucleoprotein 27kda (u4/u6.u5), ESRRG <text:s/>- <text:s/>estrogen-related receptor gamma, ADAL <text:s/>- <text:s/>adenosine deaminase-like, ESRRA <text:s/>- <text:s/>estrogen-related receptor alpha, RPS14 <text:s/>- <text:s/>ribosomal protein s14, TINF2 <text:s/>- <text:s/>terf1 (trf1)-interacting nuclear factor 2, USP49 <text:s/>- <text:s/>ubiquitin specific peptidase 49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UTP23 <text:s/>- <text:s/>utp23, small subunit (ssu) processome component, homolog (yeast), WDR83 <text:s/>- <text:s/>wd repeat domain 83, HNRNPD <text:s/>- <text:s/>heterogeneous nuclear ribonucleoprotein d (au-rich element rna binding protein 1, 37kda), CCDC85B <text:s/>- <text:s/>coiled-coil domain containing 85b, VIPAS39 <text:s/>- <text:s/>vps33b interacting protein, apical-basolateral polarity regulator, spe-39 homolog, UBE2V2 <text:s/>- <text:s/>ubiquitin-conjugating enzyme e2 variant 2, KDM4D <text:s/>- <text:s/>lysine (k)-specific demethylase 4d, NABP1 <text:s/>- <text:s/>nucleic acid binding protein 1, MPG <text:s/>- <text:s/>n-methylpurine-dna glycosylase, NSUN3 <text:s/>- <text:s/>nop2/sun domain family, member 3, SF3B2 <text:s/>- <text:s/>splicing factor 3b, subunit 2, 145kda, UBE2N <text:s/>- <text:s/>ubiquitin-conjugating enzyme e2n, DHX8 <text:s/>- <text:s/>deah (asp-glu-ala-his) box polypeptide 8, ZKSCAN8 <text:s/>- <text:s/>zinc finger with krab and scan domains 8, MGA <text:s/>- <text:s/>mga, max dimerization protein, ZNF202 <text:s/>- <text:s/>zinc finger protein 202, SPRTN <text:s/>- <text:s/>sprt-like n-terminal domain, DDIT3 <text:s/>- <text:s/>dna-damage-inducible transcript 3, ZNF175 <text:s/>- <text:s/>zinc finger protein 175, ARID3B <text:s/>- <text:s/>at rich interactive domain 3b (bright-like)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ETAA1 <text:s/>- <text:s/>ewing tumor-associated antigen 1, GTF2E1 <text:s/>- <text:s/>general transcription factor iie, polypeptide 1, alpha 56kda, PC <text:s/>- <text:s/>pyruvate carboxylase, ZKSCAN7 <text:s/>- <text:s/>zinc finger with krab and scan domains 7, POLL <text:s/>- <text:s/>polymerase (dna directed), lambda, SLC16A9 <text:s/>- <text:s/>solute carrier family 16, member 9, NUDT2 <text:s/>- <text:s/>nudix (nucleoside diphosphate linked moiety x)-type motif 2, LHX4 <text:s/>- <text:s/>lim homeobox 4, PRPF19 <text:s/>- <text:s/>pre-mrna processing factor 19, CDC14B <text:s/>- <text:s/>cell division cycle 14b, CDCA5 <text:s/>- <text:s/>cell division cycle associated 5, ZNF160 <text:s/>- <text:s/>zinc finger protein 160, OAS3 <text:s/>- <text:s/>2'-5'-oligoadenylate synthetase 3, 100kda, TRERF1 <text:s/>- <text:s/>transcriptional regulating factor 1, USP43 <text:s/>- <text:s/>ubiquitin specific peptidase 43, CGGBP1 <text:s/>- <text:s/>cgg triplet repeat binding protein 1, MED8 <text:s/>- <text:s/>mediator complex subunit 8, TATDN1 <text:s/>- <text:s/>tatd dnase domain containing 1, SLC35B3 <text:s/>- <text:s/>solute carrier family 35 (adenosine 3'-phospho 5'-phosphosulfate transporter), member b3, COASY <text:s/>- <text:s/>coa synthase, ZNF473 <text:s/>- <text:s/>zinc finger protein 473, COPS3 <text:s/>- <text:s/>cop9 signalosome subunit 3, GAR1 <text:s/>- <text:s/>gar1 ribonucleoprotein, ORAOV1 <text:s/>- <text:s/>oral cancer overexpressed 1, CELF3 <text:s/>- <text:s/>cugbp, elav-like family member 3, TAF7 <text:s/>- <text:s/>taf7 rna polymerase ii, tata box binding protein (tbp)-associated factor, 55kda, TAF11 <text:s/>- <text:s/>taf11 rna polymerase ii, tata box binding protein (tbp)-associated factor, 28kda, TAF1 <text:s/>- <text:s/>taf1 rna polymerase ii, tata box binding protein (tbp)-associated factor, 250kda, SUPT16H <text:s/>- <text:s/>suppressor of ty 16 homolog (s. cerevisiae), ARGLU1 <text:s/>- <text:s/>arginine and glutamate rich 1, ZRANB3 <text:s/>- <text:s/>zinc finger, ran-binding domain containing 3, ERI1 <text:s/>- <text:s/>exoribonuclease 1, PDPK1 <text:s/>- <text:s/>3-phosphoinositide dependent protein kinase-1, TARS <text:s/>- <text:s/>threonyl-trna synthetase, NR4A2 <text:s/>- <text:s/>nuclear receptor subfamily 4, group a, member 2, HARS <text:s/>- <text:s/>histidyl-trna synthetase, ZBTB7B <text:s/>- <text:s/>zinc finger and btb domain containing 7b, MEIS2 <text:s/>- <text:s/>meis homeobox 2, KAT5 <text:s/>- <text:s/>k(lysine) acetyltransferase 5, MEIS1 <text:s/>- <text:s/>meis homeobox 1, THOC5 <text:s/>- <text:s/>tho complex 5, MAP3K7 <text:s/>- <text:s/>mitogen-activated protein kinase kinase kinase 7, KMO <text:s/>- <text:s/>kynurenine 3-monooxygenase (kynurenine 3-hydroxylase), CREBRF <text:s/>- <text:s/>creb3 regulatory factor, SLU7 <text:s/>- <text:s/>slu7 splicing factor homolog (s. cerevisiae), TBP <text:s/>- <text:s/>tata box binding protein, CDK13 <text:s/>- <text:s/>cyclin-dependent kinase 13, LCMT2 <text:s/>- <text:s/>leucine carboxyl methyltransferase 2, IRF1 <text:s/>- <text:s/>interferon regulatory factor 1, MOCS3 <text:s/>- <text:s/>molybdenum cofactor synthesis 3, ZNF169 <text:s/>- <text:s/>zinc finger protein 169, ZNF629 <text:s/>- <text:s/>zinc finger protein 629, PARS2 <text:s/>- <text:s/>prolyl-trna synthetase 2, mitochondrial (putative), KAT7 <text:s/>- <text:s/>k(lysine) acetyltransferase 7, SEPSECS <text:s/>- <text:s/>sep (o-phosphoserine) trna:sec (selenocysteine) trna synthase, UCK1 <text:s/>- <text:s/>uridine-cytidine kinase 1, SBNO2 <text:s/>- <text:s/>strawberry notch homolog 2 (drosophila), ZNF266 <text:s/>- <text:s/>zinc finger protein 266, ZNF274 <text:s/>- <text:s/>zinc finger protein 274, EAF1 <text:s/>- <text:s/>ell associated factor 1, CEP164 <text:s/>- <text:s/>centrosomal protein 164kda, TFB2M <text:s/>- <text:s/>transcription factor b2, mitochondrial, MON1B <text:s/>- <text:s/>mon1 secretory trafficking family member b, AQR <text:s/>- <text:s/>aquarius homolog (mouse), PUS7L <text:s/>- <text:s/>pseudouridylate synthase 7 homolog (s. cerevisiae)-like, HMGN5 <text:s/>- <text:s/>high mobility group nucleosome binding domain 5, MBD1 <text:s/>- <text:s/>methyl-cpg binding domain protein 1, FAM103A1 <text:s/>- <text:s/>family with sequence similarity 103, member a1, ZMAT2 <text:s/>- <text:s/>zinc finger, matrin-type 2, RPF1 <text:s/>- <text:s/>ribosome production factor 1 homolog (s. cerevisiae), ATP5J <text:s/>- <text:s/>atp synthase, h+ transporting, mitochondrial fo complex, subunit f6, SART1 <text:s/>- <text:s/>squamous cell carcinoma antigen recognized by t cells, HARS2 <text:s/>- <text:s/>histidyl-trna synthetase 2, mitochondrial, TRMT112 <text:s/>- <text:s/>trna methyltransferase 11-2 homolog (s. cerevisiae), RTFDC1 <text:s/>- <text:s/>replication termination factor 2 domain containing 1, CWC15 <text:s/>- <text:s/>cwc15 spliceosome-associated protein homolog (s. cerevisiae), NHP2L1 <text:s/>- <text:s/>nhp2 non-histone chromosome protein 2-like 1 (s. cerevisiae), HDAC9 <text:s/>- <text:s/>histone deacetylase 9, WARS <text:s/>- <text:s/>tryptophanyl-trna synthetase, ZSCAN29 <text:s/>- <text:s/>zinc finger and scan domain containing 29, INO80 <text:s/>- <text:s/>ino80 complex subunit, ATP5A1 <text:s/>- <text:s/>atp synthase, h+ transporting, mitochondrial f1 complex, alpha subunit 1, cardiac muscle, DDX56 <text:s/>- <text:s/>dead (asp-glu-ala-asp) box helicase 56, PITX2 <text:s/>- <text:s/>paired-like homeodomain 2, BARD1 <text:s/>- <text:s/>brca1 associated ring domain 1, CTPS2 <text:s/>- <text:s/>ctp synthase 2, GRWD1 <text:s/>- <text:s/>glutamate-rich wd repeat containing 1, PUS1 <text:s/>- <text:s/>pseudouridylate synthase 1, RAD51D <text:s/>- <text:s/>rad51 paralog d, NFIB <text:s/>- <text:s/>nuclear factor i/b, ZNF18 <text:s/>- <text:s/>zinc finger protein 18, ZNF384 <text:s/>- <text:s/>zinc finger protein 384, CELF1 <text:s/>- <text:s/>cugbp, elav-like family member 1, DHX37 <text:s/>- <text:s/>deah (asp-glu-ala-his) box polypeptide 37, PHRF1 <text:s/>- <text:s/>phd and ring finger domains 1, MED15 <text:s/>- <text:s/>mediator complex subunit 15, U2AF2 <text:s/>- <text:s/>u2 small nuclear rna auxiliary factor 2, TGIF1 <text:s/>- <text:s/>tgfb-induced factor homeobox 1, KDM5A <text:s/>- <text:s/>lysine (k)-specific demethylase 5a, NNT <text:s/>- <text:s/>nicotinamide nucleotide transhydrogenase, RSL1D1 <text:s/>- <text:s/>ribosomal l1 domain containing 1, AK3 <text:s/>- <text:s/>adenylate kinase 3, DDX55 <text:s/>- <text:s/>dead (asp-glu-ala-asp) box polypeptide 55, FPGS <text:s/>- <text:s/>folylpolyglutamate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90304</text:p>
          </table:table-cell>
          <table:table-cell office:value-type="string" calcext:value-type="string">
            <text:p>nucleic acid metabolic process</text:p>
          </table:table-cell>
          <table:table-cell office:value-type="float" office:value="0.00000000213" calcext:value-type="float">
            <text:p>2.13E-09</text:p>
          </table:table-cell>
          <table:table-cell office:value-type="float" office:value="0.0000101" calcext:value-type="float">
            <text:p>0.0000101</text:p>
          </table:table-cell>
          <table:table-cell office:value-type="float" office:value="1.43" calcext:value-type="float">
            <text:p>1.43</text:p>
          </table:table-cell>
          <table:table-cell office:value-type="float" office:value="13954" calcext:value-type="float">
            <text:p>13954</text:p>
          </table:table-cell>
          <table:table-cell office:value-type="float" office:value="3039" calcext:value-type="float">
            <text:p>3039</text:p>
          </table:table-cell>
          <table:table-cell office:value-type="float" office:value="700" calcext:value-type="float">
            <text:p>700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[ZNF572 <text:s/>- <text:s/>zinc finger protein 572, TSN <text:s/>- <text:s/>translin, SYMPK <text:s/>- <text:s/>symplekin, PHF21A <text:s/>- <text:s/>phd finger protein 21a, TBRG1 <text:s/>- <text:s/>transforming growth factor beta regulator 1, MKI67IP <text:s/>- <text:s/>mki67 (fha domain) interacting nucleolar phosphoprotein, SF3A1 <text:s/>- <text:s/>splicing factor 3a, subunit 1, 120kda, NASP <text:s/>- <text:s/>nuclear autoantigenic sperm protein (histone-binding), NARS <text:s/>- <text:s/>asparaginyl-trna synthetase, MIER1 <text:s/>- <text:s/>mesoderm induction early response 1, transcriptional regulator, SIRT2 <text:s/>- <text:s/>sirtuin 2, BANF1 <text:s/>- <text:s/>barrier to autointegration factor 1, FTSJ3 <text:s/>- <text:s/>ftsj homolog 3 (e. coli), NCOA3 <text:s/>- <text:s/>nuclear receptor coactivator 3, CC2D1A <text:s/>- <text:s/>coiled-coil and c2 domain containing 1a, ALKBH1 <text:s/>- <text:s/>alkb, alkylation repair homolog 1 (e. coli), ZNF333 <text:s/>- <text:s/>zinc finger protein 333, RING1 <text:s/>- <text:s/>ring finger protein 1, TTF1 <text:s/>- <text:s/>transcription termination factor, rna polymerase i, GTPBP4 <text:s/>- <text:s/>gtp binding protein 4, ELF2 <text:s/>- <text:s/>e74-like factor 2 (ets domain transcription factor), ATF6B <text:s/>- <text:s/>activating transcription factor 6 beta, SUB1 <text:s/>- <text:s/>sub1 homolog (s. cerevisiae), TSC22D1 <text:s/>- <text:s/>tsc22 domain family, member 1, NR1D1 <text:s/>- <text:s/>nuclear receptor subfamily 1, group d, member 1, PSMD14 <text:s/>- <text:s/>proteasome (prosome, macropain) 26s subunit, non-atpase, 14, ZNF259 <text:s/>- <text:s/>zinc finger protein 259, SNRPE <text:s/>- <text:s/>small nuclear ribonucleoprotein polypeptide e, TBPL1 <text:s/>- <text:s/>tbp-like 1, DDX50 <text:s/>- <text:s/>dead (asp-glu-ala-asp) box polypeptide 50, GLIS1 <text:s/>- <text:s/>glis family zinc finger 1, SLIRP <text:s/>- <text:s/>sra stem-loop interacting rna binding protein, ZBTB41 <text:s/>- <text:s/>zinc finger and btb domain containing 41, NABP2 <text:s/>- <text:s/>nucleic acid binding protein 2, POU3F4 <text:s/>- <text:s/>pou class 3 homeobox 4, RNASE6 <text:s/>- <text:s/>ribonuclease, rnase a family, k6, ZNF677 <text:s/>- <text:s/>zinc finger protein 677, CPNE1 <text:s/>- <text:s/>copine i, NUP37 <text:s/>- <text:s/>nucleoporin 37kda, GATAD2A <text:s/>- <text:s/>gata zinc finger domain containing 2a, RORA <text:s/>- <text:s/>rar-related orphan receptor a, E2F4 <text:s/>- <text:s/>e2f transcription factor 4, p107/p130-binding, HSPD1 <text:s/>- <text:s/>heat shock 60kda protein 1 (chaperonin), HELB <text:s/>- <text:s/>helicase (dna) b, SMYD2 <text:s/>- <text:s/>set and mynd domain containing 2, RAD50 <text:s/>- <text:s/>rad50 homolog (s. cerevisiae), TOP3B <text:s/>- <text:s/>topoisomerase (dna) iii beta, SWAP70 <text:s/>- <text:s/>swap switching b-cell complex 70kda subunit, POLR2F <text:s/>- <text:s/>polymerase (rna) ii (dna directed) polypeptide f, TCEANC2 <text:s/>- <text:s/>transcription elongation factor a (sii) n-terminal and central domain containing 2, CHD6 <text:s/>- <text:s/>chromodomain helicase dna binding protein 6, DBR1 <text:s/>- <text:s/>debranching rna lariats 1, MCRS1 <text:s/>- <text:s/>microspherule protein 1, RPL19 <text:s/>- <text:s/>ribosomal protein l19, USF1 <text:s/>- <text:s/>upstream transcription factor 1, HMGB1 <text:s/>- <text:s/>high mobility group box 1, ZNF470 <text:s/>- <text:s/>zinc finger protein 470, TRMT12 <text:s/>- <text:s/>trna methyltransferase 12 homolog (s. cerevisiae), SUPT6H <text:s/>- <text:s/>suppressor of ty 6 homolog (s. cerevisiae), BRD9 <text:s/>- <text:s/>bromodomain containing 9, PPIH <text:s/>- <text:s/>peptidylprolyl isomerase h (cyclophilin h)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UBL5 <text:s/>- <text:s/>ubiquitin-like 5, ETV3 <text:s/>- <text:s/>ets variant 3, PHF11 <text:s/>- <text:s/>phd finger protein 11, RPS5 <text:s/>- <text:s/>ribosomal protein s5, ZNF787 <text:s/>- <text:s/>zinc finger protein 787, PPP2R1A <text:s/>- <text:s/>protein phosphatase 2, regulatory subunit a, alpha, TRMT61A <text:s/>- <text:s/>trna methyltransferase 61 homolog a (s. cerevisiae), PARPBP <text:s/>- <text:s/>parp1 binding protein, GABPA <text:s/>- <text:s/>ga binding protein transcription factor, alpha subunit 60kda, FASTKD5 <text:s/>- <text:s/>fast kinase domains 5, WWP2 <text:s/>- <text:s/>ww domain containing e3 ubiquitin protein ligase 2, DHX57 <text:s/>- <text:s/>deah (asp-glu-ala-asp/his) box polypeptide 57, TADA3 <text:s/>- <text:s/>transcriptional adaptor 3, ZNF264 <text:s/>- <text:s/>zinc finger protein 264, EYA3 <text:s/>- <text:s/>eyes absent homolog 3 (drosophila), GPBP1L1 <text:s/>- <text:s/>gc-rich promoter binding protein 1-like 1, ANKRD32 <text:s/>- <text:s/>ankyrin repeat domain 32, TOPBP1 <text:s/>- <text:s/>topoisomerase (dna) ii binding protein 1, ENDOV <text:s/>- <text:s/>endonuclease v, RPL32 <text:s/>- <text:s/>ribosomal protein l32, C9orf64 <text:s/>- <text:s/>chromosome 9 open reading frame 64, RPS21 <text:s/>- <text:s/>ribosomal protein s21, RAVER1 <text:s/>- <text:s/>ribonucleoprotein, ptb-binding 1, ZBTB5 <text:s/>- <text:s/>zinc finger and btb domain containing 5, TEFM <text:s/>- <text:s/>transcription elongation factor, mitochondrial, RPS16 <text:s/>- <text:s/>ribosomal protein s16, CCNT1 <text:s/>- <text:s/>cyclin t1, HMG20A <text:s/>- <text:s/>high mobility group 20a, SNRNP27 <text:s/>- <text:s/>small nuclear ribonucleoprotein 27kda (u4/u6.u5), ESRRG <text:s/>- <text:s/>estrogen-related receptor gamma, ESRRA <text:s/>- <text:s/>estrogen-related receptor alpha, RPS14 <text:s/>- <text:s/>ribosomal protein s14, TINF2 <text:s/>- <text:s/>terf1 (trf1)-interacting nuclear factor 2, USP49 <text:s/>- <text:s/>ubiquitin specific peptidase 49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UTP23 <text:s/>- <text:s/>utp23, small subunit (ssu) processome component, homolog (yeast), HNRNPD <text:s/>- <text:s/>heterogeneous nuclear ribonucleoprotein d (au-rich element rna binding protein 1, 37kda), WDR83 <text:s/>- <text:s/>wd repeat domain 83, CCDC85B <text:s/>- <text:s/>coiled-coil domain containing 85b, VIPAS39 <text:s/>- <text:s/>vps33b interacting protein, apical-basolateral polarity regulator, spe-39 homolog, UBE2V2 <text:s/>- <text:s/>ubiquitin-conjugating enzyme e2 variant 2, KDM4D <text:s/>- <text:s/>lysine (k)-specific demethylase 4d, NABP1 <text:s/>- <text:s/>nucleic acid binding protein 1, MPG <text:s/>- <text:s/>n-methylpurine-dna glycosylase, NSUN3 <text:s/>- <text:s/>nop2/sun domain family, member 3, SF3B2 <text:s/>- <text:s/>splicing factor 3b, subunit 2, 145kda, UBE2N <text:s/>- <text:s/>ubiquitin-conjugating enzyme e2n, DHX8 <text:s/>- <text:s/>deah (asp-glu-ala-his) box polypeptide 8, ZKSCAN8 <text:s/>- <text:s/>zinc finger with krab and scan domains 8, MGA <text:s/>- <text:s/>mga, max dimerization protein, ZNF202 <text:s/>- <text:s/>zinc finger protein 202, DDIT3 <text:s/>- <text:s/>dna-damage-inducible transcript 3, SPRTN <text:s/>- <text:s/>sprt-like n-terminal domain, ZNF175 <text:s/>- <text:s/>zinc finger protein 175, ARID3B <text:s/>- <text:s/>at rich interactive domain 3b (bright-like), ZCCHC6 <text:s/>- <text:s/>zinc finger, cchc domain containing 6, ZNF180 <text:s/>- <text:s/>zinc finger protein 180, GTF2F1 <text:s/>- <text:s/>general transcription factor iif, polypeptide 1, 74kda, ETAA1 <text:s/>- <text:s/>ewing tumor-associated antigen 1, GTF2F2 <text:s/>- <text:s/>general transcription factor iif, polypeptide 2, 30kda, GTF2E1 <text:s/>- <text:s/>general transcription factor iie, polypeptide 1, alpha 56kda, ZKSCAN7 <text:s/>- <text:s/>zinc finger with krab and scan domains 7, POLL <text:s/>- <text:s/>polymerase (dna directed), lambda, LHX4 <text:s/>- <text:s/>lim homeobox 4, PRPF19 <text:s/>- <text:s/>pre-mrna processing factor 19, CDCA5 <text:s/>- <text:s/>cell division cycle associated 5, CDC14B <text:s/>- <text:s/>cell division cycle 14b, ZNF160 <text:s/>- <text:s/>zinc finger protein 160, TRERF1 <text:s/>- <text:s/>transcriptional regulating factor 1, USP43 <text:s/>- <text:s/>ubiquitin specific peptidase 43, CGGBP1 <text:s/>- <text:s/>cgg triplet repeat binding protein 1, MED8 <text:s/>- <text:s/>mediator complex subunit 8, TATDN1 <text:s/>- <text:s/>tatd dnase domain containing 1, ZNF473 <text:s/>- <text:s/>zinc finger protein 473, COPS3 <text:s/>- <text:s/>cop9 signalosome subunit 3, GAR1 <text:s/>- <text:s/>gar1 ribonucleoprotein, ORAOV1 <text:s/>- <text:s/>oral cancer overexpressed 1, CELF3 <text:s/>- <text:s/>cugbp, elav-like family member 3, TAF7 <text:s/>- <text:s/>taf7 rna polymerase ii, tata box binding protein (tbp)-associated factor, 55kda, TAF11 <text:s/>- <text:s/>taf11 rna polymerase ii, tata box binding protein (tbp)-associated factor, 28kda, TAF1 <text:s/>- <text:s/>taf1 rna polymerase ii, tata box binding protein (tbp)-associated factor, 250kda, SUPT16H <text:s/>- <text:s/>suppressor of ty 16 homolog (s. cerevisiae), ARGLU1 <text:s/>- <text:s/>arginine and glutamate rich 1, ERI1 <text:s/>- <text:s/>exoribonuclease 1, ZRANB3 <text:s/>- <text:s/>zinc finger, ran-binding domain containing 3, PDPK1 <text:s/>- <text:s/>3-phosphoinositide dependent protein kinase-1, TARS <text:s/>- <text:s/>threonyl-trna synthetase, NR4A2 <text:s/>- <text:s/>nuclear receptor subfamily 4, group a, member 2, HARS <text:s/>- <text:s/>histidyl-trna synthetase, ZBTB7B <text:s/>- <text:s/>zinc finger and btb domain containing 7b, MEIS2 <text:s/>- <text:s/>meis homeobox 2, KAT5 <text:s/>- <text:s/>k(lysine) acetyltransferase 5, MEIS1 <text:s/>- <text:s/>meis homeobox 1, MAP3K7 <text:s/>- <text:s/>mitogen-activated protein kinase kinase kinase 7, THOC5 <text:s/>- <text:s/>tho complex 5, CREBRF <text:s/>- <text:s/>creb3 regulatory factor, SLU7 <text:s/>- <text:s/>slu7 splicing factor homolog (s. cerevisiae), TBP <text:s/>- <text:s/>tata box binding protein, CDK13 <text:s/>- <text:s/>cyclin-dependent kinase 13, LCMT2 <text:s/>- <text:s/>leucine carboxyl methyltransferase 2, IRF1 <text:s/>- <text:s/>interferon regulatory factor 1, MOCS3 <text:s/>- <text:s/>molybdenum cofactor synthesis 3, ZNF169 <text:s/>- <text:s/>zinc finger protein 169, ZNF629 <text:s/>- <text:s/>zinc finger protein 629, PARS2 <text:s/>- <text:s/>prolyl-trna synthetase 2, mitochondrial (putative), SEPSECS <text:s/>- <text:s/>sep (o-phosphoserine) trna:sec (selenocysteine) trna synthase, KAT7 <text:s/>- <text:s/>k(lysine) acetyltransferase 7, SBNO2 <text:s/>- <text:s/>strawberry notch homolog 2 (drosophila), ZNF266 <text:s/>- <text:s/>zinc finger protein 266, ZNF274 <text:s/>- <text:s/>zinc finger protein 274, EAF1 <text:s/>- <text:s/>ell associated factor 1, CEP164 <text:s/>- <text:s/>centrosomal protein 164kda, TFB2M <text:s/>- <text:s/>transcription factor b2, mitochondrial, MON1B <text:s/>- <text:s/>mon1 secretory trafficking family member b, AQR <text:s/>- <text:s/>aquarius homolog (mouse), HMGN5 <text:s/>- <text:s/>high mobility group nucleosome binding domain 5, PUS7L <text:s/>- <text:s/>pseudouridylate synthase 7 homolog (s. cerevisiae)-like, MBD1 <text:s/>- <text:s/>methyl-cpg binding domain protein 1, ZMAT2 <text:s/>- <text:s/>zinc finger, matrin-type 2, FAM103A1 <text:s/>- <text:s/>family with sequence similarity 103, member a1, RPF1 <text:s/>- <text:s/>ribosome production factor 1 homolog (s. cerevisiae), SART1 <text:s/>- <text:s/>squamous cell carcinoma antigen recognized by t cells, HARS2 <text:s/>- <text:s/>histidyl-trna synthetase 2, mitochondrial, TRMT112 <text:s/>- <text:s/>trna methyltransferase 11-2 homolog (s. cerevisiae), RTFDC1 <text:s/>- <text:s/>replication termination factor 2 domain containing 1, CWC15 <text:s/>- <text:s/>cwc15 spliceosome-associated protein homolog (s. cerevisiae), NHP2L1 <text:s/>- <text:s/>nhp2 non-histone chromosome protein 2-like 1 (s. cerevisiae), HDAC9 <text:s/>- <text:s/>histone deacetylase 9, WARS <text:s/>- <text:s/>tryptophanyl-trna synthetase, ZSCAN29 <text:s/>- <text:s/>zinc finger and scan domain containing 29, INO80 <text:s/>- <text:s/>ino80 complex subunit, DDX56 <text:s/>- <text:s/>dead (asp-glu-ala-asp) box helicase 56, PITX2 <text:s/>- <text:s/>paired-like homeodomain 2, BARD1 <text:s/>- <text:s/>brca1 associated ring domain 1, GRWD1 <text:s/>- <text:s/>glutamate-rich wd repeat containing 1, PUS1 <text:s/>- <text:s/>pseudouridylate synthase 1, RAD51D <text:s/>- <text:s/>rad51 paralog d, NFIB <text:s/>- <text:s/>nuclear factor i/b, ZNF18 <text:s/>- <text:s/>zinc finger protein 18, ZNF384 <text:s/>- <text:s/>zinc finger protein 384, CELF1 <text:s/>- <text:s/>cugbp, elav-like family member 1, DHX37 <text:s/>- <text:s/>deah (asp-glu-ala-his) box polypeptide 37, PHRF1 <text:s/>- <text:s/>phd and ring finger domains 1, MED15 <text:s/>- <text:s/>mediator complex subunit 15, U2AF2 <text:s/>- <text:s/>u2 small nuclear rna auxiliary factor 2, TGIF1 <text:s/>- <text:s/>tgfb-induced factor homeobox 1, KDM5A <text:s/>- <text:s/>lysine (k)-specific demethylase 5a, RSL1D1 <text:s/>- <text:s/>ribosomal l1 domain containing 1, DDX55 <text:s/>- <text:s/>dead (asp-glu-ala-asp) box polypeptide 55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725</text:p>
          </table:table-cell>
          <table:table-cell office:value-type="string" calcext:value-type="string">
            <text:p>cellular aromatic compound metabolic process</text:p>
          </table:table-cell>
          <table:table-cell office:value-type="float" office:value="0.00000000504" calcext:value-type="float">
            <text:p>0.000000005</text:p>
          </table:table-cell>
          <table:table-cell office:value-type="float" office:value="0.0000179" calcext:value-type="float">
            <text:p>0.0000179</text:p>
          </table:table-cell>
          <table:table-cell office:value-type="float" office:value="1.37" calcext:value-type="float">
            <text:p>1.37</text:p>
          </table:table-cell>
          <table:table-cell office:value-type="float" office:value="13954" calcext:value-type="float">
            <text:p>13954</text:p>
          </table:table-cell>
          <table:table-cell office:value-type="float" office:value="3568" calcext:value-type="float">
            <text:p>3568</text:p>
          </table:table-cell>
          <table:table-cell office:value-type="float" office:value="700" calcext:value-type="float">
            <text:p>70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[ZNF572 <text:s/>- <text:s/>zinc finger protein 572, TSN <text:s/>- <text:s/>translin, PHF21A <text:s/>- <text:s/>phd finger protein 21a, SYMPK <text:s/>- <text:s/>symplekin, TBRG1 <text:s/>- <text:s/>transforming growth factor beta regulator 1, MKI67IP <text:s/>- <text:s/>mki67 (fha domain) interacting nucleolar phosphoprotein, COX5B <text:s/>- <text:s/>cytochrome c oxidase subunit vb, SF3A1 <text:s/>- <text:s/>splicing factor 3a, subunit 1, 120kda, PMM2 <text:s/>- <text:s/>phosphomannomutase 2, NASP <text:s/>- <text:s/>nuclear autoantigenic sperm protein (histone-binding), NARS <text:s/>- <text:s/>asparaginyl-trna synthetase, DHFRL1 <text:s/>- <text:s/>dihydrofolate reductase-like 1, MIER1 <text:s/>- <text:s/>mesoderm induction early response 1, transcriptional regulator, SIRT2 <text:s/>- <text:s/>sirtuin 2, BANF1 <text:s/>- <text:s/>barrier to autointegration factor 1, FTSJ3 <text:s/>- <text:s/>ftsj homolog 3 (e. coli), NCOA3 <text:s/>- <text:s/>nuclear receptor coactivator 3, CC2D1A <text:s/>- <text:s/>coiled-coil and c2 domain containing 1a, ALKBH1 <text:s/>- <text:s/>alkb, alkylation repair homolog 1 (e. coli), ZNF333 <text:s/>- <text:s/>zinc finger protein 333, RING1 <text:s/>- <text:s/>ring finger protein 1, UGGT1 <text:s/>- <text:s/>udp-glucose glycoprotein glucosyltransferase 1, TTF1 <text:s/>- <text:s/>transcription termination factor, rna polymerase i, GTPBP4 <text:s/>- <text:s/>gtp binding protein 4, GMPR2 <text:s/>- <text:s/>guanosine monophosphate reductase 2, ELF2 <text:s/>- <text:s/>e74-like factor 2 (ets domain transcription factor), SUB1 <text:s/>- <text:s/>sub1 homolog (s. cerevisiae), ATF6B <text:s/>- <text:s/>activating transcription factor 6 beta, TSC22D1 <text:s/>- <text:s/>tsc22 domain family, member 1, NR1D1 <text:s/>- <text:s/>nuclear receptor subfamily 1, group d, member 1, PSMD14 <text:s/>- <text:s/>proteasome (prosome, macropain) 26s subunit, non-atpase, 14, ZNF259 <text:s/>- <text:s/>zinc finger protein 259, SNRPE <text:s/>- <text:s/>small nuclear ribonucleoprotein polypeptide e, TBPL1 <text:s/>- <text:s/>tbp-like 1, DDX50 <text:s/>- <text:s/>dead (asp-glu-ala-asp) box polypeptide 50, SLIRP <text:s/>- <text:s/>sra stem-loop interacting rna binding protein, GLIS1 <text:s/>- <text:s/>glis family zinc finger 1, ZBTB41 <text:s/>- <text:s/>zinc finger and btb domain containing 41, NABP2 <text:s/>- <text:s/>nucleic acid binding protein 2, POU3F4 <text:s/>- <text:s/>pou class 3 homeobox 4, RNASE6 <text:s/>- <text:s/>ribonuclease, rnase a family, k6, CPNE1 <text:s/>- <text:s/>copine i, ZNF677 <text:s/>- <text:s/>zinc finger protein 677, ADCY5 <text:s/>- <text:s/>adenylate cyclase 5, NUP37 <text:s/>- <text:s/>nucleoporin 37kda, GATAD2A <text:s/>- <text:s/>gata zinc finger domain containing 2a, ADCY2 <text:s/>- <text:s/>adenylate cyclase 2 (brain), RORA <text:s/>- <text:s/>rar-related orphan receptor a, MUT <text:s/>- <text:s/>methylmalonyl coa mutase, HSPD1 <text:s/>- <text:s/>heat shock 60kda protein 1 (chaperonin), E2F4 <text:s/>- <text:s/>e2f transcription factor 4, p107/p130-binding, HELB <text:s/>- <text:s/>helicase (dna) b, SMYD2 <text:s/>- <text:s/>set and mynd domain containing 2, RAD50 <text:s/>- <text:s/>rad50 homolog (s. cerevisiae), GNAI3 <text:s/>- <text:s/>guanine nucleotide binding protein (g protein), alpha inhibiting activity polypeptide 3, TOP3B <text:s/>- <text:s/>topoisomerase (dna) iii beta, SWAP70 <text:s/>- <text:s/>swap switching b-cell complex 70kda subunit, POLR2F <text:s/>- <text:s/>polymerase (rna) ii (dna directed) polypeptide f, TCEANC2 <text:s/>- <text:s/>transcription elongation factor a (sii) n-terminal and central domain containing 2, MTR <text:s/>- <text:s/>5-methyltetrahydrofolate-homocysteine methyltransferase, CHD6 <text:s/>- <text:s/>chromodomain helicase dna binding protein 6, NADK <text:s/>- <text:s/>nad kinase, DBR1 <text:s/>- <text:s/>debranching rna lariats 1, MCRS1 <text:s/>- <text:s/>microspherule protein 1, RPL19 <text:s/>- <text:s/>ribosomal protein l19, USF1 <text:s/>- <text:s/>upstream transcription factor 1, HMGB1 <text:s/>- <text:s/>high mobility group box 1, ZNF470 <text:s/>- <text:s/>zinc finger protein 470, TRMT12 <text:s/>- <text:s/>trna methyltransferase 12 homolog (s. cerevisiae), SUPT6H <text:s/>- <text:s/>suppressor of ty 6 homolog (s. cerevisiae), BRD9 <text:s/>- <text:s/>bromodomain containing 9, PPIH <text:s/>- <text:s/>peptidylprolyl isomerase h (cyclophilin h)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UBL5 <text:s/>- <text:s/>ubiquitin-like 5, ETV3 <text:s/>- <text:s/>ets variant 3, PHF11 <text:s/>- <text:s/>phd finger protein 11, RPS5 <text:s/>- <text:s/>ribosomal protein s5, ZNF787 <text:s/>- <text:s/>zinc finger protein 787, PPP2R1A <text:s/>- <text:s/>protein phosphatase 2, regulatory subunit a, alpha, GABPA <text:s/>- <text:s/>ga binding protein transcription factor, alpha subunit 60kda, TRMT61A <text:s/>- <text:s/>trna methyltransferase 61 homolog a (s. cerevisiae), PARPBP <text:s/>- <text:s/>parp1 binding protein, WWP2 <text:s/>- <text:s/>ww domain containing e3 ubiquitin protein ligase 2, FASTKD5 <text:s/>- <text:s/>fast kinase domains 5, DHX57 <text:s/>- <text:s/>deah (asp-glu-ala-asp/his) box polypeptide 57, TADA3 <text:s/>- <text:s/>transcriptional adaptor 3, ZNF264 <text:s/>- <text:s/>zinc finger protein 264, EYA3 <text:s/>- <text:s/>eyes absent homolog 3 (drosophila), FUT8 <text:s/>- <text:s/>fucosyltransferase 8 (alpha (1,6) fucosyltransferase), ANKRD32 <text:s/>- <text:s/>ankyrin repeat domain 32, GPBP1L1 <text:s/>- <text:s/>gc-rich promoter binding protein 1-like 1, TOPBP1 <text:s/>- <text:s/>topoisomerase (dna) ii binding protein 1, ENDOV <text:s/>- <text:s/>endonuclease v, ALAD <text:s/>- <text:s/>aminolevulinate dehydratase, RPL32 <text:s/>- <text:s/>ribosomal protein l32, C9orf64 <text:s/>- <text:s/>chromosome 9 open reading frame 64, RAVER1 <text:s/>- <text:s/>ribonucleoprotein, ptb-binding 1, RPS21 <text:s/>- <text:s/>ribosomal protein s21, ZBTB5 <text:s/>- <text:s/>zinc finger and btb domain containing 5, TEFM <text:s/>- <text:s/>transcription elongation factor, mitochondrial, RPS16 <text:s/>- <text:s/>ribosomal protein s16, CCNT1 <text:s/>- <text:s/>cyclin t1, HMG20A <text:s/>- <text:s/>high mobility group 20a, ERH <text:s/>- <text:s/>enhancer of rudimentary homolog (drosophila), SNRNP27 <text:s/>- <text:s/>small nuclear ribonucleoprotein 27kda (u4/u6.u5), ESRRG <text:s/>- <text:s/>estrogen-related receptor gamma, ADAL <text:s/>- <text:s/>adenosine deaminase-like, ESRRA <text:s/>- <text:s/>estrogen-related receptor alpha, RPS14 <text:s/>- <text:s/>ribosomal protein s14, TINF2 <text:s/>- <text:s/>terf1 (trf1)-interacting nuclear factor 2, USP49 <text:s/>- <text:s/>ubiquitin specific peptidase 49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UTP23 <text:s/>- <text:s/>utp23, small subunit (ssu) processome component, homolog (yeast), WDR83 <text:s/>- <text:s/>wd repeat domain 83, HNRNPD <text:s/>- <text:s/>heterogeneous nuclear ribonucleoprotein d (au-rich element rna binding protein 1, 37kda), CCDC85B <text:s/>- <text:s/>coiled-coil domain containing 85b, VIPAS39 <text:s/>- <text:s/>vps33b interacting protein, apical-basolateral polarity regulator, spe-39 homolog, UBE2V2 <text:s/>- <text:s/>ubiquitin-conjugating enzyme e2 variant 2, KDM4D <text:s/>- <text:s/>lysine (k)-specific demethylase 4d, NABP1 <text:s/>- <text:s/>nucleic acid binding protein 1, MPG <text:s/>- <text:s/>n-methylpurine-dna glycosylase, NSUN3 <text:s/>- <text:s/>nop2/sun domain family, member 3, SF3B2 <text:s/>- <text:s/>splicing factor 3b, subunit 2, 145kda, UBE2N <text:s/>- <text:s/>ubiquitin-conjugating enzyme e2n, DHX8 <text:s/>- <text:s/>deah (asp-glu-ala-his) box polypeptide 8, ZKSCAN8 <text:s/>- <text:s/>zinc finger with krab and scan domains 8, MGA <text:s/>- <text:s/>mga, max dimerization protein, ZNF202 <text:s/>- <text:s/>zinc finger protein 202, SPRTN <text:s/>- <text:s/>sprt-like n-terminal domain, DDIT3 <text:s/>- <text:s/>dna-damage-inducible transcript 3, ZNF175 <text:s/>- <text:s/>zinc finger protein 175, ARID3B <text:s/>- <text:s/>at rich interactive domain 3b (bright-like)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ETAA1 <text:s/>- <text:s/>ewing tumor-associated antigen 1, GTF2E1 <text:s/>- <text:s/>general transcription factor iie, polypeptide 1, alpha 56kda, ZKSCAN7 <text:s/>- <text:s/>zinc finger with krab and scan domains 7, POLL <text:s/>- <text:s/>polymerase (dna directed), lambda, SLC16A9 <text:s/>- <text:s/>solute carrier family 16, member 9, NUDT2 <text:s/>- <text:s/>nudix (nucleoside diphosphate linked moiety x)-type motif 2, LHX4 <text:s/>- <text:s/>lim homeobox 4, PRPF19 <text:s/>- <text:s/>pre-mrna processing factor 19, CDC14B <text:s/>- <text:s/>cell division cycle 14b, CDCA5 <text:s/>- <text:s/>cell division cycle associated 5, ZNF160 <text:s/>- <text:s/>zinc finger protein 160, OAS3 <text:s/>- <text:s/>2'-5'-oligoadenylate synthetase 3, 100kda, TRERF1 <text:s/>- <text:s/>transcriptional regulating factor 1, USP43 <text:s/>- <text:s/>ubiquitin specific peptidase 43, CGGBP1 <text:s/>- <text:s/>cgg triplet repeat binding protein 1, MED8 <text:s/>- <text:s/>mediator complex subunit 8, TATDN1 <text:s/>- <text:s/>tatd dnase domain containing 1, SLC35B3 <text:s/>- <text:s/>solute carrier family 35 (adenosine 3'-phospho 5'-phosphosulfate transporter), member b3, COASY <text:s/>- <text:s/>coa synthase, ZNF473 <text:s/>- <text:s/>zinc finger protein 473, COPS3 <text:s/>- <text:s/>cop9 signalosome subunit 3, GAR1 <text:s/>- <text:s/>gar1 ribonucleoprotein, ORAOV1 <text:s/>- <text:s/>oral cancer overexpressed 1, CELF3 <text:s/>- <text:s/>cugbp, elav-like family member 3, TAF7 <text:s/>- <text:s/>taf7 rna polymerase ii, tata box binding protein (tbp)-associated factor, 55kda, TAF11 <text:s/>- <text:s/>taf11 rna polymerase ii, tata box binding protein (tbp)-associated factor, 28kda, TAF1 <text:s/>- <text:s/>taf1 rna polymerase ii, tata box binding protein (tbp)-associated factor, 250kda, SUPT16H <text:s/>- <text:s/>suppressor of ty 16 homolog (s. cerevisiae), ARGLU1 <text:s/>- <text:s/>arginine and glutamate rich 1, ZRANB3 <text:s/>- <text:s/>zinc finger, ran-binding domain containing 3, ERI1 <text:s/>- <text:s/>exoribonuclease 1, PDPK1 <text:s/>- <text:s/>3-phosphoinositide dependent protein kinase-1, TARS <text:s/>- <text:s/>threonyl-trna synthetase, NR4A2 <text:s/>- <text:s/>nuclear receptor subfamily 4, group a, member 2, HARS <text:s/>- <text:s/>histidyl-trna synthetase, ZBTB7B <text:s/>- <text:s/>zinc finger and btb domain containing 7b, MEIS2 <text:s/>- <text:s/>meis homeobox 2, KAT5 <text:s/>- <text:s/>k(lysine) acetyltransferase 5, MEIS1 <text:s/>- <text:s/>meis homeobox 1, THOC5 <text:s/>- <text:s/>tho complex 5, MAP3K7 <text:s/>- <text:s/>mitogen-activated protein kinase kinase kinase 7, KMO <text:s/>- <text:s/>kynurenine 3-monooxygenase (kynurenine 3-hydroxylase), CREBRF <text:s/>- <text:s/>creb3 regulatory factor, SLU7 <text:s/>- <text:s/>slu7 splicing factor homolog (s. cerevisiae), TBP <text:s/>- <text:s/>tata box binding protein, CDK13 <text:s/>- <text:s/>cyclin-dependent kinase 13, LCMT2 <text:s/>- <text:s/>leucine carboxyl methyltransferase 2, IRF1 <text:s/>- <text:s/>interferon regulatory factor 1, MOCS3 <text:s/>- <text:s/>molybdenum cofactor synthesis 3, ZNF169 <text:s/>- <text:s/>zinc finger protein 169, ZNF629 <text:s/>- <text:s/>zinc finger protein 629, PARS2 <text:s/>- <text:s/>prolyl-trna synthetase 2, mitochondrial (putative), KAT7 <text:s/>- <text:s/>k(lysine) acetyltransferase 7, SEPSECS <text:s/>- <text:s/>sep (o-phosphoserine) trna:sec (selenocysteine) trna synthase, UCK1 <text:s/>- <text:s/>uridine-cytidine kinase 1, SBNO2 <text:s/>- <text:s/>strawberry notch homolog 2 (drosophila), ZNF266 <text:s/>- <text:s/>zinc finger protein 266, ZNF274 <text:s/>- <text:s/>zinc finger protein 274, EAF1 <text:s/>- <text:s/>ell associated factor 1, CEP164 <text:s/>- <text:s/>centrosomal protein 164kda, TFB2M <text:s/>- <text:s/>transcription factor b2, mitochondrial, MON1B <text:s/>- <text:s/>mon1 secretory trafficking family member b, AQR <text:s/>- <text:s/>aquarius homolog (mouse), PUS7L <text:s/>- <text:s/>pseudouridylate synthase 7 homolog (s. cerevisiae)-like, HMGN5 <text:s/>- <text:s/>high mobility group nucleosome binding domain 5, MBD1 <text:s/>- <text:s/>methyl-cpg binding domain protein 1, FAM103A1 <text:s/>- <text:s/>family with sequence similarity 103, member a1, ZMAT2 <text:s/>- <text:s/>zinc finger, matrin-type 2, RPF1 <text:s/>- <text:s/>ribosome production factor 1 homolog (s. cerevisiae), ATP5J <text:s/>- <text:s/>atp synthase, h+ transporting, mitochondrial fo complex, subunit f6, SART1 <text:s/>- <text:s/>squamous cell carcinoma antigen recognized by t cells, HARS2 <text:s/>- <text:s/>histidyl-trna synthetase 2, mitochondrial, TRMT112 <text:s/>- <text:s/>trna methyltransferase 11-2 homolog (s. cerevisiae), RTFDC1 <text:s/>- <text:s/>replication termination factor 2 domain containing 1, CWC15 <text:s/>- <text:s/>cwc15 spliceosome-associated protein homolog (s. cerevisiae), NHP2L1 <text:s/>- <text:s/>nhp2 non-histone chromosome protein 2-like 1 (s. cerevisiae), HDAC9 <text:s/>- <text:s/>histone deacetylase 9, WARS <text:s/>- <text:s/>tryptophanyl-trna synthetase, ZSCAN29 <text:s/>- <text:s/>zinc finger and scan domain containing 29, INO80 <text:s/>- <text:s/>ino80 complex subunit, ATP5A1 <text:s/>- <text:s/>atp synthase, h+ transporting, mitochondrial f1 complex, alpha subunit 1, cardiac muscle, DDX56 <text:s/>- <text:s/>dead (asp-glu-ala-asp) box helicase 56, PITX2 <text:s/>- <text:s/>paired-like homeodomain 2, BARD1 <text:s/>- <text:s/>brca1 associated ring domain 1, CTPS2 <text:s/>- <text:s/>ctp synthase 2, GRWD1 <text:s/>- <text:s/>glutamate-rich wd repeat containing 1, PUS1 <text:s/>- <text:s/>pseudouridylate synthase 1, RAD51D <text:s/>- <text:s/>rad51 paralog d, NFIB <text:s/>- <text:s/>nuclear factor i/b, ZNF18 <text:s/>- <text:s/>zinc finger protein 18, ZNF384 <text:s/>- <text:s/>zinc finger protein 384, CELF1 <text:s/>- <text:s/>cugbp, elav-like family member 1, DHX37 <text:s/>- <text:s/>deah (asp-glu-ala-his) box polypeptide 37, PHRF1 <text:s/>- <text:s/>phd and ring finger domains 1, MED15 <text:s/>- <text:s/>mediator complex subunit 15, U2AF2 <text:s/>- <text:s/>u2 small nuclear rna auxiliary factor 2, TGIF1 <text:s/>- <text:s/>tgfb-induced factor homeobox 1, KDM5A <text:s/>- <text:s/>lysine (k)-specific demethylase 5a, NNT <text:s/>- <text:s/>nicotinamide nucleotide transhydrogenase, RSL1D1 <text:s/>- <text:s/>ribosomal l1 domain containing 1, AK3 <text:s/>- <text:s/>adenylate kinase 3, DDX55 <text:s/>- <text:s/>dead (asp-glu-ala-asp) box polypeptide 55, FPGS <text:s/>- <text:s/>folylpolyglutamate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60</text:p>
          </table:table-cell>
          <table:table-cell office:value-type="string" calcext:value-type="string">
            <text:p>cellular macromolecule metabolic process</text:p>
          </table:table-cell>
          <table:table-cell office:value-type="float" office:value="0.000000043" calcext:value-type="float">
            <text:p>0.000000043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1.26" calcext:value-type="float">
            <text:p>1.26</text:p>
          </table:table-cell>
          <table:table-cell office:value-type="float" office:value="13954" calcext:value-type="float">
            <text:p>13954</text:p>
          </table:table-cell>
          <table:table-cell office:value-type="float" office:value="5220" calcext:value-type="float">
            <text:p>5220</text:p>
          </table:table-cell>
          <table:table-cell office:value-type="float" office:value="700" calcext:value-type="float">
            <text:p>7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[ZNF572 <text:s/>- <text:s/>zinc finger protein 572, DPM1 <text:s/>- <text:s/>dolichyl-phosphate mannosyltransferase polypeptide 1, catalytic subunit, TSN <text:s/>- <text:s/>translin, SYMPK <text:s/>- <text:s/>symplekin, PHF21A <text:s/>- <text:s/>phd finger protein 21a, TBRG1 <text:s/>- <text:s/>transforming growth factor beta regulator 1, MKI67IP <text:s/>- <text:s/>mki67 (fha domain) interacting nucleolar phosphoprotein, TRAK1 <text:s/>- <text:s/>trafficking protein, kinesin binding 1, SF3A1 <text:s/>- <text:s/>splicing factor 3a, subunit 1, 120kda, CDKL4 <text:s/>- <text:s/>cyclin-dependent kinase-like 4, PMM2 <text:s/>- <text:s/>phosphomannomutase 2, NASP <text:s/>- <text:s/>nuclear autoantigenic sperm protein (histone-binding), NARS <text:s/>- <text:s/>asparaginyl-trna synthetase, MIER1 <text:s/>- <text:s/>mesoderm induction early response 1, transcriptional regulator, SIRT2 <text:s/>- <text:s/>sirtuin 2, TBK1 <text:s/>- <text:s/>tank-binding kinase 1, BANF1 <text:s/>- <text:s/>barrier to autointegration factor 1, NCOA3 <text:s/>- <text:s/>nuclear receptor coactivator 3, FTSJ3 <text:s/>- <text:s/>ftsj homolog 3 (e. coli), CC2D1A <text:s/>- <text:s/>coiled-coil and c2 domain containing 1a, ALKBH1 <text:s/>- <text:s/>alkb, alkylation repair homolog 1 (e. coli), MDGA2 <text:s/>- <text:s/>mam domain containing glycosylphosphatidylinositol anchor 2, ZNF333 <text:s/>- <text:s/>zinc finger protein 333, UGGT1 <text:s/>- <text:s/>udp-glucose glycoprotein glucosyltransferase 1, ATG4C <text:s/>- <text:s/>autophagy related 4c, cysteine peptidase, BFAR <text:s/>- <text:s/>bifunctional apoptosis regulator, RING1 <text:s/>- <text:s/>ring finger protein 1, BLK <text:s/>- <text:s/>b lymphoid tyrosine kinase, TTF1 <text:s/>- <text:s/>transcription termination factor, rna polymerase i, EIF2S1 <text:s/>- <text:s/>eukaryotic translation initiation factor 2, subunit 1 alpha, 35kda, GTPBP4 <text:s/>- <text:s/>gtp binding protein 4, TRIM6 <text:s/>- <text:s/>tripartite motif containing 6, ELF2 <text:s/>- <text:s/>e74-like factor 2 (ets domain transcription factor), ATF6B <text:s/>- <text:s/>activating transcription factor 6 beta, SUB1 <text:s/>- <text:s/>sub1 homolog (s. cerevisiae), SNX1 <text:s/>- <text:s/>sorting nexin 1, TSC22D1 <text:s/>- <text:s/>tsc22 domain family, member 1, FBXL12 <text:s/>- <text:s/>f-box and leucine-rich repeat protein 12, NR1D1 <text:s/>- <text:s/>nuclear receptor subfamily 1, group d, member 1, PSMD14 <text:s/>- <text:s/>proteasome (prosome, macropain) 26s subunit, non-atpase, 14, ZNF259 <text:s/>- <text:s/>zinc finger protein 259, SNRPE <text:s/>- <text:s/>small nuclear ribonucleoprotein polypeptide e, PGAP3 <text:s/>- <text:s/>post-gpi attachment to proteins 3, RPS6KC1 <text:s/>- <text:s/>ribosomal protein s6 kinase, 52kda, polypeptide 1, RNF149 <text:s/>- <text:s/>ring finger protein 149, STK38L <text:s/>- <text:s/>serine/threonine kinase 38 like, ACVR2A <text:s/>- <text:s/>activin a receptor, type iia, TBPL1 <text:s/>- <text:s/>tbp-like 1, DDX50 <text:s/>- <text:s/>dead (asp-glu-ala-asp) box polypeptide 50, SLIRP <text:s/>- <text:s/>sra stem-loop interacting rna binding protein, GLIS1 <text:s/>- <text:s/>glis family zinc finger 1, ZBTB41 <text:s/>- <text:s/>zinc finger and btb domain containing 41, ADAM10 <text:s/>- <text:s/>adam metallopeptidase domain 10, NABP2 <text:s/>- <text:s/>nucleic acid binding protein 2, POU3F4 <text:s/>- <text:s/>pou class 3 homeobox 4, UHMK1 <text:s/>- <text:s/>u2af homology motif (uhm) kinase 1, RNASE6 <text:s/>- <text:s/>ribonuclease, rnase a family, k6, CPNE1 <text:s/>- <text:s/>copine i, ZNF677 <text:s/>- <text:s/>zinc finger protein 677, NUP37 <text:s/>- <text:s/>nucleoporin 37kda, RNF6 <text:s/>- <text:s/>ring finger protein (c3h2c3 type) 6, GATAD2A <text:s/>- <text:s/>gata zinc finger domain containing 2a, BRAP <text:s/>- <text:s/>brca1 associated protein, RORA <text:s/>- <text:s/>rar-related orphan receptor a, USP11 <text:s/>- <text:s/>ubiquitin specific peptidase 11, MUSK <text:s/>- <text:s/>muscle, skeletal, receptor tyrosine kinase, E2F4 <text:s/>- <text:s/>e2f transcription factor 4, p107/p130-binding, STAM2 <text:s/>- <text:s/>signal transducing adaptor molecule (sh3 domain and itam motif) 2, HSPD1 <text:s/>- <text:s/>heat shock 60kda protein 1 (chaperonin), SMYD2 <text:s/>- <text:s/>set and mynd domain containing 2, HELB <text:s/>- <text:s/>helicase (dna) b, RAD50 <text:s/>- <text:s/>rad50 homolog (s. cerevisiae), BCL10 <text:s/>- <text:s/>b-cell cll/lymphoma 10, TOP3B <text:s/>- <text:s/>topoisomerase (dna) iii beta, SWAP70 <text:s/>- <text:s/>swap switching b-cell complex 70kda subunit, ERP44 <text:s/>- <text:s/>endoplasmic reticulum protein 44, POLR2F <text:s/>- <text:s/>polymerase (rna) ii (dna directed) polypeptide f, TCEANC2 <text:s/>- <text:s/>transcription elongation factor a (sii) n-terminal and central domain containing 2, UBR1 <text:s/>- <text:s/>ubiquitin protein ligase e3 component n-recognin 1, CHD6 <text:s/>- <text:s/>chromodomain helicase dna binding protein 6, DBR1 <text:s/>- <text:s/>debranching rna lariats 1, RPL19 <text:s/>- <text:s/>ribosomal protein l19, MCRS1 <text:s/>- <text:s/>microspherule protein 1, USF1 <text:s/>- <text:s/>upstream transcription factor 1, HMGB1 <text:s/>- <text:s/>high mobility group box 1, ASB8 <text:s/>- <text:s/>ankyrin repeat and socs box containing 8, ZNF470 <text:s/>- <text:s/>zinc finger protein 470, TRMT12 <text:s/>- <text:s/>trna methyltransferase 12 homolog (s. cerevisiae), SUPT6H <text:s/>- <text:s/>suppressor of ty 6 homolog (s. cerevisiae), BRD9 <text:s/>- <text:s/>bromodomain containing 9, AGL <text:s/>- <text:s/>amylo-alpha-1, 6-glucosidase, 4-alpha-glucanotransferase, PTK2B <text:s/>- <text:s/>protein tyrosine kinase 2 beta, PPIH <text:s/>- <text:s/>peptidylprolyl isomerase h (cyclophilin h), SLC30A9 <text:s/>- <text:s/>solute carrier family 30 (zinc transporter), member 9, CHCHD2 <text:s/>- <text:s/>coiled-coil-helix-coiled-coil-helix domain containing 2, RPA3 <text:s/>- <text:s/>replication protein a3, 14kda, RASGRP3 <text:s/>- <text:s/>ras guanyl releasing protein 3 (calcium and dag-regulated), MTF1 <text:s/>- <text:s/>metal-regulatory transcription factor 1, UBL5 <text:s/>- <text:s/>ubiquitin-like 5, ETV3 <text:s/>- <text:s/>ets variant 3, PHF11 <text:s/>- <text:s/>phd finger protein 11, RPS5 <text:s/>- <text:s/>ribosomal protein s5, ZNF787 <text:s/>- <text:s/>zinc finger protein 787, PPP2R1A <text:s/>- <text:s/>protein phosphatase 2, regulatory subunit a, alpha, PARPBP <text:s/>- <text:s/>parp1 binding protein, TRMT61A <text:s/>- <text:s/>trna methyltransferase 61 homolog a (s. cerevisiae), GABPA <text:s/>- <text:s/>ga binding protein transcription factor, alpha subunit 60kda, FASTKD5 <text:s/>- <text:s/>fast kinase domains 5, WWP2 <text:s/>- <text:s/>ww domain containing e3 ubiquitin protein ligase 2, DHX57 <text:s/>- <text:s/>deah (asp-glu-ala-asp/his) box polypeptide 57, TADA3 <text:s/>- <text:s/>transcriptional adaptor 3, ZNF264 <text:s/>- <text:s/>zinc finger protein 264, EYA3 <text:s/>- <text:s/>eyes absent homolog 3 (drosophila), FUT8 <text:s/>- <text:s/>fucosyltransferase 8 (alpha (1,6) fucosyltransferase), ANKRD32 <text:s/>- <text:s/>ankyrin repeat domain 32, GPBP1L1 <text:s/>- <text:s/>gc-rich promoter binding protein 1-like 1, ENDOV <text:s/>- <text:s/>endonuclease v, TOPBP1 <text:s/>- <text:s/>topoisomerase (dna) ii binding protein 1, RPL32 <text:s/>- <text:s/>ribosomal protein l32, NEK7 <text:s/>- <text:s/>nima-related kinase 7, RNF181 <text:s/>- <text:s/>ring finger protein 181, C9orf64 <text:s/>- <text:s/>chromosome 9 open reading frame 64, RPS21 <text:s/>- <text:s/>ribosomal protein s21, RAVER1 <text:s/>- <text:s/>ribonucleoprotein, ptb-binding 1, ZBTB5 <text:s/>- <text:s/>zinc finger and btb domain containing 5, GAK <text:s/>- <text:s/>cyclin g associated kinase, TEFM <text:s/>- <text:s/>transcription elongation factor, mitochondrial, RPS16 <text:s/>- <text:s/>ribosomal protein s16, CCNT1 <text:s/>- <text:s/>cyclin t1, HMG20A <text:s/>- <text:s/>high mobility group 20a, SNRNP27 <text:s/>- <text:s/>small nuclear ribonucleoprotein 27kda (u4/u6.u5), RIPK1 <text:s/>- <text:s/>receptor (tnfrsf)-interacting serine-threonine kinase 1, VRK3 <text:s/>- <text:s/>vaccinia related kinase 3, ESRRG <text:s/>- <text:s/>estrogen-related receptor gamma, ESRRA <text:s/>- <text:s/>estrogen-related receptor alpha, RPS14 <text:s/>- <text:s/>ribosomal protein s14, JAK1 <text:s/>- <text:s/>janus kinase 1, DCAF12 <text:s/>- <text:s/>ddb1 and cul4 associated factor 12, FBXO8 <text:s/>- <text:s/>f-box protein 8, FAF2 <text:s/>- <text:s/>fas associated factor family member 2, TINF2 <text:s/>- <text:s/>terf1 (trf1)-interacting nuclear factor 2, SDHAF2 <text:s/>- <text:s/>succinate dehydrogenase complex assembly factor 2, RPS6KA1 <text:s/>- <text:s/>ribosomal protein s6 kinase, 90kda, polypeptide 1, USP49 <text:s/>- <text:s/>ubiquitin specific peptidase 49, MAP2K1 <text:s/>- <text:s/>mitogen-activated protein kinase kinase 1, PMPCA <text:s/>- <text:s/>peptidase (mitochondrial processing) alpha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UTP23 <text:s/>- <text:s/>utp23, small subunit (ssu) processome component, homolog (yeast), WDR83 <text:s/>- <text:s/>wd repeat domain 83, HNRNPD <text:s/>- <text:s/>heterogeneous nuclear ribonucleoprotein d (au-rich element rna binding protein 1, 37kda), MRPL18 <text:s/>- <text:s/>mitochondrial ribosomal protein l18, CCDC85B <text:s/>- <text:s/>coiled-coil domain containing 85b, UBE2E1 <text:s/>- <text:s/>ubiquitin-conjugating enzyme e2e 1, UBE2V2 <text:s/>- <text:s/>ubiquitin-conjugating enzyme e2 variant 2, VIPAS39 <text:s/>- <text:s/>vps33b interacting protein, apical-basolateral polarity regulator, spe-39 homolog, KDM4D <text:s/>- <text:s/>lysine (k)-specific demethylase 4d, NABP1 <text:s/>- <text:s/>nucleic acid binding protein 1, NSUN3 <text:s/>- <text:s/>nop2/sun domain family, member 3, MPG <text:s/>- <text:s/>n-methylpurine-dna glycosylase, UBE2N <text:s/>- <text:s/>ubiquitin-conjugating enzyme e2n, SF3B2 <text:s/>- <text:s/>splicing factor 3b, subunit 2, 145kda, ZKSCAN8 <text:s/>- <text:s/>zinc finger with krab and scan domains 8, DHX8 <text:s/>- <text:s/>deah (asp-glu-ala-his) box polypeptide 8, ZNF202 <text:s/>- <text:s/>zinc finger protein 202, MGA <text:s/>- <text:s/>mga, max dimerization protein, KLHL2 <text:s/>- <text:s/>kelch-like family member 2, SPRTN <text:s/>- <text:s/>sprt-like n-terminal domain, DDIT3 <text:s/>- <text:s/>dna-damage-inducible transcript 3, ZNF175 <text:s/>- <text:s/>zinc finger protein 175, ARID3B <text:s/>- <text:s/>at rich interactive domain 3b (bright-like), SDF2 <text:s/>- <text:s/>stromal cell-derived factor 2, ZCCHC6 <text:s/>- <text:s/>zinc finger, cchc domain containing 6, KCTD5 <text:s/>- <text:s/>potassium channel tetramerization domain containing 5, ZNF180 <text:s/>- <text:s/>zinc finger protein 180, FLG <text:s/>- <text:s/>filaggrin, GTF2F1 <text:s/>- <text:s/>general transcription factor iif, polypeptide 1, 74kda, ETAA1 <text:s/>- <text:s/>ewing tumor-associated antigen 1, GTF2F2 <text:s/>- <text:s/>general transcription factor iif, polypeptide 2, 30kda, GTF2E1 <text:s/>- <text:s/>general transcription factor iie, polypeptide 1, alpha 56kda, INCENP <text:s/>- <text:s/>inner centromere protein antigens 135/155kda, PTAR1 <text:s/>- <text:s/>protein prenyltransferase alpha subunit repeat containing 1, ZKSCAN7 <text:s/>- <text:s/>zinc finger with krab and scan domains 7, PSEN1 <text:s/>- <text:s/>presenilin 1, POLL <text:s/>- <text:s/>polymerase (dna directed), lambda, PHLPP1 <text:s/>- <text:s/>ph domain and leucine rich repeat protein phosphatase 1, ZDHHC5 <text:s/>- <text:s/>zinc finger, dhhc-type containing 5, LHX4 <text:s/>- <text:s/>lim homeobox 4, DCUN1D3 <text:s/>- <text:s/>dcn1, defective in cullin neddylation 1, domain containing 3, PRPF19 <text:s/>- <text:s/>pre-mrna processing factor 19, MAP3K11 <text:s/>- <text:s/>mitogen-activated protein kinase kinase kinase 11, CDC14B <text:s/>- <text:s/>cell division cycle 14b, CDCA5 <text:s/>- <text:s/>cell division cycle associated 5, IL5 <text:s/>- <text:s/>interleukin 5 (colony-stimulating factor, eosinophil), PSMB1 <text:s/>- <text:s/>proteasome (prosome, macropain) subunit, beta type, 1, TRERF1 <text:s/>- <text:s/>transcriptional regulating factor 1, ZNF160 <text:s/>- <text:s/>zinc finger protein 160, PSMA6 <text:s/>- <text:s/>proteasome (prosome, macropain) subunit, alpha type, 6, PSMA4 <text:s/>- <text:s/>proteasome (prosome, macropain) subunit, alpha type, 4, USP43 <text:s/>- <text:s/>ubiquitin specific peptidase 43, CGGBP1 <text:s/>- <text:s/>cgg triplet repeat binding protein 1, CCL2 <text:s/>- <text:s/>chemokine (c-c motif) ligand 2, MED8 <text:s/>- <text:s/>mediator complex subunit 8, UBLCP1 <text:s/>- <text:s/>ubiquitin-like domain containing ctd phosphatase 1, PSMB4 <text:s/>- <text:s/>proteasome (prosome, macropain) subunit, beta type, 4, TATDN1 <text:s/>- <text:s/>tatd dnase domain containing 1, PSMC5 <text:s/>- <text:s/>proteasome (prosome, macropain) 26s subunit, atpase, 5, PSMC1 <text:s/>- <text:s/>proteasome (prosome, macropain) 26s subunit, atpase, 1, ZNF473 <text:s/>- <text:s/>zinc finger protein 473, EIF2A <text:s/>- <text:s/>eukaryotic translation initiation factor 2a, 65kda, COPS3 <text:s/>- <text:s/>cop9 signalosome subunit 3, GAR1 <text:s/>- <text:s/>gar1 ribonucleoprotein, BIRC6 <text:s/>- <text:s/>baculoviral iap repeat containing 6, ORAOV1 <text:s/>- <text:s/>oral cancer overexpressed 1, TAF7 <text:s/>- <text:s/>taf7 rna polymerase ii, tata box binding protein (tbp)-associated factor, 55kda, CELF3 <text:s/>- <text:s/>cugbp, elav-like family member 3, TAF11 <text:s/>- <text:s/>taf11 rna polymerase ii, tata box binding protein (tbp)-associated factor, 28kda, RNF31 <text:s/>- <text:s/>ring finger protein 31, SERP1 <text:s/>- <text:s/>stress-associated endoplasmic reticulum protein 1, PSME2 <text:s/>- <text:s/>proteasome (prosome, macropain) activator subunit 2 (pa28 beta), FGF13 <text:s/>- <text:s/>fibroblast growth factor 13, TAF1 <text:s/>- <text:s/>taf1 rna polymerase ii, tata box binding protein (tbp)-associated factor, 250kda, MRPL52 <text:s/>- <text:s/>mitochondrial ribosomal protein l52, SUPT16H <text:s/>- <text:s/>suppressor of ty 16 homolog (s. cerevisiae), ARGLU1 <text:s/>- <text:s/>arginine and glutamate rich 1, ZRANB3 <text:s/>- <text:s/>zinc finger, ran-binding domain containing 3, ERI1 <text:s/>- <text:s/>exoribonuclease 1, SETD4 <text:s/>- <text:s/>set domain containing 4, PDPK1 <text:s/>- <text:s/>3-phosphoinositide dependent protein kinase-1, TARS <text:s/>- <text:s/>threonyl-trna synthetase, NR4A2 <text:s/>- <text:s/>nuclear receptor subfamily 4, group a, member 2, HARS <text:s/>- <text:s/>histidyl-trna synthetase, CSNK1G1 <text:s/>- <text:s/>casein kinase 1, gamma 1, ZBTB7B <text:s/>- <text:s/>zinc finger and btb domain containing 7b, CDC14A <text:s/>- <text:s/>cell division cycle 14a, MEIS2 <text:s/>- <text:s/>meis homeobox 2, MAN2B2 <text:s/>- <text:s/>mannosidase, alpha, class 2b, member 2, KAT5 <text:s/>- <text:s/>k(lysine) acetyltransferase 5, MEIS1 <text:s/>- <text:s/>meis homeobox 1, THOC5 <text:s/>- <text:s/>tho complex 5, MAP3K7 <text:s/>- <text:s/>mitogen-activated protein kinase kinase kinase 7, CREBRF <text:s/>- <text:s/>creb3 regulatory factor, SLU7 <text:s/>- <text:s/>slu7 splicing factor homolog (s. cerevisiae), TBP <text:s/>- <text:s/>tata box binding protein, FICD <text:s/>- <text:s/>fic domain containing, CDK13 <text:s/>- <text:s/>cyclin-dependent kinase 13, KLHL20 <text:s/>- <text:s/>kelch-like family member 20, CDK17 <text:s/>- <text:s/>cyclin-dependent kinase 17, LCMT2 <text:s/>- <text:s/>leucine carboxyl methyltransferase 2, IRF1 <text:s/>- <text:s/>interferon regulatory factor 1, MOCS3 <text:s/>- <text:s/>molybdenum cofactor synthesis 3, ZNF169 <text:s/>- <text:s/>zinc finger protein 169, CTTNBP2NL <text:s/>- <text:s/>cttnbp2 n-terminal like, ZNF629 <text:s/>- <text:s/>zinc finger protein 629, PARS2 <text:s/>- <text:s/>prolyl-trna synthetase 2, mitochondrial (putative), KAT7 <text:s/>- <text:s/>k(lysine) acetyltransferase 7, SEPSECS <text:s/>- <text:s/>sep (o-phosphoserine) trna:sec (selenocysteine) trna synthase, COG3 <text:s/>- <text:s/>component of oligomeric golgi complex 3, SBNO2 <text:s/>- <text:s/>strawberry notch homolog 2 (drosophila), ZNF266 <text:s/>- <text:s/>zinc finger protein 266, ZNF274 <text:s/>- <text:s/>zinc finger protein 274, UBOX5 <text:s/>- <text:s/>u-box domain containing 5, EAF1 <text:s/>- <text:s/>ell associated factor 1, TTLL3 <text:s/>- <text:s/>tubulin tyrosine ligase-like family, member 3, CEP164 <text:s/>- <text:s/>centrosomal protein 164kda, TFB2M <text:s/>- <text:s/>transcription factor b2, mitochondrial, MARK3 <text:s/>- <text:s/>map/microtubule affinity-regulating kinase 3, DPH2 <text:s/>- <text:s/>dph2 homolog (s. cerevisiae), MON1B <text:s/>- <text:s/>mon1 secretory trafficking family member b, AQR <text:s/>- <text:s/>aquarius homolog (mouse), PIGS <text:s/>- <text:s/>phosphatidylinositol glycan anchor biosynthesis, class s, PHKB <text:s/>- <text:s/>phosphorylase kinase, beta, PUS7L <text:s/>- <text:s/>pseudouridylate synthase 7 homolog (s. cerevisiae)-like, HMGN5 <text:s/>- <text:s/>high mobility group nucleosome binding domain 5, ZNRF2 <text:s/>- <text:s/>zinc and ring finger 2, KCNH8 <text:s/>- <text:s/>potassium voltage-gated channel, subfamily h (eag-related), member 8, PEX12 <text:s/>- <text:s/>peroxisomal biogenesis factor 12, DUSP6 <text:s/>- <text:s/>dual specificity phosphatase 6, MBD1 <text:s/>- <text:s/>methyl-cpg binding domain protein 1, FAM103A1 <text:s/>- <text:s/>family with sequence similarity 103, member a1, ZMAT2 <text:s/>- <text:s/>zinc finger, matrin-type 2, RPF1 <text:s/>- <text:s/>ribosome production factor 1 homolog (s. cerevisiae), TOR1A <text:s/>- <text:s/>torsin family 1, member a (torsin a), SART1 <text:s/>- <text:s/>squamous cell carcinoma antigen recognized by t cells, FRK <text:s/>- <text:s/>fyn-related kinase, LCMT1 <text:s/>- <text:s/>leucine carboxyl methyltransferase 1, HARS2 <text:s/>- <text:s/>histidyl-trna synthetase 2, mitochondrial, TRMT112 <text:s/>- <text:s/>trna methyltransferase 11-2 homolog (s. cerevisiae), USP36 <text:s/>- <text:s/>ubiquitin specific peptidase 36, RTFDC1 <text:s/>- <text:s/>replication termination factor 2 domain containing 1, CWC15 <text:s/>- <text:s/>cwc15 spliceosome-associated protein homolog (s. cerevisiae), NHP2L1 <text:s/>- <text:s/>nhp2 non-histone chromosome protein 2-like 1 (s. cerevisiae), HDAC9 <text:s/>- <text:s/>histone deacetylase 9, WARS <text:s/>- <text:s/>tryptophanyl-trna synthetase, ZSCAN29 <text:s/>- <text:s/>zinc finger and scan domain containing 29, INO80 <text:s/>- <text:s/>ino80 complex subunit, DDX56 <text:s/>- <text:s/>dead (asp-glu-ala-asp) box helicase 56, SOCS7 <text:s/>- <text:s/>suppressor of cytokine signaling 7, WDR82 <text:s/>- <text:s/>wd repeat domain 82, PITX2 <text:s/>- <text:s/>paired-like homeodomain 2, BARD1 <text:s/>- <text:s/>brca1 associated ring domain 1, GRWD1 <text:s/>- <text:s/>glutamate-rich wd repeat containing 1, PUS1 <text:s/>- <text:s/>pseudouridylate synthase 1, RAD51D <text:s/>- <text:s/>rad51 paralog d, NEDD8 <text:s/>- <text:s/>neural precursor cell expressed, developmentally down-regulated 8, NFIB <text:s/>- <text:s/>nuclear factor i/b, ZNF18 <text:s/>- <text:s/>zinc finger protein 18, ZNF384 <text:s/>- <text:s/>zinc finger protein 384, EIF5A2 <text:s/>- <text:s/>eukaryotic translation initiation factor 5a2, CELF1 <text:s/>- <text:s/>cugbp, elav-like family member 1, DHX37 <text:s/>- <text:s/>deah (asp-glu-ala-his) box polypeptide 37, PHRF1 <text:s/>- <text:s/>phd and ring finger domains 1, MED15 <text:s/>- <text:s/>mediator complex subunit 15, U2AF2 <text:s/>- <text:s/>u2 small nuclear rna auxiliary factor 2, EDEM3 <text:s/>- <text:s/>er degradation enhancer, mannosidase alpha-like 3, TGIF1 <text:s/>- <text:s/>tgfb-induced factor homeobox 1, EIF2AK4 <text:s/>- <text:s/>eukaryotic translation initiation factor 2 alpha kinase 4, PHKG2 <text:s/>- <text:s/>phosphorylase kinase, gamma 2 (testis), RNF20 <text:s/>- <text:s/>ring finger protein 20, e3 ubiquitin protein ligase, KDM5A <text:s/>- <text:s/>lysine (k)-specific demethylase 5a, RSL1D1 <text:s/>- <text:s/>ribosomal l1 domain containing 1, PIK3C3 <text:s/>- <text:s/>phosphatidylinositol 3-kinase, catalytic subunit type 3, LYPLA2 <text:s/>- <text:s/>lysophospholipase ii, DDX55 <text:s/>- <text:s/>dead (asp-glu-ala-asp) box polypeptide 55, CHUK <text:s/>- <text:s/>conserved helix-loop-helix ubiquitous kinase, PIGF <text:s/>- <text:s/>phosphatidylinositol glycan anchor biosynthesis, class f, PIGT <text:s/>- <text:s/>phosphatidylinositol glycan anchor biosynthesis, class 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37</text:p>
          </table:table-cell>
          <table:table-cell office:value-type="string" calcext:value-type="string">
            <text:p>cellular metabolic process</text:p>
          </table:table-cell>
          <table:table-cell office:value-type="float" office:value="0.0000000626" calcext:value-type="float">
            <text:p>6.26E-08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1.2" calcext:value-type="float">
            <text:p>1.2</text:p>
          </table:table-cell>
          <table:table-cell office:value-type="float" office:value="13954" calcext:value-type="float">
            <text:p>13954</text:p>
          </table:table-cell>
          <table:table-cell office:value-type="float" office:value="6807" calcext:value-type="float">
            <text:p>6807</text:p>
          </table:table-cell>
          <table:table-cell office:value-type="float" office:value="700" calcext:value-type="float">
            <text:p>70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[COX6A1 <text:s/>- <text:s/>cytochrome c oxidase subunit via polypeptide 1, ZNF572 <text:s/>- <text:s/>zinc finger protein 572, SYMPK <text:s/>- <text:s/>symplekin, PHF21A <text:s/>- <text:s/>phd finger protein 21a, TBRG1 <text:s/>- <text:s/>transforming growth factor beta regulator 1, MKI67IP <text:s/>- <text:s/>mki67 (fha domain) interacting nucleolar phosphoprotein, COX5B <text:s/>- <text:s/>cytochrome c oxidase subunit vb, PMM2 <text:s/>- <text:s/>phosphomannomutase 2, MIER1 <text:s/>- <text:s/>mesoderm induction early response 1, transcriptional regulator, NCOA3 <text:s/>- <text:s/>nuclear receptor coactivator 3, FTSJ3 <text:s/>- <text:s/>ftsj homolog 3 (e. coli), CPT2 <text:s/>- <text:s/>carnitine palmitoyltransferase 2, MDGA2 <text:s/>- <text:s/>mam domain containing glycosylphosphatidylinositol anchor 2, GK <text:s/>- <text:s/>glycerol kinase, ZNF333 <text:s/>- <text:s/>zinc finger protein 333, ATG4C <text:s/>- <text:s/>autophagy related 4c, cysteine peptidase, BFAR <text:s/>- <text:s/>bifunctional apoptosis regulator, ACOX1 <text:s/>- <text:s/>acyl-coa oxidase 1, palmitoyl, TRIM6 <text:s/>- <text:s/>tripartite motif containing 6, GTPBP4 <text:s/>- <text:s/>gtp binding protein 4, GMPR2 <text:s/>- <text:s/>guanosine monophosphate reductase 2, ATF6B <text:s/>- <text:s/>activating transcription factor 6 beta, MINPP1 <text:s/>- <text:s/>multiple inositol-polyphosphate phosphatase 1, SUB1 <text:s/>- <text:s/>sub1 homolog (s. cerevisiae), SNX1 <text:s/>- <text:s/>sorting nexin 1, NR1D1 <text:s/>- <text:s/>nuclear receptor subfamily 1, group d, member 1, SNRPE <text:s/>- <text:s/>small nuclear ribonucleoprotein polypeptide e, ACVR2A <text:s/>- <text:s/>activin a receptor, type iia, ETNK1 <text:s/>- <text:s/>ethanolamine kinase 1, TBPL1 <text:s/>- <text:s/>tbp-like 1, ZBTB41 <text:s/>- <text:s/>zinc finger and btb domain containing 41, ADAM10 <text:s/>- <text:s/>adam metallopeptidase domain 10, POU3F4 <text:s/>- <text:s/>pou class 3 homeobox 4, ACYP2 <text:s/>- <text:s/>acylphosphatase 2, muscle type, TMEM59 <text:s/>- <text:s/>transmembrane protein 59, ADCY5 <text:s/>- <text:s/>adenylate cyclase 5, BRAP <text:s/>- <text:s/>brca1 associated protein, ADCY2 <text:s/>- <text:s/>adenylate cyclase 2 (brain), USP11 <text:s/>- <text:s/>ubiquitin specific peptidase 11, EIF4E2 <text:s/>- <text:s/>eukaryotic translation initiation factor 4e family member 2, GNAI3 <text:s/>- <text:s/>guanine nucleotide binding protein (g protein), alpha inhibiting activity polypeptide 3, POLR2F <text:s/>- <text:s/>polymerase (rna) ii (dna directed) polypeptide f, CHD6 <text:s/>- <text:s/>chromodomain helicase dna binding protein 6, DBR1 <text:s/>- <text:s/>debranching rna lariats 1, ASB8 <text:s/>- <text:s/>ankyrin repeat and socs box containing 8, SUPT6H <text:s/>- <text:s/>suppressor of ty 6 homolog (s. cerevisiae), AGL <text:s/>- <text:s/>amylo-alpha-1, 6-glucosidase, 4-alpha-glucanotransferase, CHCHD2 <text:s/>- <text:s/>coiled-coil-helix-coiled-coil-helix domain containing 2, RASGRP3 <text:s/>- <text:s/>ras guanyl releasing protein 3 (calcium and dag-regulated), UBL5 <text:s/>- <text:s/>ubiquitin-like 5, PHF11 <text:s/>- <text:s/>phd finger protein 11, PPP2R1A <text:s/>- <text:s/>protein phosphatase 2, regulatory subunit a, alpha, TRMT61A <text:s/>- <text:s/>trna methyltransferase 61 homolog a (s. cerevisiae), GABPA <text:s/>- <text:s/>ga binding protein transcription factor, alpha subunit 60kda, WWP2 <text:s/>- <text:s/>ww domain containing e3 ubiquitin protein ligase 2, FASTKD5 <text:s/>- <text:s/>fast kinase domains 5, ZNF264 <text:s/>- <text:s/>zinc finger protein 264, FUT8 <text:s/>- <text:s/>fucosyltransferase 8 (alpha (1,6) fucosyltransferase), ANKRD32 <text:s/>- <text:s/>ankyrin repeat domain 32, GPBP1L1 <text:s/>- <text:s/>gc-rich promoter binding protein 1-like 1, TOPBP1 <text:s/>- <text:s/>topoisomerase (dna) ii binding protein 1, ALAD <text:s/>- <text:s/>aminolevulinate dehydratase, NEK7 <text:s/>- <text:s/>nima-related kinase 7, MECR <text:s/>- <text:s/>mitochondrial trans-2-enoyl-coa reductase, RNF181 <text:s/>- <text:s/>ring finger protein 181, C9orf64 <text:s/>- <text:s/>chromosome 9 open reading frame 64, C12orf44 <text:s/>- <text:s/>chromosome 12 open reading frame 44, GAK <text:s/>- <text:s/>cyclin g associated kinase, TEFM <text:s/>- <text:s/>transcription elongation factor, mitochondrial, GALK2 <text:s/>- <text:s/>galactokinase 2, SNRNP27 <text:s/>- <text:s/>small nuclear ribonucleoprotein 27kda (u4/u6.u5), VRK3 <text:s/>- <text:s/>vaccinia related kinase 3, EIF1AD <text:s/>- <text:s/>eukaryotic translation initiation factor 1a domain containing, ADAL <text:s/>- <text:s/>adenosine deaminase-like, JAK1 <text:s/>- <text:s/>janus kinase 1, DCAF12 <text:s/>- <text:s/>ddb1 and cul4 associated factor 12, USP49 <text:s/>- <text:s/>ubiquitin specific peptidase 49, MAP2K1 <text:s/>- <text:s/>mitogen-activated protein kinase kinase 1, TRIP13 <text:s/>- <text:s/>thyroid hormone receptor interactor 13, UTP23 <text:s/>- <text:s/>utp23, small subunit (ssu) processome component, homolog (yeast), OSBPL9 <text:s/>- <text:s/>oxysterol binding protein-like 9, WDR83 <text:s/>- <text:s/>wd repeat domain 83, CCDC85B <text:s/>- <text:s/>coiled-coil domain containing 85b, VIPAS39 <text:s/>- <text:s/>vps33b interacting protein, apical-basolateral polarity regulator, spe-39 homolog, VAC14 <text:s/>- <text:s/>vac14 homolog (s. cerevisiae), KDM4D <text:s/>- <text:s/>lysine (k)-specific demethylase 4d, NSUN3 <text:s/>- <text:s/>nop2/sun domain family, member 3, SF3B2 <text:s/>- <text:s/>splicing factor 3b, subunit 2, 145kda, ZKSCAN8 <text:s/>- <text:s/>zinc finger with krab and scan domains 8, DHX8 <text:s/>- <text:s/>deah (asp-glu-ala-his) box polypeptide 8, ZNF202 <text:s/>- <text:s/>zinc finger protein 202, KLHL2 <text:s/>- <text:s/>kelch-like family member 2, SPRTN <text:s/>- <text:s/>sprt-like n-terminal domain, DDIT3 <text:s/>- <text:s/>dna-damage-inducible transcript 3, ZNF175 <text:s/>- <text:s/>zinc finger protein 175, SDF2 <text:s/>- <text:s/>stromal cell-derived factor 2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PC <text:s/>- <text:s/>pyruvate carboxylase, NUDT2 <text:s/>- <text:s/>nudix (nucleoside diphosphate linked moiety x)-type motif 2, LHX4 <text:s/>- <text:s/>lim homeobox 4, DCUN1D3 <text:s/>- <text:s/>dcn1, defective in cullin neddylation 1, domain containing 3, ZDHHC5 <text:s/>- <text:s/>zinc finger, dhhc-type containing 5, MAP3K11 <text:s/>- <text:s/>mitogen-activated protein kinase kinase kinase 11, ZNF160 <text:s/>- <text:s/>zinc finger protein 160, USP43 <text:s/>- <text:s/>ubiquitin specific peptidase 43, ACSL5 <text:s/>- <text:s/>acyl-coa synthetase long-chain family member 5, CCL2 <text:s/>- <text:s/>chemokine (c-c motif) ligand 2, TATDN1 <text:s/>- <text:s/>tatd dnase domain containing 1, SDC1 <text:s/>- <text:s/>syndecan 1, ZNF473 <text:s/>- <text:s/>zinc finger protein 473, EIF2A <text:s/>- <text:s/>eukaryotic translation initiation factor 2a, 65kda, BIRC6 <text:s/>- <text:s/>baculoviral iap repeat containing 6, CELF3 <text:s/>- <text:s/>cugbp, elav-like family member 3, RNF31 <text:s/>- <text:s/>ring finger protein 31, MRPL52 <text:s/>- <text:s/>mitochondrial ribosomal protein l52, SUPT16H <text:s/>- <text:s/>suppressor of ty 16 homolog (s. cerevisiae), ARGLU1 <text:s/>- <text:s/>arginine and glutamate rich 1, ZRANB3 <text:s/>- <text:s/>zinc finger, ran-binding domain containing 3, ERI1 <text:s/>- <text:s/>exoribonuclease 1, PDPK1 <text:s/>- <text:s/>3-phosphoinositide dependent protein kinase-1, HARS <text:s/>- <text:s/>histidyl-trna synthetase, CSNK1G1 <text:s/>- <text:s/>casein kinase 1, gamma 1, MEIS2 <text:s/>- <text:s/>meis homeobox 2, MEIS1 <text:s/>- <text:s/>meis homeobox 1, ATG2B <text:s/>- <text:s/>autophagy related 2b, SERPIND1 <text:s/>- <text:s/>serpin peptidase inhibitor, clade d (heparin cofactor), member 1, FICD <text:s/>- <text:s/>fic domain containing, CDK17 <text:s/>- <text:s/>cyclin-dependent kinase 17, ZNF169 <text:s/>- <text:s/>zinc finger protein 169, PARS2 <text:s/>- <text:s/>prolyl-trna synthetase 2, mitochondrial (putative), KAT7 <text:s/>- <text:s/>k(lysine) acetyltransferase 7, UCK1 <text:s/>- <text:s/>uridine-cytidine kinase 1, VTA1 <text:s/>- <text:s/>vesicle (multivesicular body) trafficking 1, COG3 <text:s/>- <text:s/>component of oligomeric golgi complex 3, SBNO2 <text:s/>- <text:s/>strawberry notch homolog 2 (drosophila), UBOX5 <text:s/>- <text:s/>u-box domain containing 5, EAF1 <text:s/>- <text:s/>ell associated factor 1, CEP164 <text:s/>- <text:s/>centrosomal protein 164kda, TTLL3 <text:s/>- <text:s/>tubulin tyrosine ligase-like family, member 3, MARK3 <text:s/>- <text:s/>map/microtubule affinity-regulating kinase 3, DPH2 <text:s/>- <text:s/>dph2 homolog (s. cerevisiae), MON1B <text:s/>- <text:s/>mon1 secretory trafficking family member b, PHKB <text:s/>- <text:s/>phosphorylase kinase, beta, GPD2 <text:s/>- <text:s/>glycerol-3-phosphate dehydrogenase 2 (mitochondrial), TRAPPC8 <text:s/>- <text:s/>trafficking protein particle complex 8, PUS7L <text:s/>- <text:s/>pseudouridylate synthase 7 homolog (s. cerevisiae)-like, HMGN5 <text:s/>- <text:s/>high mobility group nucleosome binding domain 5, ZNRF2 <text:s/>- <text:s/>zinc and ring finger 2, PEX12 <text:s/>- <text:s/>peroxisomal biogenesis factor 12, MBD1 <text:s/>- <text:s/>methyl-cpg binding domain protein 1, DUSP6 <text:s/>- <text:s/>dual specificity phosphatase 6, FAM103A1 <text:s/>- <text:s/>family with sequence similarity 103, member a1, TOR1A <text:s/>- <text:s/>torsin family 1, member a (torsin a), ATP5J <text:s/>- <text:s/>atp synthase, h+ transporting, mitochondrial fo complex, subunit f6, SART1 <text:s/>- <text:s/>squamous cell carcinoma antigen recognized by t cells, LCMT1 <text:s/>- <text:s/>leucine carboxyl methyltransferase 1, TRMT112 <text:s/>- <text:s/>trna methyltransferase 11-2 homolog (s. cerevisiae), USP36 <text:s/>- <text:s/>ubiquitin specific peptidase 36, RTFDC1 <text:s/>- <text:s/>replication termination factor 2 domain containing 1, CWC15 <text:s/>- <text:s/>cwc15 spliceosome-associated protein homolog (s. cerevisiae), WARS <text:s/>- <text:s/>tryptophanyl-trna synthetase, ZSCAN29 <text:s/>- <text:s/>zinc finger and scan domain containing 29, ATP5A1 <text:s/>- <text:s/>atp synthase, h+ transporting, mitochondrial f1 complex, alpha subunit 1, cardiac muscle, SLC7A7 <text:s/>- <text:s/>solute carrier family 7 (amino acid transporter light chain, y+l system), member 7, PITX2 <text:s/>- <text:s/>paired-like homeodomain 2, BARD1 <text:s/>- <text:s/>brca1 associated ring domain 1, VPS18 <text:s/>- <text:s/>vacuolar protein sorting 18 homolog (s. cerevisiae), GRWD1 <text:s/>- <text:s/>glutamate-rich wd repeat containing 1, DLST <text:s/>- <text:s/>dihydrolipoamide s-succinyltransferase (e2 component of 2-oxo-glutarate complex), AIP <text:s/>- <text:s/>aryl hydrocarbon receptor interacting protein, ZNF18 <text:s/>- <text:s/>zinc finger protein 18, ZNF384 <text:s/>- <text:s/>zinc finger protein 384, DHX37 <text:s/>- <text:s/>deah (asp-glu-ala-his) box polypeptide 37, PHRF1 <text:s/>- <text:s/>phd and ring finger domains 1, MED15 <text:s/>- <text:s/>mediator complex subunit 15, U2AF2 <text:s/>- <text:s/>u2 small nuclear rna auxiliary factor 2, PHKG2 <text:s/>- <text:s/>phosphorylase kinase, gamma 2 (testis), EIF2AK4 <text:s/>- <text:s/>eukaryotic translation initiation factor 2 alpha kinase 4, PIK3C3 <text:s/>- <text:s/>phosphatidylinositol 3-kinase, catalytic subunit type 3, RSL1D1 <text:s/>- <text:s/>ribosomal l1 domain containing 1, LYPLA2 <text:s/>- <text:s/>lysophospholipase ii, DDX55 <text:s/>- <text:s/>dead (asp-glu-ala-asp) box polypeptide 55, PIGF <text:s/>- <text:s/>phosphatidylinositol glycan anchor biosynthesis, class f, PIGT <text:s/>- <text:s/>phosphatidylinositol glycan anchor biosynthesis, class t, DPM1 <text:s/>- <text:s/>dolichyl-phosphate mannosyltransferase polypeptide 1, catalytic subunit, TSN <text:s/>- <text:s/>translin, TRAK1 <text:s/>- <text:s/>trafficking protein, kinesin binding 1, SF3A1 <text:s/>- <text:s/>splicing factor 3a, subunit 1, 120kda, CDKL4 <text:s/>- <text:s/>cyclin-dependent kinase-like 4, NASP <text:s/>- <text:s/>nuclear autoantigenic sperm protein (histone-binding), NARS <text:s/>- <text:s/>asparaginyl-trna synthetase, DHFRL1 <text:s/>- <text:s/>dihydrofolate reductase-like 1, SIRT2 <text:s/>- <text:s/>sirtuin 2, TBK1 <text:s/>- <text:s/>tank-binding kinase 1, BANF1 <text:s/>- <text:s/>barrier to autointegration factor 1, CC2D1A <text:s/>- <text:s/>coiled-coil and c2 domain containing 1a, ALKBH1 <text:s/>- <text:s/>alkb, alkylation repair homolog 1 (e. coli), EIF3CL <text:s/>- <text:s/>eukaryotic translation initiation factor 3, subunit c-like, RING1 <text:s/>- <text:s/>ring finger protein 1, UGGT1 <text:s/>- <text:s/>udp-glucose glycoprotein glucosyltransferase 1, BLK <text:s/>- <text:s/>b lymphoid tyrosine kinase, TTF1 <text:s/>- <text:s/>transcription termination factor, rna polymerase i, EIF2S1 <text:s/>- <text:s/>eukaryotic translation initiation factor 2, subunit 1 alpha, 35kda, ELF2 <text:s/>- <text:s/>e74-like factor 2 (ets domain transcription factor), TSC22D1 <text:s/>- <text:s/>tsc22 domain family, member 1, FBXL12 <text:s/>- <text:s/>f-box and leucine-rich repeat protein 12, ELOVL6 <text:s/>- <text:s/>elovl fatty acid elongase 6, PSMD14 <text:s/>- <text:s/>proteasome (prosome, macropain) 26s subunit, non-atpase, 14, ZNF259 <text:s/>- <text:s/>zinc finger protein 259, VPS51 <text:s/>- <text:s/>vacuolar protein sorting 51 homolog (s. cerevisiae), PGAP3 <text:s/>- <text:s/>post-gpi attachment to proteins 3, COX17 <text:s/>- <text:s/>cox17 cytochrome c oxidase copper chaperone, RPS6KC1 <text:s/>- <text:s/>ribosomal protein s6 kinase, 52kda, polypeptide 1, RNF149 <text:s/>- <text:s/>ring finger protein 149, STK38L <text:s/>- <text:s/>serine/threonine kinase 38 like, DDX50 <text:s/>- <text:s/>dead (asp-glu-ala-asp) box polypeptide 50, SLIRP <text:s/>- <text:s/>sra stem-loop interacting rna binding protein, GLIS1 <text:s/>- <text:s/>glis family zinc finger 1, NABP2 <text:s/>- <text:s/>nucleic acid binding protein 2, UHMK1 <text:s/>- <text:s/>u2af homology motif (uhm) kinase 1, RNASE6 <text:s/>- <text:s/>ribonuclease, rnase a family, k6, ZNF677 <text:s/>- <text:s/>zinc finger protein 677, CPNE1 <text:s/>- <text:s/>copine i, NUP37 <text:s/>- <text:s/>nucleoporin 37kda, RNF6 <text:s/>- <text:s/>ring finger protein (c3h2c3 type) 6, GATAD2A <text:s/>- <text:s/>gata zinc finger domain containing 2a, WDR93 <text:s/>- <text:s/>wd repeat domain 93, RORA <text:s/>- <text:s/>rar-related orphan receptor a, MUSK <text:s/>- <text:s/>muscle, skeletal, receptor tyrosine kinase, MUT <text:s/>- <text:s/>methylmalonyl coa mutase, E2F4 <text:s/>- <text:s/>e2f transcription factor 4, p107/p130-binding, HSPD1 <text:s/>- <text:s/>heat shock 60kda protein 1 (chaperonin), STAM2 <text:s/>- <text:s/>signal transducing adaptor molecule (sh3 domain and itam motif) 2, HELB <text:s/>- <text:s/>helicase (dna) b, SMYD2 <text:s/>- <text:s/>set and mynd domain containing 2, RAD50 <text:s/>- <text:s/>rad50 homolog (s. cerevisiae), BCL10 <text:s/>- <text:s/>b-cell cll/lymphoma 10, TOP3B <text:s/>- <text:s/>topoisomerase (dna) iii beta, SWAP70 <text:s/>- <text:s/>swap switching b-cell complex 70kda subunit, ERP44 <text:s/>- <text:s/>endoplasmic reticulum protein 44, TCEANC2 <text:s/>- <text:s/>transcription elongation factor a (sii) n-terminal and central domain containing 2, UBR1 <text:s/>- <text:s/>ubiquitin protein ligase e3 component n-recognin 1, MTR <text:s/>- <text:s/>5-methyltetrahydrofolate-homocysteine methyltransferase, NADK <text:s/>- <text:s/>nad kinase, RPL19 <text:s/>- <text:s/>ribosomal protein l19, MCRS1 <text:s/>- <text:s/>microspherule protein 1, USF1 <text:s/>- <text:s/>upstream transcription factor 1, HMGB1 <text:s/>- <text:s/>high mobility group box 1, ZNF470 <text:s/>- <text:s/>zinc finger protein 470, TRMT12 <text:s/>- <text:s/>trna methyltransferase 12 homolog (s. cerevisiae), EIF3C <text:s/>- <text:s/>eukaryotic translation initiation factor 3, subunit c, BRD9 <text:s/>- <text:s/>bromodomain containing 9, PTK2B <text:s/>- <text:s/>protein tyrosine kinase 2 beta, PPIH <text:s/>- <text:s/>peptidylprolyl isomerase h (cyclophilin h), SLC30A9 <text:s/>- <text:s/>solute carrier family 30 (zinc transporter), member 9, RPA3 <text:s/>- <text:s/>replication protein a3, 14kda, MTF1 <text:s/>- <text:s/>metal-regulatory transcription factor 1, EIF3H <text:s/>- <text:s/>eukaryotic translation initiation factor 3, subunit h, EIF3I <text:s/>- <text:s/>eukaryotic translation initiation factor 3, subunit i, ETV3 <text:s/>- <text:s/>ets variant 3, RPS5 <text:s/>- <text:s/>ribosomal protein s5, ATG2A <text:s/>- <text:s/>autophagy related 2a, EIF3M <text:s/>- <text:s/>eukaryotic translation initiation factor 3, subunit m, ZNF787 <text:s/>- <text:s/>zinc finger protein 787, SLC25A17 <text:s/>- <text:s/>solute carrier family 25 (mitochondrial carrier; peroxisomal membrane protein, 34kda), member 17, PARPBP <text:s/>- <text:s/>parp1 binding protein, DHX57 <text:s/>- <text:s/>deah (asp-glu-ala-asp/his) box polypeptide 57, TADA3 <text:s/>- <text:s/>transcriptional adaptor 3, EYA3 <text:s/>- <text:s/>eyes absent homolog 3 (drosophila), ENDOV <text:s/>- <text:s/>endonuclease v, RPL32 <text:s/>- <text:s/>ribosomal protein l32, LPIN3 <text:s/>- <text:s/>lipin 3, RPS21 <text:s/>- <text:s/>ribosomal protein s21, RAVER1 <text:s/>- <text:s/>ribonucleoprotein, ptb-binding 1, ZBTB5 <text:s/>- <text:s/>zinc finger and btb domain containing 5, RPS16 <text:s/>- <text:s/>ribosomal protein s16, CCNT1 <text:s/>- <text:s/>cyclin t1, FAM20B <text:s/>- <text:s/>family with sequence similarity 20, member b, HMG20A <text:s/>- <text:s/>high mobility group 20a, ERH <text:s/>- <text:s/>enhancer of rudimentary homolog (drosophila), RIPK1 <text:s/>- <text:s/>receptor (tnfrsf)-interacting serine-threonine kinase 1, ESRRG <text:s/>- <text:s/>estrogen-related receptor gamma, ESRRA <text:s/>- <text:s/>estrogen-related receptor alpha, SGPP1 <text:s/>- <text:s/>sphingosine-1-phosphate phosphatase 1, RPS14 <text:s/>- <text:s/>ribosomal protein s14, CPT1C <text:s/>- <text:s/>carnitine palmitoyltransferase 1c, FBXO8 <text:s/>- <text:s/>f-box protein 8, FAF2 <text:s/>- <text:s/>fas associated factor family member 2, TINF2 <text:s/>- <text:s/>terf1 (trf1)-interacting nuclear factor 2, SDHAF2 <text:s/>- <text:s/>succinate dehydrogenase complex assembly factor 2, RPS6KA1 <text:s/>- <text:s/>ribosomal protein s6 kinase, 90kda, polypeptide 1, FOXA3 <text:s/>- <text:s/>forkhead box a3, PMPCA <text:s/>- <text:s/>peptidase (mitochondrial processing) alpha, ONECUT1 <text:s/>- <text:s/>one cut homeobox 1, USP3 <text:s/>- <text:s/>ubiquitin specific peptidase 3, BABAM1 <text:s/>- <text:s/>brisc and brca1 a complex member 1, HNRNPD <text:s/>- <text:s/>heterogeneous nuclear ribonucleoprotein d (au-rich element rna binding protein 1, 37kda), MRPL18 <text:s/>- <text:s/>mitochondrial ribosomal protein l18, UBE2E1 <text:s/>- <text:s/>ubiquitin-conjugating enzyme e2e 1, UBE2V2 <text:s/>- <text:s/>ubiquitin-conjugating enzyme e2 variant 2, NABP1 <text:s/>- <text:s/>nucleic acid binding protein 1, MPG <text:s/>- <text:s/>n-methylpurine-dna glycosylase, UBE2N <text:s/>- <text:s/>ubiquitin-conjugating enzyme e2n, MGA <text:s/>- <text:s/>mga, max dimerization protein, TOMM70A <text:s/>- <text:s/>translocase of outer mitochondrial membrane 70 homolog a (s. cerevisiae), ARID3B <text:s/>- <text:s/>at rich interactive domain 3b (bright-like), KCTD5 <text:s/>- <text:s/>potassium channel tetramerization domain containing 5, FLG <text:s/>- <text:s/>filaggrin, ETAA1 <text:s/>- <text:s/>ewing tumor-associated antigen 1, INCENP <text:s/>- <text:s/>inner centromere protein antigens 135/155kda, PTAR1 <text:s/>- <text:s/>protein prenyltransferase alpha subunit repeat containing 1, PSEN1 <text:s/>- <text:s/>presenilin 1, ZKSCAN7 <text:s/>- <text:s/>zinc finger with krab and scan domains 7, POLL <text:s/>- <text:s/>polymerase (dna directed), lambda, SLC16A9 <text:s/>- <text:s/>solute carrier family 16, member 9, PHLPP1 <text:s/>- <text:s/>ph domain and leucine rich repeat protein phosphatase 1, PRPF19 <text:s/>- <text:s/>pre-mrna processing factor 19, CDCA5 <text:s/>- <text:s/>cell division cycle associated 5, CDC14B <text:s/>- <text:s/>cell division cycle 14b, IL5 <text:s/>- <text:s/>interleukin 5 (colony-stimulating factor, eosinophil), PSMB1 <text:s/>- <text:s/>proteasome (prosome, macropain) subunit, beta type, 1, OAS3 <text:s/>- <text:s/>2'-5'-oligoadenylate synthetase 3, 100kda, MTFR2 <text:s/>- <text:s/>mitochondrial fission regulator 2, TRERF1 <text:s/>- <text:s/>transcriptional regulating factor 1, ACAD10 <text:s/>- <text:s/>acyl-coa dehydrogenase family, member 10, PSMA6 <text:s/>- <text:s/>proteasome (prosome, macropain) subunit, alpha type, 6, PSMA4 <text:s/>- <text:s/>proteasome (prosome, macropain) subunit, alpha type, 4, CGGBP1 <text:s/>- <text:s/>cgg triplet repeat binding protein 1, UBLCP1 <text:s/>- <text:s/>ubiquitin-like domain containing ctd phosphatase 1, MED8 <text:s/>- <text:s/>mediator complex subunit 8, PSMB4 <text:s/>- <text:s/>proteasome (prosome, macropain) subunit, beta type, 4, PSMC5 <text:s/>- <text:s/>proteasome (prosome, macropain) 26s subunit, atpase, 5, SLC35B3 <text:s/>- <text:s/>solute carrier family 35 (adenosine 3'-phospho 5'-phosphosulfate transporter), member b3, COASY <text:s/>- <text:s/>coa synthase, PSMC1 <text:s/>- <text:s/>proteasome (prosome, macropain) 26s subunit, atpase, 1, COPS3 <text:s/>- <text:s/>cop9 signalosome subunit 3, COQ6 <text:s/>- <text:s/>coenzyme q6 monooxygenase, GAR1 <text:s/>- <text:s/>gar1 ribonucleoprotein, DGKD <text:s/>- <text:s/>diacylglycerol kinase, delta 130kda, ORAOV1 <text:s/>- <text:s/>oral cancer overexpressed 1, TAF7 <text:s/>- <text:s/>taf7 rna polymerase ii, tata box binding protein (tbp)-associated factor, 55kda, TAF11 <text:s/>- <text:s/>taf11 rna polymerase ii, tata box binding protein (tbp)-associated factor, 28kda, SERP1 <text:s/>- <text:s/>stress-associated endoplasmic reticulum protein 1, PSME2 <text:s/>- <text:s/>proteasome (prosome, macropain) activator subunit 2 (pa28 beta), FGF13 <text:s/>- <text:s/>fibroblast growth factor 13, TAF1 <text:s/>- <text:s/>taf1 rna polymerase ii, tata box binding protein (tbp)-associated factor, 250kda, SETD4 <text:s/>- <text:s/>set domain containing 4, TARS <text:s/>- <text:s/>threonyl-trna synthetase, NR4A2 <text:s/>- <text:s/>nuclear receptor subfamily 4, group a, member 2, ZBTB7B <text:s/>- <text:s/>zinc finger and btb domain containing 7b, CDC14A <text:s/>- <text:s/>cell division cycle 14a, MAN2B2 <text:s/>- <text:s/>mannosidase, alpha, class 2b, member 2, KAT5 <text:s/>- <text:s/>k(lysine) acetyltransferase 5, MAP3K7 <text:s/>- <text:s/>mitogen-activated protein kinase kinase kinase 7, THOC5 <text:s/>- <text:s/>tho complex 5, CREBRF <text:s/>- <text:s/>creb3 regulatory factor, KMO <text:s/>- <text:s/>kynurenine 3-monooxygenase (kynurenine 3-hydroxylase), SLU7 <text:s/>- <text:s/>slu7 splicing factor homolog (s. cerevisiae), TBP <text:s/>- <text:s/>tata box binding protein, CDK13 <text:s/>- <text:s/>cyclin-dependent kinase 13, KLHL20 <text:s/>- <text:s/>kelch-like family member 20, LCMT2 <text:s/>- <text:s/>leucine carboxyl methyltransferase 2, IRF1 <text:s/>- <text:s/>interferon regulatory factor 1, MOCS3 <text:s/>- <text:s/>molybdenum cofactor synthesis 3, ZNF629 <text:s/>- <text:s/>zinc finger protein 629, CTTNBP2NL <text:s/>- <text:s/>cttnbp2 n-terminal like, SEPSECS <text:s/>- <text:s/>sep (o-phosphoserine) trna:sec (selenocysteine) trna synthase, ZNF266 <text:s/>- <text:s/>zinc finger protein 266, ZNF274 <text:s/>- <text:s/>zinc finger protein 274, TFB2M <text:s/>- <text:s/>transcription factor b2, mitochondrial, PEX2 <text:s/>- <text:s/>peroxisomal biogenesis factor 2, AQR <text:s/>- <text:s/>aquarius homolog (mouse), PIGS <text:s/>- <text:s/>phosphatidylinositol glycan anchor biosynthesis, class s, KCNH8 <text:s/>- <text:s/>potassium voltage-gated channel, subfamily h (eag-related), member 8, ZMAT2 <text:s/>- <text:s/>zinc finger, matrin-type 2, RPF1 <text:s/>- <text:s/>ribosome production factor 1 homolog (s. cerevisiae), FRK <text:s/>- <text:s/>fyn-related kinase, HARS2 <text:s/>- <text:s/>histidyl-trna synthetase 2, mitochondrial, NHP2L1 <text:s/>- <text:s/>nhp2 non-histone chromosome protein 2-like 1 (s. cerevisiae), HDAC9 <text:s/>- <text:s/>histone deacetylase 9, INO80 <text:s/>- <text:s/>ino80 complex subunit, DDX56 <text:s/>- <text:s/>dead (asp-glu-ala-asp) box helicase 56, SOCS7 <text:s/>- <text:s/>suppressor of cytokine signaling 7, WDR82 <text:s/>- <text:s/>wd repeat domain 82, CTPS2 <text:s/>- <text:s/>ctp synthase 2, PUS1 <text:s/>- <text:s/>pseudouridylate synthase 1, RAD51D <text:s/>- <text:s/>rad51 paralog d, NEDD8 <text:s/>- <text:s/>neural precursor cell expressed, developmentally down-regulated 8, MICAL2 <text:s/>- <text:s/>microtubule associated monooxygenase, calponin and lim domain containing 2, NFIB <text:s/>- <text:s/>nuclear factor i/b, CLN3 <text:s/>- <text:s/>ceroid-lipofuscinosis, neuronal 3, EIF5A2 <text:s/>- <text:s/>eukaryotic translation initiation factor 5a2, CELF1 <text:s/>- <text:s/>cugbp, elav-like family member 1, NDUFB9 <text:s/>- <text:s/>nadh dehydrogenase (ubiquinone) 1 beta subcomplex, 9, 22kda, NDUFB7 <text:s/>- <text:s/>nadh dehydrogenase (ubiquinone) 1 beta subcomplex, 7, 18kda, EDEM3 <text:s/>- <text:s/>er degradation enhancer, mannosidase alpha-like 3, NDUFB3 <text:s/>- <text:s/>nadh dehydrogenase (ubiquinone) 1 beta subcomplex, 3, 12kda, TGIF1 <text:s/>- <text:s/>tgfb-induced factor homeobox 1, KDM5A <text:s/>- <text:s/>lysine (k)-specific demethylase 5a, RNF20 <text:s/>- <text:s/>ring finger protein 20, e3 ubiquitin protein ligase, NNT <text:s/>- <text:s/>nicotinamide nucleotide transhydrogenase, VPS41 <text:s/>- <text:s/>vacuolar protein sorting 41 homolog (s. cerevisiae), AK3 <text:s/>- <text:s/>adenylate kinase 3, CHUK <text:s/>- <text:s/>conserved helix-loop-helix ubiquitous kinase, FPGS <text:s/>- <text:s/>folylpolyglutamate synthase, UQCRQ <text:s/>- <text:s/>ubiquinol-cytochrome c reductase, complex iii subunit vii, 9.5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1901360</text:p>
          </table:table-cell>
          <table:table-cell office:value-type="string" calcext:value-type="string">
            <text:p>organic cyclic compound metabolic process</text:p>
          </table:table-cell>
          <table:table-cell office:value-type="float" office:value="0.000000105" calcext:value-type="float">
            <text:p>0.00000010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1.33" calcext:value-type="float">
            <text:p>1.33</text:p>
          </table:table-cell>
          <table:table-cell office:value-type="float" office:value="13954" calcext:value-type="float">
            <text:p>13954</text:p>
          </table:table-cell>
          <table:table-cell office:value-type="float" office:value="3740" calcext:value-type="float">
            <text:p>3740</text:p>
          </table:table-cell>
          <table:table-cell office:value-type="float" office:value="700" calcext:value-type="float">
            <text:p>70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[ZNF572 <text:s/>- <text:s/>zinc finger protein 572, TSN <text:s/>- <text:s/>translin, PHF21A <text:s/>- <text:s/>phd finger protein 21a, SYMPK <text:s/>- <text:s/>symplekin, TBRG1 <text:s/>- <text:s/>transforming growth factor beta regulator 1, MKI67IP <text:s/>- <text:s/>mki67 (fha domain) interacting nucleolar phosphoprotein, COX5B <text:s/>- <text:s/>cytochrome c oxidase subunit vb, SF3A1 <text:s/>- <text:s/>splicing factor 3a, subunit 1, 120kda, PMM2 <text:s/>- <text:s/>phosphomannomutase 2, NASP <text:s/>- <text:s/>nuclear autoantigenic sperm protein (histone-binding), NARS <text:s/>- <text:s/>asparaginyl-trna synthetase, DHFRL1 <text:s/>- <text:s/>dihydrofolate reductase-like 1, MIER1 <text:s/>- <text:s/>mesoderm induction early response 1, transcriptional regulator, SIRT2 <text:s/>- <text:s/>sirtuin 2, BANF1 <text:s/>- <text:s/>barrier to autointegration factor 1, FTSJ3 <text:s/>- <text:s/>ftsj homolog 3 (e. coli), NCOA3 <text:s/>- <text:s/>nuclear receptor coactivator 3, CC2D1A <text:s/>- <text:s/>coiled-coil and c2 domain containing 1a, ALKBH1 <text:s/>- <text:s/>alkb, alkylation repair homolog 1 (e. coli), ZNF333 <text:s/>- <text:s/>zinc finger protein 333, RING1 <text:s/>- <text:s/>ring finger protein 1, UGGT1 <text:s/>- <text:s/>udp-glucose glycoprotein glucosyltransferase 1, TTF1 <text:s/>- <text:s/>transcription termination factor, rna polymerase i, GTPBP4 <text:s/>- <text:s/>gtp binding protein 4, GMPR2 <text:s/>- <text:s/>guanosine monophosphate reductase 2, ELF2 <text:s/>- <text:s/>e74-like factor 2 (ets domain transcription factor), SUB1 <text:s/>- <text:s/>sub1 homolog (s. cerevisiae), ATF6B <text:s/>- <text:s/>activating transcription factor 6 beta, TSC22D1 <text:s/>- <text:s/>tsc22 domain family, member 1, NR1D1 <text:s/>- <text:s/>nuclear receptor subfamily 1, group d, member 1, PSMD14 <text:s/>- <text:s/>proteasome (prosome, macropain) 26s subunit, non-atpase, 14, ZNF259 <text:s/>- <text:s/>zinc finger protein 259, SNRPE <text:s/>- <text:s/>small nuclear ribonucleoprotein polypeptide e, TBPL1 <text:s/>- <text:s/>tbp-like 1, DDX50 <text:s/>- <text:s/>dead (asp-glu-ala-asp) box polypeptide 50, SLIRP <text:s/>- <text:s/>sra stem-loop interacting rna binding protein, GLIS1 <text:s/>- <text:s/>glis family zinc finger 1, ZBTB41 <text:s/>- <text:s/>zinc finger and btb domain containing 41, NABP2 <text:s/>- <text:s/>nucleic acid binding protein 2, POU3F4 <text:s/>- <text:s/>pou class 3 homeobox 4, RNASE6 <text:s/>- <text:s/>ribonuclease, rnase a family, k6, CPNE1 <text:s/>- <text:s/>copine i, ZNF677 <text:s/>- <text:s/>zinc finger protein 677, ADCY5 <text:s/>- <text:s/>adenylate cyclase 5, NUP37 <text:s/>- <text:s/>nucleoporin 37kda, GATAD2A <text:s/>- <text:s/>gata zinc finger domain containing 2a, ADCY2 <text:s/>- <text:s/>adenylate cyclase 2 (brain), RORA <text:s/>- <text:s/>rar-related orphan receptor a, MUT <text:s/>- <text:s/>methylmalonyl coa mutase, HSPD1 <text:s/>- <text:s/>heat shock 60kda protein 1 (chaperonin), E2F4 <text:s/>- <text:s/>e2f transcription factor 4, p107/p130-binding, HELB <text:s/>- <text:s/>helicase (dna) b, SMYD2 <text:s/>- <text:s/>set and mynd domain containing 2, RAD50 <text:s/>- <text:s/>rad50 homolog (s. cerevisiae), GNAI3 <text:s/>- <text:s/>guanine nucleotide binding protein (g protein), alpha inhibiting activity polypeptide 3, TOP3B <text:s/>- <text:s/>topoisomerase (dna) iii beta, SWAP70 <text:s/>- <text:s/>swap switching b-cell complex 70kda subunit, POLR2F <text:s/>- <text:s/>polymerase (rna) ii (dna directed) polypeptide f, TCEANC2 <text:s/>- <text:s/>transcription elongation factor a (sii) n-terminal and central domain containing 2, MTR <text:s/>- <text:s/>5-methyltetrahydrofolate-homocysteine methyltransferase, CHD6 <text:s/>- <text:s/>chromodomain helicase dna binding protein 6, NADK <text:s/>- <text:s/>nad kinase, DBR1 <text:s/>- <text:s/>debranching rna lariats 1, MCRS1 <text:s/>- <text:s/>microspherule protein 1, RPL19 <text:s/>- <text:s/>ribosomal protein l19, USF1 <text:s/>- <text:s/>upstream transcription factor 1, HMGB1 <text:s/>- <text:s/>high mobility group box 1, ZNF470 <text:s/>- <text:s/>zinc finger protein 470, TRMT12 <text:s/>- <text:s/>trna methyltransferase 12 homolog (s. cerevisiae), SUPT6H <text:s/>- <text:s/>suppressor of ty 6 homolog (s. cerevisiae), BRD9 <text:s/>- <text:s/>bromodomain containing 9, PPIH <text:s/>- <text:s/>peptidylprolyl isomerase h (cyclophilin h)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UBL5 <text:s/>- <text:s/>ubiquitin-like 5, ETV3 <text:s/>- <text:s/>ets variant 3, PHF11 <text:s/>- <text:s/>phd finger protein 11, RPS5 <text:s/>- <text:s/>ribosomal protein s5, ZNF787 <text:s/>- <text:s/>zinc finger protein 787, PPP2R1A <text:s/>- <text:s/>protein phosphatase 2, regulatory subunit a, alpha, GABPA <text:s/>- <text:s/>ga binding protein transcription factor, alpha subunit 60kda, TRMT61A <text:s/>- <text:s/>trna methyltransferase 61 homolog a (s. cerevisiae), PARPBP <text:s/>- <text:s/>parp1 binding protein, WWP2 <text:s/>- <text:s/>ww domain containing e3 ubiquitin protein ligase 2, FASTKD5 <text:s/>- <text:s/>fast kinase domains 5, DHX57 <text:s/>- <text:s/>deah (asp-glu-ala-asp/his) box polypeptide 57, TADA3 <text:s/>- <text:s/>transcriptional adaptor 3, ZNF264 <text:s/>- <text:s/>zinc finger protein 264, EYA3 <text:s/>- <text:s/>eyes absent homolog 3 (drosophila), FUT8 <text:s/>- <text:s/>fucosyltransferase 8 (alpha (1,6) fucosyltransferase), ANKRD32 <text:s/>- <text:s/>ankyrin repeat domain 32, GPBP1L1 <text:s/>- <text:s/>gc-rich promoter binding protein 1-like 1, TOPBP1 <text:s/>- <text:s/>topoisomerase (dna) ii binding protein 1, ENDOV <text:s/>- <text:s/>endonuclease v, ALAD <text:s/>- <text:s/>aminolevulinate dehydratase, RPL32 <text:s/>- <text:s/>ribosomal protein l32, C9orf64 <text:s/>- <text:s/>chromosome 9 open reading frame 64, RAVER1 <text:s/>- <text:s/>ribonucleoprotein, ptb-binding 1, RPS21 <text:s/>- <text:s/>ribosomal protein s21, ZBTB5 <text:s/>- <text:s/>zinc finger and btb domain containing 5, TEFM <text:s/>- <text:s/>transcription elongation factor, mitochondrial, RPS16 <text:s/>- <text:s/>ribosomal protein s16, CCNT1 <text:s/>- <text:s/>cyclin t1, HMG20A <text:s/>- <text:s/>high mobility group 20a, ERH <text:s/>- <text:s/>enhancer of rudimentary homolog (drosophila), SNRNP27 <text:s/>- <text:s/>small nuclear ribonucleoprotein 27kda (u4/u6.u5), ESRRG <text:s/>- <text:s/>estrogen-related receptor gamma, ADAL <text:s/>- <text:s/>adenosine deaminase-like, ESRRA <text:s/>- <text:s/>estrogen-related receptor alpha, RPS14 <text:s/>- <text:s/>ribosomal protein s14, TINF2 <text:s/>- <text:s/>terf1 (trf1)-interacting nuclear factor 2, USP49 <text:s/>- <text:s/>ubiquitin specific peptidase 49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UTP23 <text:s/>- <text:s/>utp23, small subunit (ssu) processome component, homolog (yeast), OSBPL9 <text:s/>- <text:s/>oxysterol binding protein-like 9, WDR83 <text:s/>- <text:s/>wd repeat domain 83, HNRNPD <text:s/>- <text:s/>heterogeneous nuclear ribonucleoprotein d (au-rich element rna binding protein 1, 37kda), CCDC85B <text:s/>- <text:s/>coiled-coil domain containing 85b, VIPAS39 <text:s/>- <text:s/>vps33b interacting protein, apical-basolateral polarity regulator, spe-39 homolog, UBE2V2 <text:s/>- <text:s/>ubiquitin-conjugating enzyme e2 variant 2, KDM4D <text:s/>- <text:s/>lysine (k)-specific demethylase 4d, NABP1 <text:s/>- <text:s/>nucleic acid binding protein 1, MPG <text:s/>- <text:s/>n-methylpurine-dna glycosylase, NSUN3 <text:s/>- <text:s/>nop2/sun domain family, member 3, SF3B2 <text:s/>- <text:s/>splicing factor 3b, subunit 2, 145kda, UBE2N <text:s/>- <text:s/>ubiquitin-conjugating enzyme e2n, DHX8 <text:s/>- <text:s/>deah (asp-glu-ala-his) box polypeptide 8, ZKSCAN8 <text:s/>- <text:s/>zinc finger with krab and scan domains 8, MGA <text:s/>- <text:s/>mga, max dimerization protein, ZNF202 <text:s/>- <text:s/>zinc finger protein 202, SPRTN <text:s/>- <text:s/>sprt-like n-terminal domain, DDIT3 <text:s/>- <text:s/>dna-damage-inducible transcript 3, ZNF175 <text:s/>- <text:s/>zinc finger protein 175, ARID3B <text:s/>- <text:s/>at rich interactive domain 3b (bright-like)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ETAA1 <text:s/>- <text:s/>ewing tumor-associated antigen 1, GTF2E1 <text:s/>- <text:s/>general transcription factor iie, polypeptide 1, alpha 56kda, PC <text:s/>- <text:s/>pyruvate carboxylase, ZKSCAN7 <text:s/>- <text:s/>zinc finger with krab and scan domains 7, POLL <text:s/>- <text:s/>polymerase (dna directed), lambda, SLC16A9 <text:s/>- <text:s/>solute carrier family 16, member 9, NUDT2 <text:s/>- <text:s/>nudix (nucleoside diphosphate linked moiety x)-type motif 2, LHX4 <text:s/>- <text:s/>lim homeobox 4, PRPF19 <text:s/>- <text:s/>pre-mrna processing factor 19, CDC14B <text:s/>- <text:s/>cell division cycle 14b, CDCA5 <text:s/>- <text:s/>cell division cycle associated 5, ZNF160 <text:s/>- <text:s/>zinc finger protein 160, OAS3 <text:s/>- <text:s/>2'-5'-oligoadenylate synthetase 3, 100kda, TRERF1 <text:s/>- <text:s/>transcriptional regulating factor 1, USP43 <text:s/>- <text:s/>ubiquitin specific peptidase 43, CGGBP1 <text:s/>- <text:s/>cgg triplet repeat binding protein 1, MED8 <text:s/>- <text:s/>mediator complex subunit 8, TATDN1 <text:s/>- <text:s/>tatd dnase domain containing 1, SLC35B3 <text:s/>- <text:s/>solute carrier family 35 (adenosine 3'-phospho 5'-phosphosulfate transporter), member b3, COASY <text:s/>- <text:s/>coa synthase, ZNF473 <text:s/>- <text:s/>zinc finger protein 473, COPS3 <text:s/>- <text:s/>cop9 signalosome subunit 3, GAR1 <text:s/>- <text:s/>gar1 ribonucleoprotein, WWOX <text:s/>- <text:s/>ww domain containing oxidoreductase, ORAOV1 <text:s/>- <text:s/>oral cancer overexpressed 1, CELF3 <text:s/>- <text:s/>cugbp, elav-like family member 3, TAF7 <text:s/>- <text:s/>taf7 rna polymerase ii, tata box binding protein (tbp)-associated factor, 55kda, TAF11 <text:s/>- <text:s/>taf11 rna polymerase ii, tata box binding protein (tbp)-associated factor, 28kda, TAF1 <text:s/>- <text:s/>taf1 rna polymerase ii, tata box binding protein (tbp)-associated factor, 250kda, SUPT16H <text:s/>- <text:s/>suppressor of ty 16 homolog (s. cerevisiae), ARGLU1 <text:s/>- <text:s/>arginine and glutamate rich 1, ZRANB3 <text:s/>- <text:s/>zinc finger, ran-binding domain containing 3, ERI1 <text:s/>- <text:s/>exoribonuclease 1, PDPK1 <text:s/>- <text:s/>3-phosphoinositide dependent protein kinase-1, TARS <text:s/>- <text:s/>threonyl-trna synthetase, NR4A2 <text:s/>- <text:s/>nuclear receptor subfamily 4, group a, member 2, HARS <text:s/>- <text:s/>histidyl-trna synthetase, ZBTB7B <text:s/>- <text:s/>zinc finger and btb domain containing 7b, MEIS2 <text:s/>- <text:s/>meis homeobox 2, KAT5 <text:s/>- <text:s/>k(lysine) acetyltransferase 5, MEIS1 <text:s/>- <text:s/>meis homeobox 1, THOC5 <text:s/>- <text:s/>tho complex 5, MAP3K7 <text:s/>- <text:s/>mitogen-activated protein kinase kinase kinase 7, KMO <text:s/>- <text:s/>kynurenine 3-monooxygenase (kynurenine 3-hydroxylase), CREBRF <text:s/>- <text:s/>creb3 regulatory factor, SLU7 <text:s/>- <text:s/>slu7 splicing factor homolog (s. cerevisiae), TBP <text:s/>- <text:s/>tata box binding protein, CDK13 <text:s/>- <text:s/>cyclin-dependent kinase 13, LCMT2 <text:s/>- <text:s/>leucine carboxyl methyltransferase 2, IRF1 <text:s/>- <text:s/>interferon regulatory factor 1, MOCS3 <text:s/>- <text:s/>molybdenum cofactor synthesis 3, ZNF169 <text:s/>- <text:s/>zinc finger protein 169, ZNF629 <text:s/>- <text:s/>zinc finger protein 629, PARS2 <text:s/>- <text:s/>prolyl-trna synthetase 2, mitochondrial (putative), KAT7 <text:s/>- <text:s/>k(lysine) acetyltransferase 7, SEPSECS <text:s/>- <text:s/>sep (o-phosphoserine) trna:sec (selenocysteine) trna synthase, UCK1 <text:s/>- <text:s/>uridine-cytidine kinase 1, SBNO2 <text:s/>- <text:s/>strawberry notch homolog 2 (drosophila), ZNF266 <text:s/>- <text:s/>zinc finger protein 266, ZNF274 <text:s/>- <text:s/>zinc finger protein 274, EAF1 <text:s/>- <text:s/>ell associated factor 1, CEP164 <text:s/>- <text:s/>centrosomal protein 164kda, TFB2M <text:s/>- <text:s/>transcription factor b2, mitochondrial, MON1B <text:s/>- <text:s/>mon1 secretory trafficking family member b, AQR <text:s/>- <text:s/>aquarius homolog (mouse), PUS7L <text:s/>- <text:s/>pseudouridylate synthase 7 homolog (s. cerevisiae)-like, HMGN5 <text:s/>- <text:s/>high mobility group nucleosome binding domain 5, MBD1 <text:s/>- <text:s/>methyl-cpg binding domain protein 1, FAM103A1 <text:s/>- <text:s/>family with sequence similarity 103, member a1, ZMAT2 <text:s/>- <text:s/>zinc finger, matrin-type 2, RPF1 <text:s/>- <text:s/>ribosome production factor 1 homolog (s. cerevisiae), ATP5J <text:s/>- <text:s/>atp synthase, h+ transporting, mitochondrial fo complex, subunit f6, SART1 <text:s/>- <text:s/>squamous cell carcinoma antigen recognized by t cells, HARS2 <text:s/>- <text:s/>histidyl-trna synthetase 2, mitochondrial, TRMT112 <text:s/>- <text:s/>trna methyltransferase 11-2 homolog (s. cerevisiae), RTFDC1 <text:s/>- <text:s/>replication termination factor 2 domain containing 1, CWC15 <text:s/>- <text:s/>cwc15 spliceosome-associated protein homolog (s. cerevisiae), NHP2L1 <text:s/>- <text:s/>nhp2 non-histone chromosome protein 2-like 1 (s. cerevisiae), HDAC9 <text:s/>- <text:s/>histone deacetylase 9, WARS <text:s/>- <text:s/>tryptophanyl-trna synthetase, ZSCAN29 <text:s/>- <text:s/>zinc finger and scan domain containing 29, INO80 <text:s/>- <text:s/>ino80 complex subunit, ATP5A1 <text:s/>- <text:s/>atp synthase, h+ transporting, mitochondrial f1 complex, alpha subunit 1, cardiac muscle, DDX56 <text:s/>- <text:s/>dead (asp-glu-ala-asp) box helicase 56, PITX2 <text:s/>- <text:s/>paired-like homeodomain 2, BARD1 <text:s/>- <text:s/>brca1 associated ring domain 1, CTPS2 <text:s/>- <text:s/>ctp synthase 2, GRWD1 <text:s/>- <text:s/>glutamate-rich wd repeat containing 1, PUS1 <text:s/>- <text:s/>pseudouridylate synthase 1, RAD51D <text:s/>- <text:s/>rad51 paralog d, NFIB <text:s/>- <text:s/>nuclear factor i/b, ZNF18 <text:s/>- <text:s/>zinc finger protein 18, ZNF384 <text:s/>- <text:s/>zinc finger protein 384, CELF1 <text:s/>- <text:s/>cugbp, elav-like family member 1, DHX37 <text:s/>- <text:s/>deah (asp-glu-ala-his) box polypeptide 37, PHRF1 <text:s/>- <text:s/>phd and ring finger domains 1, MED15 <text:s/>- <text:s/>mediator complex subunit 15, U2AF2 <text:s/>- <text:s/>u2 small nuclear rna auxiliary factor 2, TGIF1 <text:s/>- <text:s/>tgfb-induced factor homeobox 1, KDM5A <text:s/>- <text:s/>lysine (k)-specific demethylase 5a, NNT <text:s/>- <text:s/>nicotinamide nucleotide transhydrogenase, RSL1D1 <text:s/>- <text:s/>ribosomal l1 domain containing 1, AK3 <text:s/>- <text:s/>adenylate kinase 3, DDX55 <text:s/>- <text:s/>dead (asp-glu-ala-asp) box polypeptide 55, FPGS <text:s/>- <text:s/>folylpolyglutamate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41</text:p>
          </table:table-cell>
          <table:table-cell office:value-type="string" calcext:value-type="string">
            <text:p>cellular nitrogen compound metabolic process</text:p>
          </table:table-cell>
          <table:table-cell office:value-type="float" office:value="0.000000129" calcext:value-type="float">
            <text:p>0.000000129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3785" calcext:value-type="float">
            <text:p>3785</text:p>
          </table:table-cell>
          <table:table-cell office:value-type="float" office:value="700" calcext:value-type="float">
            <text:p>70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[ZNF572 <text:s/>- <text:s/>zinc finger protein 572, TSN <text:s/>- <text:s/>translin, PHF21A <text:s/>- <text:s/>phd finger protein 21a, SYMPK <text:s/>- <text:s/>symplekin, TBRG1 <text:s/>- <text:s/>transforming growth factor beta regulator 1, MKI67IP <text:s/>- <text:s/>mki67 (fha domain) interacting nucleolar phosphoprotein, COX5B <text:s/>- <text:s/>cytochrome c oxidase subunit vb, SF3A1 <text:s/>- <text:s/>splicing factor 3a, subunit 1, 120kda, PMM2 <text:s/>- <text:s/>phosphomannomutase 2, NASP <text:s/>- <text:s/>nuclear autoantigenic sperm protein (histone-binding), NARS <text:s/>- <text:s/>asparaginyl-trna synthetase, DHFRL1 <text:s/>- <text:s/>dihydrofolate reductase-like 1, MIER1 <text:s/>- <text:s/>mesoderm induction early response 1, transcriptional regulator, SIRT2 <text:s/>- <text:s/>sirtuin 2, BANF1 <text:s/>- <text:s/>barrier to autointegration factor 1, FTSJ3 <text:s/>- <text:s/>ftsj homolog 3 (e. coli), NCOA3 <text:s/>- <text:s/>nuclear receptor coactivator 3, CC2D1A <text:s/>- <text:s/>coiled-coil and c2 domain containing 1a, ALKBH1 <text:s/>- <text:s/>alkb, alkylation repair homolog 1 (e. coli), ZNF333 <text:s/>- <text:s/>zinc finger protein 333, RING1 <text:s/>- <text:s/>ring finger protein 1, UGGT1 <text:s/>- <text:s/>udp-glucose glycoprotein glucosyltransferase 1, TTF1 <text:s/>- <text:s/>transcription termination factor, rna polymerase i, GTPBP4 <text:s/>- <text:s/>gtp binding protein 4, GMPR2 <text:s/>- <text:s/>guanosine monophosphate reductase 2, ELF2 <text:s/>- <text:s/>e74-like factor 2 (ets domain transcription factor), SUB1 <text:s/>- <text:s/>sub1 homolog (s. cerevisiae), ATF6B <text:s/>- <text:s/>activating transcription factor 6 beta, TSC22D1 <text:s/>- <text:s/>tsc22 domain family, member 1, NR1D1 <text:s/>- <text:s/>nuclear receptor subfamily 1, group d, member 1, PSMD14 <text:s/>- <text:s/>proteasome (prosome, macropain) 26s subunit, non-atpase, 14, ZNF259 <text:s/>- <text:s/>zinc finger protein 259, SNRPE <text:s/>- <text:s/>small nuclear ribonucleoprotein polypeptide e, TBPL1 <text:s/>- <text:s/>tbp-like 1, DDX50 <text:s/>- <text:s/>dead (asp-glu-ala-asp) box polypeptide 50, SLIRP <text:s/>- <text:s/>sra stem-loop interacting rna binding protein, GLIS1 <text:s/>- <text:s/>glis family zinc finger 1, ZBTB41 <text:s/>- <text:s/>zinc finger and btb domain containing 41, NABP2 <text:s/>- <text:s/>nucleic acid binding protein 2, POU3F4 <text:s/>- <text:s/>pou class 3 homeobox 4, RNASE6 <text:s/>- <text:s/>ribonuclease, rnase a family, k6, CPNE1 <text:s/>- <text:s/>copine i, ZNF677 <text:s/>- <text:s/>zinc finger protein 677, ADCY5 <text:s/>- <text:s/>adenylate cyclase 5, NUP37 <text:s/>- <text:s/>nucleoporin 37kda, GATAD2A <text:s/>- <text:s/>gata zinc finger domain containing 2a, ADCY2 <text:s/>- <text:s/>adenylate cyclase 2 (brain), RORA <text:s/>- <text:s/>rar-related orphan receptor a, HSPD1 <text:s/>- <text:s/>heat shock 60kda protein 1 (chaperonin), E2F4 <text:s/>- <text:s/>e2f transcription factor 4, p107/p130-binding, HELB <text:s/>- <text:s/>helicase (dna) b, SMYD2 <text:s/>- <text:s/>set and mynd domain containing 2, RAD50 <text:s/>- <text:s/>rad50 homolog (s. cerevisiae), GNAI3 <text:s/>- <text:s/>guanine nucleotide binding protein (g protein), alpha inhibiting activity polypeptide 3, TOP3B <text:s/>- <text:s/>topoisomerase (dna) iii beta, SWAP70 <text:s/>- <text:s/>swap switching b-cell complex 70kda subunit, POLR2F <text:s/>- <text:s/>polymerase (rna) ii (dna directed) polypeptide f, TCEANC2 <text:s/>- <text:s/>transcription elongation factor a (sii) n-terminal and central domain containing 2, CHD6 <text:s/>- <text:s/>chromodomain helicase dna binding protein 6, NADK <text:s/>- <text:s/>nad kinase, DBR1 <text:s/>- <text:s/>debranching rna lariats 1, MCRS1 <text:s/>- <text:s/>microspherule protein 1, RPL19 <text:s/>- <text:s/>ribosomal protein l19, USF1 <text:s/>- <text:s/>upstream transcription factor 1, HMGB1 <text:s/>- <text:s/>high mobility group box 1, ZNF470 <text:s/>- <text:s/>zinc finger protein 470, TRMT12 <text:s/>- <text:s/>trna methyltransferase 12 homolog (s. cerevisiae), SUPT6H <text:s/>- <text:s/>suppressor of ty 6 homolog (s. cerevisiae), BRD9 <text:s/>- <text:s/>bromodomain containing 9, PPIH <text:s/>- <text:s/>peptidylprolyl isomerase h (cyclophilin h)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UBL5 <text:s/>- <text:s/>ubiquitin-like 5, ETV3 <text:s/>- <text:s/>ets variant 3, PHF11 <text:s/>- <text:s/>phd finger protein 11, RPS5 <text:s/>- <text:s/>ribosomal protein s5, ZNF787 <text:s/>- <text:s/>zinc finger protein 787, PPP2R1A <text:s/>- <text:s/>protein phosphatase 2, regulatory subunit a, alpha, GABPA <text:s/>- <text:s/>ga binding protein transcription factor, alpha subunit 60kda, TRMT61A <text:s/>- <text:s/>trna methyltransferase 61 homolog a (s. cerevisiae), PARPBP <text:s/>- <text:s/>parp1 binding protein, WWP2 <text:s/>- <text:s/>ww domain containing e3 ubiquitin protein ligase 2, FASTKD5 <text:s/>- <text:s/>fast kinase domains 5, DHX57 <text:s/>- <text:s/>deah (asp-glu-ala-asp/his) box polypeptide 57, TADA3 <text:s/>- <text:s/>transcriptional adaptor 3, ZNF264 <text:s/>- <text:s/>zinc finger protein 264, EYA3 <text:s/>- <text:s/>eyes absent homolog 3 (drosophila), FUT8 <text:s/>- <text:s/>fucosyltransferase 8 (alpha (1,6) fucosyltransferase), ANKRD32 <text:s/>- <text:s/>ankyrin repeat domain 32, GPBP1L1 <text:s/>- <text:s/>gc-rich promoter binding protein 1-like 1, TOPBP1 <text:s/>- <text:s/>topoisomerase (dna) ii binding protein 1, ENDOV <text:s/>- <text:s/>endonuclease v, ALAD <text:s/>- <text:s/>aminolevulinate dehydratase, RPL32 <text:s/>- <text:s/>ribosomal protein l32, C9orf64 <text:s/>- <text:s/>chromosome 9 open reading frame 64, RAVER1 <text:s/>- <text:s/>ribonucleoprotein, ptb-binding 1, RPS21 <text:s/>- <text:s/>ribosomal protein s21, ZBTB5 <text:s/>- <text:s/>zinc finger and btb domain containing 5, TEFM <text:s/>- <text:s/>transcription elongation factor, mitochondrial, RPS16 <text:s/>- <text:s/>ribosomal protein s16, CCNT1 <text:s/>- <text:s/>cyclin t1, HMG20A <text:s/>- <text:s/>high mobility group 20a, ERH <text:s/>- <text:s/>enhancer of rudimentary homolog (drosophila), SNRNP27 <text:s/>- <text:s/>small nuclear ribonucleoprotein 27kda (u4/u6.u5), ESRRG <text:s/>- <text:s/>estrogen-related receptor gamma, ADAL <text:s/>- <text:s/>adenosine deaminase-like, ESRRA <text:s/>- <text:s/>estrogen-related receptor alpha, RPS14 <text:s/>- <text:s/>ribosomal protein s14, CPT1C <text:s/>- <text:s/>carnitine palmitoyltransferase 1c, TINF2 <text:s/>- <text:s/>terf1 (trf1)-interacting nuclear factor 2, USP49 <text:s/>- <text:s/>ubiquitin specific peptidase 49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UTP23 <text:s/>- <text:s/>utp23, small subunit (ssu) processome component, homolog (yeast), WDR83 <text:s/>- <text:s/>wd repeat domain 83, HNRNPD <text:s/>- <text:s/>heterogeneous nuclear ribonucleoprotein d (au-rich element rna binding protein 1, 37kda), MRPL18 <text:s/>- <text:s/>mitochondrial ribosomal protein l18, CCDC85B <text:s/>- <text:s/>coiled-coil domain containing 85b, VIPAS39 <text:s/>- <text:s/>vps33b interacting protein, apical-basolateral polarity regulator, spe-39 homolog, UBE2V2 <text:s/>- <text:s/>ubiquitin-conjugating enzyme e2 variant 2, KDM4D <text:s/>- <text:s/>lysine (k)-specific demethylase 4d, NABP1 <text:s/>- <text:s/>nucleic acid binding protein 1, MPG <text:s/>- <text:s/>n-methylpurine-dna glycosylase, NSUN3 <text:s/>- <text:s/>nop2/sun domain family, member 3, SF3B2 <text:s/>- <text:s/>splicing factor 3b, subunit 2, 145kda, UBE2N <text:s/>- <text:s/>ubiquitin-conjugating enzyme e2n, ZKSCAN8 <text:s/>- <text:s/>zinc finger with krab and scan domains 8, DHX8 <text:s/>- <text:s/>deah (asp-glu-ala-his) box polypeptide 8, ZNF202 <text:s/>- <text:s/>zinc finger protein 202, MGA <text:s/>- <text:s/>mga, max dimerization protein, SPRTN <text:s/>- <text:s/>sprt-like n-terminal domain, DDIT3 <text:s/>- <text:s/>dna-damage-inducible transcript 3, ZNF175 <text:s/>- <text:s/>zinc finger protein 175, ARID3B <text:s/>- <text:s/>at rich interactive domain 3b (bright-like)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ETAA1 <text:s/>- <text:s/>ewing tumor-associated antigen 1, GTF2E1 <text:s/>- <text:s/>general transcription factor iie, polypeptide 1, alpha 56kda, PC <text:s/>- <text:s/>pyruvate carboxylase, PSEN1 <text:s/>- <text:s/>presenilin 1, ZKSCAN7 <text:s/>- <text:s/>zinc finger with krab and scan domains 7, POLL <text:s/>- <text:s/>polymerase (dna directed), lambda, SLC16A9 <text:s/>- <text:s/>solute carrier family 16, member 9, NUDT2 <text:s/>- <text:s/>nudix (nucleoside diphosphate linked moiety x)-type motif 2, LHX4 <text:s/>- <text:s/>lim homeobox 4, PRPF19 <text:s/>- <text:s/>pre-mrna processing factor 19, CDC14B <text:s/>- <text:s/>cell division cycle 14b, CDCA5 <text:s/>- <text:s/>cell division cycle associated 5, ZNF160 <text:s/>- <text:s/>zinc finger protein 160, OAS3 <text:s/>- <text:s/>2'-5'-oligoadenylate synthetase 3, 100kda, TRERF1 <text:s/>- <text:s/>transcriptional regulating factor 1, USP43 <text:s/>- <text:s/>ubiquitin specific peptidase 43, CGGBP1 <text:s/>- <text:s/>cgg triplet repeat binding protein 1, MED8 <text:s/>- <text:s/>mediator complex subunit 8, TATDN1 <text:s/>- <text:s/>tatd dnase domain containing 1, SLC35B3 <text:s/>- <text:s/>solute carrier family 35 (adenosine 3'-phospho 5'-phosphosulfate transporter), member b3, COASY <text:s/>- <text:s/>coa synthase, ZNF473 <text:s/>- <text:s/>zinc finger protein 473, COPS3 <text:s/>- <text:s/>cop9 signalosome subunit 3, GAR1 <text:s/>- <text:s/>gar1 ribonucleoprotein, ORAOV1 <text:s/>- <text:s/>oral cancer overexpressed 1, CELF3 <text:s/>- <text:s/>cugbp, elav-like family member 3, TAF7 <text:s/>- <text:s/>taf7 rna polymerase ii, tata box binding protein (tbp)-associated factor, 55kda, TAF11 <text:s/>- <text:s/>taf11 rna polymerase ii, tata box binding protein (tbp)-associated factor, 28kda, MRPL52 <text:s/>- <text:s/>mitochondrial ribosomal protein l52, TAF1 <text:s/>- <text:s/>taf1 rna polymerase ii, tata box binding protein (tbp)-associated factor, 250kda, SUPT16H <text:s/>- <text:s/>suppressor of ty 16 homolog (s. cerevisiae), ARGLU1 <text:s/>- <text:s/>arginine and glutamate rich 1, ZRANB3 <text:s/>- <text:s/>zinc finger, ran-binding domain containing 3, ERI1 <text:s/>- <text:s/>exoribonuclease 1, PDPK1 <text:s/>- <text:s/>3-phosphoinositide dependent protein kinase-1, TARS <text:s/>- <text:s/>threonyl-trna synthetase, NR4A2 <text:s/>- <text:s/>nuclear receptor subfamily 4, group a, member 2, HARS <text:s/>- <text:s/>histidyl-trna synthetase, ZBTB7B <text:s/>- <text:s/>zinc finger and btb domain containing 7b, MEIS2 <text:s/>- <text:s/>meis homeobox 2, KAT5 <text:s/>- <text:s/>k(lysine) acetyltransferase 5, MEIS1 <text:s/>- <text:s/>meis homeobox 1, THOC5 <text:s/>- <text:s/>tho complex 5, MAP3K7 <text:s/>- <text:s/>mitogen-activated protein kinase kinase kinase 7, KMO <text:s/>- <text:s/>kynurenine 3-monooxygenase (kynurenine 3-hydroxylase), CREBRF <text:s/>- <text:s/>creb3 regulatory factor, SLU7 <text:s/>- <text:s/>slu7 splicing factor homolog (s. cerevisiae), TBP <text:s/>- <text:s/>tata box binding protein, CDK13 <text:s/>- <text:s/>cyclin-dependent kinase 13, LCMT2 <text:s/>- <text:s/>leucine carboxyl methyltransferase 2, IRF1 <text:s/>- <text:s/>interferon regulatory factor 1, MOCS3 <text:s/>- <text:s/>molybdenum cofactor synthesis 3, ZNF169 <text:s/>- <text:s/>zinc finger protein 169, ZNF629 <text:s/>- <text:s/>zinc finger protein 629, PARS2 <text:s/>- <text:s/>prolyl-trna synthetase 2, mitochondrial (putative), KAT7 <text:s/>- <text:s/>k(lysine) acetyltransferase 7, SEPSECS <text:s/>- <text:s/>sep (o-phosphoserine) trna:sec (selenocysteine) trna synthase, UCK1 <text:s/>- <text:s/>uridine-cytidine kinase 1, SBNO2 <text:s/>- <text:s/>strawberry notch homolog 2 (drosophila), ZNF266 <text:s/>- <text:s/>zinc finger protein 266, ZNF274 <text:s/>- <text:s/>zinc finger protein 274, EAF1 <text:s/>- <text:s/>ell associated factor 1, CEP164 <text:s/>- <text:s/>centrosomal protein 164kda, TFB2M <text:s/>- <text:s/>transcription factor b2, mitochondrial, MON1B <text:s/>- <text:s/>mon1 secretory trafficking family member b, AQR <text:s/>- <text:s/>aquarius homolog (mouse), PUS7L <text:s/>- <text:s/>pseudouridylate synthase 7 homolog (s. cerevisiae)-like, HMGN5 <text:s/>- <text:s/>high mobility group nucleosome binding domain 5, MBD1 <text:s/>- <text:s/>methyl-cpg binding domain protein 1, FAM103A1 <text:s/>- <text:s/>family with sequence similarity 103, member a1, ZMAT2 <text:s/>- <text:s/>zinc finger, matrin-type 2, RPF1 <text:s/>- <text:s/>ribosome production factor 1 homolog (s. cerevisiae), ATP5J <text:s/>- <text:s/>atp synthase, h+ transporting, mitochondrial fo complex, subunit f6, SART1 <text:s/>- <text:s/>squamous cell carcinoma antigen recognized by t cells, HARS2 <text:s/>- <text:s/>histidyl-trna synthetase 2, mitochondrial, TRMT112 <text:s/>- <text:s/>trna methyltransferase 11-2 homolog (s. cerevisiae), RTFDC1 <text:s/>- <text:s/>replication termination factor 2 domain containing 1, CWC15 <text:s/>- <text:s/>cwc15 spliceosome-associated protein homolog (s. cerevisiae), NHP2L1 <text:s/>- <text:s/>nhp2 non-histone chromosome protein 2-like 1 (s. cerevisiae), HDAC9 <text:s/>- <text:s/>histone deacetylase 9, WARS <text:s/>- <text:s/>tryptophanyl-trna synthetase, ZSCAN29 <text:s/>- <text:s/>zinc finger and scan domain containing 29, INO80 <text:s/>- <text:s/>ino80 complex subunit, ATP5A1 <text:s/>- <text:s/>atp synthase, h+ transporting, mitochondrial f1 complex, alpha subunit 1, cardiac muscle, DDX56 <text:s/>- <text:s/>dead (asp-glu-ala-asp) box helicase 56, PITX2 <text:s/>- <text:s/>paired-like homeodomain 2, BARD1 <text:s/>- <text:s/>brca1 associated ring domain 1, CTPS2 <text:s/>- <text:s/>ctp synthase 2, GRWD1 <text:s/>- <text:s/>glutamate-rich wd repeat containing 1, PUS1 <text:s/>- <text:s/>pseudouridylate synthase 1, RAD51D <text:s/>- <text:s/>rad51 paralog d, NFIB <text:s/>- <text:s/>nuclear factor i/b, ZNF18 <text:s/>- <text:s/>zinc finger protein 18, CLN3 <text:s/>- <text:s/>ceroid-lipofuscinosis, neuronal 3, ZNF384 <text:s/>- <text:s/>zinc finger protein 384, CELF1 <text:s/>- <text:s/>cugbp, elav-like family member 1, DHX37 <text:s/>- <text:s/>deah (asp-glu-ala-his) box polypeptide 37, PHRF1 <text:s/>- <text:s/>phd and ring finger domains 1, MED15 <text:s/>- <text:s/>mediator complex subunit 15, U2AF2 <text:s/>- <text:s/>u2 small nuclear rna auxiliary factor 2, EIF2AK4 <text:s/>- <text:s/>eukaryotic translation initiation factor 2 alpha kinase 4, TGIF1 <text:s/>- <text:s/>tgfb-induced factor homeobox 1, KDM5A <text:s/>- <text:s/>lysine (k)-specific demethylase 5a, NNT <text:s/>- <text:s/>nicotinamide nucleotide transhydrogenase, RSL1D1 <text:s/>- <text:s/>ribosomal l1 domain containing 1, AK3 <text:s/>- <text:s/>adenylate kinase 3, DDX55 <text:s/>- <text:s/>dead (asp-glu-ala-asp) box polypeptide 55, FPGS <text:s/>- <text:s/>folylpolyglutamate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070</text:p>
          </table:table-cell>
          <table:table-cell office:value-type="string" calcext:value-type="string">
            <text:p>RNA metabolic process</text:p>
          </table:table-cell>
          <table:table-cell office:value-type="float" office:value="0.000000604" calcext:value-type="float">
            <text:p>0.000000604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1.39" calcext:value-type="float">
            <text:p>1.39</text:p>
          </table:table-cell>
          <table:table-cell office:value-type="float" office:value="13954" calcext:value-type="float">
            <text:p>13954</text:p>
          </table:table-cell>
          <table:table-cell office:value-type="float" office:value="2642" calcext:value-type="float">
            <text:p>2642</text:p>
          </table:table-cell>
          <table:table-cell office:value-type="float" office:value="700" calcext:value-type="float">
            <text:p>70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[ZNF572 <text:s/>- <text:s/>zinc finger protein 572, ZKSCAN8 <text:s/>- <text:s/>zinc finger with krab and scan domains 8, DHX8 <text:s/>- <text:s/>deah (asp-glu-ala-his) box polypeptide 8, ZNF202 <text:s/>- <text:s/>zinc finger protein 202, TSN <text:s/>- <text:s/>translin, MGA <text:s/>- <text:s/>mga, max dimerization protein, PHF21A <text:s/>- <text:s/>phd finger protein 21a, SYMPK <text:s/>- <text:s/>symplekin, DDIT3 <text:s/>- <text:s/>dna-damage-inducible transcript 3, MKI67IP <text:s/>- <text:s/>mki67 (fha domain) interacting nucleolar phosphoprotein, ZNF175 <text:s/>- <text:s/>zinc finger protein 175, ARID3B <text:s/>- <text:s/>at rich interactive domain 3b (bright-like), SF3A1 <text:s/>- <text:s/>splicing factor 3a, subunit 1, 120kda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ZKSCAN7 <text:s/>- <text:s/>zinc finger with krab and scan domains 7, NARS <text:s/>- <text:s/>asparaginyl-trna synthetase, MIER1 <text:s/>- <text:s/>mesoderm induction early response 1, transcriptional regulator, LHX4 <text:s/>- <text:s/>lim homeobox 4, SIRT2 <text:s/>- <text:s/>sirtuin 2, PRPF19 <text:s/>- <text:s/>pre-mrna processing factor 19, NCOA3 <text:s/>- <text:s/>nuclear receptor coactivator 3, FTSJ3 <text:s/>- <text:s/>ftsj homolog 3 (e. coli), CC2D1A <text:s/>- <text:s/>coiled-coil and c2 domain containing 1a, ALKBH1 <text:s/>- <text:s/>alkb, alkylation repair homolog 1 (e. coli), ZNF160 <text:s/>- <text:s/>zinc finger protein 160, TRERF1 <text:s/>- <text:s/>transcriptional regulating factor 1, ZNF333 <text:s/>- <text:s/>zinc finger protein 333, RING1 <text:s/>- <text:s/>ring finger protein 1, CGGBP1 <text:s/>- <text:s/>cgg triplet repeat binding protein 1, TTF1 <text:s/>- <text:s/>transcription termination factor, rna polymerase i, GTPBP4 <text:s/>- <text:s/>gtp binding protein 4, MED8 <text:s/>- <text:s/>mediator complex subunit 8, ZNF473 <text:s/>- <text:s/>zinc finger protein 473, SUB1 <text:s/>- <text:s/>sub1 homolog (s. cerevisiae), ATF6B <text:s/>- <text:s/>activating transcription factor 6 beta, ELF2 <text:s/>- <text:s/>e74-like factor 2 (ets domain transcription factor), GAR1 <text:s/>- <text:s/>gar1 ribonucleoprotein, TSC22D1 <text:s/>- <text:s/>tsc22 domain family, member 1, NR1D1 <text:s/>- <text:s/>nuclear receptor subfamily 1, group d, member 1, ZNF259 <text:s/>- <text:s/>zinc finger protein 259, CELF3 <text:s/>- <text:s/>cugbp, elav-like family member 3, TAF7 <text:s/>- <text:s/>taf7 rna polymerase ii, tata box binding protein (tbp)-associated factor, 55kda, TAF11 <text:s/>- <text:s/>taf11 rna polymerase ii, tata box binding protein (tbp)-associated factor, 28kda, SNRPE <text:s/>- <text:s/>small nuclear ribonucleoprotein polypeptide e, TAF1 <text:s/>- <text:s/>taf1 rna polymerase ii, tata box binding protein (tbp)-associated factor, 250kda, SUPT16H <text:s/>- <text:s/>suppressor of ty 16 homolog (s. cerevisiae), ARGLU1 <text:s/>- <text:s/>arginine and glutamate rich 1, ERI1 <text:s/>- <text:s/>exoribonuclease 1, TBPL1 <text:s/>- <text:s/>tbp-like 1, DDX50 <text:s/>- <text:s/>dead (asp-glu-ala-asp) box polypeptide 50, SLIRP <text:s/>- <text:s/>sra stem-loop interacting rna binding protein, GLIS1 <text:s/>- <text:s/>glis family zinc finger 1, ZBTB41 <text:s/>- <text:s/>zinc finger and btb domain containing 41, PDPK1 <text:s/>- <text:s/>3-phosphoinositide dependent protein kinase-1, NABP2 <text:s/>- <text:s/>nucleic acid binding protein 2, TARS <text:s/>- <text:s/>threonyl-trna synthetase, NR4A2 <text:s/>- <text:s/>nuclear receptor subfamily 4, group a, member 2, HARS <text:s/>- <text:s/>histidyl-trna synthetase, POU3F4 <text:s/>- <text:s/>pou class 3 homeobox 4, ZBTB7B <text:s/>- <text:s/>zinc finger and btb domain containing 7b, RNASE6 <text:s/>- <text:s/>ribonuclease, rnase a family, k6, CPNE1 <text:s/>- <text:s/>copine i, ZNF677 <text:s/>- <text:s/>zinc finger protein 677, MEIS2 <text:s/>- <text:s/>meis homeobox 2, MEIS1 <text:s/>- <text:s/>meis homeobox 1, NUP37 <text:s/>- <text:s/>nucleoporin 37kda, KAT5 <text:s/>- <text:s/>k(lysine) acetyltransferase 5, THOC5 <text:s/>- <text:s/>tho complex 5, MAP3K7 <text:s/>- <text:s/>mitogen-activated protein kinase kinase kinase 7, GATAD2A <text:s/>- <text:s/>gata zinc finger domain containing 2a, CREBRF <text:s/>- <text:s/>creb3 regulatory factor, SLU7 <text:s/>- <text:s/>slu7 splicing factor homolog (s. cerevisiae), RORA <text:s/>- <text:s/>rar-related orphan receptor a, TBP <text:s/>- <text:s/>tata box binding protein, CDK13 <text:s/>- <text:s/>cyclin-dependent kinase 13, E2F4 <text:s/>- <text:s/>e2f transcription factor 4, p107/p130-binding, HELB <text:s/>- <text:s/>helicase (dna) b, SMYD2 <text:s/>- <text:s/>set and mynd domain containing 2, LCMT2 <text:s/>- <text:s/>leucine carboxyl methyltransferase 2, IRF1 <text:s/>- <text:s/>interferon regulatory factor 1, MOCS3 <text:s/>- <text:s/>molybdenum cofactor synthesis 3, ZNF169 <text:s/>- <text:s/>zinc finger protein 169, ZNF629 <text:s/>- <text:s/>zinc finger protein 629, POLR2F <text:s/>- <text:s/>polymerase (rna) ii (dna directed) polypeptide f, TCEANC2 <text:s/>- <text:s/>transcription elongation factor a (sii) n-terminal and central domain containing 2, PARS2 <text:s/>- <text:s/>prolyl-trna synthetase 2, mitochondrial (putative), SEPSECS <text:s/>- <text:s/>sep (o-phosphoserine) trna:sec (selenocysteine) trna synthase, KAT7 <text:s/>- <text:s/>k(lysine) acetyltransferase 7, CHD6 <text:s/>- <text:s/>chromodomain helicase dna binding protein 6, SBNO2 <text:s/>- <text:s/>strawberry notch homolog 2 (drosophila), DBR1 <text:s/>- <text:s/>debranching rna lariats 1, ZNF266 <text:s/>- <text:s/>zinc finger protein 266, ZNF274 <text:s/>- <text:s/>zinc finger protein 274, MCRS1 <text:s/>- <text:s/>microspherule protein 1, RPL19 <text:s/>- <text:s/>ribosomal protein l19, USF1 <text:s/>- <text:s/>upstream transcription factor 1, EAF1 <text:s/>- <text:s/>ell associated factor 1, ZNF470 <text:s/>- <text:s/>zinc finger protein 470, TRMT12 <text:s/>- <text:s/>trna methyltransferase 12 homolog (s. cerevisiae), SUPT6H <text:s/>- <text:s/>suppressor of ty 6 homolog (s. cerevisiae), TFB2M <text:s/>- <text:s/>transcription factor b2, mitochondrial, BRD9 <text:s/>- <text:s/>bromodomain containing 9, MON1B <text:s/>- <text:s/>mon1 secretory trafficking family member b, AQR <text:s/>- <text:s/>aquarius homolog (mouse), PPIH <text:s/>- <text:s/>peptidylprolyl isomerase h (cyclophilin h), SLC30A9 <text:s/>- <text:s/>solute carrier family 30 (zinc transporter), member 9, CHCHD2 <text:s/>- <text:s/>coiled-coil-helix-coiled-coil-helix domain containing 2, MTF1 <text:s/>- <text:s/>metal-regulatory transcription factor 1, UBL5 <text:s/>- <text:s/>ubiquitin-like 5, PUS7L <text:s/>- <text:s/>pseudouridylate synthase 7 homolog (s. cerevisiae)-like, HMGN5 <text:s/>- <text:s/>high mobility group nucleosome binding domain 5, ETV3 <text:s/>- <text:s/>ets variant 3, PHF11 <text:s/>- <text:s/>phd finger protein 11, RPS5 <text:s/>- <text:s/>ribosomal protein s5, MBD1 <text:s/>- <text:s/>methyl-cpg binding domain protein 1, ZMAT2 <text:s/>- <text:s/>zinc finger, matrin-type 2, FAM103A1 <text:s/>- <text:s/>family with sequence similarity 103, member a1, RPF1 <text:s/>- <text:s/>ribosome production factor 1 homolog (s. cerevisiae), ZNF787 <text:s/>- <text:s/>zinc finger protein 787, PPP2R1A <text:s/>- <text:s/>protein phosphatase 2, regulatory subunit a, alpha, SART1 <text:s/>- <text:s/>squamous cell carcinoma antigen recognized by t cells, GABPA <text:s/>- <text:s/>ga binding protein transcription factor, alpha subunit 60kda, TRMT61A <text:s/>- <text:s/>trna methyltransferase 61 homolog a (s. cerevisiae), WWP2 <text:s/>- <text:s/>ww domain containing e3 ubiquitin protein ligase 2, FASTKD5 <text:s/>- <text:s/>fast kinase domains 5, DHX57 <text:s/>- <text:s/>deah (asp-glu-ala-asp/his) box polypeptide 57, TADA3 <text:s/>- <text:s/>transcriptional adaptor 3, HARS2 <text:s/>- <text:s/>histidyl-trna synthetase 2, mitochondrial, TRMT112 <text:s/>- <text:s/>trna methyltransferase 11-2 homolog (s. cerevisiae), ZNF264 <text:s/>- <text:s/>zinc finger protein 264, EYA3 <text:s/>- <text:s/>eyes absent homolog 3 (drosophila), CWC15 <text:s/>- <text:s/>cwc15 spliceosome-associated protein homolog (s. cerevisiae), GPBP1L1 <text:s/>- <text:s/>gc-rich promoter binding protein 1-like 1, NHP2L1 <text:s/>- <text:s/>nhp2 non-histone chromosome protein 2-like 1 (s. cerevisiae), ENDOV <text:s/>- <text:s/>endonuclease v, HDAC9 <text:s/>- <text:s/>histone deacetylase 9, ZSCAN29 <text:s/>- <text:s/>zinc finger and scan domain containing 29, WARS <text:s/>- <text:s/>tryptophanyl-trna synthetase, RPL32 <text:s/>- <text:s/>ribosomal protein l32, INO80 <text:s/>- <text:s/>ino80 complex subunit, DDX56 <text:s/>- <text:s/>dead (asp-glu-ala-asp) box helicase 56, C9orf64 <text:s/>- <text:s/>chromosome 9 open reading frame 64, RPS21 <text:s/>- <text:s/>ribosomal protein s21, RAVER1 <text:s/>- <text:s/>ribonucleoprotein, ptb-binding 1, PITX2 <text:s/>- <text:s/>paired-like homeodomain 2, ZBTB5 <text:s/>- <text:s/>zinc finger and btb domain containing 5, TEFM <text:s/>- <text:s/>transcription elongation factor, mitochondrial, PUS1 <text:s/>- <text:s/>pseudouridylate synthase 1, RPS16 <text:s/>- <text:s/>ribosomal protein s16, CCNT1 <text:s/>- <text:s/>cyclin t1, HMG20A <text:s/>- <text:s/>high mobility group 20a, SNRNP27 <text:s/>- <text:s/>small nuclear ribonucleoprotein 27kda (u4/u6.u5), NFIB <text:s/>- <text:s/>nuclear factor i/b, ZNF18 <text:s/>- <text:s/>zinc finger protein 18, ESRRG <text:s/>- <text:s/>estrogen-related receptor gamma, ESRRA <text:s/>- <text:s/>estrogen-related receptor alpha, RPS14 <text:s/>- <text:s/>ribosomal protein s14, ZNF384 <text:s/>- <text:s/>zinc finger protein 384, CELF1 <text:s/>- <text:s/>cugbp, elav-like family member 1, USP49 <text:s/>- <text:s/>ubiquitin specific peptidase 49, DHX37 <text:s/>- <text:s/>deah (asp-glu-ala-his) box polypeptide 37, FOXA3 <text:s/>- <text:s/>forkhead box a3, ONECUT1 <text:s/>- <text:s/>one cut homeobox 1, PHRF1 <text:s/>- <text:s/>phd and ring finger domains 1, TRIP13 <text:s/>- <text:s/>thyroid hormone receptor interactor 13, MED15 <text:s/>- <text:s/>mediator complex subunit 15, U2AF2 <text:s/>- <text:s/>u2 small nuclear rna auxiliary factor 2, UTP23 <text:s/>- <text:s/>utp23, small subunit (ssu) processome component, homolog (yeast), WDR83 <text:s/>- <text:s/>wd repeat domain 83, HNRNPD <text:s/>- <text:s/>heterogeneous nuclear ribonucleoprotein d (au-rich element rna binding protein 1, 37kda), TGIF1 <text:s/>- <text:s/>tgfb-induced factor homeobox 1, KDM5A <text:s/>- <text:s/>lysine (k)-specific demethylase 5a, CCDC85B <text:s/>- <text:s/>coiled-coil domain containing 85b, RSL1D1 <text:s/>- <text:s/>ribosomal l1 domain containing 1, VIPAS39 <text:s/>- <text:s/>vps33b interacting protein, apical-basolateral polarity regulator, spe-39 homolog, KDM4D <text:s/>- <text:s/>lysine (k)-specific demethylase 4d, DDX55 <text:s/>- <text:s/>dead (asp-glu-ala-asp) box polypeptide 55, NABP1 <text:s/>- <text:s/>nucleic acid binding protein 1, NSUN3 <text:s/>- <text:s/>nop2/sun domain family, member 3, SF3B2 <text:s/>- <text:s/>splicing factor 3b, subunit 2, 145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60</text:p>
          </table:table-cell>
          <table:table-cell office:value-type="string" calcext:value-type="string">
            <text:p>ncRNA metabolic process</text:p>
          </table:table-cell>
          <table:table-cell office:value-type="float" office:value="0.000000749" calcext:value-type="float">
            <text:p>0.000000749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2.15" calcext:value-type="float">
            <text:p>2.15</text:p>
          </table:table-cell>
          <table:table-cell office:value-type="float" office:value="13954" calcext:value-type="float">
            <text:p>13954</text:p>
          </table:table-cell>
          <table:table-cell office:value-type="float" office:value="426" calcext:value-type="float">
            <text:p>426</text:p>
          </table:table-cell>
          <table:table-cell office:value-type="float" office:value="700" calcext:value-type="float">
            <text:p>7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[CELF3 <text:s/>- <text:s/>cugbp, elav-like family member 3, C9orf64 <text:s/>- <text:s/>chromosome 9 open reading frame 64, TAF11 <text:s/>- <text:s/>taf11 rna polymerase ii, tata box binding protein (tbp)-associated factor, 28kda, RPS21 <text:s/>- <text:s/>ribosomal protein s21, RPL19 <text:s/>- <text:s/>ribosomal protein l19, PUS1 <text:s/>- <text:s/>pseudouridylate synthase 1, RPS16 <text:s/>- <text:s/>ribosomal protein s16, MKI67IP <text:s/>- <text:s/>mki67 (fha domain) interacting nucleolar phosphoprotein, ERI1 <text:s/>- <text:s/>exoribonuclease 1, CCNT1 <text:s/>- <text:s/>cyclin t1, TRMT12 <text:s/>- <text:s/>trna methyltransferase 12 homolog (s. cerevisiae), GTF2F1 <text:s/>- <text:s/>general transcription factor iif, polypeptide 1, 74kda, TFB2M <text:s/>- <text:s/>transcription factor b2, mitochondrial, GTF2F2 <text:s/>- <text:s/>general transcription factor iif, polypeptide 2, 30kda, TARS <text:s/>- <text:s/>threonyl-trna synthetase, GTF2E1 <text:s/>- <text:s/>general transcription factor iie, polypeptide 1, alpha 56kda, NABP2 <text:s/>- <text:s/>nucleic acid binding protein 2, RPS14 <text:s/>- <text:s/>ribosomal protein s14, HARS <text:s/>- <text:s/>histidyl-trna synthetase, NARS <text:s/>- <text:s/>asparaginyl-trna synthetase, DHX37 <text:s/>- <text:s/>deah (asp-glu-ala-his) box polypeptide 37, PUS7L <text:s/>- <text:s/>pseudouridylate synthase 7 homolog (s. cerevisiae)-like, FTSJ3 <text:s/>- <text:s/>ftsj homolog 3 (e. coli), RPS5 <text:s/>- <text:s/>ribosomal protein s5, ALKBH1 <text:s/>- <text:s/>alkb, alkylation repair homolog 1 (e. coli), TBP <text:s/>- <text:s/>tata box binding protein, RPF1 <text:s/>- <text:s/>ribosome production factor 1 homolog (s. cerevisiae), UTP23 <text:s/>- <text:s/>utp23, small subunit (ssu) processome component, homolog (yeast), TRMT61A <text:s/>- <text:s/>trna methyltransferase 61 homolog a (s. cerevisiae), SART1 <text:s/>- <text:s/>squamous cell carcinoma antigen recognized by t cells, LCMT2 <text:s/>- <text:s/>leucine carboxyl methyltransferase 2, GTPBP4 <text:s/>- <text:s/>gtp binding protein 4, HARS2 <text:s/>- <text:s/>histidyl-trna synthetase 2, mitochondrial, TRMT112 <text:s/>- <text:s/>trna methyltransferase 11-2 homolog (s. cerevisiae), RSL1D1 <text:s/>- <text:s/>ribosomal l1 domain containing 1, MOCS3 <text:s/>- <text:s/>molybdenum cofactor synthesis 3, NHP2L1 <text:s/>- <text:s/>nhp2 non-histone chromosome protein 2-like 1 (s. cerevisiae), GAR1 <text:s/>- <text:s/>gar1 ribonucleoprotein, RPL32 <text:s/>- <text:s/>ribosomal protein l32, POLR2F <text:s/>- <text:s/>polymerase (rna) ii (dna directed) polypeptide f, WARS <text:s/>- <text:s/>tryptophanyl-trna synthetase, NABP1 <text:s/>- <text:s/>nucleic acid binding protein 1, NSUN3 <text:s/>- <text:s/>nop2/sun domain family, member 3, DDX56 <text:s/>- <text:s/>dead (asp-glu-ala-asp) box helicase 56, PARS2 <text:s/>- <text:s/>prolyl-trna synthetase 2, mitochondrial (putative), SEPSECS <text:s/>- <text:s/>sep (o-phosphoserine) trna:sec (selenocysteine) trna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96</text:p>
          </table:table-cell>
          <table:table-cell office:value-type="string" calcext:value-type="string">
            <text:p>RNA processing</text:p>
          </table:table-cell>
          <table:table-cell office:value-type="float" office:value="0.000000815" calcext:value-type="float">
            <text:p>0.000000815</text:p>
          </table:table-cell>
          <table:table-cell office:value-type="float" office:value="0.00105" calcext:value-type="float">
            <text:p>0.00105</text:p>
          </table:table-cell>
          <table:table-cell office:value-type="float" office:value="1.87" calcext:value-type="float">
            <text:p>1.87</text:p>
          </table:table-cell>
          <table:table-cell office:value-type="float" office:value="13954" calcext:value-type="float">
            <text:p>13954</text:p>
          </table:table-cell>
          <table:table-cell office:value-type="float" office:value="681" calcext:value-type="float">
            <text:p>681</text:p>
          </table:table-cell>
          <table:table-cell office:value-type="float" office:value="700" calcext:value-type="float">
            <text:p>7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DHX8 <text:s/>- <text:s/>deah (asp-glu-ala-his) box polypeptide 8, DBR1 <text:s/>- <text:s/>debranching rna lariats 1, SYMPK <text:s/>- <text:s/>symplekin, RPL19 <text:s/>- <text:s/>ribosomal protein l19, SF3A1 <text:s/>- <text:s/>splicing factor 3a, subunit 1, 120kda, ZCCHC6 <text:s/>- <text:s/>zinc finger, cchc domain containing 6, TRMT12 <text:s/>- <text:s/>trna methyltransferase 12 homolog (s. cerevisiae), GTF2F1 <text:s/>- <text:s/>general transcription factor iif, polypeptide 1, 74kda, SUPT6H <text:s/>- <text:s/>suppressor of ty 6 homolog (s. cerevisiae), TFB2M <text:s/>- <text:s/>transcription factor b2, mitochondrial, GTF2F2 <text:s/>- <text:s/>general transcription factor iif, polypeptide 2, 30kda, AQR <text:s/>- <text:s/>aquarius homolog (mouse), PPIH <text:s/>- <text:s/>peptidylprolyl isomerase h (cyclophilin h), PRPF19 <text:s/>- <text:s/>pre-mrna processing factor 19, UBL5 <text:s/>- <text:s/>ubiquitin-like 5, PUS7L <text:s/>- <text:s/>pseudouridylate synthase 7 homolog (s. cerevisiae)-like, FTSJ3 <text:s/>- <text:s/>ftsj homolog 3 (e. coli), ALKBH1 <text:s/>- <text:s/>alkb, alkylation repair homolog 1 (e. coli), RPS5 <text:s/>- <text:s/>ribosomal protein s5, ZMAT2 <text:s/>- <text:s/>zinc finger, matrin-type 2, FAM103A1 <text:s/>- <text:s/>family with sequence similarity 103, member a1, RPF1 <text:s/>- <text:s/>ribosome production factor 1 homolog (s. cerevisiae), PPP2R1A <text:s/>- <text:s/>protein phosphatase 2, regulatory subunit a, alpha, TRMT61A <text:s/>- <text:s/>trna methyltransferase 61 homolog a (s. cerevisiae), SART1 <text:s/>- <text:s/>squamous cell carcinoma antigen recognized by t cells, FASTKD5 <text:s/>- <text:s/>fast kinase domains 5, GTPBP4 <text:s/>- <text:s/>gtp binding protein 4, DHX57 <text:s/>- <text:s/>deah (asp-glu-ala-asp/his) box polypeptide 57, TRMT112 <text:s/>- <text:s/>trna methyltransferase 11-2 homolog (s. cerevisiae), ZNF473 <text:s/>- <text:s/>zinc finger protein 473, CWC15 <text:s/>- <text:s/>cwc15 spliceosome-associated protein homolog (s. cerevisiae), NHP2L1 <text:s/>- <text:s/>nhp2 non-histone chromosome protein 2-like 1 (s. cerevisiae), GAR1 <text:s/>- <text:s/>gar1 ribonucleoprotein, RPL32 <text:s/>- <text:s/>ribosomal protein l32, DDX56 <text:s/>- <text:s/>dead (asp-glu-ala-asp) box helicase 56, CELF3 <text:s/>- <text:s/>cugbp, elav-like family member 3, C9orf64 <text:s/>- <text:s/>chromosome 9 open reading frame 64, ZNF259 <text:s/>- <text:s/>zinc finger protein 259, RAVER1 <text:s/>- <text:s/>ribonucleoprotein, ptb-binding 1, RPS21 <text:s/>- <text:s/>ribosomal protein s21, SNRPE <text:s/>- <text:s/>small nuclear ribonucleoprotein polypeptide e, PUS1 <text:s/>- <text:s/>pseudouridylate synthase 1, RPS16 <text:s/>- <text:s/>ribosomal protein s16, ERI1 <text:s/>- <text:s/>exoribonuclease 1, SNRNP27 <text:s/>- <text:s/>small nuclear ribonucleoprotein 27kda (u4/u6.u5), RPS14 <text:s/>- <text:s/>ribosomal protein s14, CELF1 <text:s/>- <text:s/>cugbp, elav-like family member 1, USP49 <text:s/>- <text:s/>ubiquitin specific peptidase 49, DHX37 <text:s/>- <text:s/>deah (asp-glu-ala-his) box polypeptide 37, THOC5 <text:s/>- <text:s/>tho complex 5, SLU7 <text:s/>- <text:s/>slu7 splicing factor homolog (s. cerevisiae), PHRF1 <text:s/>- <text:s/>phd and ring finger domains 1, U2AF2 <text:s/>- <text:s/>u2 small nuclear rna auxiliary factor 2, CDK13 <text:s/>- <text:s/>cyclin-dependent kinase 13, UTP23 <text:s/>- <text:s/>utp23, small subunit (ssu) processome component, homolog (yeast), WDR83 <text:s/>- <text:s/>wd repeat domain 83, HELB <text:s/>- <text:s/>helicase (dna) b, HNRNPD <text:s/>- <text:s/>heterogeneous nuclear ribonucleoprotein d (au-rich element rna binding protein 1, 37kda), LCMT2 <text:s/>- <text:s/>leucine carboxyl methyltransferase 2, RSL1D1 <text:s/>- <text:s/>ribosomal l1 domain containing 1, MOCS3 <text:s/>- <text:s/>molybdenum cofactor synthesis 3, POLR2F <text:s/>- <text:s/>polymerase (rna) ii (dna directed) polypeptide f, NSUN3 <text:s/>- <text:s/>nop2/sun domain family, member 3, SF3B2 <text:s/>- <text:s/>splicing factor 3b, subunit 2, 145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259</text:p>
          </table:table-cell>
          <table:table-cell office:value-type="string" calcext:value-type="string">
            <text:p>DNA metabolic process</text:p>
          </table:table-cell>
          <table:table-cell office:value-type="float" office:value="0.00000504" calcext:value-type="float">
            <text:p>0.00000504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1.86" calcext:value-type="float">
            <text:p>1.86</text:p>
          </table:table-cell>
          <table:table-cell office:value-type="float" office:value="13954" calcext:value-type="float">
            <text:p>13954</text:p>
          </table:table-cell>
          <table:table-cell office:value-type="float" office:value="600" calcext:value-type="float">
            <text:p>600</text:p>
          </table:table-cell>
          <table:table-cell office:value-type="float" office:value="700" calcext:value-type="float">
            <text:p>7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TSN <text:s/>- <text:s/>translin, TBRG1 <text:s/>- <text:s/>transforming growth factor beta regulator 1, MCRS1 <text:s/>- <text:s/>microspherule protein 1, SPRTN <text:s/>- <text:s/>sprt-like n-terminal domain, HMGB1 <text:s/>- <text:s/>high mobility group box 1, CEP164 <text:s/>- <text:s/>centrosomal protein 164kda, ETAA1 <text:s/>- <text:s/>ewing tumor-associated antigen 1, AQR <text:s/>- <text:s/>aquarius homolog (mouse), NASP <text:s/>- <text:s/>nuclear autoantigenic sperm protein (histone-binding), SLC30A9 <text:s/>- <text:s/>solute carrier family 30 (zinc transporter), member 9, POLL <text:s/>- <text:s/>polymerase (dna directed), lambda, RPA3 <text:s/>- <text:s/>replication protein a3, 14kda, PRPF19 <text:s/>- <text:s/>pre-mrna processing factor 19, BANF1 <text:s/>- <text:s/>barrier to autointegration factor 1, CDCA5 <text:s/>- <text:s/>cell division cycle associated 5, CDC14B <text:s/>- <text:s/>cell division cycle 14b, ALKBH1 <text:s/>- <text:s/>alkb, alkylation repair homolog 1 (e. coli), USP43 <text:s/>- <text:s/>ubiquitin specific peptidase 43, PARPBP <text:s/>- <text:s/>parp1 binding protein, TATDN1 <text:s/>- <text:s/>tatd dnase domain containing 1, RTFDC1 <text:s/>- <text:s/>replication termination factor 2 domain containing 1, EYA3 <text:s/>- <text:s/>eyes absent homolog 3 (drosophila), ANKRD32 <text:s/>- <text:s/>ankyrin repeat domain 32, COPS3 <text:s/>- <text:s/>cop9 signalosome subunit 3, GAR1 <text:s/>- <text:s/>gar1 ribonucleoprotein, TOPBP1 <text:s/>- <text:s/>topoisomerase (dna) ii binding protein 1, ENDOV <text:s/>- <text:s/>endonuclease v, INO80 <text:s/>- <text:s/>ino80 complex subunit, ORAOV1 <text:s/>- <text:s/>oral cancer overexpressed 1, PSMD14 <text:s/>- <text:s/>proteasome (prosome, macropain) 26s subunit, non-atpase, 14, ZNF259 <text:s/>- <text:s/>zinc finger protein 259, BARD1 <text:s/>- <text:s/>brca1 associated ring domain 1, GRWD1 <text:s/>- <text:s/>glutamate-rich wd repeat containing 1, SUPT16H <text:s/>- <text:s/>suppressor of ty 16 homolog (s. cerevisiae), RAD51D <text:s/>- <text:s/>rad51 paralog d, ZRANB3 <text:s/>- <text:s/>zinc finger, ran-binding domain containing 3, NFIB <text:s/>- <text:s/>nuclear factor i/b, NABP2 <text:s/>- <text:s/>nucleic acid binding protein 2, TINF2 <text:s/>- <text:s/>terf1 (trf1)-interacting nuclear factor 2, KAT5 <text:s/>- <text:s/>k(lysine) acetyltransferase 5, GATAD2A <text:s/>- <text:s/>gata zinc finger domain containing 2a, TRIP13 <text:s/>- <text:s/>thyroid hormone receptor interactor 13, USP3 <text:s/>- <text:s/>ubiquitin specific peptidase 3, BABAM1 <text:s/>- <text:s/>brisc and brca1 a complex member 1, HSPD1 <text:s/>- <text:s/>heat shock 60kda protein 1 (chaperonin), HELB <text:s/>- <text:s/>helicase (dna) b, RAD50 <text:s/>- <text:s/>rad50 homolog (s. cerevisiae), TOP3B <text:s/>- <text:s/>topoisomerase (dna) iii beta, SWAP70 <text:s/>- <text:s/>swap switching b-cell complex 70kda subunit, UBE2V2 <text:s/>- <text:s/>ubiquitin-conjugating enzyme e2 variant 2, POLR2F <text:s/>- <text:s/>polymerase (rna) ii (dna directed) polypeptide f, KDM4D <text:s/>- <text:s/>lysine (k)-specific demethylase 4d, NABP1 <text:s/>- <text:s/>nucleic acid binding protein 1, MPG <text:s/>- <text:s/>n-methylpurine-dna glycosylase, KAT7 <text:s/>- <text:s/>k(lysine) acetyltransferase 7, UBE2N <text:s/>- <text:s/>ubiquitin-conjugating enzyme e2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084</text:p>
          </table:table-cell>
          <table:table-cell office:value-type="string" calcext:value-type="string">
            <text:p>'de novo' posttranslational protein folding</text:p>
          </table:table-cell>
          <table:table-cell office:value-type="float" office:value="0.00000596" calcext:value-type="float">
            <text:p>0.00000596</text:p>
          </table:table-cell>
          <table:table-cell office:value-type="float" office:value="0.00653" calcext:value-type="float">
            <text:p>0.00653</text:p>
          </table:table-cell>
          <table:table-cell office:value-type="float" office:value="8.72" calcext:value-type="float">
            <text:p>8.72</text:p>
          </table:table-cell>
          <table:table-cell office:value-type="float" office:value="13954" calcext:value-type="float">
            <text:p>13954</text:p>
          </table:table-cell>
          <table:table-cell office:value-type="float" office:value="16" calcext:value-type="float">
            <text:p>16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GAK <text:s/>- <text:s/>cyclin g associated kinase, UGGT1 <text:s/>- <text:s/>udp-glucose glycoprotein glucosyltransferase 1, TOR1A <text:s/>- <text:s/>torsin family 1, member a (torsin a), HSPD1 <text:s/>- <text:s/>heat shock 60kda protein 1 (chaperonin), CCT2 <text:s/>- <text:s/>chaperonin containing tcp1, subunit 2 (beta), HSPE1 <text:s/>- <text:s/>heat shock 10kda protein 1 (chaperonin 10), HSPH1 <text:s/>- <text:s/>heat shock 105kda/110kda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281</text:p>
          </table:table-cell>
          <table:table-cell office:value-type="string" calcext:value-type="string">
            <text:p>DNA repair</text:p>
          </table:table-cell>
          <table:table-cell office:value-type="float" office:value="0.000012" calcext:value-type="float">
            <text:p>0.000012</text:p>
          </table:table-cell>
          <table:table-cell office:value-type="float" office:value="0.0122" calcext:value-type="float">
            <text:p>0.0122</text:p>
          </table:table-cell>
          <table:table-cell office:value-type="float" office:value="2.08" calcext:value-type="float">
            <text:p>2.08</text:p>
          </table:table-cell>
          <table:table-cell office:value-type="float" office:value="13954" calcext:value-type="float">
            <text:p>13954</text:p>
          </table:table-cell>
          <table:table-cell office:value-type="float" office:value="374" calcext:value-type="float">
            <text:p>374</text:p>
          </table:table-cell>
          <table:table-cell office:value-type="float" office:value="700" calcext:value-type="float">
            <text:p>7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PSMD14 <text:s/>- <text:s/>proteasome (prosome, macropain) 26s subunit, non-atpase, 14, BARD1 <text:s/>- <text:s/>brca1 associated ring domain 1, MCRS1 <text:s/>- <text:s/>microspherule protein 1, SUPT16H <text:s/>- <text:s/>suppressor of ty 16 homolog (s. cerevisiae), SPRTN <text:s/>- <text:s/>sprt-like n-terminal domain, RAD51D <text:s/>- <text:s/>rad51 paralog d, ZRANB3 <text:s/>- <text:s/>zinc finger, ran-binding domain containing 3, CEP164 <text:s/>- <text:s/>centrosomal protein 164kda, ETAA1 <text:s/>- <text:s/>ewing tumor-associated antigen 1, NABP2 <text:s/>- <text:s/>nucleic acid binding protein 2, AQR <text:s/>- <text:s/>aquarius homolog (mouse), SLC30A9 <text:s/>- <text:s/>solute carrier family 30 (zinc transporter), member 9, POLL <text:s/>- <text:s/>polymerase (dna directed), lambda, KAT5 <text:s/>- <text:s/>k(lysine) acetyltransferase 5, RPA3 <text:s/>- <text:s/>replication protein a3, 14kda, PRPF19 <text:s/>- <text:s/>pre-mrna processing factor 19, CDCA5 <text:s/>- <text:s/>cell division cycle associated 5, CDC14B <text:s/>- <text:s/>cell division cycle 14b, ALKBH1 <text:s/>- <text:s/>alkb, alkylation repair homolog 1 (e. coli), TRIP13 <text:s/>- <text:s/>thyroid hormone receptor interactor 13, USP3 <text:s/>- <text:s/>ubiquitin specific peptidase 3, BABAM1 <text:s/>- <text:s/>brisc and brca1 a complex member 1, USP43 <text:s/>- <text:s/>ubiquitin specific peptidase 43, PARPBP <text:s/>- <text:s/>parp1 binding protein, HELB <text:s/>- <text:s/>helicase (dna) b, RAD50 <text:s/>- <text:s/>rad50 homolog (s. cerevisiae), EYA3 <text:s/>- <text:s/>eyes absent homolog 3 (drosophila), COPS3 <text:s/>- <text:s/>cop9 signalosome subunit 3, ANKRD32 <text:s/>- <text:s/>ankyrin repeat domain 32, UBE2V2 <text:s/>- <text:s/>ubiquitin-conjugating enzyme e2 variant 2, TOPBP1 <text:s/>- <text:s/>topoisomerase (dna) ii binding protein 1, ENDOV <text:s/>- <text:s/>endonuclease v, POLR2F <text:s/>- <text:s/>polymerase (rna) ii (dna directed) polypeptide f, KDM4D <text:s/>- <text:s/>lysine (k)-specific demethylase 4d, NABP1 <text:s/>- <text:s/>nucleic acid binding protein 1, INO80 <text:s/>- <text:s/>ino80 complex subunit, MPG <text:s/>- <text:s/>n-methylpurine-dna glycosylase, UBE2N <text:s/>- <text:s/>ubiquitin-conjugating enzyme e2n, ORAOV1 <text:s/>- <text:s/>oral cancer overexpressed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1603</text:p>
          </table:table-cell>
          <table:table-cell office:value-type="string" calcext:value-type="string">
            <text:p>proteolysis involved in cellular protein catabolic process</text:p>
          </table:table-cell>
          <table:table-cell office:value-type="float" office:value="0.0000122" calcext:value-type="float">
            <text:p>0.0000122</text:p>
          </table:table-cell>
          <table:table-cell office:value-type="float" office:value="0.0115" calcext:value-type="float">
            <text:p>0.0115</text:p>
          </table:table-cell>
          <table:table-cell office:value-type="float" office:value="2.06" calcext:value-type="float">
            <text:p>2.06</text:p>
          </table:table-cell>
          <table:table-cell office:value-type="float" office:value="13954" calcext:value-type="float">
            <text:p>13954</text:p>
          </table:table-cell>
          <table:table-cell office:value-type="float" office:value="388" calcext:value-type="float">
            <text:p>388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RNF181 <text:s/>- <text:s/>ring finger protein 181, PSMD14 <text:s/>- <text:s/>proteasome (prosome, macropain) 26s subunit, non-atpase, 14, PSME2 <text:s/>- <text:s/>proteasome (prosome, macropain) activator subunit 2 (pa28 beta), TAF1 <text:s/>- <text:s/>taf1 rna polymerase ii, tata box binding protein (tbp)-associated factor, 250kda, DDIT3 <text:s/>- <text:s/>dna-damage-inducible transcript 3, NEDD8 <text:s/>- <text:s/>neural precursor cell expressed, developmentally down-regulated 8, SDF2 <text:s/>- <text:s/>stromal cell-derived factor 2, KCTD5 <text:s/>- <text:s/>potassium channel tetramerization domain containing 5, FBXO8 <text:s/>- <text:s/>f-box protein 8, FAF2 <text:s/>- <text:s/>fas associated factor family member 2, KAT5 <text:s/>- <text:s/>k(lysine) acetyltransferase 5, USP49 <text:s/>- <text:s/>ubiquitin specific peptidase 49, SIRT2 <text:s/>- <text:s/>sirtuin 2, PRPF19 <text:s/>- <text:s/>pre-mrna processing factor 19, PDCD6IP <text:s/>- <text:s/>programmed cell death 6 interacting protein, RNF6 <text:s/>- <text:s/>ring finger protein (c3h2c3 type) 6, ZNRF2 <text:s/>- <text:s/>zinc and ring finger 2, PSMB1 <text:s/>- <text:s/>proteasome (prosome, macropain) subunit, beta type, 1, PSMA6 <text:s/>- <text:s/>proteasome (prosome, macropain) subunit, alpha type, 6, USP3 <text:s/>- <text:s/>ubiquitin specific peptidase 3, USP11 <text:s/>- <text:s/>ubiquitin specific peptidase 11, PSMA4 <text:s/>- <text:s/>proteasome (prosome, macropain) subunit, alpha type, 4, USP43 <text:s/>- <text:s/>ubiquitin specific peptidase 43, EDEM3 <text:s/>- <text:s/>er degradation enhancer, mannosidase alpha-like 3, BFAR <text:s/>- <text:s/>bifunctional apoptosis regulator, KLHL20 <text:s/>- <text:s/>kelch-like family member 20, TOR1A <text:s/>- <text:s/>torsin family 1, member a (torsin a), CTSS <text:s/>- <text:s/>cathepsin s, WWP2 <text:s/>- <text:s/>ww domain containing e3 ubiquitin protein ligase 2, RNF20 <text:s/>- <text:s/>ring finger protein 20, e3 ubiquitin protein ligase, PSMB4 <text:s/>- <text:s/>proteasome (prosome, macropain) subunit, beta type, 4, USP36 <text:s/>- <text:s/>ubiquitin specific peptidase 36, PSMC5 <text:s/>- <text:s/>proteasome (prosome, macropain) 26s subunit, atpase, 5, PSMC1 <text:s/>- <text:s/>proteasome (prosome, macropain) 26s subunit, atpase, 1, UBE2E1 <text:s/>- <text:s/>ubiquitin-conjugating enzyme e2e 1, COPS3 <text:s/>- <text:s/>cop9 signalosome subunit 3, FBXL12 <text:s/>- <text:s/>f-box and leucine-rich repeat protein 12, UBE2N <text:s/>- <text:s/>ubiquitin-conjugating enzyme e2n, NR1D1 <text:s/>- <text:s/>nuclear receptor subfamily 1, group d, member 1, UBR1 <text:s/>- <text:s/>ubiquitin protein ligase e3 component n-recogn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3170</text:p>
          </table:table-cell>
          <table:table-cell office:value-type="string" calcext:value-type="string">
            <text:p>macromolecule metabolic process</text:p>
          </table:table-cell>
          <table:table-cell office:value-type="float" office:value="0.0000157" calcext:value-type="float">
            <text:p>0.0000157</text:p>
          </table:table-cell>
          <table:table-cell office:value-type="float" office:value="0.0139" calcext:value-type="float">
            <text:p>0.0139</text:p>
          </table:table-cell>
          <table:table-cell office:value-type="float" office:value="1.19" calcext:value-type="float">
            <text:p>1.19</text:p>
          </table:table-cell>
          <table:table-cell office:value-type="float" office:value="13954" calcext:value-type="float">
            <text:p>13954</text:p>
          </table:table-cell>
          <table:table-cell office:value-type="float" office:value="5728" calcext:value-type="float">
            <text:p>5728</text:p>
          </table:table-cell>
          <table:table-cell office:value-type="float" office:value="700" calcext:value-type="float">
            <text:p>70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[ZNF572 <text:s/>- <text:s/>zinc finger protein 572, DPM1 <text:s/>- <text:s/>dolichyl-phosphate mannosyltransferase polypeptide 1, catalytic subunit, TSN <text:s/>- <text:s/>translin, SYMPK <text:s/>- <text:s/>symplekin, PHF21A <text:s/>- <text:s/>phd finger protein 21a, TBRG1 <text:s/>- <text:s/>transforming growth factor beta regulator 1, MKI67IP <text:s/>- <text:s/>mki67 (fha domain) interacting nucleolar phosphoprotein, TRAK1 <text:s/>- <text:s/>trafficking protein, kinesin binding 1, SF3A1 <text:s/>- <text:s/>splicing factor 3a, subunit 1, 120kda, CDKL4 <text:s/>- <text:s/>cyclin-dependent kinase-like 4, DPP8 <text:s/>- <text:s/>dipeptidyl-peptidase 8, PMM2 <text:s/>- <text:s/>phosphomannomutase 2, NASP <text:s/>- <text:s/>nuclear autoantigenic sperm protein (histone-binding), NARS <text:s/>- <text:s/>asparaginyl-trna synthetase, MIER1 <text:s/>- <text:s/>mesoderm induction early response 1, transcriptional regulator, SIRT2 <text:s/>- <text:s/>sirtuin 2, TBK1 <text:s/>- <text:s/>tank-binding kinase 1, BANF1 <text:s/>- <text:s/>barrier to autointegration factor 1, NCOA3 <text:s/>- <text:s/>nuclear receptor coactivator 3, FTSJ3 <text:s/>- <text:s/>ftsj homolog 3 (e. coli), CC2D1A <text:s/>- <text:s/>coiled-coil and c2 domain containing 1a, ALKBH1 <text:s/>- <text:s/>alkb, alkylation repair homolog 1 (e. coli), MDGA2 <text:s/>- <text:s/>mam domain containing glycosylphosphatidylinositol anchor 2, ZNF333 <text:s/>- <text:s/>zinc finger protein 333, UGGT1 <text:s/>- <text:s/>udp-glucose glycoprotein glucosyltransferase 1, RING1 <text:s/>- <text:s/>ring finger protein 1, ATG4C <text:s/>- <text:s/>autophagy related 4c, cysteine peptidase, BFAR <text:s/>- <text:s/>bifunctional apoptosis regulator, BLK <text:s/>- <text:s/>b lymphoid tyrosine kinase, TTF1 <text:s/>- <text:s/>transcription termination factor, rna polymerase i, EIF2S1 <text:s/>- <text:s/>eukaryotic translation initiation factor 2, subunit 1 alpha, 35kda, GTPBP4 <text:s/>- <text:s/>gtp binding protein 4, TRIM6 <text:s/>- <text:s/>tripartite motif containing 6, ELF2 <text:s/>- <text:s/>e74-like factor 2 (ets domain transcription factor), ATF6B <text:s/>- <text:s/>activating transcription factor 6 beta, SUB1 <text:s/>- <text:s/>sub1 homolog (s. cerevisiae), SNX1 <text:s/>- <text:s/>sorting nexin 1, TSC22D1 <text:s/>- <text:s/>tsc22 domain family, member 1, FBXL12 <text:s/>- <text:s/>f-box and leucine-rich repeat protein 12, NR1D1 <text:s/>- <text:s/>nuclear receptor subfamily 1, group d, member 1, PSMD14 <text:s/>- <text:s/>proteasome (prosome, macropain) 26s subunit, non-atpase, 14, ZNF259 <text:s/>- <text:s/>zinc finger protein 259, SNRPE <text:s/>- <text:s/>small nuclear ribonucleoprotein polypeptide e, PGAP3 <text:s/>- <text:s/>post-gpi attachment to proteins 3, RPS6KC1 <text:s/>- <text:s/>ribosomal protein s6 kinase, 52kda, polypeptide 1, RNF149 <text:s/>- <text:s/>ring finger protein 149, STK38L <text:s/>- <text:s/>serine/threonine kinase 38 like, ACVR2A <text:s/>- <text:s/>activin a receptor, type iia, TBPL1 <text:s/>- <text:s/>tbp-like 1, DDX50 <text:s/>- <text:s/>dead (asp-glu-ala-asp) box polypeptide 50, SLIRP <text:s/>- <text:s/>sra stem-loop interacting rna binding protein, GLIS1 <text:s/>- <text:s/>glis family zinc finger 1, ZBTB41 <text:s/>- <text:s/>zinc finger and btb domain containing 41, ADAM10 <text:s/>- <text:s/>adam metallopeptidase domain 10, NABP2 <text:s/>- <text:s/>nucleic acid binding protein 2, POU3F4 <text:s/>- <text:s/>pou class 3 homeobox 4, TMEM59 <text:s/>- <text:s/>transmembrane protein 59, UHMK1 <text:s/>- <text:s/>u2af homology motif (uhm) kinase 1, RNASE6 <text:s/>- <text:s/>ribonuclease, rnase a family, k6, CPNE1 <text:s/>- <text:s/>copine i, ZNF677 <text:s/>- <text:s/>zinc finger protein 677, NUP37 <text:s/>- <text:s/>nucleoporin 37kda, RNF6 <text:s/>- <text:s/>ring finger protein (c3h2c3 type) 6, GATAD2A <text:s/>- <text:s/>gata zinc finger domain containing 2a, BRAP <text:s/>- <text:s/>brca1 associated protein, RORA <text:s/>- <text:s/>rar-related orphan receptor a, USP11 <text:s/>- <text:s/>ubiquitin specific peptidase 11, MUSK <text:s/>- <text:s/>muscle, skeletal, receptor tyrosine kinase, E2F4 <text:s/>- <text:s/>e2f transcription factor 4, p107/p130-binding, STAM2 <text:s/>- <text:s/>signal transducing adaptor molecule (sh3 domain and itam motif) 2, HSPD1 <text:s/>- <text:s/>heat shock 60kda protein 1 (chaperonin), SMYD2 <text:s/>- <text:s/>set and mynd domain containing 2, HELB <text:s/>- <text:s/>helicase (dna) b, RAD50 <text:s/>- <text:s/>rad50 homolog (s. cerevisiae), BCL10 <text:s/>- <text:s/>b-cell cll/lymphoma 10, TOP3B <text:s/>- <text:s/>topoisomerase (dna) iii beta, SWAP70 <text:s/>- <text:s/>swap switching b-cell complex 70kda subunit, ERP44 <text:s/>- <text:s/>endoplasmic reticulum protein 44, POLR2F <text:s/>- <text:s/>polymerase (rna) ii (dna directed) polypeptide f, TCEANC2 <text:s/>- <text:s/>transcription elongation factor a (sii) n-terminal and central domain containing 2, COLEC11 <text:s/>- <text:s/>collectin sub-family member 11, UBR1 <text:s/>- <text:s/>ubiquitin protein ligase e3 component n-recognin 1, CHD6 <text:s/>- <text:s/>chromodomain helicase dna binding protein 6, DBR1 <text:s/>- <text:s/>debranching rna lariats 1, RPL19 <text:s/>- <text:s/>ribosomal protein l19, MCRS1 <text:s/>- <text:s/>microspherule protein 1, USF1 <text:s/>- <text:s/>upstream transcription factor 1, HMGB1 <text:s/>- <text:s/>high mobility group box 1, ASB8 <text:s/>- <text:s/>ankyrin repeat and socs box containing 8, ZNF470 <text:s/>- <text:s/>zinc finger protein 470, TRMT12 <text:s/>- <text:s/>trna methyltransferase 12 homolog (s. cerevisiae), SUPT6H <text:s/>- <text:s/>suppressor of ty 6 homolog (s. cerevisiae), BRD9 <text:s/>- <text:s/>bromodomain containing 9, AGL <text:s/>- <text:s/>amylo-alpha-1, 6-glucosidase, 4-alpha-glucanotransferase, PTK2B <text:s/>- <text:s/>protein tyrosine kinase 2 beta, PPIH <text:s/>- <text:s/>peptidylprolyl isomerase h (cyclophilin h), SLC30A9 <text:s/>- <text:s/>solute carrier family 30 (zinc transporter), member 9, CHCHD2 <text:s/>- <text:s/>coiled-coil-helix-coiled-coil-helix domain containing 2, RPA3 <text:s/>- <text:s/>replication protein a3, 14kda, RASGRP3 <text:s/>- <text:s/>ras guanyl releasing protein 3 (calcium and dag-regulated), MTF1 <text:s/>- <text:s/>metal-regulatory transcription factor 1, PDCD6IP <text:s/>- <text:s/>programmed cell death 6 interacting protein, UBL5 <text:s/>- <text:s/>ubiquitin-like 5, ETV3 <text:s/>- <text:s/>ets variant 3, PHF11 <text:s/>- <text:s/>phd finger protein 11, RPS5 <text:s/>- <text:s/>ribosomal protein s5, ZNF787 <text:s/>- <text:s/>zinc finger protein 787, PPP2R1A <text:s/>- <text:s/>protein phosphatase 2, regulatory subunit a, alpha, PARPBP <text:s/>- <text:s/>parp1 binding protein, CTSS <text:s/>- <text:s/>cathepsin s, TRMT61A <text:s/>- <text:s/>trna methyltransferase 61 homolog a (s. cerevisiae), GABPA <text:s/>- <text:s/>ga binding protein transcription factor, alpha subunit 60kda, FASTKD5 <text:s/>- <text:s/>fast kinase domains 5, WWP2 <text:s/>- <text:s/>ww domain containing e3 ubiquitin protein ligase 2, DHX57 <text:s/>- <text:s/>deah (asp-glu-ala-asp/his) box polypeptide 57, TADA3 <text:s/>- <text:s/>transcriptional adaptor 3, DPP9 <text:s/>- <text:s/>dipeptidyl-peptidase 9, ZNF264 <text:s/>- <text:s/>zinc finger protein 264, EYA3 <text:s/>- <text:s/>eyes absent homolog 3 (drosophila), FUT8 <text:s/>- <text:s/>fucosyltransferase 8 (alpha (1,6) fucosyltransferase), ANKRD32 <text:s/>- <text:s/>ankyrin repeat domain 32, GPBP1L1 <text:s/>- <text:s/>gc-rich promoter binding protein 1-like 1, ENDOV <text:s/>- <text:s/>endonuclease v, TOPBP1 <text:s/>- <text:s/>topoisomerase (dna) ii binding protein 1, RPL32 <text:s/>- <text:s/>ribosomal protein l32, NEK7 <text:s/>- <text:s/>nima-related kinase 7, RNF181 <text:s/>- <text:s/>ring finger protein 181, C9orf64 <text:s/>- <text:s/>chromosome 9 open reading frame 64, RPS21 <text:s/>- <text:s/>ribosomal protein s21, RAVER1 <text:s/>- <text:s/>ribonucleoprotein, ptb-binding 1, ZBTB5 <text:s/>- <text:s/>zinc finger and btb domain containing 5, GAK <text:s/>- <text:s/>cyclin g associated kinase, TEFM <text:s/>- <text:s/>transcription elongation factor, mitochondrial, RPS16 <text:s/>- <text:s/>ribosomal protein s16, CCNT1 <text:s/>- <text:s/>cyclin t1, HMG20A <text:s/>- <text:s/>high mobility group 20a, SNRNP27 <text:s/>- <text:s/>small nuclear ribonucleoprotein 27kda (u4/u6.u5), RIPK1 <text:s/>- <text:s/>receptor (tnfrsf)-interacting serine-threonine kinase 1, VRK3 <text:s/>- <text:s/>vaccinia related kinase 3, ESRRG <text:s/>- <text:s/>estrogen-related receptor gamma, ESRRA <text:s/>- <text:s/>estrogen-related receptor alpha, RPS14 <text:s/>- <text:s/>ribosomal protein s14, JAK1 <text:s/>- <text:s/>janus kinase 1, DCAF12 <text:s/>- <text:s/>ddb1 and cul4 associated factor 12, FBXO8 <text:s/>- <text:s/>f-box protein 8, HM13 <text:s/>- <text:s/>histocompatibility (minor) 13, FAF2 <text:s/>- <text:s/>fas associated factor family member 2, TINF2 <text:s/>- <text:s/>terf1 (trf1)-interacting nuclear factor 2, SDHAF2 <text:s/>- <text:s/>succinate dehydrogenase complex assembly factor 2, RPS6KA1 <text:s/>- <text:s/>ribosomal protein s6 kinase, 90kda, polypeptide 1, USP49 <text:s/>- <text:s/>ubiquitin specific peptidase 49, MAP2K1 <text:s/>- <text:s/>mitogen-activated protein kinase kinase 1, PMPCA <text:s/>- <text:s/>peptidase (mitochondrial processing) alpha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UTP23 <text:s/>- <text:s/>utp23, small subunit (ssu) processome component, homolog (yeast), WDR83 <text:s/>- <text:s/>wd repeat domain 83, HNRNPD <text:s/>- <text:s/>heterogeneous nuclear ribonucleoprotein d (au-rich element rna binding protein 1, 37kda), MRPL18 <text:s/>- <text:s/>mitochondrial ribosomal protein l18, CCDC85B <text:s/>- <text:s/>coiled-coil domain containing 85b, UBE2E1 <text:s/>- <text:s/>ubiquitin-conjugating enzyme e2e 1, UBE2V2 <text:s/>- <text:s/>ubiquitin-conjugating enzyme e2 variant 2, VIPAS39 <text:s/>- <text:s/>vps33b interacting protein, apical-basolateral polarity regulator, spe-39 homolog, KDM4D <text:s/>- <text:s/>lysine (k)-specific demethylase 4d, NABP1 <text:s/>- <text:s/>nucleic acid binding protein 1, NSUN3 <text:s/>- <text:s/>nop2/sun domain family, member 3, MPG <text:s/>- <text:s/>n-methylpurine-dna glycosylase, UBE2N <text:s/>- <text:s/>ubiquitin-conjugating enzyme e2n, SF3B2 <text:s/>- <text:s/>splicing factor 3b, subunit 2, 145kda, ZKSCAN8 <text:s/>- <text:s/>zinc finger with krab and scan domains 8, DHX8 <text:s/>- <text:s/>deah (asp-glu-ala-his) box polypeptide 8, ZNF202 <text:s/>- <text:s/>zinc finger protein 202, MGA <text:s/>- <text:s/>mga, max dimerization protein, KLHL2 <text:s/>- <text:s/>kelch-like family member 2, SPRTN <text:s/>- <text:s/>sprt-like n-terminal domain, DDIT3 <text:s/>- <text:s/>dna-damage-inducible transcript 3, ZNF175 <text:s/>- <text:s/>zinc finger protein 175, ARID3B <text:s/>- <text:s/>at rich interactive domain 3b (bright-like), SDF2 <text:s/>- <text:s/>stromal cell-derived factor 2, ZCCHC6 <text:s/>- <text:s/>zinc finger, cchc domain containing 6, KCTD5 <text:s/>- <text:s/>potassium channel tetramerization domain containing 5, ZNF180 <text:s/>- <text:s/>zinc finger protein 180, FLG <text:s/>- <text:s/>filaggrin, GTF2F1 <text:s/>- <text:s/>general transcription factor iif, polypeptide 1, 74kda, ETAA1 <text:s/>- <text:s/>ewing tumor-associated antigen 1, GTF2F2 <text:s/>- <text:s/>general transcription factor iif, polypeptide 2, 30kda, GTF2E1 <text:s/>- <text:s/>general transcription factor iie, polypeptide 1, alpha 56kda, INCENP <text:s/>- <text:s/>inner centromere protein antigens 135/155kda, PTAR1 <text:s/>- <text:s/>protein prenyltransferase alpha subunit repeat containing 1, ZKSCAN7 <text:s/>- <text:s/>zinc finger with krab and scan domains 7, PSEN1 <text:s/>- <text:s/>presenilin 1, TBC1D10A <text:s/>- <text:s/>tbc1 domain family, member 10a, POLL <text:s/>- <text:s/>polymerase (dna directed), lambda, PHLPP1 <text:s/>- <text:s/>ph domain and leucine rich repeat protein phosphatase 1, ZDHHC5 <text:s/>- <text:s/>zinc finger, dhhc-type containing 5, LHX4 <text:s/>- <text:s/>lim homeobox 4, DCUN1D3 <text:s/>- <text:s/>dcn1, defective in cullin neddylation 1, domain containing 3, PRPF19 <text:s/>- <text:s/>pre-mrna processing factor 19, MAP3K11 <text:s/>- <text:s/>mitogen-activated protein kinase kinase kinase 11, CDC14B <text:s/>- <text:s/>cell division cycle 14b, CDCA5 <text:s/>- <text:s/>cell division cycle associated 5, IL5 <text:s/>- <text:s/>interleukin 5 (colony-stimulating factor, eosinophil), PSMB1 <text:s/>- <text:s/>proteasome (prosome, macropain) subunit, beta type, 1, TRERF1 <text:s/>- <text:s/>transcriptional regulating factor 1, ZNF160 <text:s/>- <text:s/>zinc finger protein 160, PSMA6 <text:s/>- <text:s/>proteasome (prosome, macropain) subunit, alpha type, 6, PSMA4 <text:s/>- <text:s/>proteasome (prosome, macropain) subunit, alpha type, 4, USP43 <text:s/>- <text:s/>ubiquitin specific peptidase 43, CGGBP1 <text:s/>- <text:s/>cgg triplet repeat binding protein 1, CCL2 <text:s/>- <text:s/>chemokine (c-c motif) ligand 2, UBLCP1 <text:s/>- <text:s/>ubiquitin-like domain containing ctd phosphatase 1, MED8 <text:s/>- <text:s/>mediator complex subunit 8, PSMB4 <text:s/>- <text:s/>proteasome (prosome, macropain) subunit, beta type, 4, TATDN1 <text:s/>- <text:s/>tatd dnase domain containing 1, SDC1 <text:s/>- <text:s/>syndecan 1, PSMC5 <text:s/>- <text:s/>proteasome (prosome, macropain) 26s subunit, atpase, 5, PSMC1 <text:s/>- <text:s/>proteasome (prosome, macropain) 26s subunit, atpase, 1, ZNF473 <text:s/>- <text:s/>zinc finger protein 473, EIF2A <text:s/>- <text:s/>eukaryotic translation initiation factor 2a, 65kda, COPS3 <text:s/>- <text:s/>cop9 signalosome subunit 3, GAR1 <text:s/>- <text:s/>gar1 ribonucleoprotein, BIRC6 <text:s/>- <text:s/>baculoviral iap repeat containing 6, ORAOV1 <text:s/>- <text:s/>oral cancer overexpressed 1, TAF7 <text:s/>- <text:s/>taf7 rna polymerase ii, tata box binding protein (tbp)-associated factor, 55kda, CELF3 <text:s/>- <text:s/>cugbp, elav-like family member 3, TAF11 <text:s/>- <text:s/>taf11 rna polymerase ii, tata box binding protein (tbp)-associated factor, 28kda, RNF31 <text:s/>- <text:s/>ring finger protein 31, SERP1 <text:s/>- <text:s/>stress-associated endoplasmic reticulum protein 1, PSME2 <text:s/>- <text:s/>proteasome (prosome, macropain) activator subunit 2 (pa28 beta), FGF13 <text:s/>- <text:s/>fibroblast growth factor 13, TAF1 <text:s/>- <text:s/>taf1 rna polymerase ii, tata box binding protein (tbp)-associated factor, 250kda, MRPL52 <text:s/>- <text:s/>mitochondrial ribosomal protein l52, SUPT16H <text:s/>- <text:s/>suppressor of ty 16 homolog (s. cerevisiae), ARGLU1 <text:s/>- <text:s/>arginine and glutamate rich 1, ZRANB3 <text:s/>- <text:s/>zinc finger, ran-binding domain containing 3, ERI1 <text:s/>- <text:s/>exoribonuclease 1, SETD4 <text:s/>- <text:s/>set domain containing 4, PDPK1 <text:s/>- <text:s/>3-phosphoinositide dependent protein kinase-1, TARS <text:s/>- <text:s/>threonyl-trna synthetase, NR4A2 <text:s/>- <text:s/>nuclear receptor subfamily 4, group a, member 2, HARS <text:s/>- <text:s/>histidyl-trna synthetase, CSNK1G1 <text:s/>- <text:s/>casein kinase 1, gamma 1, ZBTB7B <text:s/>- <text:s/>zinc finger and btb domain containing 7b, CDC14A <text:s/>- <text:s/>cell division cycle 14a, MEIS2 <text:s/>- <text:s/>meis homeobox 2, MAN2B2 <text:s/>- <text:s/>mannosidase, alpha, class 2b, member 2, KAT5 <text:s/>- <text:s/>k(lysine) acetyltransferase 5, MEIS1 <text:s/>- <text:s/>meis homeobox 1, THOC5 <text:s/>- <text:s/>tho complex 5, MAP3K7 <text:s/>- <text:s/>mitogen-activated protein kinase kinase kinase 7, CREBRF <text:s/>- <text:s/>creb3 regulatory factor, SLU7 <text:s/>- <text:s/>slu7 splicing factor homolog (s. cerevisiae), TBP <text:s/>- <text:s/>tata box binding protein, FICD <text:s/>- <text:s/>fic domain containing, CDK13 <text:s/>- <text:s/>cyclin-dependent kinase 13, KLHL20 <text:s/>- <text:s/>kelch-like family member 20, CDK17 <text:s/>- <text:s/>cyclin-dependent kinase 17, LCMT2 <text:s/>- <text:s/>leucine carboxyl methyltransferase 2, IRF1 <text:s/>- <text:s/>interferon regulatory factor 1, MOCS3 <text:s/>- <text:s/>molybdenum cofactor synthesis 3, ZNF169 <text:s/>- <text:s/>zinc finger protein 169, CTTNBP2NL <text:s/>- <text:s/>cttnbp2 n-terminal like, ZNF629 <text:s/>- <text:s/>zinc finger protein 629, PARS2 <text:s/>- <text:s/>prolyl-trna synthetase 2, mitochondrial (putative), KAT7 <text:s/>- <text:s/>k(lysine) acetyltransferase 7, SEPSECS <text:s/>- <text:s/>sep (o-phosphoserine) trna:sec (selenocysteine) trna synthase, COG3 <text:s/>- <text:s/>component of oligomeric golgi complex 3, SBNO2 <text:s/>- <text:s/>strawberry notch homolog 2 (drosophila), ZNF266 <text:s/>- <text:s/>zinc finger protein 266, ZNF274 <text:s/>- <text:s/>zinc finger protein 274, UBOX5 <text:s/>- <text:s/>u-box domain containing 5, EAF1 <text:s/>- <text:s/>ell associated factor 1, TTLL3 <text:s/>- <text:s/>tubulin tyrosine ligase-like family, member 3, CEP164 <text:s/>- <text:s/>centrosomal protein 164kda, TFB2M <text:s/>- <text:s/>transcription factor b2, mitochondrial, MARK3 <text:s/>- <text:s/>map/microtubule affinity-regulating kinase 3, DPH2 <text:s/>- <text:s/>dph2 homolog (s. cerevisiae), MON1B <text:s/>- <text:s/>mon1 secretory trafficking family member b, AQR <text:s/>- <text:s/>aquarius homolog (mouse), PIGS <text:s/>- <text:s/>phosphatidylinositol glycan anchor biosynthesis, class s, PHKB <text:s/>- <text:s/>phosphorylase kinase, beta, PUS7L <text:s/>- <text:s/>pseudouridylate synthase 7 homolog (s. cerevisiae)-like, HMGN5 <text:s/>- <text:s/>high mobility group nucleosome binding domain 5, ZNRF2 <text:s/>- <text:s/>zinc and ring finger 2, KCNH8 <text:s/>- <text:s/>potassium voltage-gated channel, subfamily h (eag-related), member 8, PEX12 <text:s/>- <text:s/>peroxisomal biogenesis factor 12, DUSP6 <text:s/>- <text:s/>dual specificity phosphatase 6, MBD1 <text:s/>- <text:s/>methyl-cpg binding domain protein 1, FAM103A1 <text:s/>- <text:s/>family with sequence similarity 103, member a1, ZMAT2 <text:s/>- <text:s/>zinc finger, matrin-type 2, RPF1 <text:s/>- <text:s/>ribosome production factor 1 homolog (s. cerevisiae), TOR1A <text:s/>- <text:s/>torsin family 1, member a (torsin a), SART1 <text:s/>- <text:s/>squamous cell carcinoma antigen recognized by t cells, FRK <text:s/>- <text:s/>fyn-related kinase, LCMT1 <text:s/>- <text:s/>leucine carboxyl methyltransferase 1, HARS2 <text:s/>- <text:s/>histidyl-trna synthetase 2, mitochondrial, TRMT112 <text:s/>- <text:s/>trna methyltransferase 11-2 homolog (s. cerevisiae), USP36 <text:s/>- <text:s/>ubiquitin specific peptidase 36, RTFDC1 <text:s/>- <text:s/>replication termination factor 2 domain containing 1, CWC15 <text:s/>- <text:s/>cwc15 spliceosome-associated protein homolog (s. cerevisiae), NHP2L1 <text:s/>- <text:s/>nhp2 non-histone chromosome protein 2-like 1 (s. cerevisiae), HDAC9 <text:s/>- <text:s/>histone deacetylase 9, WARS <text:s/>- <text:s/>tryptophanyl-trna synthetase, ZSCAN29 <text:s/>- <text:s/>zinc finger and scan domain containing 29, INO80 <text:s/>- <text:s/>ino80 complex subunit, DDX56 <text:s/>- <text:s/>dead (asp-glu-ala-asp) box helicase 56, SOCS7 <text:s/>- <text:s/>suppressor of cytokine signaling 7, WDR82 <text:s/>- <text:s/>wd repeat domain 82, PITX2 <text:s/>- <text:s/>paired-like homeodomain 2, BARD1 <text:s/>- <text:s/>brca1 associated ring domain 1, GRWD1 <text:s/>- <text:s/>glutamate-rich wd repeat containing 1, PUS1 <text:s/>- <text:s/>pseudouridylate synthase 1, RAD51D <text:s/>- <text:s/>rad51 paralog d, NEDD8 <text:s/>- <text:s/>neural precursor cell expressed, developmentally down-regulated 8, AIP <text:s/>- <text:s/>aryl hydrocarbon receptor interacting protein, NFIB <text:s/>- <text:s/>nuclear factor i/b, ZNF18 <text:s/>- <text:s/>zinc finger protein 18, CLN3 <text:s/>- <text:s/>ceroid-lipofuscinosis, neuronal 3, ZNF384 <text:s/>- <text:s/>zinc finger protein 384, EIF5A2 <text:s/>- <text:s/>eukaryotic translation initiation factor 5a2, CELF1 <text:s/>- <text:s/>cugbp, elav-like family member 1, DHX37 <text:s/>- <text:s/>deah (asp-glu-ala-his) box polypeptide 37, PHRF1 <text:s/>- <text:s/>phd and ring finger domains 1, MED15 <text:s/>- <text:s/>mediator complex subunit 15, U2AF2 <text:s/>- <text:s/>u2 small nuclear rna auxiliary factor 2, EDEM3 <text:s/>- <text:s/>er degradation enhancer, mannosidase alpha-like 3, TGIF1 <text:s/>- <text:s/>tgfb-induced factor homeobox 1, EIF2AK4 <text:s/>- <text:s/>eukaryotic translation initiation factor 2 alpha kinase 4, PHKG2 <text:s/>- <text:s/>phosphorylase kinase, gamma 2 (testis), RNF20 <text:s/>- <text:s/>ring finger protein 20, e3 ubiquitin protein ligase, KDM5A <text:s/>- <text:s/>lysine (k)-specific demethylase 5a, RSL1D1 <text:s/>- <text:s/>ribosomal l1 domain containing 1, PIK3C3 <text:s/>- <text:s/>phosphatidylinositol 3-kinase, catalytic subunit type 3, LYPLA2 <text:s/>- <text:s/>lysophospholipase ii, DDX55 <text:s/>- <text:s/>dead (asp-glu-ala-asp) box polypeptide 55, CHUK <text:s/>- <text:s/>conserved helix-loop-helix ubiquitous kinase, PIGF <text:s/>- <text:s/>phosphatidylinositol glycan anchor biosynthesis, class f, PIGT <text:s/>- <text:s/>phosphatidylinositol glycan anchor biosynthesis, class t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02</text:p>
          </table:table-cell>
          <table:table-cell office:value-type="string" calcext:value-type="string">
            <text:p>double-strand break repair</text:p>
          </table:table-cell>
          <table:table-cell office:value-type="float" office:value="0.0000161" calcext:value-type="float">
            <text:p>0.0000161</text:p>
          </table:table-cell>
          <table:table-cell office:value-type="float" office:value="0.0135" calcext:value-type="float">
            <text:p>0.0135</text:p>
          </table:table-cell>
          <table:table-cell office:value-type="float" office:value="3.01" calcext:value-type="float">
            <text:p>3.01</text:p>
          </table:table-cell>
          <table:table-cell office:value-type="float" office:value="13954" calcext:value-type="float">
            <text:p>13954</text:p>
          </table:table-cell>
          <table:table-cell office:value-type="float" office:value="126" calcext:value-type="float">
            <text:p>126</text:p>
          </table:table-cell>
          <table:table-cell office:value-type="float" office:value="700" calcext:value-type="float">
            <text:p>7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[CDCA5 <text:s/>- <text:s/>cell division cycle associated 5, PSMD14 <text:s/>- <text:s/>proteasome (prosome, macropain) 26s subunit, non-atpase, 14, TRIP13 <text:s/>- <text:s/>thyroid hormone receptor interactor 13, BARD1 <text:s/>- <text:s/>brca1 associated ring domain 1, BABAM1 <text:s/>- <text:s/>brisc and brca1 a complex member 1, RAD51D <text:s/>- <text:s/>rad51 paralog d, RAD50 <text:s/>- <text:s/>rad50 homolog (s. cerevisiae), NABP2 <text:s/>- <text:s/>nucleic acid binding protein 2, EYA3 <text:s/>- <text:s/>eyes absent homolog 3 (drosophila), UBE2V2 <text:s/>- <text:s/>ubiquitin-conjugating enzyme e2 variant 2, POLL <text:s/>- <text:s/>polymerase (dna directed), lambda, KDM4D <text:s/>- <text:s/>lysine (k)-specific demethylase 4d, NABP1 <text:s/>- <text:s/>nucleic acid binding protein 1, KAT5 <text:s/>- <text:s/>k(lysine) acetyltransferase 5, RPA3 <text:s/>- <text:s/>replication protein a3, 14kda, INO80 <text:s/>- <text:s/>ino80 complex subunit, PRPF19 <text:s/>- <text:s/>pre-mrna processing factor 19, UBE2N <text:s/>- <text:s/>ubiquitin-conjugating enzyme e2n, ORAOV1 <text:s/>- <text:s/>oral cancer overexpressed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377</text:p>
          </table:table-cell>
          <table:table-cell office:value-type="string" calcext:value-type="string">
            <text:p>RNA splicing, via transesterification reactions with bulged adenosine as nucleophile</text:p>
          </table:table-cell>
          <table:table-cell office:value-type="float" office:value="0.0000175" calcext:value-type="float">
            <text:p>0.0000175</text:p>
          </table:table-cell>
          <table:table-cell office:value-type="float" office:value="0.0138" calcext:value-type="float">
            <text:p>0.0138</text:p>
          </table:table-cell>
          <table:table-cell office:value-type="float" office:value="2.48" calcext:value-type="float">
            <text:p>2.48</text:p>
          </table:table-cell>
          <table:table-cell office:value-type="float" office:value="13954" calcext:value-type="float">
            <text:p>13954</text:p>
          </table:table-cell>
          <table:table-cell office:value-type="float" office:value="209" calcext:value-type="float">
            <text:p>209</text:p>
          </table:table-cell>
          <table:table-cell office:value-type="float" office:value="700" calcext:value-type="float">
            <text:p>7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DHX8 <text:s/>- <text:s/>deah (asp-glu-ala-his) box polypeptide 8, CELF3 <text:s/>- <text:s/>cugbp, elav-like family member 3, RAVER1 <text:s/>- <text:s/>ribonucleoprotein, ptb-binding 1, DBR1 <text:s/>- <text:s/>debranching rna lariats 1, SNRPE <text:s/>- <text:s/>small nuclear ribonucleoprotein polypeptide e, SYMPK <text:s/>- <text:s/>symplekin, SF3A1 <text:s/>- <text:s/>splicing factor 3a, subunit 1, 120kda, SNRNP27 <text:s/>- <text:s/>small nuclear ribonucleoprotein 27kda (u4/u6.u5), GTF2F1 <text:s/>- <text:s/>general transcription factor iif, polypeptide 1, 74kda, GTF2F2 <text:s/>- <text:s/>general transcription factor iif, polypeptide 2, 30kda, AQR <text:s/>- <text:s/>aquarius homolog (mouse), PPIH <text:s/>- <text:s/>peptidylprolyl isomerase h (cyclophilin h), USP49 <text:s/>- <text:s/>ubiquitin specific peptidase 49, UBL5 <text:s/>- <text:s/>ubiquitin-like 5, PRPF19 <text:s/>- <text:s/>pre-mrna processing factor 19, SLU7 <text:s/>- <text:s/>slu7 splicing factor homolog (s. cerevisiae), U2AF2 <text:s/>- <text:s/>u2 small nuclear rna auxiliary factor 2, ZMAT2 <text:s/>- <text:s/>zinc finger, matrin-type 2, CDK13 <text:s/>- <text:s/>cyclin-dependent kinase 13, WDR83 <text:s/>- <text:s/>wd repeat domain 83, HNRNPD <text:s/>- <text:s/>heterogeneous nuclear ribonucleoprotein d (au-rich element rna binding protein 1, 37kda), SART1 <text:s/>- <text:s/>squamous cell carcinoma antigen recognized by t cells, CWC15 <text:s/>- <text:s/>cwc15 spliceosome-associated protein homolog (s. cerevisiae), NHP2L1 <text:s/>- <text:s/>nhp2 non-histone chromosome protein 2-like 1 (s. cerevisiae), POLR2F <text:s/>- <text:s/>polymerase (rna) ii (dna directed) polypeptide f, SF3B2 <text:s/>- <text:s/>splicing factor 3b, subunit 2, 145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398</text:p>
          </table:table-cell>
          <table:table-cell office:value-type="string" calcext:value-type="string">
            <text:p>mRNA splicing, via spliceosome</text:p>
          </table:table-cell>
          <table:table-cell office:value-type="float" office:value="0.0000175" calcext:value-type="float">
            <text:p>0.0000175</text:p>
          </table:table-cell>
          <table:table-cell office:value-type="float" office:value="0.0131" calcext:value-type="float">
            <text:p>0.0131</text:p>
          </table:table-cell>
          <table:table-cell office:value-type="float" office:value="2.48" calcext:value-type="float">
            <text:p>2.48</text:p>
          </table:table-cell>
          <table:table-cell office:value-type="float" office:value="13954" calcext:value-type="float">
            <text:p>13954</text:p>
          </table:table-cell>
          <table:table-cell office:value-type="float" office:value="209" calcext:value-type="float">
            <text:p>209</text:p>
          </table:table-cell>
          <table:table-cell office:value-type="float" office:value="700" calcext:value-type="float">
            <text:p>7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DHX8 <text:s/>- <text:s/>deah (asp-glu-ala-his) box polypeptide 8, CELF3 <text:s/>- <text:s/>cugbp, elav-like family member 3, RAVER1 <text:s/>- <text:s/>ribonucleoprotein, ptb-binding 1, DBR1 <text:s/>- <text:s/>debranching rna lariats 1, SNRPE <text:s/>- <text:s/>small nuclear ribonucleoprotein polypeptide e, SYMPK <text:s/>- <text:s/>symplekin, SF3A1 <text:s/>- <text:s/>splicing factor 3a, subunit 1, 120kda, SNRNP27 <text:s/>- <text:s/>small nuclear ribonucleoprotein 27kda (u4/u6.u5), GTF2F1 <text:s/>- <text:s/>general transcription factor iif, polypeptide 1, 74kda, GTF2F2 <text:s/>- <text:s/>general transcription factor iif, polypeptide 2, 30kda, AQR <text:s/>- <text:s/>aquarius homolog (mouse), PPIH <text:s/>- <text:s/>peptidylprolyl isomerase h (cyclophilin h), USP49 <text:s/>- <text:s/>ubiquitin specific peptidase 49, UBL5 <text:s/>- <text:s/>ubiquitin-like 5, PRPF19 <text:s/>- <text:s/>pre-mrna processing factor 19, SLU7 <text:s/>- <text:s/>slu7 splicing factor homolog (s. cerevisiae), U2AF2 <text:s/>- <text:s/>u2 small nuclear rna auxiliary factor 2, ZMAT2 <text:s/>- <text:s/>zinc finger, matrin-type 2, CDK13 <text:s/>- <text:s/>cyclin-dependent kinase 13, WDR83 <text:s/>- <text:s/>wd repeat domain 83, HNRNPD <text:s/>- <text:s/>heterogeneous nuclear ribonucleoprotein d (au-rich element rna binding protein 1, 37kda), SART1 <text:s/>- <text:s/>squamous cell carcinoma antigen recognized by t cells, CWC15 <text:s/>- <text:s/>cwc15 spliceosome-associated protein homolog (s. cerevisiae), NHP2L1 <text:s/>- <text:s/>nhp2 non-histone chromosome protein 2-like 1 (s. cerevisiae), POLR2F <text:s/>- <text:s/>polymerase (rna) ii (dna directed) polypeptide f, SF3B2 <text:s/>- <text:s/>splicing factor 3b, subunit 2, 145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152</text:p>
          </table:table-cell>
          <table:table-cell office:value-type="string" calcext:value-type="string">
            <text:p>metabolic process</text:p>
          </table:table-cell>
          <table:table-cell office:value-type="float" office:value="0.0000227" calcext:value-type="float">
            <text:p>0.0000227</text:p>
          </table:table-cell>
          <table:table-cell office:value-type="float" office:value="0.0162" calcext:value-type="float">
            <text:p>0.0162</text:p>
          </table:table-cell>
          <table:table-cell office:value-type="float" office:value="1.14" calcext:value-type="float">
            <text:p>1.14</text:p>
          </table:table-cell>
          <table:table-cell office:value-type="float" office:value="13954" calcext:value-type="float">
            <text:p>13954</text:p>
          </table:table-cell>
          <table:table-cell office:value-type="float" office:value="7421" calcext:value-type="float">
            <text:p>7421</text:p>
          </table:table-cell>
          <table:table-cell office:value-type="float" office:value="700" calcext:value-type="float">
            <text:p>70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[ZNF572 <text:s/>- <text:s/>zinc finger protein 572, COX6A1 <text:s/>- <text:s/>cytochrome c oxidase subunit via polypeptide 1, SYMPK <text:s/>- <text:s/>symplekin, PHF21A <text:s/>- <text:s/>phd finger protein 21a, TBRG1 <text:s/>- <text:s/>transforming growth factor beta regulator 1, MKI67IP <text:s/>- <text:s/>mki67 (fha domain) interacting nucleolar phosphoprotein, COX5B <text:s/>- <text:s/>cytochrome c oxidase subunit vb, PMM2 <text:s/>- <text:s/>phosphomannomutase 2, MIER1 <text:s/>- <text:s/>mesoderm induction early response 1, transcriptional regulator, NCOA3 <text:s/>- <text:s/>nuclear receptor coactivator 3, FTSJ3 <text:s/>- <text:s/>ftsj homolog 3 (e. coli), CPT2 <text:s/>- <text:s/>carnitine palmitoyltransferase 2, MDGA2 <text:s/>- <text:s/>mam domain containing glycosylphosphatidylinositol anchor 2, GK <text:s/>- <text:s/>glycerol kinase, ZNF333 <text:s/>- <text:s/>zinc finger protein 333, ATG4C <text:s/>- <text:s/>autophagy related 4c, cysteine peptidase, BFAR <text:s/>- <text:s/>bifunctional apoptosis regulator, ACOX1 <text:s/>- <text:s/>acyl-coa oxidase 1, palmitoyl, TRIM6 <text:s/>- <text:s/>tripartite motif containing 6, GTPBP4 <text:s/>- <text:s/>gtp binding protein 4, GMPR2 <text:s/>- <text:s/>guanosine monophosphate reductase 2, ATF6B <text:s/>- <text:s/>activating transcription factor 6 beta, MINPP1 <text:s/>- <text:s/>multiple inositol-polyphosphate phosphatase 1, SUB1 <text:s/>- <text:s/>sub1 homolog (s. cerevisiae), SNX1 <text:s/>- <text:s/>sorting nexin 1, NR1D1 <text:s/>- <text:s/>nuclear receptor subfamily 1, group d, member 1, SNRPE <text:s/>- <text:s/>small nuclear ribonucleoprotein polypeptide e, ACVR2A <text:s/>- <text:s/>activin a receptor, type iia, ETNK1 <text:s/>- <text:s/>ethanolamine kinase 1, TBPL1 <text:s/>- <text:s/>tbp-like 1, ZBTB41 <text:s/>- <text:s/>zinc finger and btb domain containing 41, ADAM10 <text:s/>- <text:s/>adam metallopeptidase domain 10, POU3F4 <text:s/>- <text:s/>pou class 3 homeobox 4, ACYP2 <text:s/>- <text:s/>acylphosphatase 2, muscle type, PYROXD1 <text:s/>- <text:s/>pyridine nucleotide-disulphide oxidoreductase domain 1, TMEM59 <text:s/>- <text:s/>transmembrane protein 59, ADCY5 <text:s/>- <text:s/>adenylate cyclase 5, BRAP <text:s/>- <text:s/>brca1 associated protein, ADCY2 <text:s/>- <text:s/>adenylate cyclase 2 (brain), USP11 <text:s/>- <text:s/>ubiquitin specific peptidase 11, EIF4E2 <text:s/>- <text:s/>eukaryotic translation initiation factor 4e family member 2, GNAI3 <text:s/>- <text:s/>guanine nucleotide binding protein (g protein), alpha inhibiting activity polypeptide 3, POLR2F <text:s/>- <text:s/>polymerase (rna) ii (dna directed) polypeptide f, CHD6 <text:s/>- <text:s/>chromodomain helicase dna binding protein 6, DBR1 <text:s/>- <text:s/>debranching rna lariats 1, ASB8 <text:s/>- <text:s/>ankyrin repeat and socs box containing 8, FUCA2 <text:s/>- <text:s/>fucosidase, alpha-l- 2, plasma, SUPT6H <text:s/>- <text:s/>suppressor of ty 6 homolog (s. cerevisiae), AGL <text:s/>- <text:s/>amylo-alpha-1, 6-glucosidase, 4-alpha-glucanotransferase, CHCHD2 <text:s/>- <text:s/>coiled-coil-helix-coiled-coil-helix domain containing 2, RASGRP3 <text:s/>- <text:s/>ras guanyl releasing protein 3 (calcium and dag-regulated), UBL5 <text:s/>- <text:s/>ubiquitin-like 5, PHF11 <text:s/>- <text:s/>phd finger protein 11, PPP2R1A <text:s/>- <text:s/>protein phosphatase 2, regulatory subunit a, alpha, CTSS <text:s/>- <text:s/>cathepsin s, TRMT61A <text:s/>- <text:s/>trna methyltransferase 61 homolog a (s. cerevisiae), GABPA <text:s/>- <text:s/>ga binding protein transcription factor, alpha subunit 60kda, WWP2 <text:s/>- <text:s/>ww domain containing e3 ubiquitin protein ligase 2, FASTKD5 <text:s/>- <text:s/>fast kinase domains 5, ZNF264 <text:s/>- <text:s/>zinc finger protein 264, FUT8 <text:s/>- <text:s/>fucosyltransferase 8 (alpha (1,6) fucosyltransferase), ANKRD32 <text:s/>- <text:s/>ankyrin repeat domain 32, GPBP1L1 <text:s/>- <text:s/>gc-rich promoter binding protein 1-like 1, TOPBP1 <text:s/>- <text:s/>topoisomerase (dna) ii binding protein 1, ALAD <text:s/>- <text:s/>aminolevulinate dehydratase, NEK7 <text:s/>- <text:s/>nima-related kinase 7, MECR <text:s/>- <text:s/>mitochondrial trans-2-enoyl-coa reductase, RNF181 <text:s/>- <text:s/>ring finger protein 181, C9orf64 <text:s/>- <text:s/>chromosome 9 open reading frame 64, TXN2 <text:s/>- <text:s/>thioredoxin 2, C12orf44 <text:s/>- <text:s/>chromosome 12 open reading frame 44, GAK <text:s/>- <text:s/>cyclin g associated kinase, TEFM <text:s/>- <text:s/>transcription elongation factor, mitochondrial, GALK2 <text:s/>- <text:s/>galactokinase 2, SNRNP27 <text:s/>- <text:s/>small nuclear ribonucleoprotein 27kda (u4/u6.u5), VRK3 <text:s/>- <text:s/>vaccinia related kinase 3, EIF1AD <text:s/>- <text:s/>eukaryotic translation initiation factor 1a domain containing, ADAL <text:s/>- <text:s/>adenosine deaminase-like, JAK1 <text:s/>- <text:s/>janus kinase 1, DCAF12 <text:s/>- <text:s/>ddb1 and cul4 associated factor 12, USP49 <text:s/>- <text:s/>ubiquitin specific peptidase 49, MAP2K1 <text:s/>- <text:s/>mitogen-activated protein kinase kinase 1, TRIP13 <text:s/>- <text:s/>thyroid hormone receptor interactor 13, UTP23 <text:s/>- <text:s/>utp23, small subunit (ssu) processome component, homolog (yeast), OSBPL9 <text:s/>- <text:s/>oxysterol binding protein-like 9, WDR83 <text:s/>- <text:s/>wd repeat domain 83, CCDC85B <text:s/>- <text:s/>coiled-coil domain containing 85b, VIPAS39 <text:s/>- <text:s/>vps33b interacting protein, apical-basolateral polarity regulator, spe-39 homolog, VAC14 <text:s/>- <text:s/>vac14 homolog (s. cerevisiae), KDM4D <text:s/>- <text:s/>lysine (k)-specific demethylase 4d, NSUN3 <text:s/>- <text:s/>nop2/sun domain family, member 3, SF3B2 <text:s/>- <text:s/>splicing factor 3b, subunit 2, 145kda, PRDX5 <text:s/>- <text:s/>peroxiredoxin 5, DHX8 <text:s/>- <text:s/>deah (asp-glu-ala-his) box polypeptide 8, ZKSCAN8 <text:s/>- <text:s/>zinc finger with krab and scan domains 8, ZNF202 <text:s/>- <text:s/>zinc finger protein 202, KLHL2 <text:s/>- <text:s/>kelch-like family member 2, SPRTN <text:s/>- <text:s/>sprt-like n-terminal domain, DDIT3 <text:s/>- <text:s/>dna-damage-inducible transcript 3, ZNF175 <text:s/>- <text:s/>zinc finger protein 175, SDF2 <text:s/>- <text:s/>stromal cell-derived factor 2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PC <text:s/>- <text:s/>pyruvate carboxylase, TBC1D10A <text:s/>- <text:s/>tbc1 domain family, member 10a, NUDT2 <text:s/>- <text:s/>nudix (nucleoside diphosphate linked moiety x)-type motif 2, LHX4 <text:s/>- <text:s/>lim homeobox 4, DCUN1D3 <text:s/>- <text:s/>dcn1, defective in cullin neddylation 1, domain containing 3, ZDHHC5 <text:s/>- <text:s/>zinc finger, dhhc-type containing 5, MAP3K11 <text:s/>- <text:s/>mitogen-activated protein kinase kinase kinase 11, ZNF160 <text:s/>- <text:s/>zinc finger protein 160, USP43 <text:s/>- <text:s/>ubiquitin specific peptidase 43, ACSL5 <text:s/>- <text:s/>acyl-coa synthetase long-chain family member 5, CCL2 <text:s/>- <text:s/>chemokine (c-c motif) ligand 2, TATDN1 <text:s/>- <text:s/>tatd dnase domain containing 1, SDC1 <text:s/>- <text:s/>syndecan 1, PAFAH1B2 <text:s/>- <text:s/>platelet-activating factor acetylhydrolase 1b, catalytic subunit 2 (30kda), ZNF473 <text:s/>- <text:s/>zinc finger protein 473, EIF2A <text:s/>- <text:s/>eukaryotic translation initiation factor 2a, 65kda, BIRC6 <text:s/>- <text:s/>baculoviral iap repeat containing 6, WWOX <text:s/>- <text:s/>ww domain containing oxidoreductase, CELF3 <text:s/>- <text:s/>cugbp, elav-like family member 3, RNF31 <text:s/>- <text:s/>ring finger protein 31, MRPL52 <text:s/>- <text:s/>mitochondrial ribosomal protein l52, SUPT16H <text:s/>- <text:s/>suppressor of ty 16 homolog (s. cerevisiae), ARGLU1 <text:s/>- <text:s/>arginine and glutamate rich 1, ZRANB3 <text:s/>- <text:s/>zinc finger, ran-binding domain containing 3, ERI1 <text:s/>- <text:s/>exoribonuclease 1, PDPK1 <text:s/>- <text:s/>3-phosphoinositide dependent protein kinase-1, HARS <text:s/>- <text:s/>histidyl-trna synthetase, CSNK1G1 <text:s/>- <text:s/>casein kinase 1, gamma 1, MEIS2 <text:s/>- <text:s/>meis homeobox 2, MEIS1 <text:s/>- <text:s/>meis homeobox 1, ATG2B <text:s/>- <text:s/>autophagy related 2b, SERPIND1 <text:s/>- <text:s/>serpin peptidase inhibitor, clade d (heparin cofactor), member 1, FICD <text:s/>- <text:s/>fic domain containing, CDK17 <text:s/>- <text:s/>cyclin-dependent kinase 17, ZNF169 <text:s/>- <text:s/>zinc finger protein 169, PARS2 <text:s/>- <text:s/>prolyl-trna synthetase 2, mitochondrial (putative), KAT7 <text:s/>- <text:s/>k(lysine) acetyltransferase 7, UCK1 <text:s/>- <text:s/>uridine-cytidine kinase 1, VTA1 <text:s/>- <text:s/>vesicle (multivesicular body) trafficking 1, COG3 <text:s/>- <text:s/>component of oligomeric golgi complex 3, SBNO2 <text:s/>- <text:s/>strawberry notch homolog 2 (drosophila), UBOX5 <text:s/>- <text:s/>u-box domain containing 5, EAF1 <text:s/>- <text:s/>ell associated factor 1, CEP164 <text:s/>- <text:s/>centrosomal protein 164kda, TTLL3 <text:s/>- <text:s/>tubulin tyrosine ligase-like family, member 3, MARK3 <text:s/>- <text:s/>map/microtubule affinity-regulating kinase 3, DPH2 <text:s/>- <text:s/>dph2 homolog (s. cerevisiae), MON1B <text:s/>- <text:s/>mon1 secretory trafficking family member b, PHKB <text:s/>- <text:s/>phosphorylase kinase, beta, GPD2 <text:s/>- <text:s/>glycerol-3-phosphate dehydrogenase 2 (mitochondrial), TRAPPC8 <text:s/>- <text:s/>trafficking protein particle complex 8, PUS7L <text:s/>- <text:s/>pseudouridylate synthase 7 homolog (s. cerevisiae)-like, HMGN5 <text:s/>- <text:s/>high mobility group nucleosome binding domain 5, ZNRF2 <text:s/>- <text:s/>zinc and ring finger 2, PEX12 <text:s/>- <text:s/>peroxisomal biogenesis factor 12, MBD1 <text:s/>- <text:s/>methyl-cpg binding domain protein 1, DUSP6 <text:s/>- <text:s/>dual specificity phosphatase 6, FAM103A1 <text:s/>- <text:s/>family with sequence similarity 103, member a1, TOR1A <text:s/>- <text:s/>torsin family 1, member a (torsin a), ATP5J <text:s/>- <text:s/>atp synthase, h+ transporting, mitochondrial fo complex, subunit f6, SART1 <text:s/>- <text:s/>squamous cell carcinoma antigen recognized by t cells, LCMT1 <text:s/>- <text:s/>leucine carboxyl methyltransferase 1, TRMT112 <text:s/>- <text:s/>trna methyltransferase 11-2 homolog (s. cerevisiae), USP36 <text:s/>- <text:s/>ubiquitin specific peptidase 36, RTFDC1 <text:s/>- <text:s/>replication termination factor 2 domain containing 1, CWC15 <text:s/>- <text:s/>cwc15 spliceosome-associated protein homolog (s. cerevisiae), ZSCAN29 <text:s/>- <text:s/>zinc finger and scan domain containing 29, WARS <text:s/>- <text:s/>tryptophanyl-trna synthetase, ATP5A1 <text:s/>- <text:s/>atp synthase, h+ transporting, mitochondrial f1 complex, alpha subunit 1, cardiac muscle, SLC7A7 <text:s/>- <text:s/>solute carrier family 7 (amino acid transporter light chain, y+l system), member 7, PITX2 <text:s/>- <text:s/>paired-like homeodomain 2, BARD1 <text:s/>- <text:s/>brca1 associated ring domain 1, VPS18 <text:s/>- <text:s/>vacuolar protein sorting 18 homolog (s. cerevisiae), GRWD1 <text:s/>- <text:s/>glutamate-rich wd repeat containing 1, DLST <text:s/>- <text:s/>dihydrolipoamide s-succinyltransferase (e2 component of 2-oxo-glutarate complex), AIP <text:s/>- <text:s/>aryl hydrocarbon receptor interacting protein, ZNF18 <text:s/>- <text:s/>zinc finger protein 18, ZNF384 <text:s/>- <text:s/>zinc finger protein 384, DHX37 <text:s/>- <text:s/>deah (asp-glu-ala-his) box polypeptide 37, PHRF1 <text:s/>- <text:s/>phd and ring finger domains 1, MED15 <text:s/>- <text:s/>mediator complex subunit 15, U2AF2 <text:s/>- <text:s/>u2 small nuclear rna auxiliary factor 2, PHKG2 <text:s/>- <text:s/>phosphorylase kinase, gamma 2 (testis), EIF2AK4 <text:s/>- <text:s/>eukaryotic translation initiation factor 2 alpha kinase 4, PIK3C3 <text:s/>- <text:s/>phosphatidylinositol 3-kinase, catalytic subunit type 3, RSL1D1 <text:s/>- <text:s/>ribosomal l1 domain containing 1, LYPLA2 <text:s/>- <text:s/>lysophospholipase ii, DDX55 <text:s/>- <text:s/>dead (asp-glu-ala-asp) box polypeptide 55, PIGF <text:s/>- <text:s/>phosphatidylinositol glycan anchor biosynthesis, class f, PIGT <text:s/>- <text:s/>phosphatidylinositol glycan anchor biosynthesis, class t, DPM1 <text:s/>- <text:s/>dolichyl-phosphate mannosyltransferase polypeptide 1, catalytic subunit, TSN <text:s/>- <text:s/>translin, TRAK1 <text:s/>- <text:s/>trafficking protein, kinesin binding 1, SF3A1 <text:s/>- <text:s/>splicing factor 3a, subunit 1, 120kda, CDKL4 <text:s/>- <text:s/>cyclin-dependent kinase-like 4, DPP8 <text:s/>- <text:s/>dipeptidyl-peptidase 8, NASP <text:s/>- <text:s/>nuclear autoantigenic sperm protein (histone-binding), NARS <text:s/>- <text:s/>asparaginyl-trna synthetase, DHFRL1 <text:s/>- <text:s/>dihydrofolate reductase-like 1, SIRT2 <text:s/>- <text:s/>sirtuin 2, TBK1 <text:s/>- <text:s/>tank-binding kinase 1, BANF1 <text:s/>- <text:s/>barrier to autointegration factor 1, CC2D1A <text:s/>- <text:s/>coiled-coil and c2 domain containing 1a, ALKBH1 <text:s/>- <text:s/>alkb, alkylation repair homolog 1 (e. coli), EIF3CL <text:s/>- <text:s/>eukaryotic translation initiation factor 3, subunit c-like, RING1 <text:s/>- <text:s/>ring finger protein 1, UGGT1 <text:s/>- <text:s/>udp-glucose glycoprotein glucosyltransferase 1, BLK <text:s/>- <text:s/>b lymphoid tyrosine kinase, TTF1 <text:s/>- <text:s/>transcription termination factor, rna polymerase i, EIF2S1 <text:s/>- <text:s/>eukaryotic translation initiation factor 2, subunit 1 alpha, 35kda, ELF2 <text:s/>- <text:s/>e74-like factor 2 (ets domain transcription factor), ELOVL6 <text:s/>- <text:s/>elovl fatty acid elongase 6, TSC22D1 <text:s/>- <text:s/>tsc22 domain family, member 1, FBXL12 <text:s/>- <text:s/>f-box and leucine-rich repeat protein 12, PSMD14 <text:s/>- <text:s/>proteasome (prosome, macropain) 26s subunit, non-atpase, 14, ZNF259 <text:s/>- <text:s/>zinc finger protein 259, VPS51 <text:s/>- <text:s/>vacuolar protein sorting 51 homolog (s. cerevisiae), PGAP3 <text:s/>- <text:s/>post-gpi attachment to proteins 3, COX17 <text:s/>- <text:s/>cox17 cytochrome c oxidase copper chaperone, RPS6KC1 <text:s/>- <text:s/>ribosomal protein s6 kinase, 52kda, polypeptide 1, RNF149 <text:s/>- <text:s/>ring finger protein 149, STK38L <text:s/>- <text:s/>serine/threonine kinase 38 like, DDX50 <text:s/>- <text:s/>dead (asp-glu-ala-asp) box polypeptide 50, SLIRP <text:s/>- <text:s/>sra stem-loop interacting rna binding protein, GLIS1 <text:s/>- <text:s/>glis family zinc finger 1, NABP2 <text:s/>- <text:s/>nucleic acid binding protein 2, UHMK1 <text:s/>- <text:s/>u2af homology motif (uhm) kinase 1, RNASE6 <text:s/>- <text:s/>ribonuclease, rnase a family, k6, ZNF677 <text:s/>- <text:s/>zinc finger protein 677, CPNE1 <text:s/>- <text:s/>copine i, NUP37 <text:s/>- <text:s/>nucleoporin 37kda, RNF6 <text:s/>- <text:s/>ring finger protein (c3h2c3 type) 6, GATAD2A <text:s/>- <text:s/>gata zinc finger domain containing 2a, WDR93 <text:s/>- <text:s/>wd repeat domain 93, RORA <text:s/>- <text:s/>rar-related orphan receptor a, MUSK <text:s/>- <text:s/>muscle, skeletal, receptor tyrosine kinase, MUT <text:s/>- <text:s/>methylmalonyl coa mutase, E2F4 <text:s/>- <text:s/>e2f transcription factor 4, p107/p130-binding, HSPD1 <text:s/>- <text:s/>heat shock 60kda protein 1 (chaperonin), STAM2 <text:s/>- <text:s/>signal transducing adaptor molecule (sh3 domain and itam motif) 2, HELB <text:s/>- <text:s/>helicase (dna) b, SMYD2 <text:s/>- <text:s/>set and mynd domain containing 2, RAD50 <text:s/>- <text:s/>rad50 homolog (s. cerevisiae), BCL10 <text:s/>- <text:s/>b-cell cll/lymphoma 10, TOP3B <text:s/>- <text:s/>topoisomerase (dna) iii beta, SWAP70 <text:s/>- <text:s/>swap switching b-cell complex 70kda subunit, ERP44 <text:s/>- <text:s/>endoplasmic reticulum protein 44, TCEANC2 <text:s/>- <text:s/>transcription elongation factor a (sii) n-terminal and central domain containing 2, COLEC11 <text:s/>- <text:s/>collectin sub-family member 11, UBR1 <text:s/>- <text:s/>ubiquitin protein ligase e3 component n-recognin 1, MTR <text:s/>- <text:s/>5-methyltetrahydrofolate-homocysteine methyltransferase, NADK <text:s/>- <text:s/>nad kinase, RPL19 <text:s/>- <text:s/>ribosomal protein l19, MCRS1 <text:s/>- <text:s/>microspherule protein 1, USF1 <text:s/>- <text:s/>upstream transcription factor 1, HMGB1 <text:s/>- <text:s/>high mobility group box 1, ZNF470 <text:s/>- <text:s/>zinc finger protein 470, IFI30 <text:s/>- <text:s/>interferon, gamma-inducible protein 30, TRMT12 <text:s/>- <text:s/>trna methyltransferase 12 homolog (s. cerevisiae), EIF3C <text:s/>- <text:s/>eukaryotic translation initiation factor 3, subunit c, BRD9 <text:s/>- <text:s/>bromodomain containing 9, PTK2B <text:s/>- <text:s/>protein tyrosine kinase 2 beta, PPIH <text:s/>- <text:s/>peptidylprolyl isomerase h (cyclophilin h), SLC30A9 <text:s/>- <text:s/>solute carrier family 30 (zinc transporter), member 9, RPA3 <text:s/>- <text:s/>replication protein a3, 14kda, MTF1 <text:s/>- <text:s/>metal-regulatory transcription factor 1, EIF3H <text:s/>- <text:s/>eukaryotic translation initiation factor 3, subunit h, EIF3I <text:s/>- <text:s/>eukaryotic translation initiation factor 3, subunit i, PDCD6IP <text:s/>- <text:s/>programmed cell death 6 interacting protein, ETV3 <text:s/>- <text:s/>ets variant 3, RPS5 <text:s/>- <text:s/>ribosomal protein s5, ATG2A <text:s/>- <text:s/>autophagy related 2a, EIF3M <text:s/>- <text:s/>eukaryotic translation initiation factor 3, subunit m, ZNF787 <text:s/>- <text:s/>zinc finger protein 787, SLC25A17 <text:s/>- <text:s/>solute carrier family 25 (mitochondrial carrier; peroxisomal membrane protein, 34kda), member 17, PARPBP <text:s/>- <text:s/>parp1 binding protein, DHX57 <text:s/>- <text:s/>deah (asp-glu-ala-asp/his) box polypeptide 57, TADA3 <text:s/>- <text:s/>transcriptional adaptor 3, DPP9 <text:s/>- <text:s/>dipeptidyl-peptidase 9, EYA3 <text:s/>- <text:s/>eyes absent homolog 3 (drosophila), ENDOV <text:s/>- <text:s/>endonuclease v, RPL32 <text:s/>- <text:s/>ribosomal protein l32, LPIN3 <text:s/>- <text:s/>lipin 3, RPS21 <text:s/>- <text:s/>ribosomal protein s21, RAVER1 <text:s/>- <text:s/>ribonucleoprotein, ptb-binding 1, ZBTB5 <text:s/>- <text:s/>zinc finger and btb domain containing 5, RPS16 <text:s/>- <text:s/>ribosomal protein s16, CCNT1 <text:s/>- <text:s/>cyclin t1, FAM20B <text:s/>- <text:s/>family with sequence similarity 20, member b, HMG20A <text:s/>- <text:s/>high mobility group 20a, ERH <text:s/>- <text:s/>enhancer of rudimentary homolog (drosophila), RIPK1 <text:s/>- <text:s/>receptor (tnfrsf)-interacting serine-threonine kinase 1, ESRRG <text:s/>- <text:s/>estrogen-related receptor gamma, ESRRA <text:s/>- <text:s/>estrogen-related receptor alpha, SGPP1 <text:s/>- <text:s/>sphingosine-1-phosphate phosphatase 1, RPS14 <text:s/>- <text:s/>ribosomal protein s14, CPT1C <text:s/>- <text:s/>carnitine palmitoyltransferase 1c, FBXO8 <text:s/>- <text:s/>f-box protein 8, HM13 <text:s/>- <text:s/>histocompatibility (minor) 13, FAF2 <text:s/>- <text:s/>fas associated factor family member 2, TINF2 <text:s/>- <text:s/>terf1 (trf1)-interacting nuclear factor 2, SDHAF2 <text:s/>- <text:s/>succinate dehydrogenase complex assembly factor 2, RPS6KA1 <text:s/>- <text:s/>ribosomal protein s6 kinase, 90kda, polypeptide 1, FOXA3 <text:s/>- <text:s/>forkhead box a3, PMPCA <text:s/>- <text:s/>peptidase (mitochondrial processing) alpha, ONECUT1 <text:s/>- <text:s/>one cut homeobox 1, USP3 <text:s/>- <text:s/>ubiquitin specific peptidase 3, BABAM1 <text:s/>- <text:s/>brisc and brca1 a complex member 1, HNRNPD <text:s/>- <text:s/>heterogeneous nuclear ribonucleoprotein d (au-rich element rna binding protein 1, 37kda), MRPL18 <text:s/>- <text:s/>mitochondrial ribosomal protein l18, UBE2E1 <text:s/>- <text:s/>ubiquitin-conjugating enzyme e2e 1, UBE2V2 <text:s/>- <text:s/>ubiquitin-conjugating enzyme e2 variant 2, NABP1 <text:s/>- <text:s/>nucleic acid binding protein 1, MPG <text:s/>- <text:s/>n-methylpurine-dna glycosylase, UBE2N <text:s/>- <text:s/>ubiquitin-conjugating enzyme e2n, MGA <text:s/>- <text:s/>mga, max dimerization protein, TOMM70A <text:s/>- <text:s/>translocase of outer mitochondrial membrane 70 homolog a (s. cerevisiae), ARID3B <text:s/>- <text:s/>at rich interactive domain 3b (bright-like), KCTD5 <text:s/>- <text:s/>potassium channel tetramerization domain containing 5, FLG <text:s/>- <text:s/>filaggrin, ETAA1 <text:s/>- <text:s/>ewing tumor-associated antigen 1, INCENP <text:s/>- <text:s/>inner centromere protein antigens 135/155kda, PTAR1 <text:s/>- <text:s/>protein prenyltransferase alpha subunit repeat containing 1, PSEN1 <text:s/>- <text:s/>presenilin 1, ZKSCAN7 <text:s/>- <text:s/>zinc finger with krab and scan domains 7, POLL <text:s/>- <text:s/>polymerase (dna directed), lambda, SLC16A9 <text:s/>- <text:s/>solute carrier family 16, member 9, PHLPP1 <text:s/>- <text:s/>ph domain and leucine rich repeat protein phosphatase 1, PRPF19 <text:s/>- <text:s/>pre-mrna processing factor 19, CDCA5 <text:s/>- <text:s/>cell division cycle associated 5, CDC14B <text:s/>- <text:s/>cell division cycle 14b, IL5 <text:s/>- <text:s/>interleukin 5 (colony-stimulating factor, eosinophil), PSMB1 <text:s/>- <text:s/>proteasome (prosome, macropain) subunit, beta type, 1, OAS3 <text:s/>- <text:s/>2'-5'-oligoadenylate synthetase 3, 100kda, MTFR2 <text:s/>- <text:s/>mitochondrial fission regulator 2, TRERF1 <text:s/>- <text:s/>transcriptional regulating factor 1, ACAD10 <text:s/>- <text:s/>acyl-coa dehydrogenase family, member 10, PSMA6 <text:s/>- <text:s/>proteasome (prosome, macropain) subunit, alpha type, 6, CYB561A3 <text:s/>- <text:s/>cytochrome b561 family, member a3, PSMA4 <text:s/>- <text:s/>proteasome (prosome, macropain) subunit, alpha type, 4, CGGBP1 <text:s/>- <text:s/>cgg triplet repeat binding protein 1, UBLCP1 <text:s/>- <text:s/>ubiquitin-like domain containing ctd phosphatase 1, MED8 <text:s/>- <text:s/>mediator complex subunit 8, PSMB4 <text:s/>- <text:s/>proteasome (prosome, macropain) subunit, beta type, 4, PSMC5 <text:s/>- <text:s/>proteasome (prosome, macropain) 26s subunit, atpase, 5, SLC35B3 <text:s/>- <text:s/>solute carrier family 35 (adenosine 3'-phospho 5'-phosphosulfate transporter), member b3, COASY <text:s/>- <text:s/>coa synthase, PSMC1 <text:s/>- <text:s/>proteasome (prosome, macropain) 26s subunit, atpase, 1, COPS3 <text:s/>- <text:s/>cop9 signalosome subunit 3, COQ6 <text:s/>- <text:s/>coenzyme q6 monooxygenase, GAR1 <text:s/>- <text:s/>gar1 ribonucleoprotein, DGKD <text:s/>- <text:s/>diacylglycerol kinase, delta 130kda, ORAOV1 <text:s/>- <text:s/>oral cancer overexpressed 1, TAF7 <text:s/>- <text:s/>taf7 rna polymerase ii, tata box binding protein (tbp)-associated factor, 55kda, TAF11 <text:s/>- <text:s/>taf11 rna polymerase ii, tata box binding protein (tbp)-associated factor, 28kda, SERP1 <text:s/>- <text:s/>stress-associated endoplasmic reticulum protein 1, PSME2 <text:s/>- <text:s/>proteasome (prosome, macropain) activator subunit 2 (pa28 beta), FGF13 <text:s/>- <text:s/>fibroblast growth factor 13, TAF1 <text:s/>- <text:s/>taf1 rna polymerase ii, tata box binding protein (tbp)-associated factor, 250kda, SETD4 <text:s/>- <text:s/>set domain containing 4, TARS <text:s/>- <text:s/>threonyl-trna synthetase, NR4A2 <text:s/>- <text:s/>nuclear receptor subfamily 4, group a, member 2, ZBTB7B <text:s/>- <text:s/>zinc finger and btb domain containing 7b, CDC14A <text:s/>- <text:s/>cell division cycle 14a, MAN2B2 <text:s/>- <text:s/>mannosidase, alpha, class 2b, member 2, KAT5 <text:s/>- <text:s/>k(lysine) acetyltransferase 5, MAP3K7 <text:s/>- <text:s/>mitogen-activated protein kinase kinase kinase 7, THOC5 <text:s/>- <text:s/>tho complex 5, CREBRF <text:s/>- <text:s/>creb3 regulatory factor, KMO <text:s/>- <text:s/>kynurenine 3-monooxygenase (kynurenine 3-hydroxylase), SLU7 <text:s/>- <text:s/>slu7 splicing factor homolog (s. cerevisiae), TBP <text:s/>- <text:s/>tata box binding protein, CDK13 <text:s/>- <text:s/>cyclin-dependent kinase 13, KLHL20 <text:s/>- <text:s/>kelch-like family member 20, LCMT2 <text:s/>- <text:s/>leucine carboxyl methyltransferase 2, IRF1 <text:s/>- <text:s/>interferon regulatory factor 1, MOCS3 <text:s/>- <text:s/>molybdenum cofactor synthesis 3, ZNF629 <text:s/>- <text:s/>zinc finger protein 629, CTTNBP2NL <text:s/>- <text:s/>cttnbp2 n-terminal like, SEPSECS <text:s/>- <text:s/>sep (o-phosphoserine) trna:sec (selenocysteine) trna synthase, ZNF266 <text:s/>- <text:s/>zinc finger protein 266, ZNF274 <text:s/>- <text:s/>zinc finger protein 274, TFB2M <text:s/>- <text:s/>transcription factor b2, mitochondrial, PEX2 <text:s/>- <text:s/>peroxisomal biogenesis factor 2, AQR <text:s/>- <text:s/>aquarius homolog (mouse), PIGS <text:s/>- <text:s/>phosphatidylinositol glycan anchor biosynthesis, class s, KCNH8 <text:s/>- <text:s/>potassium voltage-gated channel, subfamily h (eag-related), member 8, ZMAT2 <text:s/>- <text:s/>zinc finger, matrin-type 2, RPF1 <text:s/>- <text:s/>ribosome production factor 1 homolog (s. cerevisiae), FRK <text:s/>- <text:s/>fyn-related kinase, HARS2 <text:s/>- <text:s/>histidyl-trna synthetase 2, mitochondrial, NHP2L1 <text:s/>- <text:s/>nhp2 non-histone chromosome protein 2-like 1 (s. cerevisiae), HDAC9 <text:s/>- <text:s/>histone deacetylase 9, INO80 <text:s/>- <text:s/>ino80 complex subunit, DDX56 <text:s/>- <text:s/>dead (asp-glu-ala-asp) box helicase 56, SOCS7 <text:s/>- <text:s/>suppressor of cytokine signaling 7, WDR82 <text:s/>- <text:s/>wd repeat domain 82, CTPS2 <text:s/>- <text:s/>ctp synthase 2, PUS1 <text:s/>- <text:s/>pseudouridylate synthase 1, RAD51D <text:s/>- <text:s/>rad51 paralog d, NEDD8 <text:s/>- <text:s/>neural precursor cell expressed, developmentally down-regulated 8, MICAL2 <text:s/>- <text:s/>microtubule associated monooxygenase, calponin and lim domain containing 2, NFIB <text:s/>- <text:s/>nuclear factor i/b, CLN3 <text:s/>- <text:s/>ceroid-lipofuscinosis, neuronal 3, EIF5A2 <text:s/>- <text:s/>eukaryotic translation initiation factor 5a2, CELF1 <text:s/>- <text:s/>cugbp, elav-like family member 1, NDUFB9 <text:s/>- <text:s/>nadh dehydrogenase (ubiquinone) 1 beta subcomplex, 9, 22kda, NDUFB7 <text:s/>- <text:s/>nadh dehydrogenase (ubiquinone) 1 beta subcomplex, 7, 18kda, EDEM3 <text:s/>- <text:s/>er degradation enhancer, mannosidase alpha-like 3, NDUFB3 <text:s/>- <text:s/>nadh dehydrogenase (ubiquinone) 1 beta subcomplex, 3, 12kda, TGIF1 <text:s/>- <text:s/>tgfb-induced factor homeobox 1, KDM5A <text:s/>- <text:s/>lysine (k)-specific demethylase 5a, RNF20 <text:s/>- <text:s/>ring finger protein 20, e3 ubiquitin protein ligase, NNT <text:s/>- <text:s/>nicotinamide nucleotide transhydrogenase, VPS41 <text:s/>- <text:s/>vacuolar protein sorting 41 homolog (s. cerevisiae), AK3 <text:s/>- <text:s/>adenylate kinase 3, CHUK <text:s/>- <text:s/>conserved helix-loop-helix ubiquitous kinase, FPGS <text:s/>- <text:s/>folylpolyglutamate synthase, UQCRQ <text:s/>- <text:s/>ubiquinol-cytochrome c reductase, complex iii subunit vii, 9.5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5184</text:p>
          </table:table-cell>
          <table:table-cell office:value-type="string" calcext:value-type="string">
            <text:p>establishment of protein localization</text:p>
          </table:table-cell>
          <table:table-cell office:value-type="float" office:value="0.0000233" calcext:value-type="float">
            <text:p>0.0000233</text:p>
          </table:table-cell>
          <table:table-cell office:value-type="float" office:value="0.0158" calcext:value-type="float">
            <text:p>0.0158</text:p>
          </table:table-cell>
          <table:table-cell office:value-type="float" office:value="1.56" calcext:value-type="float">
            <text:p>1.56</text:p>
          </table:table-cell>
          <table:table-cell office:value-type="float" office:value="13954" calcext:value-type="float">
            <text:p>13954</text:p>
          </table:table-cell>
          <table:table-cell office:value-type="float" office:value="1087" calcext:value-type="float">
            <text:p>1087</text:p>
          </table:table-cell>
          <table:table-cell office:value-type="float" office:value="700" calcext:value-type="float">
            <text:p>7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[VTA1 <text:s/>- <text:s/>vesicle (multivesicular body) trafficking 1, RHBDF1 <text:s/>- <text:s/>rhomboid 5 homolog 1 (drosophila), EXOC7 <text:s/>- <text:s/>exocyst complex component 7, COG3 <text:s/>- <text:s/>component of oligomeric golgi complex 3, CTTN <text:s/>- <text:s/>cortactin, TOMM70A <text:s/>- <text:s/>translocase of outer mitochondrial membrane 70 homolog a (s. cerevisiae), F11R <text:s/>- <text:s/>f11 receptor, RPL19 <text:s/>- <text:s/>ribosomal protein l19, DDIT3 <text:s/>- <text:s/>dna-damage-inducible transcript 3, AP5M1 <text:s/>- <text:s/>adaptor-related protein complex 5, mu 1 subunit, TRAK1 <text:s/>- <text:s/>trafficking protein, kinesin binding 1, HMGB1 <text:s/>- <text:s/>high mobility group box 1, FUZ <text:s/>- <text:s/>fuzzy planar cell polarity protein, RANGRF <text:s/>- <text:s/>ran guanine nucleotide release factor, COPB2 <text:s/>- <text:s/>coatomer protein complex, subunit beta 2 (beta prime), TIMM10 <text:s/>- <text:s/>translocase of inner mitochondrial membrane 10 homolog (yeast), ARFGAP1 <text:s/>- <text:s/>adp-ribosylation factor gtpase activating protein 1, PEX2 <text:s/>- <text:s/>peroxisomal biogenesis factor 2, LMAN2 <text:s/>- <text:s/>lectin, mannose-binding 2, PSEN1 <text:s/>- <text:s/>presenilin 1, TBC1D10A <text:s/>- <text:s/>tbc1 domain family, member 10a, PMM2 <text:s/>- <text:s/>phosphomannomutase 2, NASP <text:s/>- <text:s/>nuclear autoantigenic sperm protein (histone-binding), SEC31A <text:s/>- <text:s/>sec31 homolog a (s. cerevisiae), PDCD6IP <text:s/>- <text:s/>programmed cell death 6 interacting protein, RPS5 <text:s/>- <text:s/>ribosomal protein s5, PEX12 <text:s/>- <text:s/>peroxisomal biogenesis factor 12, EXOC5 <text:s/>- <text:s/>exocyst complex component 5, ATG4C <text:s/>- <text:s/>autophagy related 4c, cysteine peptidase, RAB2A <text:s/>- <text:s/>rab2a, member ras oncogene family, TOR1A <text:s/>- <text:s/>torsin family 1, member a (torsin a), MTX3 <text:s/>- <text:s/>metaxin 3, VIP <text:s/>- <text:s/>vasoactive intestinal peptide, YKT6 <text:s/>- <text:s/>ykt6 v-snare homolog (s. cerevisiae), SDCCAG3 <text:s/>- <text:s/>serologically defined colon cancer antigen 3, EXOC8 <text:s/>- <text:s/>exocyst complex component 8, GOLPH3L <text:s/>- <text:s/>golgi phosphoprotein 3-like, RINL <text:s/>- <text:s/>ras and rab interactor-like, CRIPT <text:s/>- <text:s/>cysteine-rich pdz-binding protein, SEC24A <text:s/>- <text:s/>sec24 family, member a (s. cerevisiae), MCL1 <text:s/>- <text:s/>myeloid cell leukemia sequence 1 (bcl2-related), RPL32 <text:s/>- <text:s/>ribosomal protein l32, GRPEL2 <text:s/>- <text:s/>grpe-like 2, mitochondrial (e. coli), SNX1 <text:s/>- <text:s/>sorting nexin 1, MYO5B <text:s/>- <text:s/>myosin vb, DGKD <text:s/>- <text:s/>diacylglycerol kinase, delta 130kda, SNX16 <text:s/>- <text:s/>sorting nexin 16, RPS21 <text:s/>- <text:s/>ribosomal protein s21, VPS51 <text:s/>- <text:s/>vacuolar protein sorting 51 homolog (s. cerevisiae), SCAMP2 <text:s/>- <text:s/>secretory carrier membrane protein 2, SERP1 <text:s/>- <text:s/>stress-associated endoplasmic reticulum protein 1, VPS13B <text:s/>- <text:s/>vacuolar protein sorting 13 homolog b (yeast), VPS18 <text:s/>- <text:s/>vacuolar protein sorting 18 homolog (s. cerevisiae), GAK <text:s/>- <text:s/>cyclin g associated kinase, VPS16 <text:s/>- <text:s/>vacuolar protein sorting 16 homolog (s. cerevisiae), GCC2 <text:s/>- <text:s/>grip and coiled-coil domain containing 2, TVP23B <text:s/>- <text:s/>trans-golgi network vesicle protein 23 homolog b (s. cerevisiae), RPS16 <text:s/>- <text:s/>ribosomal protein s16, JUP <text:s/>- <text:s/>junction plakoglobin, AIP <text:s/>- <text:s/>aryl hydrocarbon receptor interacting protein, ITGB6 <text:s/>- <text:s/>integrin, beta 6, NABP2 <text:s/>- <text:s/>nucleic acid binding protein 2, AP1M1 <text:s/>- <text:s/>adaptor-related protein complex 1, mu 1 subunit, RPS14 <text:s/>- <text:s/>ribosomal protein s14, EIF5A2 <text:s/>- <text:s/>eukaryotic translation initiation factor 5a2, CLTA <text:s/>- <text:s/>clathrin, light chain a, AP3S2 <text:s/>- <text:s/>adaptor-related protein complex 3, sigma 2 subunit, FAF2 <text:s/>- <text:s/>fas associated factor family member 2, ARFIP1 <text:s/>- <text:s/>adp-ribosylation factor interacting protein 1, KRT18 <text:s/>- <text:s/>keratin 18, SLU7 <text:s/>- <text:s/>slu7 splicing factor homolog (s. cerevisiae), SRP54 <text:s/>- <text:s/>signal recognition particle 54kda, SRP14 <text:s/>- <text:s/>signal recognition particle 14kda (homologous alu rna binding protein), VPS53 <text:s/>- <text:s/>vacuolar protein sorting 53 homolog (s. cerevisiae), EXOC3 <text:s/>- <text:s/>exocyst complex component 3, KLHL20 <text:s/>- <text:s/>kelch-like family member 20, STAM2 <text:s/>- <text:s/>signal transducing adaptor molecule (sh3 domain and itam motif) 2, HSPD1 <text:s/>- <text:s/>heat shock 60kda protein 1 (chaperonin), RPGR <text:s/>- <text:s/>retinitis pigmentosa gtpase regulator, M6PR <text:s/>- <text:s/>mannose-6-phosphate receptor (cation dependent), ATP6V1D <text:s/>- <text:s/>atpase, h+ transporting, lysosomal 34kda, v1 subunit d, VPS41 <text:s/>- <text:s/>vacuolar protein sorting 41 homolog (s. cerevisiae), GPN1 <text:s/>- <text:s/>gpn-loop gtpase 1, VIPAS39 <text:s/>- <text:s/>vps33b interacting protein, apical-basolateral polarity regulator, spe-39 homolog, NXT2 <text:s/>- <text:s/>nuclear transport factor 2-like export facto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375</text:p>
          </table:table-cell>
          <table:table-cell office:value-type="string" calcext:value-type="string">
            <text:p>RNA splicing, via transesterification reactions</text:p>
          </table:table-cell>
          <table:table-cell office:value-type="float" office:value="0.0000245" calcext:value-type="float">
            <text:p>0.0000245</text:p>
          </table:table-cell>
          <table:table-cell office:value-type="float" office:value="0.0158" calcext:value-type="float">
            <text:p>0.0158</text:p>
          </table:table-cell>
          <table:table-cell office:value-type="float" office:value="2.43" calcext:value-type="float">
            <text:p>2.43</text:p>
          </table:table-cell>
          <table:table-cell office:value-type="float" office:value="13954" calcext:value-type="float">
            <text:p>13954</text:p>
          </table:table-cell>
          <table:table-cell office:value-type="float" office:value="213" calcext:value-type="float">
            <text:p>213</text:p>
          </table:table-cell>
          <table:table-cell office:value-type="float" office:value="700" calcext:value-type="float">
            <text:p>7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DHX8 <text:s/>- <text:s/>deah (asp-glu-ala-his) box polypeptide 8, CELF3 <text:s/>- <text:s/>cugbp, elav-like family member 3, RAVER1 <text:s/>- <text:s/>ribonucleoprotein, ptb-binding 1, DBR1 <text:s/>- <text:s/>debranching rna lariats 1, SNRPE <text:s/>- <text:s/>small nuclear ribonucleoprotein polypeptide e, SYMPK <text:s/>- <text:s/>symplekin, SF3A1 <text:s/>- <text:s/>splicing factor 3a, subunit 1, 120kda, SNRNP27 <text:s/>- <text:s/>small nuclear ribonucleoprotein 27kda (u4/u6.u5), GTF2F1 <text:s/>- <text:s/>general transcription factor iif, polypeptide 1, 74kda, GTF2F2 <text:s/>- <text:s/>general transcription factor iif, polypeptide 2, 30kda, AQR <text:s/>- <text:s/>aquarius homolog (mouse), PPIH <text:s/>- <text:s/>peptidylprolyl isomerase h (cyclophilin h), USP49 <text:s/>- <text:s/>ubiquitin specific peptidase 49, UBL5 <text:s/>- <text:s/>ubiquitin-like 5, PRPF19 <text:s/>- <text:s/>pre-mrna processing factor 19, SLU7 <text:s/>- <text:s/>slu7 splicing factor homolog (s. cerevisiae), U2AF2 <text:s/>- <text:s/>u2 small nuclear rna auxiliary factor 2, ZMAT2 <text:s/>- <text:s/>zinc finger, matrin-type 2, CDK13 <text:s/>- <text:s/>cyclin-dependent kinase 13, WDR83 <text:s/>- <text:s/>wd repeat domain 83, HNRNPD <text:s/>- <text:s/>heterogeneous nuclear ribonucleoprotein d (au-rich element rna binding protein 1, 37kda), SART1 <text:s/>- <text:s/>squamous cell carcinoma antigen recognized by t cells, CWC15 <text:s/>- <text:s/>cwc15 spliceosome-associated protein homolog (s. cerevisiae), NHP2L1 <text:s/>- <text:s/>nhp2 non-histone chromosome protein 2-like 1 (s. cerevisiae), POLR2F <text:s/>- <text:s/>polymerase (rna) ii (dna directed) polypeptide f, SF3B2 <text:s/>- <text:s/>splicing factor 3b, subunit 2, 145kda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5833</text:p>
          </table:table-cell>
          <table:table-cell office:value-type="string" calcext:value-type="string">
            <text:p>peptide transport</text:p>
          </table:table-cell>
          <table:table-cell office:value-type="float" office:value="0.0000293" calcext:value-type="float">
            <text:p>0.0000293</text:p>
          </table:table-cell>
          <table:table-cell office:value-type="float" office:value="0.0181" calcext:value-type="float">
            <text:p>0.0181</text:p>
          </table:table-cell>
          <table:table-cell office:value-type="float" office:value="1.57" calcext:value-type="float">
            <text:p>1.57</text:p>
          </table:table-cell>
          <table:table-cell office:value-type="float" office:value="13954" calcext:value-type="float">
            <text:p>13954</text:p>
          </table:table-cell>
          <table:table-cell office:value-type="float" office:value="1013" calcext:value-type="float">
            <text:p>1013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VTA1 <text:s/>- <text:s/>vesicle (multivesicular body) trafficking 1, RHBDF1 <text:s/>- <text:s/>rhomboid 5 homolog 1 (drosophila), EXOC7 <text:s/>- <text:s/>exocyst complex component 7, COG3 <text:s/>- <text:s/>component of oligomeric golgi complex 3, CTTN <text:s/>- <text:s/>cortactin, TOMM70A <text:s/>- <text:s/>translocase of outer mitochondrial membrane 70 homolog a (s. cerevisiae), RPL19 <text:s/>- <text:s/>ribosomal protein l19, AP5M1 <text:s/>- <text:s/>adaptor-related protein complex 5, mu 1 subunit, TRAK1 <text:s/>- <text:s/>trafficking protein, kinesin binding 1, HMGB1 <text:s/>- <text:s/>high mobility group box 1, FUZ <text:s/>- <text:s/>fuzzy planar cell polarity protein, RANGRF <text:s/>- <text:s/>ran guanine nucleotide release factor, COPB2 <text:s/>- <text:s/>coatomer protein complex, subunit beta 2 (beta prime), TIMM10 <text:s/>- <text:s/>translocase of inner mitochondrial membrane 10 homolog (yeast), ARFGAP1 <text:s/>- <text:s/>adp-ribosylation factor gtpase activating protein 1, PEX2 <text:s/>- <text:s/>peroxisomal biogenesis factor 2, LMAN2 <text:s/>- <text:s/>lectin, mannose-binding 2, PSEN1 <text:s/>- <text:s/>presenilin 1, TBC1D10A <text:s/>- <text:s/>tbc1 domain family, member 10a, PMM2 <text:s/>- <text:s/>phosphomannomutase 2, NASP <text:s/>- <text:s/>nuclear autoantigenic sperm protein (histone-binding), SEC31A <text:s/>- <text:s/>sec31 homolog a (s. cerevisiae), PDCD6IP <text:s/>- <text:s/>programmed cell death 6 interacting protein, RPS5 <text:s/>- <text:s/>ribosomal protein s5, PEX12 <text:s/>- <text:s/>peroxisomal biogenesis factor 12, EXOC5 <text:s/>- <text:s/>exocyst complex component 5, ATG4C <text:s/>- <text:s/>autophagy related 4c, cysteine peptidase, RAB2A <text:s/>- <text:s/>rab2a, member ras oncogene family, TOR1A <text:s/>- <text:s/>torsin family 1, member a (torsin a), MTX3 <text:s/>- <text:s/>metaxin 3, VIP <text:s/>- <text:s/>vasoactive intestinal peptide, YKT6 <text:s/>- <text:s/>ykt6 v-snare homolog (s. cerevisiae), SDCCAG3 <text:s/>- <text:s/>serologically defined colon cancer antigen 3, EXOC8 <text:s/>- <text:s/>exocyst complex component 8, GOLPH3L <text:s/>- <text:s/>golgi phosphoprotein 3-like, RINL <text:s/>- <text:s/>ras and rab interactor-like, SEC24A <text:s/>- <text:s/>sec24 family, member a (s. cerevisiae), MCL1 <text:s/>- <text:s/>myeloid cell leukemia sequence 1 (bcl2-related), RPL32 <text:s/>- <text:s/>ribosomal protein l32, GRPEL2 <text:s/>- <text:s/>grpe-like 2, mitochondrial (e. coli), SNX1 <text:s/>- <text:s/>sorting nexin 1, MYO5B <text:s/>- <text:s/>myosin vb, DGKD <text:s/>- <text:s/>diacylglycerol kinase, delta 130kda, SNX16 <text:s/>- <text:s/>sorting nexin 16, RPS21 <text:s/>- <text:s/>ribosomal protein s21, VPS51 <text:s/>- <text:s/>vacuolar protein sorting 51 homolog (s. cerevisiae), SCAMP2 <text:s/>- <text:s/>secretory carrier membrane protein 2, SERP1 <text:s/>- <text:s/>stress-associated endoplasmic reticulum protein 1, VPS13B <text:s/>- <text:s/>vacuolar protein sorting 13 homolog b (yeast), VPS18 <text:s/>- <text:s/>vacuolar protein sorting 18 homolog (s. cerevisiae), VPS16 <text:s/>- <text:s/>vacuolar protein sorting 16 homolog (s. cerevisiae), GCC2 <text:s/>- <text:s/>grip and coiled-coil domain containing 2, TVP23B <text:s/>- <text:s/>trans-golgi network vesicle protein 23 homolog b (s. cerevisiae), RPS16 <text:s/>- <text:s/>ribosomal protein s16, AIP <text:s/>- <text:s/>aryl hydrocarbon receptor interacting protein, ITGB6 <text:s/>- <text:s/>integrin, beta 6, EXOC3L1 <text:s/>- <text:s/>exocyst complex component 3-like 1, AP1M1 <text:s/>- <text:s/>adaptor-related protein complex 1, mu 1 subunit, RPS14 <text:s/>- <text:s/>ribosomal protein s14, EIF5A2 <text:s/>- <text:s/>eukaryotic translation initiation factor 5a2, CLTA <text:s/>- <text:s/>clathrin, light chain a, AP3S2 <text:s/>- <text:s/>adaptor-related protein complex 3, sigma 2 subunit, FAF2 <text:s/>- <text:s/>fas associated factor family member 2, ARFIP1 <text:s/>- <text:s/>adp-ribosylation factor interacting protein 1, KRT18 <text:s/>- <text:s/>keratin 18, SLU7 <text:s/>- <text:s/>slu7 splicing factor homolog (s. cerevisiae), SRP54 <text:s/>- <text:s/>signal recognition particle 54kda, SRP14 <text:s/>- <text:s/>signal recognition particle 14kda (homologous alu rna binding protein), VPS53 <text:s/>- <text:s/>vacuolar protein sorting 53 homolog (s. cerevisiae), EXOC3 <text:s/>- <text:s/>exocyst complex component 3, KLHL20 <text:s/>- <text:s/>kelch-like family member 20, HSPD1 <text:s/>- <text:s/>heat shock 60kda protein 1 (chaperonin), STAM2 <text:s/>- <text:s/>signal transducing adaptor molecule (sh3 domain and itam motif) 2, RPGR <text:s/>- <text:s/>retinitis pigmentosa gtpase regulator, M6PR <text:s/>- <text:s/>mannose-6-phosphate receptor (cation dependent), ATP6V1D <text:s/>- <text:s/>atpase, h+ transporting, lysosomal 34kda, v1 subunit d, VPS41 <text:s/>- <text:s/>vacuolar protein sorting 41 homolog (s. cerevisiae), GPN1 <text:s/>- <text:s/>gpn-loop gtpase 1, VIPAS39 <text:s/>- <text:s/>vps33b interacting protein, apical-basolateral polarity regulator, spe-39 homolog, NXT2 <text:s/>- <text:s/>nuclear transport factor 2-like export facto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5031</text:p>
          </table:table-cell>
          <table:table-cell office:value-type="string" calcext:value-type="string">
            <text:p>protein transport</text:p>
          </table:table-cell>
          <table:table-cell office:value-type="float" office:value="0.0000294" calcext:value-type="float">
            <text:p>0.0000294</text:p>
          </table:table-cell>
          <table:table-cell office:value-type="float" office:value="0.0174" calcext:value-type="float">
            <text:p>0.0174</text:p>
          </table:table-cell>
          <table:table-cell office:value-type="float" office:value="1.58" calcext:value-type="float">
            <text:p>1.58</text:p>
          </table:table-cell>
          <table:table-cell office:value-type="float" office:value="13954" calcext:value-type="float">
            <text:p>13954</text:p>
          </table:table-cell>
          <table:table-cell office:value-type="float" office:value="997" calcext:value-type="float">
            <text:p>997</text:p>
          </table:table-cell>
          <table:table-cell office:value-type="float" office:value="700" calcext:value-type="float">
            <text:p>7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[VTA1 <text:s/>- <text:s/>vesicle (multivesicular body) trafficking 1, RHBDF1 <text:s/>- <text:s/>rhomboid 5 homolog 1 (drosophila), EXOC7 <text:s/>- <text:s/>exocyst complex component 7, COG3 <text:s/>- <text:s/>component of oligomeric golgi complex 3, CTTN <text:s/>- <text:s/>cortactin, TOMM70A <text:s/>- <text:s/>translocase of outer mitochondrial membrane 70 homolog a (s. cerevisiae), RPL19 <text:s/>- <text:s/>ribosomal protein l19, AP5M1 <text:s/>- <text:s/>adaptor-related protein complex 5, mu 1 subunit, TRAK1 <text:s/>- <text:s/>trafficking protein, kinesin binding 1, HMGB1 <text:s/>- <text:s/>high mobility group box 1, FUZ <text:s/>- <text:s/>fuzzy planar cell polarity protein, RANGRF <text:s/>- <text:s/>ran guanine nucleotide release factor, COPB2 <text:s/>- <text:s/>coatomer protein complex, subunit beta 2 (beta prime), TIMM10 <text:s/>- <text:s/>translocase of inner mitochondrial membrane 10 homolog (yeast), ARFGAP1 <text:s/>- <text:s/>adp-ribosylation factor gtpase activating protein 1, PEX2 <text:s/>- <text:s/>peroxisomal biogenesis factor 2, LMAN2 <text:s/>- <text:s/>lectin, mannose-binding 2, PSEN1 <text:s/>- <text:s/>presenilin 1, TBC1D10A <text:s/>- <text:s/>tbc1 domain family, member 10a, PMM2 <text:s/>- <text:s/>phosphomannomutase 2, NASP <text:s/>- <text:s/>nuclear autoantigenic sperm protein (histone-binding), SEC31A <text:s/>- <text:s/>sec31 homolog a (s. cerevisiae), PDCD6IP <text:s/>- <text:s/>programmed cell death 6 interacting protein, RPS5 <text:s/>- <text:s/>ribosomal protein s5, PEX12 <text:s/>- <text:s/>peroxisomal biogenesis factor 12, EXOC5 <text:s/>- <text:s/>exocyst complex component 5, ATG4C <text:s/>- <text:s/>autophagy related 4c, cysteine peptidase, RAB2A <text:s/>- <text:s/>rab2a, member ras oncogene family, TOR1A <text:s/>- <text:s/>torsin family 1, member a (torsin a), MTX3 <text:s/>- <text:s/>metaxin 3, VIP <text:s/>- <text:s/>vasoactive intestinal peptide, YKT6 <text:s/>- <text:s/>ykt6 v-snare homolog (s. cerevisiae), SDCCAG3 <text:s/>- <text:s/>serologically defined colon cancer antigen 3, EXOC8 <text:s/>- <text:s/>exocyst complex component 8, GOLPH3L <text:s/>- <text:s/>golgi phosphoprotein 3-like, RINL <text:s/>- <text:s/>ras and rab interactor-like, SEC24A <text:s/>- <text:s/>sec24 family, member a (s. cerevisiae), MCL1 <text:s/>- <text:s/>myeloid cell leukemia sequence 1 (bcl2-related), RPL32 <text:s/>- <text:s/>ribosomal protein l32, GRPEL2 <text:s/>- <text:s/>grpe-like 2, mitochondrial (e. coli), SNX1 <text:s/>- <text:s/>sorting nexin 1, MYO5B <text:s/>- <text:s/>myosin vb, DGKD <text:s/>- <text:s/>diacylglycerol kinase, delta 130kda, SNX16 <text:s/>- <text:s/>sorting nexin 16, RPS21 <text:s/>- <text:s/>ribosomal protein s21, VPS51 <text:s/>- <text:s/>vacuolar protein sorting 51 homolog (s. cerevisiae), SCAMP2 <text:s/>- <text:s/>secretory carrier membrane protein 2, SERP1 <text:s/>- <text:s/>stress-associated endoplasmic reticulum protein 1, VPS13B <text:s/>- <text:s/>vacuolar protein sorting 13 homolog b (yeast), VPS18 <text:s/>- <text:s/>vacuolar protein sorting 18 homolog (s. cerevisiae), VPS16 <text:s/>- <text:s/>vacuolar protein sorting 16 homolog (s. cerevisiae), GCC2 <text:s/>- <text:s/>grip and coiled-coil domain containing 2, TVP23B <text:s/>- <text:s/>trans-golgi network vesicle protein 23 homolog b (s. cerevisiae), RPS16 <text:s/>- <text:s/>ribosomal protein s16, AIP <text:s/>- <text:s/>aryl hydrocarbon receptor interacting protein, ITGB6 <text:s/>- <text:s/>integrin, beta 6, AP1M1 <text:s/>- <text:s/>adaptor-related protein complex 1, mu 1 subunit, RPS14 <text:s/>- <text:s/>ribosomal protein s14, EIF5A2 <text:s/>- <text:s/>eukaryotic translation initiation factor 5a2, CLTA <text:s/>- <text:s/>clathrin, light chain a, AP3S2 <text:s/>- <text:s/>adaptor-related protein complex 3, sigma 2 subunit, FAF2 <text:s/>- <text:s/>fas associated factor family member 2, ARFIP1 <text:s/>- <text:s/>adp-ribosylation factor interacting protein 1, KRT18 <text:s/>- <text:s/>keratin 18, SLU7 <text:s/>- <text:s/>slu7 splicing factor homolog (s. cerevisiae), SRP54 <text:s/>- <text:s/>signal recognition particle 54kda, SRP14 <text:s/>- <text:s/>signal recognition particle 14kda (homologous alu rna binding protein), VPS53 <text:s/>- <text:s/>vacuolar protein sorting 53 homolog (s. cerevisiae), EXOC3 <text:s/>- <text:s/>exocyst complex component 3, KLHL20 <text:s/>- <text:s/>kelch-like family member 20, STAM2 <text:s/>- <text:s/>signal transducing adaptor molecule (sh3 domain and itam motif) 2, HSPD1 <text:s/>- <text:s/>heat shock 60kda protein 1 (chaperonin), RPGR <text:s/>- <text:s/>retinitis pigmentosa gtpase regulator, M6PR <text:s/>- <text:s/>mannose-6-phosphate receptor (cation dependent), ATP6V1D <text:s/>- <text:s/>atpase, h+ transporting, lysosomal 34kda, v1 subunit d, VPS41 <text:s/>- <text:s/>vacuolar protein sorting 41 homolog (s. cerevisiae), GPN1 <text:s/>- <text:s/>gpn-loop gtpase 1, VIPAS39 <text:s/>- <text:s/>vps33b interacting protein, apical-basolateral polarity regulator, spe-39 homolog, NXT2 <text:s/>- <text:s/>nuclear transport factor 2-like export facto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8104</text:p>
          </table:table-cell>
          <table:table-cell office:value-type="string" calcext:value-type="string">
            <text:p>protein localization</text:p>
          </table:table-cell>
          <table:table-cell office:value-type="float" office:value="0.0000332" calcext:value-type="float">
            <text:p>0.0000332</text:p>
          </table:table-cell>
          <table:table-cell office:value-type="float" office:value="0.0189" calcext:value-type="float">
            <text:p>0.0189</text:p>
          </table:table-cell>
          <table:table-cell office:value-type="float" office:value="1.47" calcext:value-type="float">
            <text:p>1.47</text:p>
          </table:table-cell>
          <table:table-cell office:value-type="float" office:value="13954" calcext:value-type="float">
            <text:p>13954</text:p>
          </table:table-cell>
          <table:table-cell office:value-type="float" office:value="1395" calcext:value-type="float">
            <text:p>1395</text:p>
          </table:table-cell>
          <table:table-cell office:value-type="float" office:value="700" calcext:value-type="float">
            <text:p>70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[EXOC7 <text:s/>- <text:s/>exocyst complex component 7, CTTN <text:s/>- <text:s/>cortactin, TOMM70A <text:s/>- <text:s/>translocase of outer mitochondrial membrane 70 homolog a (s. cerevisiae), CRB3 <text:s/>- <text:s/>crumbs homolog 3 (drosophila), F11R <text:s/>- <text:s/>f11 receptor, DDIT3 <text:s/>- <text:s/>dna-damage-inducible transcript 3, TRAK1 <text:s/>- <text:s/>trafficking protein, kinesin binding 1, TMEM33 <text:s/>- <text:s/>transmembrane protein 33, RANGRF <text:s/>- <text:s/>ran guanine nucleotide release factor, NRP1 <text:s/>- <text:s/>neuropilin 1, COPB2 <text:s/>- <text:s/>coatomer protein complex, subunit beta 2 (beta prime), LMAN2 <text:s/>- <text:s/>lectin, mannose-binding 2, PSEN1 <text:s/>- <text:s/>presenilin 1, TBC1D10A <text:s/>- <text:s/>tbc1 domain family, member 10a, PMM2 <text:s/>- <text:s/>phosphomannomutase 2, NASP <text:s/>- <text:s/>nuclear autoantigenic sperm protein (histone-binding), PRPF19 <text:s/>- <text:s/>pre-mrna processing factor 19, EXOC5 <text:s/>- <text:s/>exocyst complex component 5, ATG4C <text:s/>- <text:s/>autophagy related 4c, cysteine peptidase, MTX3 <text:s/>- <text:s/>metaxin 3, YKT6 <text:s/>- <text:s/>ykt6 v-snare homolog (s. cerevisiae), GOLPH3L <text:s/>- <text:s/>golgi phosphoprotein 3-like, AKAP10 <text:s/>- <text:s/>a kinase (prka) anchor protein 10, GRPEL2 <text:s/>- <text:s/>grpe-like 2, mitochondrial (e. coli), SNX1 <text:s/>- <text:s/>sorting nexin 1, DGKD <text:s/>- <text:s/>diacylglycerol kinase, delta 130kda, MYO5B <text:s/>- <text:s/>myosin vb, VPS51 <text:s/>- <text:s/>vacuolar protein sorting 51 homolog (s. cerevisiae), SERP1 <text:s/>- <text:s/>stress-associated endoplasmic reticulum protein 1, SCAMP2 <text:s/>- <text:s/>secretory carrier membrane protein 2, FGF13 <text:s/>- <text:s/>fibroblast growth factor 13, VPS16 <text:s/>- <text:s/>vacuolar protein sorting 16 homolog (s. cerevisiae), TVP23B <text:s/>- <text:s/>trans-golgi network vesicle protein 23 homolog b (s. cerevisiae), ITGB6 <text:s/>- <text:s/>integrin, beta 6, NABP2 <text:s/>- <text:s/>nucleic acid binding protein 2, EXOC3L1 <text:s/>- <text:s/>exocyst complex component 3-like 1, SZT2 <text:s/>- <text:s/>seizure threshold 2 homolog (mouse), AP1M1 <text:s/>- <text:s/>adaptor-related protein complex 1, mu 1 subunit, AP3S2 <text:s/>- <text:s/>adaptor-related protein complex 3, sigma 2 subunit, ARFIP1 <text:s/>- <text:s/>adp-ribosylation factor interacting protein 1, KRT18 <text:s/>- <text:s/>keratin 18, SLU7 <text:s/>- <text:s/>slu7 splicing factor homolog (s. cerevisiae), BIN3 <text:s/>- <text:s/>bridging integrator 3, AKAP3 <text:s/>- <text:s/>a kinase (prka) anchor protein 3, MUSK <text:s/>- <text:s/>muscle, skeletal, receptor tyrosine kinase, KLHL20 <text:s/>- <text:s/>kelch-like family member 20, STAM2 <text:s/>- <text:s/>signal transducing adaptor molecule (sh3 domain and itam motif) 2, HSPD1 <text:s/>- <text:s/>heat shock 60kda protein 1 (chaperonin), C12orf66 <text:s/>- <text:s/>chromosome 12 open reading frame 66, RPGR <text:s/>- <text:s/>retinitis pigmentosa gtpase regulator, ATP6V1D <text:s/>- <text:s/>atpase, h+ transporting, lysosomal 34kda, v1 subunit d, NXT2 <text:s/>- <text:s/>nuclear transport factor 2-like export factor 2, VTA1 <text:s/>- <text:s/>vesicle (multivesicular body) trafficking 1, RHBDF1 <text:s/>- <text:s/>rhomboid 5 homolog 1 (drosophila), COG3 <text:s/>- <text:s/>component of oligomeric golgi complex 3, RPL19 <text:s/>- <text:s/>ribosomal protein l19, AP5M1 <text:s/>- <text:s/>adaptor-related protein complex 5, mu 1 subunit, HMGB1 <text:s/>- <text:s/>high mobility group box 1, FUZ <text:s/>- <text:s/>fuzzy planar cell polarity protein, TIMM10 <text:s/>- <text:s/>translocase of inner mitochondrial membrane 10 homolog (yeast), ARFGAP1 <text:s/>- <text:s/>adp-ribosylation factor gtpase activating protein 1, PEX2 <text:s/>- <text:s/>peroxisomal biogenesis factor 2, SEC31A <text:s/>- <text:s/>sec31 homolog a (s. cerevisiae), TRAPPC8 <text:s/>- <text:s/>trafficking protein particle complex 8, PDCD6IP <text:s/>- <text:s/>programmed cell death 6 interacting protein, RPS5 <text:s/>- <text:s/>ribosomal protein s5, PEX12 <text:s/>- <text:s/>peroxisomal biogenesis factor 12, RAB2A <text:s/>- <text:s/>rab2a, member ras oncogene family, TOR1A <text:s/>- <text:s/>torsin family 1, member a (torsin a), VIP <text:s/>- <text:s/>vasoactive intestinal peptide, SDCCAG3 <text:s/>- <text:s/>serologically defined colon cancer antigen 3, EXOC8 <text:s/>- <text:s/>exocyst complex component 8, RINL <text:s/>- <text:s/>ras and rab interactor-like, SEC24A <text:s/>- <text:s/>sec24 family, member a (s. cerevisiae), CRIPT <text:s/>- <text:s/>cysteine-rich pdz-binding protein, ANKRD32 <text:s/>- <text:s/>ankyrin repeat domain 32, MCL1 <text:s/>- <text:s/>myeloid cell leukemia sequence 1 (bcl2-related), RPL32 <text:s/>- <text:s/>ribosomal protein l32, SNX16 <text:s/>- <text:s/>sorting nexin 16, RPS21 <text:s/>- <text:s/>ribosomal protein s21, VPS13B <text:s/>- <text:s/>vacuolar protein sorting 13 homolog b (yeast), GAK <text:s/>- <text:s/>cyclin g associated kinase, VPS18 <text:s/>- <text:s/>vacuolar protein sorting 18 homolog (s. cerevisiae), GCC2 <text:s/>- <text:s/>grip and coiled-coil domain containing 2, RPS16 <text:s/>- <text:s/>ribosomal protein s16, NEDD8 <text:s/>- <text:s/>neural precursor cell expressed, developmentally down-regulated 8, JUP <text:s/>- <text:s/>junction plakoglobin, AIP <text:s/>- <text:s/>aryl hydrocarbon receptor interacting protein, RPS14 <text:s/>- <text:s/>ribosomal protein s14, EIF5A2 <text:s/>- <text:s/>eukaryotic translation initiation factor 5a2, CLTA <text:s/>- <text:s/>clathrin, light chain a, TINF2 <text:s/>- <text:s/>terf1 (trf1)-interacting nuclear factor 2, STIL <text:s/>- <text:s/>scl/tal1 interrupting locus, FAF2 <text:s/>- <text:s/>fas associated factor family member 2, SRP54 <text:s/>- <text:s/>signal recognition particle 54kda, VPS53 <text:s/>- <text:s/>vacuolar protein sorting 53 homolog (s. cerevisiae), SRP14 <text:s/>- <text:s/>signal recognition particle 14kda (homologous alu rna binding protein), EXOC3 <text:s/>- <text:s/>exocyst complex component 3, M6PR <text:s/>- <text:s/>mannose-6-phosphate receptor (cation dependent), VPS41 <text:s/>- <text:s/>vacuolar protein sorting 41 homolog (s. cerevisiae), GPN1 <text:s/>- <text:s/>gpn-loop gtpase 1, PIK3C3 <text:s/>- <text:s/>phosphatidylinositol 3-kinase, catalytic subunit type 3, VIPAS39 <text:s/>- <text:s/>vps33b interacting protein, apical-basolateral polarity regulator, spe-39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3036</text:p>
          </table:table-cell>
          <table:table-cell office:value-type="string" calcext:value-type="string">
            <text:p>macromolecule localization</text:p>
          </table:table-cell>
          <table:table-cell office:value-type="float" office:value="0.0000344" calcext:value-type="float">
            <text:p>0.0000344</text:p>
          </table:table-cell>
          <table:table-cell office:value-type="float" office:value="0.0188" calcext:value-type="float">
            <text:p>0.0188</text:p>
          </table:table-cell>
          <table:table-cell office:value-type="float" office:value="1.47" calcext:value-type="float">
            <text:p>1.47</text:p>
          </table:table-cell>
          <table:table-cell office:value-type="float" office:value="13954" calcext:value-type="float">
            <text:p>13954</text:p>
          </table:table-cell>
          <table:table-cell office:value-type="float" office:value="1413" calcext:value-type="float">
            <text:p>1413</text:p>
          </table:table-cell>
          <table:table-cell office:value-type="float" office:value="700" calcext:value-type="float">
            <text:p>70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[EXOC7 <text:s/>- <text:s/>exocyst complex component 7, CTTN <text:s/>- <text:s/>cortactin, TOMM70A <text:s/>- <text:s/>translocase of outer mitochondrial membrane 70 homolog a (s. cerevisiae), CRB3 <text:s/>- <text:s/>crumbs homolog 3 (drosophila), F11R <text:s/>- <text:s/>f11 receptor, DDIT3 <text:s/>- <text:s/>dna-damage-inducible transcript 3, TRAK1 <text:s/>- <text:s/>trafficking protein, kinesin binding 1, TMEM33 <text:s/>- <text:s/>transmembrane protein 33, RANGRF <text:s/>- <text:s/>ran guanine nucleotide release factor, NRP1 <text:s/>- <text:s/>neuropilin 1, COPB2 <text:s/>- <text:s/>coatomer protein complex, subunit beta 2 (beta prime), LMAN2 <text:s/>- <text:s/>lectin, mannose-binding 2, PSEN1 <text:s/>- <text:s/>presenilin 1, TBC1D10A <text:s/>- <text:s/>tbc1 domain family, member 10a, PMM2 <text:s/>- <text:s/>phosphomannomutase 2, NASP <text:s/>- <text:s/>nuclear autoantigenic sperm protein (histone-binding), PRPF19 <text:s/>- <text:s/>pre-mrna processing factor 19, EXOC5 <text:s/>- <text:s/>exocyst complex component 5, ATG4C <text:s/>- <text:s/>autophagy related 4c, cysteine peptidase, MTX3 <text:s/>- <text:s/>metaxin 3, YKT6 <text:s/>- <text:s/>ykt6 v-snare homolog (s. cerevisiae), GOLPH3L <text:s/>- <text:s/>golgi phosphoprotein 3-like, AKAP10 <text:s/>- <text:s/>a kinase (prka) anchor protein 10, GRPEL2 <text:s/>- <text:s/>grpe-like 2, mitochondrial (e. coli), SNX1 <text:s/>- <text:s/>sorting nexin 1, DGKD <text:s/>- <text:s/>diacylglycerol kinase, delta 130kda, MYO5B <text:s/>- <text:s/>myosin vb, VPS51 <text:s/>- <text:s/>vacuolar protein sorting 51 homolog (s. cerevisiae), SERP1 <text:s/>- <text:s/>stress-associated endoplasmic reticulum protein 1, SCAMP2 <text:s/>- <text:s/>secretory carrier membrane protein 2, FGF13 <text:s/>- <text:s/>fibroblast growth factor 13, VPS16 <text:s/>- <text:s/>vacuolar protein sorting 16 homolog (s. cerevisiae), TVP23B <text:s/>- <text:s/>trans-golgi network vesicle protein 23 homolog b (s. cerevisiae), ITGB6 <text:s/>- <text:s/>integrin, beta 6, NABP2 <text:s/>- <text:s/>nucleic acid binding protein 2, SZT2 <text:s/>- <text:s/>seizure threshold 2 homolog (mouse), EXOC3L1 <text:s/>- <text:s/>exocyst complex component 3-like 1, AP1M1 <text:s/>- <text:s/>adaptor-related protein complex 1, mu 1 subunit, AP3S2 <text:s/>- <text:s/>adaptor-related protein complex 3, sigma 2 subunit, ARFIP1 <text:s/>- <text:s/>adp-ribosylation factor interacting protein 1, KRT18 <text:s/>- <text:s/>keratin 18, BIN3 <text:s/>- <text:s/>bridging integrator 3, SLU7 <text:s/>- <text:s/>slu7 splicing factor homolog (s. cerevisiae), AKAP3 <text:s/>- <text:s/>a kinase (prka) anchor protein 3, MUSK <text:s/>- <text:s/>muscle, skeletal, receptor tyrosine kinase, KLHL20 <text:s/>- <text:s/>kelch-like family member 20, CCT2 <text:s/>- <text:s/>chaperonin containing tcp1, subunit 2 (beta), STAM2 <text:s/>- <text:s/>signal transducing adaptor molecule (sh3 domain and itam motif) 2, HSPD1 <text:s/>- <text:s/>heat shock 60kda protein 1 (chaperonin), C12orf66 <text:s/>- <text:s/>chromosome 12 open reading frame 66, RPGR <text:s/>- <text:s/>retinitis pigmentosa gtpase regulator, ATP6V1D <text:s/>- <text:s/>atpase, h+ transporting, lysosomal 34kda, v1 subunit d, NXT2 <text:s/>- <text:s/>nuclear transport factor 2-like export factor 2, VTA1 <text:s/>- <text:s/>vesicle (multivesicular body) trafficking 1, RHBDF1 <text:s/>- <text:s/>rhomboid 5 homolog 1 (drosophila), COG3 <text:s/>- <text:s/>component of oligomeric golgi complex 3, RPL19 <text:s/>- <text:s/>ribosomal protein l19, AP5M1 <text:s/>- <text:s/>adaptor-related protein complex 5, mu 1 subunit, HMGB1 <text:s/>- <text:s/>high mobility group box 1, FUZ <text:s/>- <text:s/>fuzzy planar cell polarity protein, TIMM10 <text:s/>- <text:s/>translocase of inner mitochondrial membrane 10 homolog (yeast), ARFGAP1 <text:s/>- <text:s/>adp-ribosylation factor gtpase activating protein 1, PEX2 <text:s/>- <text:s/>peroxisomal biogenesis factor 2, SEC31A <text:s/>- <text:s/>sec31 homolog a (s. cerevisiae), TRAPPC8 <text:s/>- <text:s/>trafficking protein particle complex 8, PDCD6IP <text:s/>- <text:s/>programmed cell death 6 interacting protein, RPS5 <text:s/>- <text:s/>ribosomal protein s5, PEX12 <text:s/>- <text:s/>peroxisomal biogenesis factor 12, RAB2A <text:s/>- <text:s/>rab2a, member ras oncogene family, TOR1A <text:s/>- <text:s/>torsin family 1, member a (torsin a), VIP <text:s/>- <text:s/>vasoactive intestinal peptide, SDCCAG3 <text:s/>- <text:s/>serologically defined colon cancer antigen 3, EXOC8 <text:s/>- <text:s/>exocyst complex component 8, RINL <text:s/>- <text:s/>ras and rab interactor-like, SEC24A <text:s/>- <text:s/>sec24 family, member a (s. cerevisiae), CRIPT <text:s/>- <text:s/>cysteine-rich pdz-binding protein, ANKRD32 <text:s/>- <text:s/>ankyrin repeat domain 32, MCL1 <text:s/>- <text:s/>myeloid cell leukemia sequence 1 (bcl2-related), RPL32 <text:s/>- <text:s/>ribosomal protein l32, SNX16 <text:s/>- <text:s/>sorting nexin 16, RPS21 <text:s/>- <text:s/>ribosomal protein s21, VPS13B <text:s/>- <text:s/>vacuolar protein sorting 13 homolog b (yeast), GAK <text:s/>- <text:s/>cyclin g associated kinase, VPS18 <text:s/>- <text:s/>vacuolar protein sorting 18 homolog (s. cerevisiae), GCC2 <text:s/>- <text:s/>grip and coiled-coil domain containing 2, RPS16 <text:s/>- <text:s/>ribosomal protein s16, NEDD8 <text:s/>- <text:s/>neural precursor cell expressed, developmentally down-regulated 8, JUP <text:s/>- <text:s/>junction plakoglobin, AIP <text:s/>- <text:s/>aryl hydrocarbon receptor interacting protein, RPS14 <text:s/>- <text:s/>ribosomal protein s14, EIF5A2 <text:s/>- <text:s/>eukaryotic translation initiation factor 5a2, CLTA <text:s/>- <text:s/>clathrin, light chain a, TINF2 <text:s/>- <text:s/>terf1 (trf1)-interacting nuclear factor 2, STIL <text:s/>- <text:s/>scl/tal1 interrupting locus, FAF2 <text:s/>- <text:s/>fas associated factor family member 2, SRP54 <text:s/>- <text:s/>signal recognition particle 54kda, VPS53 <text:s/>- <text:s/>vacuolar protein sorting 53 homolog (s. cerevisiae), SRP14 <text:s/>- <text:s/>signal recognition particle 14kda (homologous alu rna binding protein), EXOC3 <text:s/>- <text:s/>exocyst complex component 3, M6PR <text:s/>- <text:s/>mannose-6-phosphate receptor (cation dependent), VPS41 <text:s/>- <text:s/>vacuolar protein sorting 41 homolog (s. cerevisiae), GPN1 <text:s/>- <text:s/>gpn-loop gtpase 1, PIK3C3 <text:s/>- <text:s/>phosphatidylinositol 3-kinase, catalytic subunit type 3, VIPAS39 <text:s/>- <text:s/>vps33b interacting protein, apical-basolateral polarity regulator, spe-39 homolog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807</text:p>
          </table:table-cell>
          <table:table-cell office:value-type="string" calcext:value-type="string">
            <text:p>nitrogen compound metabolic process</text:p>
          </table:table-cell>
          <table:table-cell office:value-type="float" office:value="0.0000399" calcext:value-type="float">
            <text:p>0.0000399</text:p>
          </table:table-cell>
          <table:table-cell office:value-type="float" office:value="0.021" calcext:value-type="float">
            <text:p>0.021</text:p>
          </table:table-cell>
          <table:table-cell office:value-type="float" office:value="1.23" calcext:value-type="float">
            <text:p>1.23</text:p>
          </table:table-cell>
          <table:table-cell office:value-type="float" office:value="13954" calcext:value-type="float">
            <text:p>13954</text:p>
          </table:table-cell>
          <table:table-cell office:value-type="float" office:value="4188" calcext:value-type="float">
            <text:p>4188</text:p>
          </table:table-cell>
          <table:table-cell office:value-type="float" office:value="700" calcext:value-type="float">
            <text:p>700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[ZNF572 <text:s/>- <text:s/>zinc finger protein 572, TSN <text:s/>- <text:s/>translin, SYMPK <text:s/>- <text:s/>symplekin, PHF21A <text:s/>- <text:s/>phd finger protein 21a, TBRG1 <text:s/>- <text:s/>transforming growth factor beta regulator 1, MKI67IP <text:s/>- <text:s/>mki67 (fha domain) interacting nucleolar phosphoprotein, COX5B <text:s/>- <text:s/>cytochrome c oxidase subunit vb, SF3A1 <text:s/>- <text:s/>splicing factor 3a, subunit 1, 120kda, PMM2 <text:s/>- <text:s/>phosphomannomutase 2, NASP <text:s/>- <text:s/>nuclear autoantigenic sperm protein (histone-binding), NARS <text:s/>- <text:s/>asparaginyl-trna synthetase, DHFRL1 <text:s/>- <text:s/>dihydrofolate reductase-like 1, MIER1 <text:s/>- <text:s/>mesoderm induction early response 1, transcriptional regulator, SIRT2 <text:s/>- <text:s/>sirtuin 2, BANF1 <text:s/>- <text:s/>barrier to autointegration factor 1, NCOA3 <text:s/>- <text:s/>nuclear receptor coactivator 3, FTSJ3 <text:s/>- <text:s/>ftsj homolog 3 (e. coli), CC2D1A <text:s/>- <text:s/>coiled-coil and c2 domain containing 1a, ALKBH1 <text:s/>- <text:s/>alkb, alkylation repair homolog 1 (e. coli), ZNF333 <text:s/>- <text:s/>zinc finger protein 333, RING1 <text:s/>- <text:s/>ring finger protein 1, UGGT1 <text:s/>- <text:s/>udp-glucose glycoprotein glucosyltransferase 1, TTF1 <text:s/>- <text:s/>transcription termination factor, rna polymerase i, GTPBP4 <text:s/>- <text:s/>gtp binding protein 4, GMPR2 <text:s/>- <text:s/>guanosine monophosphate reductase 2, ELF2 <text:s/>- <text:s/>e74-like factor 2 (ets domain transcription factor), SUB1 <text:s/>- <text:s/>sub1 homolog (s. cerevisiae), ATF6B <text:s/>- <text:s/>activating transcription factor 6 beta, TSC22D1 <text:s/>- <text:s/>tsc22 domain family, member 1, NR1D1 <text:s/>- <text:s/>nuclear receptor subfamily 1, group d, member 1, PSMD14 <text:s/>- <text:s/>proteasome (prosome, macropain) 26s subunit, non-atpase, 14, ZNF259 <text:s/>- <text:s/>zinc finger protein 259, SNRPE <text:s/>- <text:s/>small nuclear ribonucleoprotein polypeptide e, TBPL1 <text:s/>- <text:s/>tbp-like 1, DDX50 <text:s/>- <text:s/>dead (asp-glu-ala-asp) box polypeptide 50, SLIRP <text:s/>- <text:s/>sra stem-loop interacting rna binding protein, GLIS1 <text:s/>- <text:s/>glis family zinc finger 1, ZBTB41 <text:s/>- <text:s/>zinc finger and btb domain containing 41, NABP2 <text:s/>- <text:s/>nucleic acid binding protein 2, POU3F4 <text:s/>- <text:s/>pou class 3 homeobox 4, RNASE6 <text:s/>- <text:s/>ribonuclease, rnase a family, k6, CPNE1 <text:s/>- <text:s/>copine i, ZNF677 <text:s/>- <text:s/>zinc finger protein 677, ADCY5 <text:s/>- <text:s/>adenylate cyclase 5, NUP37 <text:s/>- <text:s/>nucleoporin 37kda, GATAD2A <text:s/>- <text:s/>gata zinc finger domain containing 2a, ADCY2 <text:s/>- <text:s/>adenylate cyclase 2 (brain), RORA <text:s/>- <text:s/>rar-related orphan receptor a, MUT <text:s/>- <text:s/>methylmalonyl coa mutase, HSPD1 <text:s/>- <text:s/>heat shock 60kda protein 1 (chaperonin), E2F4 <text:s/>- <text:s/>e2f transcription factor 4, p107/p130-binding, HELB <text:s/>- <text:s/>helicase (dna) b, SMYD2 <text:s/>- <text:s/>set and mynd domain containing 2, RAD50 <text:s/>- <text:s/>rad50 homolog (s. cerevisiae), GNAI3 <text:s/>- <text:s/>guanine nucleotide binding protein (g protein), alpha inhibiting activity polypeptide 3, TOP3B <text:s/>- <text:s/>topoisomerase (dna) iii beta, SWAP70 <text:s/>- <text:s/>swap switching b-cell complex 70kda subunit, POLR2F <text:s/>- <text:s/>polymerase (rna) ii (dna directed) polypeptide f, TCEANC2 <text:s/>- <text:s/>transcription elongation factor a (sii) n-terminal and central domain containing 2, MTR <text:s/>- <text:s/>5-methyltetrahydrofolate-homocysteine methyltransferase, CHD6 <text:s/>- <text:s/>chromodomain helicase dna binding protein 6, NADK <text:s/>- <text:s/>nad kinase, DBR1 <text:s/>- <text:s/>debranching rna lariats 1, MCRS1 <text:s/>- <text:s/>microspherule protein 1, RPL19 <text:s/>- <text:s/>ribosomal protein l19, USF1 <text:s/>- <text:s/>upstream transcription factor 1, HMGB1 <text:s/>- <text:s/>high mobility group box 1, ZNF470 <text:s/>- <text:s/>zinc finger protein 470, TRMT12 <text:s/>- <text:s/>trna methyltransferase 12 homolog (s. cerevisiae), SUPT6H <text:s/>- <text:s/>suppressor of ty 6 homolog (s. cerevisiae), BRD9 <text:s/>- <text:s/>bromodomain containing 9, PPIH <text:s/>- <text:s/>peptidylprolyl isomerase h (cyclophilin h)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UBL5 <text:s/>- <text:s/>ubiquitin-like 5, ETV3 <text:s/>- <text:s/>ets variant 3, PHF11 <text:s/>- <text:s/>phd finger protein 11, RPS5 <text:s/>- <text:s/>ribosomal protein s5, ZNF787 <text:s/>- <text:s/>zinc finger protein 787, PPP2R1A <text:s/>- <text:s/>protein phosphatase 2, regulatory subunit a, alpha, GABPA <text:s/>- <text:s/>ga binding protein transcription factor, alpha subunit 60kda, TRMT61A <text:s/>- <text:s/>trna methyltransferase 61 homolog a (s. cerevisiae), PARPBP <text:s/>- <text:s/>parp1 binding protein, WWP2 <text:s/>- <text:s/>ww domain containing e3 ubiquitin protein ligase 2, FASTKD5 <text:s/>- <text:s/>fast kinase domains 5, DHX57 <text:s/>- <text:s/>deah (asp-glu-ala-asp/his) box polypeptide 57, TADA3 <text:s/>- <text:s/>transcriptional adaptor 3, ZNF264 <text:s/>- <text:s/>zinc finger protein 264, EYA3 <text:s/>- <text:s/>eyes absent homolog 3 (drosophila), FUT8 <text:s/>- <text:s/>fucosyltransferase 8 (alpha (1,6) fucosyltransferase), ANKRD32 <text:s/>- <text:s/>ankyrin repeat domain 32, GPBP1L1 <text:s/>- <text:s/>gc-rich promoter binding protein 1-like 1, TOPBP1 <text:s/>- <text:s/>topoisomerase (dna) ii binding protein 1, ENDOV <text:s/>- <text:s/>endonuclease v, ALAD <text:s/>- <text:s/>aminolevulinate dehydratase, RPL32 <text:s/>- <text:s/>ribosomal protein l32, LPIN3 <text:s/>- <text:s/>lipin 3, C9orf64 <text:s/>- <text:s/>chromosome 9 open reading frame 64, RAVER1 <text:s/>- <text:s/>ribonucleoprotein, ptb-binding 1, RPS21 <text:s/>- <text:s/>ribosomal protein s21, ZBTB5 <text:s/>- <text:s/>zinc finger and btb domain containing 5, TEFM <text:s/>- <text:s/>transcription elongation factor, mitochondrial, RPS16 <text:s/>- <text:s/>ribosomal protein s16, CCNT1 <text:s/>- <text:s/>cyclin t1, HMG20A <text:s/>- <text:s/>high mobility group 20a, ERH <text:s/>- <text:s/>enhancer of rudimentary homolog (drosophila), SNRNP27 <text:s/>- <text:s/>small nuclear ribonucleoprotein 27kda (u4/u6.u5), ESRRG <text:s/>- <text:s/>estrogen-related receptor gamma, ADAL <text:s/>- <text:s/>adenosine deaminase-like, ESRRA <text:s/>- <text:s/>estrogen-related receptor alpha, SGPP1 <text:s/>- <text:s/>sphingosine-1-phosphate phosphatase 1, RPS14 <text:s/>- <text:s/>ribosomal protein s14, CPT1C <text:s/>- <text:s/>carnitine palmitoyltransferase 1c, TINF2 <text:s/>- <text:s/>terf1 (trf1)-interacting nuclear factor 2, USP49 <text:s/>- <text:s/>ubiquitin specific peptidase 49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UTP23 <text:s/>- <text:s/>utp23, small subunit (ssu) processome component, homolog (yeast), WDR83 <text:s/>- <text:s/>wd repeat domain 83, HNRNPD <text:s/>- <text:s/>heterogeneous nuclear ribonucleoprotein d (au-rich element rna binding protein 1, 37kda), MRPL18 <text:s/>- <text:s/>mitochondrial ribosomal protein l18, CCDC85B <text:s/>- <text:s/>coiled-coil domain containing 85b, VIPAS39 <text:s/>- <text:s/>vps33b interacting protein, apical-basolateral polarity regulator, spe-39 homolog, UBE2V2 <text:s/>- <text:s/>ubiquitin-conjugating enzyme e2 variant 2, KDM4D <text:s/>- <text:s/>lysine (k)-specific demethylase 4d, NABP1 <text:s/>- <text:s/>nucleic acid binding protein 1, MPG <text:s/>- <text:s/>n-methylpurine-dna glycosylase, NSUN3 <text:s/>- <text:s/>nop2/sun domain family, member 3, SF3B2 <text:s/>- <text:s/>splicing factor 3b, subunit 2, 145kda, UBE2N <text:s/>- <text:s/>ubiquitin-conjugating enzyme e2n, ZKSCAN8 <text:s/>- <text:s/>zinc finger with krab and scan domains 8, DHX8 <text:s/>- <text:s/>deah (asp-glu-ala-his) box polypeptide 8, ZNF202 <text:s/>- <text:s/>zinc finger protein 202, MGA <text:s/>- <text:s/>mga, max dimerization protein, SPRTN <text:s/>- <text:s/>sprt-like n-terminal domain, DDIT3 <text:s/>- <text:s/>dna-damage-inducible transcript 3, ZNF175 <text:s/>- <text:s/>zinc finger protein 175, ARID3B <text:s/>- <text:s/>at rich interactive domain 3b (bright-like)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ETAA1 <text:s/>- <text:s/>ewing tumor-associated antigen 1, GTF2E1 <text:s/>- <text:s/>general transcription factor iie, polypeptide 1, alpha 56kda, PC <text:s/>- <text:s/>pyruvate carboxylase, PSEN1 <text:s/>- <text:s/>presenilin 1, ZKSCAN7 <text:s/>- <text:s/>zinc finger with krab and scan domains 7, POLL <text:s/>- <text:s/>polymerase (dna directed), lambda, SLC16A9 <text:s/>- <text:s/>solute carrier family 16, member 9, NUDT2 <text:s/>- <text:s/>nudix (nucleoside diphosphate linked moiety x)-type motif 2, LHX4 <text:s/>- <text:s/>lim homeobox 4, PRPF19 <text:s/>- <text:s/>pre-mrna processing factor 19, CDC14B <text:s/>- <text:s/>cell division cycle 14b, CDCA5 <text:s/>- <text:s/>cell division cycle associated 5, ZNF160 <text:s/>- <text:s/>zinc finger protein 160, OAS3 <text:s/>- <text:s/>2'-5'-oligoadenylate synthetase 3, 100kda, TRERF1 <text:s/>- <text:s/>transcriptional regulating factor 1, USP43 <text:s/>- <text:s/>ubiquitin specific peptidase 43, CGGBP1 <text:s/>- <text:s/>cgg triplet repeat binding protein 1, MED8 <text:s/>- <text:s/>mediator complex subunit 8, TATDN1 <text:s/>- <text:s/>tatd dnase domain containing 1, SDC1 <text:s/>- <text:s/>syndecan 1, SLC35B3 <text:s/>- <text:s/>solute carrier family 35 (adenosine 3'-phospho 5'-phosphosulfate transporter), member b3, COASY <text:s/>- <text:s/>coa synthase, ZNF473 <text:s/>- <text:s/>zinc finger protein 473, COPS3 <text:s/>- <text:s/>cop9 signalosome subunit 3, GAR1 <text:s/>- <text:s/>gar1 ribonucleoprotein, ORAOV1 <text:s/>- <text:s/>oral cancer overexpressed 1, CELF3 <text:s/>- <text:s/>cugbp, elav-like family member 3, TAF7 <text:s/>- <text:s/>taf7 rna polymerase ii, tata box binding protein (tbp)-associated factor, 55kda, TAF11 <text:s/>- <text:s/>taf11 rna polymerase ii, tata box binding protein (tbp)-associated factor, 28kda, MRPL52 <text:s/>- <text:s/>mitochondrial ribosomal protein l52, TAF1 <text:s/>- <text:s/>taf1 rna polymerase ii, tata box binding protein (tbp)-associated factor, 250kda, SUPT16H <text:s/>- <text:s/>suppressor of ty 16 homolog (s. cerevisiae), ARGLU1 <text:s/>- <text:s/>arginine and glutamate rich 1, ZRANB3 <text:s/>- <text:s/>zinc finger, ran-binding domain containing 3, ERI1 <text:s/>- <text:s/>exoribonuclease 1, PDPK1 <text:s/>- <text:s/>3-phosphoinositide dependent protein kinase-1, TARS <text:s/>- <text:s/>threonyl-trna synthetase, NR4A2 <text:s/>- <text:s/>nuclear receptor subfamily 4, group a, member 2, HARS <text:s/>- <text:s/>histidyl-trna synthetase, ZBTB7B <text:s/>- <text:s/>zinc finger and btb domain containing 7b, MEIS2 <text:s/>- <text:s/>meis homeobox 2, KAT5 <text:s/>- <text:s/>k(lysine) acetyltransferase 5, MEIS1 <text:s/>- <text:s/>meis homeobox 1, THOC5 <text:s/>- <text:s/>tho complex 5, MAP3K7 <text:s/>- <text:s/>mitogen-activated protein kinase kinase kinase 7, KMO <text:s/>- <text:s/>kynurenine 3-monooxygenase (kynurenine 3-hydroxylase), CREBRF <text:s/>- <text:s/>creb3 regulatory factor, SLU7 <text:s/>- <text:s/>slu7 splicing factor homolog (s. cerevisiae), TBP <text:s/>- <text:s/>tata box binding protein, CDK13 <text:s/>- <text:s/>cyclin-dependent kinase 13, LCMT2 <text:s/>- <text:s/>leucine carboxyl methyltransferase 2, IRF1 <text:s/>- <text:s/>interferon regulatory factor 1, MOCS3 <text:s/>- <text:s/>molybdenum cofactor synthesis 3, ZNF169 <text:s/>- <text:s/>zinc finger protein 169, ZNF629 <text:s/>- <text:s/>zinc finger protein 629, PARS2 <text:s/>- <text:s/>prolyl-trna synthetase 2, mitochondrial (putative), KAT7 <text:s/>- <text:s/>k(lysine) acetyltransferase 7, SEPSECS <text:s/>- <text:s/>sep (o-phosphoserine) trna:sec (selenocysteine) trna synthase, UCK1 <text:s/>- <text:s/>uridine-cytidine kinase 1, SBNO2 <text:s/>- <text:s/>strawberry notch homolog 2 (drosophila), ZNF266 <text:s/>- <text:s/>zinc finger protein 266, ZNF274 <text:s/>- <text:s/>zinc finger protein 274, EAF1 <text:s/>- <text:s/>ell associated factor 1, CEP164 <text:s/>- <text:s/>centrosomal protein 164kda, TFB2M <text:s/>- <text:s/>transcription factor b2, mitochondrial, MON1B <text:s/>- <text:s/>mon1 secretory trafficking family member b, AQR <text:s/>- <text:s/>aquarius homolog (mouse), PUS7L <text:s/>- <text:s/>pseudouridylate synthase 7 homolog (s. cerevisiae)-like, HMGN5 <text:s/>- <text:s/>high mobility group nucleosome binding domain 5, MBD1 <text:s/>- <text:s/>methyl-cpg binding domain protein 1, FAM103A1 <text:s/>- <text:s/>family with sequence similarity 103, member a1, ZMAT2 <text:s/>- <text:s/>zinc finger, matrin-type 2, RPF1 <text:s/>- <text:s/>ribosome production factor 1 homolog (s. cerevisiae), ATP5J <text:s/>- <text:s/>atp synthase, h+ transporting, mitochondrial fo complex, subunit f6, SART1 <text:s/>- <text:s/>squamous cell carcinoma antigen recognized by t cells, HARS2 <text:s/>- <text:s/>histidyl-trna synthetase 2, mitochondrial, TRMT112 <text:s/>- <text:s/>trna methyltransferase 11-2 homolog (s. cerevisiae), RTFDC1 <text:s/>- <text:s/>replication termination factor 2 domain containing 1, CWC15 <text:s/>- <text:s/>cwc15 spliceosome-associated protein homolog (s. cerevisiae), NHP2L1 <text:s/>- <text:s/>nhp2 non-histone chromosome protein 2-like 1 (s. cerevisiae), HDAC9 <text:s/>- <text:s/>histone deacetylase 9, WARS <text:s/>- <text:s/>tryptophanyl-trna synthetase, ZSCAN29 <text:s/>- <text:s/>zinc finger and scan domain containing 29, INO80 <text:s/>- <text:s/>ino80 complex subunit, ATP5A1 <text:s/>- <text:s/>atp synthase, h+ transporting, mitochondrial f1 complex, alpha subunit 1, cardiac muscle, DDX56 <text:s/>- <text:s/>dead (asp-glu-ala-asp) box helicase 56, SLC7A7 <text:s/>- <text:s/>solute carrier family 7 (amino acid transporter light chain, y+l system), member 7, PITX2 <text:s/>- <text:s/>paired-like homeodomain 2, BARD1 <text:s/>- <text:s/>brca1 associated ring domain 1, CTPS2 <text:s/>- <text:s/>ctp synthase 2, GRWD1 <text:s/>- <text:s/>glutamate-rich wd repeat containing 1, PUS1 <text:s/>- <text:s/>pseudouridylate synthase 1, DLST <text:s/>- <text:s/>dihydrolipoamide s-succinyltransferase (e2 component of 2-oxo-glutarate complex), RAD51D <text:s/>- <text:s/>rad51 paralog d, NFIB <text:s/>- <text:s/>nuclear factor i/b, ZNF18 <text:s/>- <text:s/>zinc finger protein 18, CLN3 <text:s/>- <text:s/>ceroid-lipofuscinosis, neuronal 3, ZNF384 <text:s/>- <text:s/>zinc finger protein 384, CELF1 <text:s/>- <text:s/>cugbp, elav-like family member 1, DHX37 <text:s/>- <text:s/>deah (asp-glu-ala-his) box polypeptide 37, PHRF1 <text:s/>- <text:s/>phd and ring finger domains 1, MED15 <text:s/>- <text:s/>mediator complex subunit 15, U2AF2 <text:s/>- <text:s/>u2 small nuclear rna auxiliary factor 2, TGIF1 <text:s/>- <text:s/>tgfb-induced factor homeobox 1, EIF2AK4 <text:s/>- <text:s/>eukaryotic translation initiation factor 2 alpha kinase 4, KDM5A <text:s/>- <text:s/>lysine (k)-specific demethylase 5a, NNT <text:s/>- <text:s/>nicotinamide nucleotide transhydrogenase, RSL1D1 <text:s/>- <text:s/>ribosomal l1 domain containing 1, AK3 <text:s/>- <text:s/>adenylate kinase 3, DDX55 <text:s/>- <text:s/>dead (asp-glu-ala-asp) box polypeptide 55, FPGS <text:s/>- <text:s/>folylpolyglutamate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474</text:p>
          </table:table-cell>
          <table:table-cell office:value-type="string" calcext:value-type="string">
            <text:p>antigen processing and presentation of peptide antigen via MHC class I</text:p>
          </table:table-cell>
          <table:table-cell office:value-type="float" office:value="0.0000417" calcext:value-type="float">
            <text:p>0.0000417</text:p>
          </table:table-cell>
          <table:table-cell office:value-type="float" office:value="0.0212" calcext:value-type="float">
            <text:p>0.0212</text:p>
          </table:table-cell>
          <table:table-cell office:value-type="float" office:value="3.92" calcext:value-type="float">
            <text:p>3.92</text:p>
          </table:table-cell>
          <table:table-cell office:value-type="float" office:value="13954" calcext:value-type="float">
            <text:p>13954</text:p>
          </table:table-cell>
          <table:table-cell office:value-type="float" office:value="61" calcext:value-type="float">
            <text:p>61</text:p>
          </table:table-cell>
          <table:table-cell office:value-type="float" office:value="700" calcext:value-type="float">
            <text:p>7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PSMD14 <text:s/>- <text:s/>proteasome (prosome, macropain) 26s subunit, non-atpase, 14, PSMB1 <text:s/>- <text:s/>proteasome (prosome, macropain) subunit, beta type, 1, PSMC5 <text:s/>- <text:s/>proteasome (prosome, macropain) 26s subunit, atpase, 5, SEC24A <text:s/>- <text:s/>sec24 family, member a (s. cerevisiae), PSMA6 <text:s/>- <text:s/>proteasome (prosome, macropain) subunit, alpha type, 6, PSME2 <text:s/>- <text:s/>proteasome (prosome, macropain) activator subunit 2 (pa28 beta), PSMC1 <text:s/>- <text:s/>proteasome (prosome, macropain) 26s subunit, atpase, 1, PSMA4 <text:s/>- <text:s/>proteasome (prosome, macropain) subunit, alpha type, 4, SEC31A <text:s/>- <text:s/>sec31 homolog a (s. cerevisiae), CHUK <text:s/>- <text:s/>conserved helix-loop-helix ubiquitous kinase, IFI30 <text:s/>- <text:s/>interferon, gamma-inducible protein 30, PSMB4 <text:s/>- <text:s/>proteasome (prosome, macropain) subunit, beta type, 4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38</text:p>
          </table:table-cell>
          <table:table-cell office:value-type="string" calcext:value-type="string">
            <text:p>primary metabolic process</text:p>
          </table:table-cell>
          <table:table-cell office:value-type="float" office:value="0.000043" calcext:value-type="float">
            <text:p>0.000043</text:p>
          </table:table-cell>
          <table:table-cell office:value-type="float" office:value="0.0211" calcext:value-type="float">
            <text:p>0.0211</text:p>
          </table:table-cell>
          <table:table-cell office:value-type="float" office:value="1.15" calcext:value-type="float">
            <text:p>1.15</text:p>
          </table:table-cell>
          <table:table-cell office:value-type="float" office:value="13954" calcext:value-type="float">
            <text:p>13954</text:p>
          </table:table-cell>
          <table:table-cell office:value-type="float" office:value="6696" calcext:value-type="float">
            <text:p>6696</text:p>
          </table:table-cell>
          <table:table-cell office:value-type="float" office:value="700" calcext:value-type="float">
            <text:p>70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[ZNF572 <text:s/>- <text:s/>zinc finger protein 572, SYMPK <text:s/>- <text:s/>symplekin, PHF21A <text:s/>- <text:s/>phd finger protein 21a, TBRG1 <text:s/>- <text:s/>transforming growth factor beta regulator 1, COX5B <text:s/>- <text:s/>cytochrome c oxidase subunit vb, MKI67IP <text:s/>- <text:s/>mki67 (fha domain) interacting nucleolar phosphoprotein, PMM2 <text:s/>- <text:s/>phosphomannomutase 2, MIER1 <text:s/>- <text:s/>mesoderm induction early response 1, transcriptional regulator, NCOA3 <text:s/>- <text:s/>nuclear receptor coactivator 3, FTSJ3 <text:s/>- <text:s/>ftsj homolog 3 (e. coli), CPT2 <text:s/>- <text:s/>carnitine palmitoyltransferase 2, MDGA2 <text:s/>- <text:s/>mam domain containing glycosylphosphatidylinositol anchor 2, GK <text:s/>- <text:s/>glycerol kinase, ZNF333 <text:s/>- <text:s/>zinc finger protein 333, ATG4C <text:s/>- <text:s/>autophagy related 4c, cysteine peptidase, BFAR <text:s/>- <text:s/>bifunctional apoptosis regulator, ACOX1 <text:s/>- <text:s/>acyl-coa oxidase 1, palmitoyl, TRIM6 <text:s/>- <text:s/>tripartite motif containing 6, GTPBP4 <text:s/>- <text:s/>gtp binding protein 4, GMPR2 <text:s/>- <text:s/>guanosine monophosphate reductase 2, ATF6B <text:s/>- <text:s/>activating transcription factor 6 beta, SUB1 <text:s/>- <text:s/>sub1 homolog (s. cerevisiae), NR1D1 <text:s/>- <text:s/>nuclear receptor subfamily 1, group d, member 1, SNRPE <text:s/>- <text:s/>small nuclear ribonucleoprotein polypeptide e, ACVR2A <text:s/>- <text:s/>activin a receptor, type iia, ETNK1 <text:s/>- <text:s/>ethanolamine kinase 1, TBPL1 <text:s/>- <text:s/>tbp-like 1, ZBTB41 <text:s/>- <text:s/>zinc finger and btb domain containing 41, ADAM10 <text:s/>- <text:s/>adam metallopeptidase domain 10, POU3F4 <text:s/>- <text:s/>pou class 3 homeobox 4, TMEM59 <text:s/>- <text:s/>transmembrane protein 59, ADCY5 <text:s/>- <text:s/>adenylate cyclase 5, BRAP <text:s/>- <text:s/>brca1 associated protein, ADCY2 <text:s/>- <text:s/>adenylate cyclase 2 (brain), USP11 <text:s/>- <text:s/>ubiquitin specific peptidase 11, GNAI3 <text:s/>- <text:s/>guanine nucleotide binding protein (g protein), alpha inhibiting activity polypeptide 3, POLR2F <text:s/>- <text:s/>polymerase (rna) ii (dna directed) polypeptide f, CHD6 <text:s/>- <text:s/>chromodomain helicase dna binding protein 6, DBR1 <text:s/>- <text:s/>debranching rna lariats 1, FUCA2 <text:s/>- <text:s/>fucosidase, alpha-l- 2, plasma, ASB8 <text:s/>- <text:s/>ankyrin repeat and socs box containing 8, SUPT6H <text:s/>- <text:s/>suppressor of ty 6 homolog (s. cerevisiae), AGL <text:s/>- <text:s/>amylo-alpha-1, 6-glucosidase, 4-alpha-glucanotransferase, CHCHD2 <text:s/>- <text:s/>coiled-coil-helix-coiled-coil-helix domain containing 2, RASGRP3 <text:s/>- <text:s/>ras guanyl releasing protein 3 (calcium and dag-regulated), UBL5 <text:s/>- <text:s/>ubiquitin-like 5, PHF11 <text:s/>- <text:s/>phd finger protein 11, PPP2R1A <text:s/>- <text:s/>protein phosphatase 2, regulatory subunit a, alpha, CTSS <text:s/>- <text:s/>cathepsin s, TRMT61A <text:s/>- <text:s/>trna methyltransferase 61 homolog a (s. cerevisiae), GABPA <text:s/>- <text:s/>ga binding protein transcription factor, alpha subunit 60kda, WWP2 <text:s/>- <text:s/>ww domain containing e3 ubiquitin protein ligase 2, FASTKD5 <text:s/>- <text:s/>fast kinase domains 5, ZNF264 <text:s/>- <text:s/>zinc finger protein 264, FUT8 <text:s/>- <text:s/>fucosyltransferase 8 (alpha (1,6) fucosyltransferase), GPBP1L1 <text:s/>- <text:s/>gc-rich promoter binding protein 1-like 1, ANKRD32 <text:s/>- <text:s/>ankyrin repeat domain 32, TOPBP1 <text:s/>- <text:s/>topoisomerase (dna) ii binding protein 1, NEK7 <text:s/>- <text:s/>nima-related kinase 7, MECR <text:s/>- <text:s/>mitochondrial trans-2-enoyl-coa reductase, RNF181 <text:s/>- <text:s/>ring finger protein 181, C9orf64 <text:s/>- <text:s/>chromosome 9 open reading frame 64, GAK <text:s/>- <text:s/>cyclin g associated kinase, TEFM <text:s/>- <text:s/>transcription elongation factor, mitochondrial, GALK2 <text:s/>- <text:s/>galactokinase 2, SNRNP27 <text:s/>- <text:s/>small nuclear ribonucleoprotein 27kda (u4/u6.u5), VRK3 <text:s/>- <text:s/>vaccinia related kinase 3, ADAL <text:s/>- <text:s/>adenosine deaminase-like, JAK1 <text:s/>- <text:s/>janus kinase 1, DCAF12 <text:s/>- <text:s/>ddb1 and cul4 associated factor 12, USP49 <text:s/>- <text:s/>ubiquitin specific peptidase 49, MAP2K1 <text:s/>- <text:s/>mitogen-activated protein kinase kinase 1, TRIP13 <text:s/>- <text:s/>thyroid hormone receptor interactor 13, UTP23 <text:s/>- <text:s/>utp23, small subunit (ssu) processome component, homolog (yeast), OSBPL9 <text:s/>- <text:s/>oxysterol binding protein-like 9, WDR83 <text:s/>- <text:s/>wd repeat domain 83, CCDC85B <text:s/>- <text:s/>coiled-coil domain containing 85b, VIPAS39 <text:s/>- <text:s/>vps33b interacting protein, apical-basolateral polarity regulator, spe-39 homolog, VAC14 <text:s/>- <text:s/>vac14 homolog (s. cerevisiae), KDM4D <text:s/>- <text:s/>lysine (k)-specific demethylase 4d, NSUN3 <text:s/>- <text:s/>nop2/sun domain family, member 3, SF3B2 <text:s/>- <text:s/>splicing factor 3b, subunit 2, 145kda, ZKSCAN8 <text:s/>- <text:s/>zinc finger with krab and scan domains 8, DHX8 <text:s/>- <text:s/>deah (asp-glu-ala-his) box polypeptide 8, ZNF202 <text:s/>- <text:s/>zinc finger protein 202, KLHL2 <text:s/>- <text:s/>kelch-like family member 2, DDIT3 <text:s/>- <text:s/>dna-damage-inducible transcript 3, SPRTN <text:s/>- <text:s/>sprt-like n-terminal domain, ZNF175 <text:s/>- <text:s/>zinc finger protein 175, SDF2 <text:s/>- <text:s/>stromal cell-derived factor 2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PC <text:s/>- <text:s/>pyruvate carboxylase, TBC1D10A <text:s/>- <text:s/>tbc1 domain family, member 10a, NUDT2 <text:s/>- <text:s/>nudix (nucleoside diphosphate linked moiety x)-type motif 2, LHX4 <text:s/>- <text:s/>lim homeobox 4, DCUN1D3 <text:s/>- <text:s/>dcn1, defective in cullin neddylation 1, domain containing 3, ZDHHC5 <text:s/>- <text:s/>zinc finger, dhhc-type containing 5, MAP3K11 <text:s/>- <text:s/>mitogen-activated protein kinase kinase kinase 11, ZNF160 <text:s/>- <text:s/>zinc finger protein 160, USP43 <text:s/>- <text:s/>ubiquitin specific peptidase 43, ACSL5 <text:s/>- <text:s/>acyl-coa synthetase long-chain family member 5, CCL2 <text:s/>- <text:s/>chemokine (c-c motif) ligand 2, TATDN1 <text:s/>- <text:s/>tatd dnase domain containing 1, SDC1 <text:s/>- <text:s/>syndecan 1, PAFAH1B2 <text:s/>- <text:s/>platelet-activating factor acetylhydrolase 1b, catalytic subunit 2 (30kda), ZNF473 <text:s/>- <text:s/>zinc finger protein 473, EIF2A <text:s/>- <text:s/>eukaryotic translation initiation factor 2a, 65kda, BIRC6 <text:s/>- <text:s/>baculoviral iap repeat containing 6, WWOX <text:s/>- <text:s/>ww domain containing oxidoreductase, CELF3 <text:s/>- <text:s/>cugbp, elav-like family member 3, RNF31 <text:s/>- <text:s/>ring finger protein 31, MRPL52 <text:s/>- <text:s/>mitochondrial ribosomal protein l52, SUPT16H <text:s/>- <text:s/>suppressor of ty 16 homolog (s. cerevisiae), ARGLU1 <text:s/>- <text:s/>arginine and glutamate rich 1, ERI1 <text:s/>- <text:s/>exoribonuclease 1, ZRANB3 <text:s/>- <text:s/>zinc finger, ran-binding domain containing 3, PDPK1 <text:s/>- <text:s/>3-phosphoinositide dependent protein kinase-1, HARS <text:s/>- <text:s/>histidyl-trna synthetase, CSNK1G1 <text:s/>- <text:s/>casein kinase 1, gamma 1, MEIS2 <text:s/>- <text:s/>meis homeobox 2, MEIS1 <text:s/>- <text:s/>meis homeobox 1, FICD <text:s/>- <text:s/>fic domain containing, CDK17 <text:s/>- <text:s/>cyclin-dependent kinase 17, ZNF169 <text:s/>- <text:s/>zinc finger protein 169, PARS2 <text:s/>- <text:s/>prolyl-trna synthetase 2, mitochondrial (putative), KAT7 <text:s/>- <text:s/>k(lysine) acetyltransferase 7, UCK1 <text:s/>- <text:s/>uridine-cytidine kinase 1, COG3 <text:s/>- <text:s/>component of oligomeric golgi complex 3, SBNO2 <text:s/>- <text:s/>strawberry notch homolog 2 (drosophila), UBOX5 <text:s/>- <text:s/>u-box domain containing 5, EAF1 <text:s/>- <text:s/>ell associated factor 1, CEP164 <text:s/>- <text:s/>centrosomal protein 164kda, TTLL3 <text:s/>- <text:s/>tubulin tyrosine ligase-like family, member 3, MARK3 <text:s/>- <text:s/>map/microtubule affinity-regulating kinase 3, DPH2 <text:s/>- <text:s/>dph2 homolog (s. cerevisiae), MON1B <text:s/>- <text:s/>mon1 secretory trafficking family member b, PHKB <text:s/>- <text:s/>phosphorylase kinase, beta, GPD2 <text:s/>- <text:s/>glycerol-3-phosphate dehydrogenase 2 (mitochondrial), HMGN5 <text:s/>- <text:s/>high mobility group nucleosome binding domain 5, PUS7L <text:s/>- <text:s/>pseudouridylate synthase 7 homolog (s. cerevisiae)-like, ZNRF2 <text:s/>- <text:s/>zinc and ring finger 2, PEX12 <text:s/>- <text:s/>peroxisomal biogenesis factor 12, MBD1 <text:s/>- <text:s/>methyl-cpg binding domain protein 1, DUSP6 <text:s/>- <text:s/>dual specificity phosphatase 6, FAM103A1 <text:s/>- <text:s/>family with sequence similarity 103, member a1, TOR1A <text:s/>- <text:s/>torsin family 1, member a (torsin a), ATP5J <text:s/>- <text:s/>atp synthase, h+ transporting, mitochondrial fo complex, subunit f6, SART1 <text:s/>- <text:s/>squamous cell carcinoma antigen recognized by t cells, LCMT1 <text:s/>- <text:s/>leucine carboxyl methyltransferase 1, TRMT112 <text:s/>- <text:s/>trna methyltransferase 11-2 homolog (s. cerevisiae), USP36 <text:s/>- <text:s/>ubiquitin specific peptidase 36, RTFDC1 <text:s/>- <text:s/>replication termination factor 2 domain containing 1, CWC15 <text:s/>- <text:s/>cwc15 spliceosome-associated protein homolog (s. cerevisiae), WARS <text:s/>- <text:s/>tryptophanyl-trna synthetase, ZSCAN29 <text:s/>- <text:s/>zinc finger and scan domain containing 29, ATP5A1 <text:s/>- <text:s/>atp synthase, h+ transporting, mitochondrial f1 complex, alpha subunit 1, cardiac muscle, SLC7A7 <text:s/>- <text:s/>solute carrier family 7 (amino acid transporter light chain, y+l system), member 7, PITX2 <text:s/>- <text:s/>paired-like homeodomain 2, BARD1 <text:s/>- <text:s/>brca1 associated ring domain 1, GRWD1 <text:s/>- <text:s/>glutamate-rich wd repeat containing 1, DLST <text:s/>- <text:s/>dihydrolipoamide s-succinyltransferase (e2 component of 2-oxo-glutarate complex), AIP <text:s/>- <text:s/>aryl hydrocarbon receptor interacting protein, ZNF18 <text:s/>- <text:s/>zinc finger protein 18, ZNF384 <text:s/>- <text:s/>zinc finger protein 384, DHX37 <text:s/>- <text:s/>deah (asp-glu-ala-his) box polypeptide 37, PHRF1 <text:s/>- <text:s/>phd and ring finger domains 1, MED15 <text:s/>- <text:s/>mediator complex subunit 15, U2AF2 <text:s/>- <text:s/>u2 small nuclear rna auxiliary factor 2, PHKG2 <text:s/>- <text:s/>phosphorylase kinase, gamma 2 (testis), EIF2AK4 <text:s/>- <text:s/>eukaryotic translation initiation factor 2 alpha kinase 4, PIK3C3 <text:s/>- <text:s/>phosphatidylinositol 3-kinase, catalytic subunit type 3, RSL1D1 <text:s/>- <text:s/>ribosomal l1 domain containing 1, LYPLA2 <text:s/>- <text:s/>lysophospholipase ii, DDX55 <text:s/>- <text:s/>dead (asp-glu-ala-asp) box polypeptide 55, PIGF <text:s/>- <text:s/>phosphatidylinositol glycan anchor biosynthesis, class f, PIGT <text:s/>- <text:s/>phosphatidylinositol glycan anchor biosynthesis, class t, DPM1 <text:s/>- <text:s/>dolichyl-phosphate mannosyltransferase polypeptide 1, catalytic subunit, TSN <text:s/>- <text:s/>translin, TRAK1 <text:s/>- <text:s/>trafficking protein, kinesin binding 1, SF3A1 <text:s/>- <text:s/>splicing factor 3a, subunit 1, 120kda, CDKL4 <text:s/>- <text:s/>cyclin-dependent kinase-like 4, DPP8 <text:s/>- <text:s/>dipeptidyl-peptidase 8, NASP <text:s/>- <text:s/>nuclear autoantigenic sperm protein (histone-binding), NARS <text:s/>- <text:s/>asparaginyl-trna synthetase, DHFRL1 <text:s/>- <text:s/>dihydrofolate reductase-like 1, SIRT2 <text:s/>- <text:s/>sirtuin 2, TBK1 <text:s/>- <text:s/>tank-binding kinase 1, BANF1 <text:s/>- <text:s/>barrier to autointegration factor 1, CC2D1A <text:s/>- <text:s/>coiled-coil and c2 domain containing 1a, ALKBH1 <text:s/>- <text:s/>alkb, alkylation repair homolog 1 (e. coli), RING1 <text:s/>- <text:s/>ring finger protein 1, UGGT1 <text:s/>- <text:s/>udp-glucose glycoprotein glucosyltransferase 1, BLK <text:s/>- <text:s/>b lymphoid tyrosine kinase, TTF1 <text:s/>- <text:s/>transcription termination factor, rna polymerase i, EIF2S1 <text:s/>- <text:s/>eukaryotic translation initiation factor 2, subunit 1 alpha, 35kda, ELF2 <text:s/>- <text:s/>e74-like factor 2 (ets domain transcription factor), TSC22D1 <text:s/>- <text:s/>tsc22 domain family, member 1, FBXL12 <text:s/>- <text:s/>f-box and leucine-rich repeat protein 12, ELOVL6 <text:s/>- <text:s/>elovl fatty acid elongase 6, PSMD14 <text:s/>- <text:s/>proteasome (prosome, macropain) 26s subunit, non-atpase, 14, ZNF259 <text:s/>- <text:s/>zinc finger protein 259, PGAP3 <text:s/>- <text:s/>post-gpi attachment to proteins 3, RPS6KC1 <text:s/>- <text:s/>ribosomal protein s6 kinase, 52kda, polypeptide 1, RNF149 <text:s/>- <text:s/>ring finger protein 149, STK38L <text:s/>- <text:s/>serine/threonine kinase 38 like, DDX50 <text:s/>- <text:s/>dead (asp-glu-ala-asp) box polypeptide 50, GLIS1 <text:s/>- <text:s/>glis family zinc finger 1, SLIRP <text:s/>- <text:s/>sra stem-loop interacting rna binding protein, NABP2 <text:s/>- <text:s/>nucleic acid binding protein 2, UHMK1 <text:s/>- <text:s/>u2af homology motif (uhm) kinase 1, RNASE6 <text:s/>- <text:s/>ribonuclease, rnase a family, k6, CPNE1 <text:s/>- <text:s/>copine i, ZNF677 <text:s/>- <text:s/>zinc finger protein 677, NUP37 <text:s/>- <text:s/>nucleoporin 37kda, RNF6 <text:s/>- <text:s/>ring finger protein (c3h2c3 type) 6, GATAD2A <text:s/>- <text:s/>gata zinc finger domain containing 2a, RORA <text:s/>- <text:s/>rar-related orphan receptor a, MUSK <text:s/>- <text:s/>muscle, skeletal, receptor tyrosine kinase, MUT <text:s/>- <text:s/>methylmalonyl coa mutase, E2F4 <text:s/>- <text:s/>e2f transcription factor 4, p107/p130-binding, HSPD1 <text:s/>- <text:s/>heat shock 60kda protein 1 (chaperonin), STAM2 <text:s/>- <text:s/>signal transducing adaptor molecule (sh3 domain and itam motif) 2, HELB <text:s/>- <text:s/>helicase (dna) b, SMYD2 <text:s/>- <text:s/>set and mynd domain containing 2, RAD50 <text:s/>- <text:s/>rad50 homolog (s. cerevisiae), BCL10 <text:s/>- <text:s/>b-cell cll/lymphoma 10, TOP3B <text:s/>- <text:s/>topoisomerase (dna) iii beta, SWAP70 <text:s/>- <text:s/>swap switching b-cell complex 70kda subunit, ERP44 <text:s/>- <text:s/>endoplasmic reticulum protein 44, TCEANC2 <text:s/>- <text:s/>transcription elongation factor a (sii) n-terminal and central domain containing 2, COLEC11 <text:s/>- <text:s/>collectin sub-family member 11, UBR1 <text:s/>- <text:s/>ubiquitin protein ligase e3 component n-recognin 1, MTR <text:s/>- <text:s/>5-methyltetrahydrofolate-homocysteine methyltransferase, NADK <text:s/>- <text:s/>nad kinase, RPL19 <text:s/>- <text:s/>ribosomal protein l19, MCRS1 <text:s/>- <text:s/>microspherule protein 1, USF1 <text:s/>- <text:s/>upstream transcription factor 1, HMGB1 <text:s/>- <text:s/>high mobility group box 1, ZNF470 <text:s/>- <text:s/>zinc finger protein 470, TRMT12 <text:s/>- <text:s/>trna methyltransferase 12 homolog (s. cerevisiae), BRD9 <text:s/>- <text:s/>bromodomain containing 9, PTK2B <text:s/>- <text:s/>protein tyrosine kinase 2 beta, PPIH <text:s/>- <text:s/>peptidylprolyl isomerase h (cyclophilin h), SLC30A9 <text:s/>- <text:s/>solute carrier family 30 (zinc transporter), member 9, RPA3 <text:s/>- <text:s/>replication protein a3, 14kda, MTF1 <text:s/>- <text:s/>metal-regulatory transcription factor 1, PDCD6IP <text:s/>- <text:s/>programmed cell death 6 interacting protein, ETV3 <text:s/>- <text:s/>ets variant 3, RPS5 <text:s/>- <text:s/>ribosomal protein s5, ZNF787 <text:s/>- <text:s/>zinc finger protein 787, SLC25A17 <text:s/>- <text:s/>solute carrier family 25 (mitochondrial carrier; peroxisomal membrane protein, 34kda), member 17, PARPBP <text:s/>- <text:s/>parp1 binding protein, DHX57 <text:s/>- <text:s/>deah (asp-glu-ala-asp/his) box polypeptide 57, TADA3 <text:s/>- <text:s/>transcriptional adaptor 3, DPP9 <text:s/>- <text:s/>dipeptidyl-peptidase 9, EYA3 <text:s/>- <text:s/>eyes absent homolog 3 (drosophila), ENDOV <text:s/>- <text:s/>endonuclease v, RPL32 <text:s/>- <text:s/>ribosomal protein l32, LPIN3 <text:s/>- <text:s/>lipin 3, RPS21 <text:s/>- <text:s/>ribosomal protein s21, RAVER1 <text:s/>- <text:s/>ribonucleoprotein, ptb-binding 1, ZBTB5 <text:s/>- <text:s/>zinc finger and btb domain containing 5, RPS16 <text:s/>- <text:s/>ribosomal protein s16, CCNT1 <text:s/>- <text:s/>cyclin t1, HMG20A <text:s/>- <text:s/>high mobility group 20a, ERH <text:s/>- <text:s/>enhancer of rudimentary homolog (drosophila), RIPK1 <text:s/>- <text:s/>receptor (tnfrsf)-interacting serine-threonine kinase 1, ESRRG <text:s/>- <text:s/>estrogen-related receptor gamma, ESRRA <text:s/>- <text:s/>estrogen-related receptor alpha, RPS14 <text:s/>- <text:s/>ribosomal protein s14, SGPP1 <text:s/>- <text:s/>sphingosine-1-phosphate phosphatase 1, CPT1C <text:s/>- <text:s/>carnitine palmitoyltransferase 1c, FBXO8 <text:s/>- <text:s/>f-box protein 8, FAF2 <text:s/>- <text:s/>fas associated factor family member 2, TINF2 <text:s/>- <text:s/>terf1 (trf1)-interacting nuclear factor 2, HM13 <text:s/>- <text:s/>histocompatibility (minor) 13, SDHAF2 <text:s/>- <text:s/>succinate dehydrogenase complex assembly factor 2, RPS6KA1 <text:s/>- <text:s/>ribosomal protein s6 kinase, 90kda, polypeptide 1, FOXA3 <text:s/>- <text:s/>forkhead box a3, PMPCA <text:s/>- <text:s/>peptidase (mitochondrial processing) alpha, ONECUT1 <text:s/>- <text:s/>one cut homeobox 1, USP3 <text:s/>- <text:s/>ubiquitin specific peptidase 3, BABAM1 <text:s/>- <text:s/>brisc and brca1 a complex member 1, HNRNPD <text:s/>- <text:s/>heterogeneous nuclear ribonucleoprotein d (au-rich element rna binding protein 1, 37kda), MRPL18 <text:s/>- <text:s/>mitochondrial ribosomal protein l18, UBE2E1 <text:s/>- <text:s/>ubiquitin-conjugating enzyme e2e 1, UBE2V2 <text:s/>- <text:s/>ubiquitin-conjugating enzyme e2 variant 2, NABP1 <text:s/>- <text:s/>nucleic acid binding protein 1, MPG <text:s/>- <text:s/>n-methylpurine-dna glycosylase, UBE2N <text:s/>- <text:s/>ubiquitin-conjugating enzyme e2n, MGA <text:s/>- <text:s/>mga, max dimerization protein, ARID3B <text:s/>- <text:s/>at rich interactive domain 3b (bright-like), KCTD5 <text:s/>- <text:s/>potassium channel tetramerization domain containing 5, FLG <text:s/>- <text:s/>filaggrin, ETAA1 <text:s/>- <text:s/>ewing tumor-associated antigen 1, INCENP <text:s/>- <text:s/>inner centromere protein antigens 135/155kda, PTAR1 <text:s/>- <text:s/>protein prenyltransferase alpha subunit repeat containing 1, PSEN1 <text:s/>- <text:s/>presenilin 1, ZKSCAN7 <text:s/>- <text:s/>zinc finger with krab and scan domains 7, POLL <text:s/>- <text:s/>polymerase (dna directed), lambda, PHLPP1 <text:s/>- <text:s/>ph domain and leucine rich repeat protein phosphatase 1, PRPF19 <text:s/>- <text:s/>pre-mrna processing factor 19, CDCA5 <text:s/>- <text:s/>cell division cycle associated 5, CDC14B <text:s/>- <text:s/>cell division cycle 14b, IL5 <text:s/>- <text:s/>interleukin 5 (colony-stimulating factor, eosinophil), PSMB1 <text:s/>- <text:s/>proteasome (prosome, macropain) subunit, beta type, 1, OAS3 <text:s/>- <text:s/>2'-5'-oligoadenylate synthetase 3, 100kda, TRERF1 <text:s/>- <text:s/>transcriptional regulating factor 1, PSMA6 <text:s/>- <text:s/>proteasome (prosome, macropain) subunit, alpha type, 6, ACAD10 <text:s/>- <text:s/>acyl-coa dehydrogenase family, member 10, PSMA4 <text:s/>- <text:s/>proteasome (prosome, macropain) subunit, alpha type, 4, CGGBP1 <text:s/>- <text:s/>cgg triplet repeat binding protein 1, UBLCP1 <text:s/>- <text:s/>ubiquitin-like domain containing ctd phosphatase 1, MED8 <text:s/>- <text:s/>mediator complex subunit 8, PSMB4 <text:s/>- <text:s/>proteasome (prosome, macropain) subunit, beta type, 4, PSMC5 <text:s/>- <text:s/>proteasome (prosome, macropain) 26s subunit, atpase, 5, SLC35B3 <text:s/>- <text:s/>solute carrier family 35 (adenosine 3'-phospho 5'-phosphosulfate transporter), member b3, COASY <text:s/>- <text:s/>coa synthase, PSMC1 <text:s/>- <text:s/>proteasome (prosome, macropain) 26s subunit, atpase, 1, COPS3 <text:s/>- <text:s/>cop9 signalosome subunit 3, GAR1 <text:s/>- <text:s/>gar1 ribonucleoprotein, DGKD <text:s/>- <text:s/>diacylglycerol kinase, delta 130kda, ORAOV1 <text:s/>- <text:s/>oral cancer overexpressed 1, TAF7 <text:s/>- <text:s/>taf7 rna polymerase ii, tata box binding protein (tbp)-associated factor, 55kda, TAF11 <text:s/>- <text:s/>taf11 rna polymerase ii, tata box binding protein (tbp)-associated factor, 28kda, SERP1 <text:s/>- <text:s/>stress-associated endoplasmic reticulum protein 1, PSME2 <text:s/>- <text:s/>proteasome (prosome, macropain) activator subunit 2 (pa28 beta), FGF13 <text:s/>- <text:s/>fibroblast growth factor 13, TAF1 <text:s/>- <text:s/>taf1 rna polymerase ii, tata box binding protein (tbp)-associated factor, 250kda, SETD4 <text:s/>- <text:s/>set domain containing 4, TARS <text:s/>- <text:s/>threonyl-trna synthetase, NR4A2 <text:s/>- <text:s/>nuclear receptor subfamily 4, group a, member 2, ZBTB7B <text:s/>- <text:s/>zinc finger and btb domain containing 7b, CDC14A <text:s/>- <text:s/>cell division cycle 14a, MAN2B2 <text:s/>- <text:s/>mannosidase, alpha, class 2b, member 2, KAT5 <text:s/>- <text:s/>k(lysine) acetyltransferase 5, MAP3K7 <text:s/>- <text:s/>mitogen-activated protein kinase kinase kinase 7, THOC5 <text:s/>- <text:s/>tho complex 5, CREBRF <text:s/>- <text:s/>creb3 regulatory factor, KMO <text:s/>- <text:s/>kynurenine 3-monooxygenase (kynurenine 3-hydroxylase), SLU7 <text:s/>- <text:s/>slu7 splicing factor homolog (s. cerevisiae), TBP <text:s/>- <text:s/>tata box binding protein, CDK13 <text:s/>- <text:s/>cyclin-dependent kinase 13, KLHL20 <text:s/>- <text:s/>kelch-like family member 20, LCMT2 <text:s/>- <text:s/>leucine carboxyl methyltransferase 2, IRF1 <text:s/>- <text:s/>interferon regulatory factor 1, MOCS3 <text:s/>- <text:s/>molybdenum cofactor synthesis 3, ZNF629 <text:s/>- <text:s/>zinc finger protein 629, CTTNBP2NL <text:s/>- <text:s/>cttnbp2 n-terminal like, SEPSECS <text:s/>- <text:s/>sep (o-phosphoserine) trna:sec (selenocysteine) trna synthase, ZNF266 <text:s/>- <text:s/>zinc finger protein 266, ZNF274 <text:s/>- <text:s/>zinc finger protein 274, TFB2M <text:s/>- <text:s/>transcription factor b2, mitochondrial, PEX2 <text:s/>- <text:s/>peroxisomal biogenesis factor 2, AQR <text:s/>- <text:s/>aquarius homolog (mouse), PIGS <text:s/>- <text:s/>phosphatidylinositol glycan anchor biosynthesis, class s, KCNH8 <text:s/>- <text:s/>potassium voltage-gated channel, subfamily h (eag-related), member 8, ZMAT2 <text:s/>- <text:s/>zinc finger, matrin-type 2, RPF1 <text:s/>- <text:s/>ribosome production factor 1 homolog (s. cerevisiae), FRK <text:s/>- <text:s/>fyn-related kinase, HARS2 <text:s/>- <text:s/>histidyl-trna synthetase 2, mitochondrial, NHP2L1 <text:s/>- <text:s/>nhp2 non-histone chromosome protein 2-like 1 (s. cerevisiae), HDAC9 <text:s/>- <text:s/>histone deacetylase 9, INO80 <text:s/>- <text:s/>ino80 complex subunit, DDX56 <text:s/>- <text:s/>dead (asp-glu-ala-asp) box helicase 56, SOCS7 <text:s/>- <text:s/>suppressor of cytokine signaling 7, WDR82 <text:s/>- <text:s/>wd repeat domain 82, CTPS2 <text:s/>- <text:s/>ctp synthase 2, PUS1 <text:s/>- <text:s/>pseudouridylate synthase 1, RAD51D <text:s/>- <text:s/>rad51 paralog d, NEDD8 <text:s/>- <text:s/>neural precursor cell expressed, developmentally down-regulated 8, NFIB <text:s/>- <text:s/>nuclear factor i/b, CLN3 <text:s/>- <text:s/>ceroid-lipofuscinosis, neuronal 3, EIF5A2 <text:s/>- <text:s/>eukaryotic translation initiation factor 5a2, CELF1 <text:s/>- <text:s/>cugbp, elav-like family member 1, EDEM3 <text:s/>- <text:s/>er degradation enhancer, mannosidase alpha-like 3, TGIF1 <text:s/>- <text:s/>tgfb-induced factor homeobox 1, KDM5A <text:s/>- <text:s/>lysine (k)-specific demethylase 5a, RNF20 <text:s/>- <text:s/>ring finger protein 20, e3 ubiquitin protein ligase, NNT <text:s/>- <text:s/>nicotinamide nucleotide transhydrogenase, AK3 <text:s/>- <text:s/>adenylate kinase 3, CHUK <text:s/>- <text:s/>conserved helix-loop-helix ubiquitous kinase, FPGS <text:s/>- <text:s/>folylpolyglutamate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886</text:p>
          </table:table-cell>
          <table:table-cell office:value-type="string" calcext:value-type="string">
            <text:p>amide transport</text:p>
          </table:table-cell>
          <table:table-cell office:value-type="float" office:value="0.0000472" calcext:value-type="float">
            <text:p>0.0000472</text:p>
          </table:table-cell>
          <table:table-cell office:value-type="float" office:value="0.0224" calcext:value-type="float">
            <text:p>0.0224</text:p>
          </table:table-cell>
          <table:table-cell office:value-type="float" office:value="1.55" calcext:value-type="float">
            <text:p>1.55</text:p>
          </table:table-cell>
          <table:table-cell office:value-type="float" office:value="13954" calcext:value-type="float">
            <text:p>13954</text:p>
          </table:table-cell>
          <table:table-cell office:value-type="float" office:value="1027" calcext:value-type="float">
            <text:p>1027</text:p>
          </table:table-cell>
          <table:table-cell office:value-type="float" office:value="700" calcext:value-type="float">
            <text:p>7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VTA1 <text:s/>- <text:s/>vesicle (multivesicular body) trafficking 1, RHBDF1 <text:s/>- <text:s/>rhomboid 5 homolog 1 (drosophila), EXOC7 <text:s/>- <text:s/>exocyst complex component 7, COG3 <text:s/>- <text:s/>component of oligomeric golgi complex 3, CTTN <text:s/>- <text:s/>cortactin, TOMM70A <text:s/>- <text:s/>translocase of outer mitochondrial membrane 70 homolog a (s. cerevisiae), RPL19 <text:s/>- <text:s/>ribosomal protein l19, AP5M1 <text:s/>- <text:s/>adaptor-related protein complex 5, mu 1 subunit, TRAK1 <text:s/>- <text:s/>trafficking protein, kinesin binding 1, HMGB1 <text:s/>- <text:s/>high mobility group box 1, FUZ <text:s/>- <text:s/>fuzzy planar cell polarity protein, RANGRF <text:s/>- <text:s/>ran guanine nucleotide release factor, COPB2 <text:s/>- <text:s/>coatomer protein complex, subunit beta 2 (beta prime), TIMM10 <text:s/>- <text:s/>translocase of inner mitochondrial membrane 10 homolog (yeast), ARFGAP1 <text:s/>- <text:s/>adp-ribosylation factor gtpase activating protein 1, PEX2 <text:s/>- <text:s/>peroxisomal biogenesis factor 2, LMAN2 <text:s/>- <text:s/>lectin, mannose-binding 2, PSEN1 <text:s/>- <text:s/>presenilin 1, TBC1D10A <text:s/>- <text:s/>tbc1 domain family, member 10a, PMM2 <text:s/>- <text:s/>phosphomannomutase 2, NASP <text:s/>- <text:s/>nuclear autoantigenic sperm protein (histone-binding), SEC31A <text:s/>- <text:s/>sec31 homolog a (s. cerevisiae), PDCD6IP <text:s/>- <text:s/>programmed cell death 6 interacting protein, RPS5 <text:s/>- <text:s/>ribosomal protein s5, PEX12 <text:s/>- <text:s/>peroxisomal biogenesis factor 12, EXOC5 <text:s/>- <text:s/>exocyst complex component 5, ATG4C <text:s/>- <text:s/>autophagy related 4c, cysteine peptidase, RAB2A <text:s/>- <text:s/>rab2a, member ras oncogene family, TOR1A <text:s/>- <text:s/>torsin family 1, member a (torsin a), MTX3 <text:s/>- <text:s/>metaxin 3, VIP <text:s/>- <text:s/>vasoactive intestinal peptide, YKT6 <text:s/>- <text:s/>ykt6 v-snare homolog (s. cerevisiae), SDCCAG3 <text:s/>- <text:s/>serologically defined colon cancer antigen 3, EXOC8 <text:s/>- <text:s/>exocyst complex component 8, GOLPH3L <text:s/>- <text:s/>golgi phosphoprotein 3-like, RINL <text:s/>- <text:s/>ras and rab interactor-like, SEC24A <text:s/>- <text:s/>sec24 family, member a (s. cerevisiae), MCL1 <text:s/>- <text:s/>myeloid cell leukemia sequence 1 (bcl2-related), RPL32 <text:s/>- <text:s/>ribosomal protein l32, GRPEL2 <text:s/>- <text:s/>grpe-like 2, mitochondrial (e. coli), SNX1 <text:s/>- <text:s/>sorting nexin 1, MYO5B <text:s/>- <text:s/>myosin vb, DGKD <text:s/>- <text:s/>diacylglycerol kinase, delta 130kda, SNX16 <text:s/>- <text:s/>sorting nexin 16, RPS21 <text:s/>- <text:s/>ribosomal protein s21, VPS51 <text:s/>- <text:s/>vacuolar protein sorting 51 homolog (s. cerevisiae), SCAMP2 <text:s/>- <text:s/>secretory carrier membrane protein 2, SERP1 <text:s/>- <text:s/>stress-associated endoplasmic reticulum protein 1, VPS13B <text:s/>- <text:s/>vacuolar protein sorting 13 homolog b (yeast), VPS18 <text:s/>- <text:s/>vacuolar protein sorting 18 homolog (s. cerevisiae), VPS16 <text:s/>- <text:s/>vacuolar protein sorting 16 homolog (s. cerevisiae), GCC2 <text:s/>- <text:s/>grip and coiled-coil domain containing 2, TVP23B <text:s/>- <text:s/>trans-golgi network vesicle protein 23 homolog b (s. cerevisiae), RPS16 <text:s/>- <text:s/>ribosomal protein s16, AIP <text:s/>- <text:s/>aryl hydrocarbon receptor interacting protein, ITGB6 <text:s/>- <text:s/>integrin, beta 6, EXOC3L1 <text:s/>- <text:s/>exocyst complex component 3-like 1, AP1M1 <text:s/>- <text:s/>adaptor-related protein complex 1, mu 1 subunit, RPS14 <text:s/>- <text:s/>ribosomal protein s14, EIF5A2 <text:s/>- <text:s/>eukaryotic translation initiation factor 5a2, CLTA <text:s/>- <text:s/>clathrin, light chain a, AP3S2 <text:s/>- <text:s/>adaptor-related protein complex 3, sigma 2 subunit, FAF2 <text:s/>- <text:s/>fas associated factor family member 2, ARFIP1 <text:s/>- <text:s/>adp-ribosylation factor interacting protein 1, KRT18 <text:s/>- <text:s/>keratin 18, SLU7 <text:s/>- <text:s/>slu7 splicing factor homolog (s. cerevisiae), SRP54 <text:s/>- <text:s/>signal recognition particle 54kda, SRP14 <text:s/>- <text:s/>signal recognition particle 14kda (homologous alu rna binding protein), VPS53 <text:s/>- <text:s/>vacuolar protein sorting 53 homolog (s. cerevisiae), EXOC3 <text:s/>- <text:s/>exocyst complex component 3, KLHL20 <text:s/>- <text:s/>kelch-like family member 20, STAM2 <text:s/>- <text:s/>signal transducing adaptor molecule (sh3 domain and itam motif) 2, HSPD1 <text:s/>- <text:s/>heat shock 60kda protein 1 (chaperonin), RPGR <text:s/>- <text:s/>retinitis pigmentosa gtpase regulator, M6PR <text:s/>- <text:s/>mannose-6-phosphate receptor (cation dependent), ATP6V1D <text:s/>- <text:s/>atpase, h+ transporting, lysosomal 34kda, v1 subunit d, VPS41 <text:s/>- <text:s/>vacuolar protein sorting 41 homolog (s. cerevisiae), GPN1 <text:s/>- <text:s/>gpn-loop gtpase 1, VIPAS39 <text:s/>- <text:s/>vps33b interacting protein, apical-basolateral polarity regulator, spe-39 homolog, NXT2 <text:s/>- <text:s/>nuclear transport factor 2-like export facto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4654</text:p>
          </table:table-cell>
          <table:table-cell office:value-type="string" calcext:value-type="string">
            <text:p>nucleobase-containing compound biosynthetic process</text:p>
          </table:table-cell>
          <table:table-cell office:value-type="float" office:value="0.0000487" calcext:value-type="float">
            <text:p>0.0000487</text:p>
          </table:table-cell>
          <table:table-cell office:value-type="float" office:value="0.0224" calcext:value-type="float">
            <text:p>0.0224</text:p>
          </table:table-cell>
          <table:table-cell office:value-type="float" office:value="1.34" calcext:value-type="float">
            <text:p>1.34</text:p>
          </table:table-cell>
          <table:table-cell office:value-type="float" office:value="13954" calcext:value-type="float">
            <text:p>13954</text:p>
          </table:table-cell>
          <table:table-cell office:value-type="float" office:value="2309" calcext:value-type="float">
            <text:p>2309</text:p>
          </table:table-cell>
          <table:table-cell office:value-type="float" office:value="700" calcext:value-type="float">
            <text:p>70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ZNF572 <text:s/>- <text:s/>zinc finger protein 572, ZKSCAN8 <text:s/>- <text:s/>zinc finger with krab and scan domains 8, MGA <text:s/>- <text:s/>mga, max dimerization protein, ZNF202 <text:s/>- <text:s/>zinc finger protein 202, PHF21A <text:s/>- <text:s/>phd finger protein 21a, SYMPK <text:s/>- <text:s/>symplekin, SPRTN <text:s/>- <text:s/>sprt-like n-terminal domain, DDIT3 <text:s/>- <text:s/>dna-damage-inducible transcript 3, MKI67IP <text:s/>- <text:s/>mki67 (fha domain) interacting nucleolar phosphoprotein, COX5B <text:s/>- <text:s/>cytochrome c oxidase subunit vb, ZNF175 <text:s/>- <text:s/>zinc finger protein 175, ARID3B <text:s/>- <text:s/>at rich interactive domain 3b (bright-like)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ZKSCAN7 <text:s/>- <text:s/>zinc finger with krab and scan domains 7, PMM2 <text:s/>- <text:s/>phosphomannomutase 2, POLL <text:s/>- <text:s/>polymerase (dna directed), lambda, DHFRL1 <text:s/>- <text:s/>dihydrofolate reductase-like 1, MIER1 <text:s/>- <text:s/>mesoderm induction early response 1, transcriptional regulator, LHX4 <text:s/>- <text:s/>lim homeobox 4, SIRT2 <text:s/>- <text:s/>sirtuin 2, NCOA3 <text:s/>- <text:s/>nuclear receptor coactivator 3, CC2D1A <text:s/>- <text:s/>coiled-coil and c2 domain containing 1a, ZNF160 <text:s/>- <text:s/>zinc finger protein 160, TRERF1 <text:s/>- <text:s/>transcriptional regulating factor 1, ZNF333 <text:s/>- <text:s/>zinc finger protein 333, USP43 <text:s/>- <text:s/>ubiquitin specific peptidase 43, RING1 <text:s/>- <text:s/>ring finger protein 1, CGGBP1 <text:s/>- <text:s/>cgg triplet repeat binding protein 1, TTF1 <text:s/>- <text:s/>transcription termination factor, rna polymerase i, MED8 <text:s/>- <text:s/>mediator complex subunit 8, GMPR2 <text:s/>- <text:s/>guanosine monophosphate reductase 2, SLC35B3 <text:s/>- <text:s/>solute carrier family 35 (adenosine 3'-phospho 5'-phosphosulfate transporter), member b3, COASY <text:s/>- <text:s/>coa synthase, ZNF473 <text:s/>- <text:s/>zinc finger protein 473, SUB1 <text:s/>- <text:s/>sub1 homolog (s. cerevisiae), ATF6B <text:s/>- <text:s/>activating transcription factor 6 beta, ELF2 <text:s/>- <text:s/>e74-like factor 2 (ets domain transcription factor), GAR1 <text:s/>- <text:s/>gar1 ribonucleoprotein, TSC22D1 <text:s/>- <text:s/>tsc22 domain family, member 1, NR1D1 <text:s/>- <text:s/>nuclear receptor subfamily 1, group d, member 1, CELF3 <text:s/>- <text:s/>cugbp, elav-like family member 3, TAF7 <text:s/>- <text:s/>taf7 rna polymerase ii, tata box binding protein (tbp)-associated factor, 55kda, TAF11 <text:s/>- <text:s/>taf11 rna polymerase ii, tata box binding protein (tbp)-associated factor, 28kda, SNRPE <text:s/>- <text:s/>small nuclear ribonucleoprotein polypeptide e, TAF1 <text:s/>- <text:s/>taf1 rna polymerase ii, tata box binding protein (tbp)-associated factor, 250kda, SUPT16H <text:s/>- <text:s/>suppressor of ty 16 homolog (s. cerevisiae), ARGLU1 <text:s/>- <text:s/>arginine and glutamate rich 1, TBPL1 <text:s/>- <text:s/>tbp-like 1, SLIRP <text:s/>- <text:s/>sra stem-loop interacting rna binding protein, GLIS1 <text:s/>- <text:s/>glis family zinc finger 1, ZBTB41 <text:s/>- <text:s/>zinc finger and btb domain containing 41, PDPK1 <text:s/>- <text:s/>3-phosphoinositide dependent protein kinase-1, NABP2 <text:s/>- <text:s/>nucleic acid binding protein 2, NR4A2 <text:s/>- <text:s/>nuclear receptor subfamily 4, group a, member 2, POU3F4 <text:s/>- <text:s/>pou class 3 homeobox 4, ZBTB7B <text:s/>- <text:s/>zinc finger and btb domain containing 7b, CPNE1 <text:s/>- <text:s/>copine i, ZNF677 <text:s/>- <text:s/>zinc finger protein 677, MEIS2 <text:s/>- <text:s/>meis homeobox 2, ADCY5 <text:s/>- <text:s/>adenylate cyclase 5, MEIS1 <text:s/>- <text:s/>meis homeobox 1, NUP37 <text:s/>- <text:s/>nucleoporin 37kda, KAT5 <text:s/>- <text:s/>k(lysine) acetyltransferase 5, THOC5 <text:s/>- <text:s/>tho complex 5, GATAD2A <text:s/>- <text:s/>gata zinc finger domain containing 2a, MAP3K7 <text:s/>- <text:s/>mitogen-activated protein kinase kinase kinase 7, CREBRF <text:s/>- <text:s/>creb3 regulatory factor, KMO <text:s/>- <text:s/>kynurenine 3-monooxygenase (kynurenine 3-hydroxylase), ADCY2 <text:s/>- <text:s/>adenylate cyclase 2 (brain), SLU7 <text:s/>- <text:s/>slu7 splicing factor homolog (s. cerevisiae), RORA <text:s/>- <text:s/>rar-related orphan receptor a, TBP <text:s/>- <text:s/>tata box binding protein, CDK13 <text:s/>- <text:s/>cyclin-dependent kinase 13, E2F4 <text:s/>- <text:s/>e2f transcription factor 4, p107/p130-binding, HELB <text:s/>- <text:s/>helicase (dna) b, SMYD2 <text:s/>- <text:s/>set and mynd domain containing 2, RAD50 <text:s/>- <text:s/>rad50 homolog (s. cerevisiae), IRF1 <text:s/>- <text:s/>interferon regulatory factor 1, ZNF169 <text:s/>- <text:s/>zinc finger protein 169, POLR2F <text:s/>- <text:s/>polymerase (rna) ii (dna directed) polypeptide f, ZNF629 <text:s/>- <text:s/>zinc finger protein 629, TCEANC2 <text:s/>- <text:s/>transcription elongation factor a (sii) n-terminal and central domain containing 2, SEPSECS <text:s/>- <text:s/>sep (o-phosphoserine) trna:sec (selenocysteine) trna synthase, KAT7 <text:s/>- <text:s/>k(lysine) acetyltransferase 7, UCK1 <text:s/>- <text:s/>uridine-cytidine kinase 1, CHD6 <text:s/>- <text:s/>chromodomain helicase dna binding protein 6, NADK <text:s/>- <text:s/>nad kinase, SBNO2 <text:s/>- <text:s/>strawberry notch homolog 2 (drosophila), ZNF266 <text:s/>- <text:s/>zinc finger protein 266, ZNF274 <text:s/>- <text:s/>zinc finger protein 274, MCRS1 <text:s/>- <text:s/>microspherule protein 1, RPL19 <text:s/>- <text:s/>ribosomal protein l19, USF1 <text:s/>- <text:s/>upstream transcription factor 1, EAF1 <text:s/>- <text:s/>ell associated factor 1, ZNF470 <text:s/>- <text:s/>zinc finger protein 470, SUPT6H <text:s/>- <text:s/>suppressor of ty 6 homolog (s. cerevisiae), TFB2M <text:s/>- <text:s/>transcription factor b2, mitochondrial, BRD9 <text:s/>- <text:s/>bromodomain containing 9, MON1B <text:s/>- <text:s/>mon1 secretory trafficking family member b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HMGN5 <text:s/>- <text:s/>high mobility group nucleosome binding domain 5, ETV3 <text:s/>- <text:s/>ets variant 3, PHF11 <text:s/>- <text:s/>phd finger protein 11, RPS5 <text:s/>- <text:s/>ribosomal protein s5, MBD1 <text:s/>- <text:s/>methyl-cpg binding domain protein 1, ZNF787 <text:s/>- <text:s/>zinc finger protein 787, ATP5J <text:s/>- <text:s/>atp synthase, h+ transporting, mitochondrial fo complex, subunit f6, GABPA <text:s/>- <text:s/>ga binding protein transcription factor, alpha subunit 60kda, WWP2 <text:s/>- <text:s/>ww domain containing e3 ubiquitin protein ligase 2, TADA3 <text:s/>- <text:s/>transcriptional adaptor 3, ZNF264 <text:s/>- <text:s/>zinc finger protein 264, EYA3 <text:s/>- <text:s/>eyes absent homolog 3 (drosophila), GPBP1L1 <text:s/>- <text:s/>gc-rich promoter binding protein 1-like 1, HDAC9 <text:s/>- <text:s/>histone deacetylase 9, ZSCAN29 <text:s/>- <text:s/>zinc finger and scan domain containing 29, RPL32 <text:s/>- <text:s/>ribosomal protein l32, INO80 <text:s/>- <text:s/>ino80 complex subunit, ATP5A1 <text:s/>- <text:s/>atp synthase, h+ transporting, mitochondrial f1 complex, alpha subunit 1, cardiac muscle, RPS21 <text:s/>- <text:s/>ribosomal protein s21, PITX2 <text:s/>- <text:s/>paired-like homeodomain 2, BARD1 <text:s/>- <text:s/>brca1 associated ring domain 1, ZBTB5 <text:s/>- <text:s/>zinc finger and btb domain containing 5, CTPS2 <text:s/>- <text:s/>ctp synthase 2, TEFM <text:s/>- <text:s/>transcription elongation factor, mitochondrial, RPS16 <text:s/>- <text:s/>ribosomal protein s16, RAD51D <text:s/>- <text:s/>rad51 paralog d, CCNT1 <text:s/>- <text:s/>cyclin t1, HMG20A <text:s/>- <text:s/>high mobility group 20a, ERH <text:s/>- <text:s/>enhancer of rudimentary homolog (drosophila), NFIB <text:s/>- <text:s/>nuclear factor i/b, ZNF18 <text:s/>- <text:s/>zinc finger protein 18, ESRRG <text:s/>- <text:s/>estrogen-related receptor gamma, ADAL <text:s/>- <text:s/>adenosine deaminase-like, ESRRA <text:s/>- <text:s/>estrogen-related receptor alpha, RPS14 <text:s/>- <text:s/>ribosomal protein s14, ZNF384 <text:s/>- <text:s/>zinc finger protein 384, FOXA3 <text:s/>- <text:s/>forkhead box a3, ONECUT1 <text:s/>- <text:s/>one cut homeobox 1, PHRF1 <text:s/>- <text:s/>phd and ring finger domains 1, TRIP13 <text:s/>- <text:s/>thyroid hormone receptor interactor 13, MED15 <text:s/>- <text:s/>mediator complex subunit 15, U2AF2 <text:s/>- <text:s/>u2 small nuclear rna auxiliary factor 2, HNRNPD <text:s/>- <text:s/>heterogeneous nuclear ribonucleoprotein d (au-rich element rna binding protein 1, 37kda), TGIF1 <text:s/>- <text:s/>tgfb-induced factor homeobox 1, KDM5A <text:s/>- <text:s/>lysine (k)-specific demethylase 5a, CCDC85B <text:s/>- <text:s/>coiled-coil domain containing 85b, VIPAS39 <text:s/>- <text:s/>vps33b interacting protein, apical-basolateral polarity regulator, spe-39 homolog, KDM4D <text:s/>- <text:s/>lysine (k)-specific demethylase 4d, NABP1 <text:s/>- <text:s/>nucleic acid binding prote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8130</text:p>
          </table:table-cell>
          <table:table-cell office:value-type="string" calcext:value-type="string">
            <text:p>heterocycle biosynthetic process</text:p>
          </table:table-cell>
          <table:table-cell office:value-type="float" office:value="0.0000506" calcext:value-type="float">
            <text:p>0.0000506</text:p>
          </table:table-cell>
          <table:table-cell office:value-type="float" office:value="0.0225" calcext:value-type="float">
            <text:p>0.0225</text:p>
          </table:table-cell>
          <table:table-cell office:value-type="float" office:value="1.33" calcext:value-type="float">
            <text:p>1.33</text:p>
          </table:table-cell>
          <table:table-cell office:value-type="float" office:value="13954" calcext:value-type="float">
            <text:p>13954</text:p>
          </table:table-cell>
          <table:table-cell office:value-type="float" office:value="2364" calcext:value-type="float">
            <text:p>2364</text:p>
          </table:table-cell>
          <table:table-cell office:value-type="float" office:value="700" calcext:value-type="float">
            <text:p>70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ZNF572 <text:s/>- <text:s/>zinc finger protein 572, ZKSCAN8 <text:s/>- <text:s/>zinc finger with krab and scan domains 8, MGA <text:s/>- <text:s/>mga, max dimerization protein, ZNF202 <text:s/>- <text:s/>zinc finger protein 202, PHF21A <text:s/>- <text:s/>phd finger protein 21a, SYMPK <text:s/>- <text:s/>symplekin, SPRTN <text:s/>- <text:s/>sprt-like n-terminal domain, DDIT3 <text:s/>- <text:s/>dna-damage-inducible transcript 3, MKI67IP <text:s/>- <text:s/>mki67 (fha domain) interacting nucleolar phosphoprotein, COX5B <text:s/>- <text:s/>cytochrome c oxidase subunit vb, ZNF175 <text:s/>- <text:s/>zinc finger protein 175, ARID3B <text:s/>- <text:s/>at rich interactive domain 3b (bright-like)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ZKSCAN7 <text:s/>- <text:s/>zinc finger with krab and scan domains 7, PMM2 <text:s/>- <text:s/>phosphomannomutase 2, POLL <text:s/>- <text:s/>polymerase (dna directed), lambda, DHFRL1 <text:s/>- <text:s/>dihydrofolate reductase-like 1, MIER1 <text:s/>- <text:s/>mesoderm induction early response 1, transcriptional regulator, LHX4 <text:s/>- <text:s/>lim homeobox 4, SIRT2 <text:s/>- <text:s/>sirtuin 2, NCOA3 <text:s/>- <text:s/>nuclear receptor coactivator 3, CC2D1A <text:s/>- <text:s/>coiled-coil and c2 domain containing 1a, ZNF160 <text:s/>- <text:s/>zinc finger protein 160, TRERF1 <text:s/>- <text:s/>transcriptional regulating factor 1, ZNF333 <text:s/>- <text:s/>zinc finger protein 333, USP43 <text:s/>- <text:s/>ubiquitin specific peptidase 43, RING1 <text:s/>- <text:s/>ring finger protein 1, CGGBP1 <text:s/>- <text:s/>cgg triplet repeat binding protein 1, TTF1 <text:s/>- <text:s/>transcription termination factor, rna polymerase i, MED8 <text:s/>- <text:s/>mediator complex subunit 8, GMPR2 <text:s/>- <text:s/>guanosine monophosphate reductase 2, SLC35B3 <text:s/>- <text:s/>solute carrier family 35 (adenosine 3'-phospho 5'-phosphosulfate transporter), member b3, COASY <text:s/>- <text:s/>coa synthase, ZNF473 <text:s/>- <text:s/>zinc finger protein 473, SUB1 <text:s/>- <text:s/>sub1 homolog (s. cerevisiae), ATF6B <text:s/>- <text:s/>activating transcription factor 6 beta, ELF2 <text:s/>- <text:s/>e74-like factor 2 (ets domain transcription factor), GAR1 <text:s/>- <text:s/>gar1 ribonucleoprotein, TSC22D1 <text:s/>- <text:s/>tsc22 domain family, member 1, NR1D1 <text:s/>- <text:s/>nuclear receptor subfamily 1, group d, member 1, CELF3 <text:s/>- <text:s/>cugbp, elav-like family member 3, TAF7 <text:s/>- <text:s/>taf7 rna polymerase ii, tata box binding protein (tbp)-associated factor, 55kda, TAF11 <text:s/>- <text:s/>taf11 rna polymerase ii, tata box binding protein (tbp)-associated factor, 28kda, SNRPE <text:s/>- <text:s/>small nuclear ribonucleoprotein polypeptide e, TAF1 <text:s/>- <text:s/>taf1 rna polymerase ii, tata box binding protein (tbp)-associated factor, 250kda, SUPT16H <text:s/>- <text:s/>suppressor of ty 16 homolog (s. cerevisiae), ARGLU1 <text:s/>- <text:s/>arginine and glutamate rich 1, TBPL1 <text:s/>- <text:s/>tbp-like 1, GLIS1 <text:s/>- <text:s/>glis family zinc finger 1, SLIRP <text:s/>- <text:s/>sra stem-loop interacting rna binding protein, ZBTB41 <text:s/>- <text:s/>zinc finger and btb domain containing 41, PDPK1 <text:s/>- <text:s/>3-phosphoinositide dependent protein kinase-1, NABP2 <text:s/>- <text:s/>nucleic acid binding protein 2, NR4A2 <text:s/>- <text:s/>nuclear receptor subfamily 4, group a, member 2, POU3F4 <text:s/>- <text:s/>pou class 3 homeobox 4, ZBTB7B <text:s/>- <text:s/>zinc finger and btb domain containing 7b, CPNE1 <text:s/>- <text:s/>copine i, ZNF677 <text:s/>- <text:s/>zinc finger protein 677, MEIS2 <text:s/>- <text:s/>meis homeobox 2, ADCY5 <text:s/>- <text:s/>adenylate cyclase 5, MEIS1 <text:s/>- <text:s/>meis homeobox 1, NUP37 <text:s/>- <text:s/>nucleoporin 37kda, KAT5 <text:s/>- <text:s/>k(lysine) acetyltransferase 5, THOC5 <text:s/>- <text:s/>tho complex 5, GATAD2A <text:s/>- <text:s/>gata zinc finger domain containing 2a, MAP3K7 <text:s/>- <text:s/>mitogen-activated protein kinase kinase kinase 7, CREBRF <text:s/>- <text:s/>creb3 regulatory factor, KMO <text:s/>- <text:s/>kynurenine 3-monooxygenase (kynurenine 3-hydroxylase), ADCY2 <text:s/>- <text:s/>adenylate cyclase 2 (brain), SLU7 <text:s/>- <text:s/>slu7 splicing factor homolog (s. cerevisiae), RORA <text:s/>- <text:s/>rar-related orphan receptor a, TBP <text:s/>- <text:s/>tata box binding protein, CDK13 <text:s/>- <text:s/>cyclin-dependent kinase 13, E2F4 <text:s/>- <text:s/>e2f transcription factor 4, p107/p130-binding, HELB <text:s/>- <text:s/>helicase (dna) b, SMYD2 <text:s/>- <text:s/>set and mynd domain containing 2, RAD50 <text:s/>- <text:s/>rad50 homolog (s. cerevisiae), IRF1 <text:s/>- <text:s/>interferon regulatory factor 1, MOCS3 <text:s/>- <text:s/>molybdenum cofactor synthesis 3, ZNF169 <text:s/>- <text:s/>zinc finger protein 169, POLR2F <text:s/>- <text:s/>polymerase (rna) ii (dna directed) polypeptide f, ZNF629 <text:s/>- <text:s/>zinc finger protein 629, TCEANC2 <text:s/>- <text:s/>transcription elongation factor a (sii) n-terminal and central domain containing 2, SEPSECS <text:s/>- <text:s/>sep (o-phosphoserine) trna:sec (selenocysteine) trna synthase, KAT7 <text:s/>- <text:s/>k(lysine) acetyltransferase 7, UCK1 <text:s/>- <text:s/>uridine-cytidine kinase 1, CHD6 <text:s/>- <text:s/>chromodomain helicase dna binding protein 6, NADK <text:s/>- <text:s/>nad kinase, SBNO2 <text:s/>- <text:s/>strawberry notch homolog 2 (drosophila), ZNF266 <text:s/>- <text:s/>zinc finger protein 266, ZNF274 <text:s/>- <text:s/>zinc finger protein 274, RPL19 <text:s/>- <text:s/>ribosomal protein l19, MCRS1 <text:s/>- <text:s/>microspherule protein 1, USF1 <text:s/>- <text:s/>upstream transcription factor 1, EAF1 <text:s/>- <text:s/>ell associated factor 1, ZNF470 <text:s/>- <text:s/>zinc finger protein 470, SUPT6H <text:s/>- <text:s/>suppressor of ty 6 homolog (s. cerevisiae), TFB2M <text:s/>- <text:s/>transcription factor b2, mitochondrial, BRD9 <text:s/>- <text:s/>bromodomain containing 9, MON1B <text:s/>- <text:s/>mon1 secretory trafficking family member b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HMGN5 <text:s/>- <text:s/>high mobility group nucleosome binding domain 5, ETV3 <text:s/>- <text:s/>ets variant 3, PHF11 <text:s/>- <text:s/>phd finger protein 11, RPS5 <text:s/>- <text:s/>ribosomal protein s5, MBD1 <text:s/>- <text:s/>methyl-cpg binding domain protein 1, ZNF787 <text:s/>- <text:s/>zinc finger protein 787, ATP5J <text:s/>- <text:s/>atp synthase, h+ transporting, mitochondrial fo complex, subunit f6, GABPA <text:s/>- <text:s/>ga binding protein transcription factor, alpha subunit 60kda, WWP2 <text:s/>- <text:s/>ww domain containing e3 ubiquitin protein ligase 2, TADA3 <text:s/>- <text:s/>transcriptional adaptor 3, ZNF264 <text:s/>- <text:s/>zinc finger protein 264, EYA3 <text:s/>- <text:s/>eyes absent homolog 3 (drosophila), GPBP1L1 <text:s/>- <text:s/>gc-rich promoter binding protein 1-like 1, HDAC9 <text:s/>- <text:s/>histone deacetylase 9, ZSCAN29 <text:s/>- <text:s/>zinc finger and scan domain containing 29, RPL32 <text:s/>- <text:s/>ribosomal protein l32, ALAD <text:s/>- <text:s/>aminolevulinate dehydratase, INO80 <text:s/>- <text:s/>ino80 complex subunit, ATP5A1 <text:s/>- <text:s/>atp synthase, h+ transporting, mitochondrial f1 complex, alpha subunit 1, cardiac muscle, RPS21 <text:s/>- <text:s/>ribosomal protein s21, PITX2 <text:s/>- <text:s/>paired-like homeodomain 2, BARD1 <text:s/>- <text:s/>brca1 associated ring domain 1, ZBTB5 <text:s/>- <text:s/>zinc finger and btb domain containing 5, CTPS2 <text:s/>- <text:s/>ctp synthase 2, TEFM <text:s/>- <text:s/>transcription elongation factor, mitochondrial, RPS16 <text:s/>- <text:s/>ribosomal protein s16, RAD51D <text:s/>- <text:s/>rad51 paralog d, CCNT1 <text:s/>- <text:s/>cyclin t1, HMG20A <text:s/>- <text:s/>high mobility group 20a, ERH <text:s/>- <text:s/>enhancer of rudimentary homolog (drosophila), NFIB <text:s/>- <text:s/>nuclear factor i/b, ZNF18 <text:s/>- <text:s/>zinc finger protein 18, ESRRG <text:s/>- <text:s/>estrogen-related receptor gamma, ADAL <text:s/>- <text:s/>adenosine deaminase-like, ESRRA <text:s/>- <text:s/>estrogen-related receptor alpha, RPS14 <text:s/>- <text:s/>ribosomal protein s14, ZNF384 <text:s/>- <text:s/>zinc finger protein 384, FOXA3 <text:s/>- <text:s/>forkhead box a3, ONECUT1 <text:s/>- <text:s/>one cut homeobox 1, PHRF1 <text:s/>- <text:s/>phd and ring finger domains 1, TRIP13 <text:s/>- <text:s/>thyroid hormone receptor interactor 13, MED15 <text:s/>- <text:s/>mediator complex subunit 15, U2AF2 <text:s/>- <text:s/>u2 small nuclear rna auxiliary factor 2, HNRNPD <text:s/>- <text:s/>heterogeneous nuclear ribonucleoprotein d (au-rich element rna binding protein 1, 37kda), TGIF1 <text:s/>- <text:s/>tgfb-induced factor homeobox 1, KDM5A <text:s/>- <text:s/>lysine (k)-specific demethylase 5a, CCDC85B <text:s/>- <text:s/>coiled-coil domain containing 85b, VIPAS39 <text:s/>- <text:s/>vps33b interacting protein, apical-basolateral polarity regulator, spe-39 homolog, KDM4D <text:s/>- <text:s/>lysine (k)-specific demethylase 4d, NABP1 <text:s/>- <text:s/>nucleic acid binding protein 1, FPGS <text:s/>- <text:s/>folylpolyglutamate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9057</text:p>
          </table:table-cell>
          <table:table-cell office:value-type="string" calcext:value-type="string">
            <text:p>macromolecule catabolic process</text:p>
          </table:table-cell>
          <table:table-cell office:value-type="float" office:value="0.0000542" calcext:value-type="float">
            <text:p>0.0000542</text:p>
          </table:table-cell>
          <table:table-cell office:value-type="float" office:value="0.0234" calcext:value-type="float">
            <text:p>0.0234</text:p>
          </table:table-cell>
          <table:table-cell office:value-type="float" office:value="1.7" calcext:value-type="float">
            <text:p>1.7</text:p>
          </table:table-cell>
          <table:table-cell office:value-type="float" office:value="13954" calcext:value-type="float">
            <text:p>13954</text:p>
          </table:table-cell>
          <table:table-cell office:value-type="float" office:value="667" calcext:value-type="float">
            <text:p>667</text:p>
          </table:table-cell>
          <table:table-cell office:value-type="float" office:value="700" calcext:value-type="float">
            <text:p>7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RPL19 <text:s/>- <text:s/>ribosomal protein l19, DDIT3 <text:s/>- <text:s/>dna-damage-inducible transcript 3, SDF2 <text:s/>- <text:s/>stromal cell-derived factor 2, HMGB1 <text:s/>- <text:s/>high mobility group box 1, KCTD5 <text:s/>- <text:s/>potassium channel tetramerization domain containing 5, AGL <text:s/>- <text:s/>amylo-alpha-1, 6-glucosidase, 4-alpha-glucanotransferase, PHKB <text:s/>- <text:s/>phosphorylase kinase, beta, SIRT2 <text:s/>- <text:s/>sirtuin 2, PRPF19 <text:s/>- <text:s/>pre-mrna processing factor 19, ZNRF2 <text:s/>- <text:s/>zinc and ring finger 2, RPS5 <text:s/>- <text:s/>ribosomal protein s5, PSMB1 <text:s/>- <text:s/>proteasome (prosome, macropain) subunit, beta type, 1, PSMA6 <text:s/>- <text:s/>proteasome (prosome, macropain) subunit, alpha type, 6, USP43 <text:s/>- <text:s/>ubiquitin specific peptidase 43, PSMA4 <text:s/>- <text:s/>proteasome (prosome, macropain) subunit, alpha type, 4, BFAR <text:s/>- <text:s/>bifunctional apoptosis regulator, TOR1A <text:s/>- <text:s/>torsin family 1, member a (torsin a), PPP2R1A <text:s/>- <text:s/>protein phosphatase 2, regulatory subunit a, alpha, WWP2 <text:s/>- <text:s/>ww domain containing e3 ubiquitin protein ligase 2, PSMB4 <text:s/>- <text:s/>proteasome (prosome, macropain) subunit, beta type, 4, TATDN1 <text:s/>- <text:s/>tatd dnase domain containing 1, USP36 <text:s/>- <text:s/>ubiquitin specific peptidase 36, SDC1 <text:s/>- <text:s/>syndecan 1, PSMC5 <text:s/>- <text:s/>proteasome (prosome, macropain) 26s subunit, atpase, 5, PSMC1 <text:s/>- <text:s/>proteasome (prosome, macropain) 26s subunit, atpase, 1, COPS3 <text:s/>- <text:s/>cop9 signalosome subunit 3, RPL32 <text:s/>- <text:s/>ribosomal protein l32, FBXL12 <text:s/>- <text:s/>f-box and leucine-rich repeat protein 12, NR1D1 <text:s/>- <text:s/>nuclear receptor subfamily 1, group d, member 1, PSMD14 <text:s/>- <text:s/>proteasome (prosome, macropain) 26s subunit, non-atpase, 14, RNF181 <text:s/>- <text:s/>ring finger protein 181, ZNF259 <text:s/>- <text:s/>zinc finger protein 259, RPS21 <text:s/>- <text:s/>ribosomal protein s21, PSME2 <text:s/>- <text:s/>proteasome (prosome, macropain) activator subunit 2 (pa28 beta), TAF1 <text:s/>- <text:s/>taf1 rna polymerase ii, tata box binding protein (tbp)-associated factor, 250kda, RPS16 <text:s/>- <text:s/>ribosomal protein s16, NEDD8 <text:s/>- <text:s/>neural precursor cell expressed, developmentally down-regulated 8, RIPK1 <text:s/>- <text:s/>receptor (tnfrsf)-interacting serine-threonine kinase 1, CLN3 <text:s/>- <text:s/>ceroid-lipofuscinosis, neuronal 3, RPS14 <text:s/>- <text:s/>ribosomal protein s14, RNASE6 <text:s/>- <text:s/>ribonuclease, rnase a family, k6, FBXO8 <text:s/>- <text:s/>f-box protein 8, FAF2 <text:s/>- <text:s/>fas associated factor family member 2, KAT5 <text:s/>- <text:s/>k(lysine) acetyltransferase 5, USP49 <text:s/>- <text:s/>ubiquitin specific peptidase 49, RNF6 <text:s/>- <text:s/>ring finger protein (c3h2c3 type) 6, USP3 <text:s/>- <text:s/>ubiquitin specific peptidase 3, USP11 <text:s/>- <text:s/>ubiquitin specific peptidase 11, EDEM3 <text:s/>- <text:s/>er degradation enhancer, mannosidase alpha-like 3, KLHL20 <text:s/>- <text:s/>kelch-like family member 20, HNRNPD <text:s/>- <text:s/>heterogeneous nuclear ribonucleoprotein d (au-rich element rna binding protein 1, 37kda), PHKG2 <text:s/>- <text:s/>phosphorylase kinase, gamma 2 (testis), RNF20 <text:s/>- <text:s/>ring finger protein 20, e3 ubiquitin protein ligase, UBE2E1 <text:s/>- <text:s/>ubiquitin-conjugating enzyme e2e 1, LYPLA2 <text:s/>- <text:s/>lysophospholipase ii, UBE2N <text:s/>- <text:s/>ubiquitin-conjugating enzyme e2n, UBR1 <text:s/>- <text:s/>ubiquitin protein ligase e3 component n-recogn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2478</text:p>
          </table:table-cell>
          <table:table-cell office:value-type="string" calcext:value-type="string">
            <text:p>antigen processing and presentation of exogenous peptide antigen</text:p>
          </table:table-cell>
          <table:table-cell office:value-type="float" office:value="0.0000576" calcext:value-type="float">
            <text:p>0.0000576</text:p>
          </table:table-cell>
          <table:table-cell office:value-type="float" office:value="0.0241" calcext:value-type="float">
            <text:p>0.0241</text:p>
          </table:table-cell>
          <table:table-cell office:value-type="float" office:value="2.95" calcext:value-type="float">
            <text:p>2.95</text:p>
          </table:table-cell>
          <table:table-cell office:value-type="float" office:value="13954" calcext:value-type="float">
            <text:p>13954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PSMD14 <text:s/>- <text:s/>proteasome (prosome, macropain) 26s subunit, non-atpase, 14, PSMB1 <text:s/>- <text:s/>proteasome (prosome, macropain) subunit, beta type, 1, DYNC1I2 <text:s/>- <text:s/>dynein, cytoplasmic 1, intermediate chain 2, PSMA6 <text:s/>- <text:s/>proteasome (prosome, macropain) subunit, alpha type, 6, PSME2 <text:s/>- <text:s/>proteasome (prosome, macropain) activator subunit 2 (pa28 beta), PSMA4 <text:s/>- <text:s/>proteasome (prosome, macropain) subunit, alpha type, 4, CTSS <text:s/>- <text:s/>cathepsin s, IFI30 <text:s/>- <text:s/>interferon, gamma-inducible protein 30, PSMB4 <text:s/>- <text:s/>proteasome (prosome, macropain) subunit, beta type, 4, PSMC5 <text:s/>- <text:s/>proteasome (prosome, macropain) 26s subunit, atpase, 5, SEC24A <text:s/>- <text:s/>sec24 family, member a (s. cerevisiae), AP1M1 <text:s/>- <text:s/>adaptor-related protein complex 1, mu 1 subunit, PSMC1 <text:s/>- <text:s/>proteasome (prosome, macropain) 26s subunit, atpase, 1, CLTA <text:s/>- <text:s/>clathrin, light chain a, DCTN3 <text:s/>- <text:s/>dynactin 3 (p22), SEC31A <text:s/>- <text:s/>sec31 homolog a (s. cerevisiae), CHUK <text:s/>- <text:s/>conserved helix-loop-helix ubiquitous kin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413</text:p>
          </table:table-cell>
          <table:table-cell office:value-type="string" calcext:value-type="string">
            <text:p>translational initiation</text:p>
          </table:table-cell>
          <table:table-cell office:value-type="float" office:value="0.0000636" calcext:value-type="float">
            <text:p>0.0000636</text:p>
          </table:table-cell>
          <table:table-cell office:value-type="float" office:value="0.0259" calcext:value-type="float">
            <text:p>0.0259</text:p>
          </table:table-cell>
          <table:table-cell office:value-type="float" office:value="3.18" calcext:value-type="float">
            <text:p>3.18</text:p>
          </table:table-cell>
          <table:table-cell office:value-type="float" office:value="13954" calcext:value-type="float">
            <text:p>13954</text:p>
          </table:table-cell>
          <table:table-cell office:value-type="float" office:value="94" calcext:value-type="float">
            <text:p>94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RPS5 <text:s/>- <text:s/>ribosomal protein s5, RPS21 <text:s/>- <text:s/>ribosomal protein s21, EIF3CL <text:s/>- <text:s/>eukaryotic translation initiation factor 3, subunit c-like, EIF3M <text:s/>- <text:s/>eukaryotic translation initiation factor 3, subunit m, EIF4E2 <text:s/>- <text:s/>eukaryotic translation initiation factor 4e family member 2, RPL19 <text:s/>- <text:s/>ribosomal protein l19, RPS16 <text:s/>- <text:s/>ribosomal protein s16, EIF2S1 <text:s/>- <text:s/>eukaryotic translation initiation factor 2, subunit 1 alpha, 35kda, EIF3C <text:s/>- <text:s/>eukaryotic translation initiation factor 3, subunit c, EIF1AD <text:s/>- <text:s/>eukaryotic translation initiation factor 1a domain containing, RPS14 <text:s/>- <text:s/>ribosomal protein s14, EIF2A <text:s/>- <text:s/>eukaryotic translation initiation factor 2a, 65kda, RPL32 <text:s/>- <text:s/>ribosomal protein l32, EIF3H <text:s/>- <text:s/>eukaryotic translation initiation factor 3, subunit h, EIF3I <text:s/>- <text:s/>eukaryotic translation initiation factor 3, subunit i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438</text:p>
          </table:table-cell>
          <table:table-cell office:value-type="string" calcext:value-type="string">
            <text:p>aromatic compound biosynthetic process</text:p>
          </table:table-cell>
          <table:table-cell office:value-type="float" office:value="0.0000766" calcext:value-type="float">
            <text:p>0.0000766</text:p>
          </table:table-cell>
          <table:table-cell office:value-type="float" office:value="0.0303" calcext:value-type="float">
            <text:p>0.0303</text:p>
          </table:table-cell>
          <table:table-cell office:value-type="float" office:value="1.32" calcext:value-type="float">
            <text:p>1.32</text:p>
          </table:table-cell>
          <table:table-cell office:value-type="float" office:value="13954" calcext:value-type="float">
            <text:p>13954</text:p>
          </table:table-cell>
          <table:table-cell office:value-type="float" office:value="2365" calcext:value-type="float">
            <text:p>2365</text:p>
          </table:table-cell>
          <table:table-cell office:value-type="float" office:value="700" calcext:value-type="float">
            <text:p>700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[ZNF572 <text:s/>- <text:s/>zinc finger protein 572, ZKSCAN8 <text:s/>- <text:s/>zinc finger with krab and scan domains 8, MGA <text:s/>- <text:s/>mga, max dimerization protein, ZNF202 <text:s/>- <text:s/>zinc finger protein 202, PHF21A <text:s/>- <text:s/>phd finger protein 21a, SYMPK <text:s/>- <text:s/>symplekin, SPRTN <text:s/>- <text:s/>sprt-like n-terminal domain, DDIT3 <text:s/>- <text:s/>dna-damage-inducible transcript 3, MKI67IP <text:s/>- <text:s/>mki67 (fha domain) interacting nucleolar phosphoprotein, COX5B <text:s/>- <text:s/>cytochrome c oxidase subunit vb, ZNF175 <text:s/>- <text:s/>zinc finger protein 175, ARID3B <text:s/>- <text:s/>at rich interactive domain 3b (bright-like)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ZKSCAN7 <text:s/>- <text:s/>zinc finger with krab and scan domains 7, PMM2 <text:s/>- <text:s/>phosphomannomutase 2, POLL <text:s/>- <text:s/>polymerase (dna directed), lambda, DHFRL1 <text:s/>- <text:s/>dihydrofolate reductase-like 1, MIER1 <text:s/>- <text:s/>mesoderm induction early response 1, transcriptional regulator, LHX4 <text:s/>- <text:s/>lim homeobox 4, SIRT2 <text:s/>- <text:s/>sirtuin 2, NCOA3 <text:s/>- <text:s/>nuclear receptor coactivator 3, CC2D1A <text:s/>- <text:s/>coiled-coil and c2 domain containing 1a, ZNF160 <text:s/>- <text:s/>zinc finger protein 160, TRERF1 <text:s/>- <text:s/>transcriptional regulating factor 1, ZNF333 <text:s/>- <text:s/>zinc finger protein 333, USP43 <text:s/>- <text:s/>ubiquitin specific peptidase 43, RING1 <text:s/>- <text:s/>ring finger protein 1, CGGBP1 <text:s/>- <text:s/>cgg triplet repeat binding protein 1, TTF1 <text:s/>- <text:s/>transcription termination factor, rna polymerase i, MED8 <text:s/>- <text:s/>mediator complex subunit 8, GMPR2 <text:s/>- <text:s/>guanosine monophosphate reductase 2, SLC35B3 <text:s/>- <text:s/>solute carrier family 35 (adenosine 3'-phospho 5'-phosphosulfate transporter), member b3, COASY <text:s/>- <text:s/>coa synthase, ZNF473 <text:s/>- <text:s/>zinc finger protein 473, SUB1 <text:s/>- <text:s/>sub1 homolog (s. cerevisiae), ATF6B <text:s/>- <text:s/>activating transcription factor 6 beta, ELF2 <text:s/>- <text:s/>e74-like factor 2 (ets domain transcription factor), GAR1 <text:s/>- <text:s/>gar1 ribonucleoprotein, TSC22D1 <text:s/>- <text:s/>tsc22 domain family, member 1, NR1D1 <text:s/>- <text:s/>nuclear receptor subfamily 1, group d, member 1, CELF3 <text:s/>- <text:s/>cugbp, elav-like family member 3, TAF7 <text:s/>- <text:s/>taf7 rna polymerase ii, tata box binding protein (tbp)-associated factor, 55kda, TAF11 <text:s/>- <text:s/>taf11 rna polymerase ii, tata box binding protein (tbp)-associated factor, 28kda, SNRPE <text:s/>- <text:s/>small nuclear ribonucleoprotein polypeptide e, TAF1 <text:s/>- <text:s/>taf1 rna polymerase ii, tata box binding protein (tbp)-associated factor, 250kda, SUPT16H <text:s/>- <text:s/>suppressor of ty 16 homolog (s. cerevisiae), ARGLU1 <text:s/>- <text:s/>arginine and glutamate rich 1, TBPL1 <text:s/>- <text:s/>tbp-like 1, GLIS1 <text:s/>- <text:s/>glis family zinc finger 1, SLIRP <text:s/>- <text:s/>sra stem-loop interacting rna binding protein, ZBTB41 <text:s/>- <text:s/>zinc finger and btb domain containing 41, PDPK1 <text:s/>- <text:s/>3-phosphoinositide dependent protein kinase-1, NABP2 <text:s/>- <text:s/>nucleic acid binding protein 2, NR4A2 <text:s/>- <text:s/>nuclear receptor subfamily 4, group a, member 2, POU3F4 <text:s/>- <text:s/>pou class 3 homeobox 4, ZBTB7B <text:s/>- <text:s/>zinc finger and btb domain containing 7b, CPNE1 <text:s/>- <text:s/>copine i, ZNF677 <text:s/>- <text:s/>zinc finger protein 677, MEIS2 <text:s/>- <text:s/>meis homeobox 2, ADCY5 <text:s/>- <text:s/>adenylate cyclase 5, MEIS1 <text:s/>- <text:s/>meis homeobox 1, NUP37 <text:s/>- <text:s/>nucleoporin 37kda, KAT5 <text:s/>- <text:s/>k(lysine) acetyltransferase 5, THOC5 <text:s/>- <text:s/>tho complex 5, GATAD2A <text:s/>- <text:s/>gata zinc finger domain containing 2a, MAP3K7 <text:s/>- <text:s/>mitogen-activated protein kinase kinase kinase 7, CREBRF <text:s/>- <text:s/>creb3 regulatory factor, KMO <text:s/>- <text:s/>kynurenine 3-monooxygenase (kynurenine 3-hydroxylase), ADCY2 <text:s/>- <text:s/>adenylate cyclase 2 (brain), SLU7 <text:s/>- <text:s/>slu7 splicing factor homolog (s. cerevisiae), RORA <text:s/>- <text:s/>rar-related orphan receptor a, TBP <text:s/>- <text:s/>tata box binding protein, CDK13 <text:s/>- <text:s/>cyclin-dependent kinase 13, E2F4 <text:s/>- <text:s/>e2f transcription factor 4, p107/p130-binding, HELB <text:s/>- <text:s/>helicase (dna) b, SMYD2 <text:s/>- <text:s/>set and mynd domain containing 2, RAD50 <text:s/>- <text:s/>rad50 homolog (s. cerevisiae), IRF1 <text:s/>- <text:s/>interferon regulatory factor 1, ZNF169 <text:s/>- <text:s/>zinc finger protein 169, POLR2F <text:s/>- <text:s/>polymerase (rna) ii (dna directed) polypeptide f, ZNF629 <text:s/>- <text:s/>zinc finger protein 629, TCEANC2 <text:s/>- <text:s/>transcription elongation factor a (sii) n-terminal and central domain containing 2, SEPSECS <text:s/>- <text:s/>sep (o-phosphoserine) trna:sec (selenocysteine) trna synthase, KAT7 <text:s/>- <text:s/>k(lysine) acetyltransferase 7, UCK1 <text:s/>- <text:s/>uridine-cytidine kinase 1, CHD6 <text:s/>- <text:s/>chromodomain helicase dna binding protein 6, NADK <text:s/>- <text:s/>nad kinase, SBNO2 <text:s/>- <text:s/>strawberry notch homolog 2 (drosophila), ZNF266 <text:s/>- <text:s/>zinc finger protein 266, ZNF274 <text:s/>- <text:s/>zinc finger protein 274, RPL19 <text:s/>- <text:s/>ribosomal protein l19, MCRS1 <text:s/>- <text:s/>microspherule protein 1, USF1 <text:s/>- <text:s/>upstream transcription factor 1, EAF1 <text:s/>- <text:s/>ell associated factor 1, ZNF470 <text:s/>- <text:s/>zinc finger protein 470, SUPT6H <text:s/>- <text:s/>suppressor of ty 6 homolog (s. cerevisiae), TFB2M <text:s/>- <text:s/>transcription factor b2, mitochondrial, BRD9 <text:s/>- <text:s/>bromodomain containing 9, MON1B <text:s/>- <text:s/>mon1 secretory trafficking family member b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HMGN5 <text:s/>- <text:s/>high mobility group nucleosome binding domain 5, ETV3 <text:s/>- <text:s/>ets variant 3, PHF11 <text:s/>- <text:s/>phd finger protein 11, RPS5 <text:s/>- <text:s/>ribosomal protein s5, MBD1 <text:s/>- <text:s/>methyl-cpg binding domain protein 1, ZNF787 <text:s/>- <text:s/>zinc finger protein 787, ATP5J <text:s/>- <text:s/>atp synthase, h+ transporting, mitochondrial fo complex, subunit f6, GABPA <text:s/>- <text:s/>ga binding protein transcription factor, alpha subunit 60kda, WWP2 <text:s/>- <text:s/>ww domain containing e3 ubiquitin protein ligase 2, TADA3 <text:s/>- <text:s/>transcriptional adaptor 3, ZNF264 <text:s/>- <text:s/>zinc finger protein 264, EYA3 <text:s/>- <text:s/>eyes absent homolog 3 (drosophila), GPBP1L1 <text:s/>- <text:s/>gc-rich promoter binding protein 1-like 1, HDAC9 <text:s/>- <text:s/>histone deacetylase 9, ZSCAN29 <text:s/>- <text:s/>zinc finger and scan domain containing 29, RPL32 <text:s/>- <text:s/>ribosomal protein l32, ALAD <text:s/>- <text:s/>aminolevulinate dehydratase, INO80 <text:s/>- <text:s/>ino80 complex subunit, ATP5A1 <text:s/>- <text:s/>atp synthase, h+ transporting, mitochondrial f1 complex, alpha subunit 1, cardiac muscle, RPS21 <text:s/>- <text:s/>ribosomal protein s21, PITX2 <text:s/>- <text:s/>paired-like homeodomain 2, BARD1 <text:s/>- <text:s/>brca1 associated ring domain 1, ZBTB5 <text:s/>- <text:s/>zinc finger and btb domain containing 5, CTPS2 <text:s/>- <text:s/>ctp synthase 2, TEFM <text:s/>- <text:s/>transcription elongation factor, mitochondrial, RPS16 <text:s/>- <text:s/>ribosomal protein s16, RAD51D <text:s/>- <text:s/>rad51 paralog d, CCNT1 <text:s/>- <text:s/>cyclin t1, HMG20A <text:s/>- <text:s/>high mobility group 20a, ERH <text:s/>- <text:s/>enhancer of rudimentary homolog (drosophila), NFIB <text:s/>- <text:s/>nuclear factor i/b, ZNF18 <text:s/>- <text:s/>zinc finger protein 18, ESRRG <text:s/>- <text:s/>estrogen-related receptor gamma, ADAL <text:s/>- <text:s/>adenosine deaminase-like, ESRRA <text:s/>- <text:s/>estrogen-related receptor alpha, RPS14 <text:s/>- <text:s/>ribosomal protein s14, ZNF384 <text:s/>- <text:s/>zinc finger protein 384, FOXA3 <text:s/>- <text:s/>forkhead box a3, ONECUT1 <text:s/>- <text:s/>one cut homeobox 1, PHRF1 <text:s/>- <text:s/>phd and ring finger domains 1, TRIP13 <text:s/>- <text:s/>thyroid hormone receptor interactor 13, MED15 <text:s/>- <text:s/>mediator complex subunit 15, U2AF2 <text:s/>- <text:s/>u2 small nuclear rna auxiliary factor 2, HNRNPD <text:s/>- <text:s/>heterogeneous nuclear ribonucleoprotein d (au-rich element rna binding protein 1, 37kda), TGIF1 <text:s/>- <text:s/>tgfb-induced factor homeobox 1, KDM5A <text:s/>- <text:s/>lysine (k)-specific demethylase 5a, CCDC85B <text:s/>- <text:s/>coiled-coil domain containing 85b, VIPAS39 <text:s/>- <text:s/>vps33b interacting protein, apical-basolateral polarity regulator, spe-39 homolog, KDM4D <text:s/>- <text:s/>lysine (k)-specific demethylase 4d, NABP1 <text:s/>- <text:s/>nucleic acid binding protein 1, FPGS <text:s/>- <text:s/>folylpolyglutamate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0726</text:p>
          </table:table-cell>
          <table:table-cell office:value-type="string" calcext:value-type="string">
            <text:p>non-recombinational repair</text:p>
          </table:table-cell>
          <table:table-cell office:value-type="float" office:value="0.0000839" calcext:value-type="float">
            <text:p>0.0000839</text:p>
          </table:table-cell>
          <table:table-cell office:value-type="float" office:value="0.0323" calcext:value-type="float">
            <text:p>0.0323</text:p>
          </table:table-cell>
          <table:table-cell office:value-type="float" office:value="4.72" calcext:value-type="float">
            <text:p>4.72</text:p>
          </table:table-cell>
          <table:table-cell office:value-type="float" office:value="13954" calcext:value-type="float">
            <text:p>13954</text:p>
          </table:table-cell>
          <table:table-cell office:value-type="float" office:value="38" calcext:value-type="float">
            <text:p>38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PSMD14 <text:s/>- <text:s/>proteasome (prosome, macropain) 26s subunit, non-atpase, 14, BARD1 <text:s/>- <text:s/>brca1 associated ring domain 1, BABAM1 <text:s/>- <text:s/>brisc and brca1 a complex member 1, UBE2V2 <text:s/>- <text:s/>ubiquitin-conjugating enzyme e2 variant 2, POLL <text:s/>- <text:s/>polymerase (dna directed), lambda, KAT5 <text:s/>- <text:s/>k(lysine) acetyltransferase 5, RAD50 <text:s/>- <text:s/>rad50 homolog (s. cerevisiae), PRPF19 <text:s/>- <text:s/>pre-mrna processing factor 19, UBE2N <text:s/>- <text:s/>ubiquitin-conjugating enzyme e2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03</text:p>
          </table:table-cell>
          <table:table-cell office:value-type="string" calcext:value-type="string">
            <text:p>double-strand break repair via nonhomologous end joining</text:p>
          </table:table-cell>
          <table:table-cell office:value-type="float" office:value="0.0000839" calcext:value-type="float">
            <text:p>0.0000839</text:p>
          </table:table-cell>
          <table:table-cell office:value-type="float" office:value="0.0314" calcext:value-type="float">
            <text:p>0.0314</text:p>
          </table:table-cell>
          <table:table-cell office:value-type="float" office:value="4.72" calcext:value-type="float">
            <text:p>4.72</text:p>
          </table:table-cell>
          <table:table-cell office:value-type="float" office:value="13954" calcext:value-type="float">
            <text:p>13954</text:p>
          </table:table-cell>
          <table:table-cell office:value-type="float" office:value="38" calcext:value-type="float">
            <text:p>38</text:p>
          </table:table-cell>
          <table:table-cell office:value-type="float" office:value="700" calcext:value-type="float">
            <text:p>7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PSMD14 <text:s/>- <text:s/>proteasome (prosome, macropain) 26s subunit, non-atpase, 14, BARD1 <text:s/>- <text:s/>brca1 associated ring domain 1, BABAM1 <text:s/>- <text:s/>brisc and brca1 a complex member 1, UBE2V2 <text:s/>- <text:s/>ubiquitin-conjugating enzyme e2 variant 2, POLL <text:s/>- <text:s/>polymerase (dna directed), lambda, KAT5 <text:s/>- <text:s/>k(lysine) acetyltransferase 5, RAD50 <text:s/>- <text:s/>rad50 homolog (s. cerevisiae), PRPF19 <text:s/>- <text:s/>pre-mrna processing factor 19, UBE2N <text:s/>- <text:s/>ubiquitin-conjugating enzyme e2n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33554</text:p>
          </table:table-cell>
          <table:table-cell office:value-type="string" calcext:value-type="string">
            <text:p>cellular response to stress</text:p>
          </table:table-cell>
          <table:table-cell office:value-type="float" office:value="0.0000841" calcext:value-type="float">
            <text:p>0.0000841</text:p>
          </table:table-cell>
          <table:table-cell office:value-type="float" office:value="0.0307" calcext:value-type="float">
            <text:p>0.0307</text:p>
          </table:table-cell>
          <table:table-cell office:value-type="float" office:value="1.49" calcext:value-type="float">
            <text:p>1.49</text:p>
          </table:table-cell>
          <table:table-cell office:value-type="float" office:value="13954" calcext:value-type="float">
            <text:p>13954</text:p>
          </table:table-cell>
          <table:table-cell office:value-type="float" office:value="1193" calcext:value-type="float">
            <text:p>1193</text:p>
          </table:table-cell>
          <table:table-cell office:value-type="float" office:value="700" calcext:value-type="float">
            <text:p>7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[MTR <text:s/>- <text:s/>5-methyltetrahydrofolate-homocysteine methyltransferase, CHD6 <text:s/>- <text:s/>chromodomain helicase dna binding protein 6, GNL1 <text:s/>- <text:s/>guanine nucleotide binding protein-like 1, MCRS1 <text:s/>- <text:s/>microspherule protein 1, DDIT3 <text:s/>- <text:s/>dna-damage-inducible transcript 3, SPRTN <text:s/>- <text:s/>sprt-like n-terminal domain, SDF2 <text:s/>- <text:s/>stromal cell-derived factor 2, AATF <text:s/>- <text:s/>apoptosis antagonizing transcription factor, CEP164 <text:s/>- <text:s/>centrosomal protein 164kda, TMEM33 <text:s/>- <text:s/>transmembrane protein 33, ARFGAP1 <text:s/>- <text:s/>adp-ribosylation factor gtpase activating protein 1, ETAA1 <text:s/>- <text:s/>ewing tumor-associated antigen 1, PTK2B <text:s/>- <text:s/>protein tyrosine kinase 2 beta, AQR <text:s/>- <text:s/>aquarius homolog (mouse), PSEN1 <text:s/>- <text:s/>presenilin 1, SLC30A9 <text:s/>- <text:s/>solute carrier family 30 (zinc transporter), member 9, POLL <text:s/>- <text:s/>polymerase (dna directed), lambda, SEC31A <text:s/>- <text:s/>sec31 homolog a (s. cerevisiae), SIRT2 <text:s/>- <text:s/>sirtuin 2, RPA3 <text:s/>- <text:s/>replication protein a3, 14kda, PRPF19 <text:s/>- <text:s/>pre-mrna processing factor 19, MAP3K11 <text:s/>- <text:s/>mitogen-activated protein kinase kinase kinase 11, CDCA5 <text:s/>- <text:s/>cell division cycle associated 5, CDC14B <text:s/>- <text:s/>cell division cycle 14b, ALKBH1 <text:s/>- <text:s/>alkb, alkylation repair homolog 1 (e. coli), PSMB1 <text:s/>- <text:s/>proteasome (prosome, macropain) subunit, beta type, 1, PSMA6 <text:s/>- <text:s/>proteasome (prosome, macropain) subunit, alpha type, 6, USP43 <text:s/>- <text:s/>ubiquitin specific peptidase 43, PSMA4 <text:s/>- <text:s/>proteasome (prosome, macropain) subunit, alpha type, 4, TOR1A <text:s/>- <text:s/>torsin family 1, member a (torsin a), PARPBP <text:s/>- <text:s/>parp1 binding protein, CCL2 <text:s/>- <text:s/>chemokine (c-c motif) ligand 2, EIF2S1 <text:s/>- <text:s/>eukaryotic translation initiation factor 2, subunit 1 alpha, 35kda, PSMB4 <text:s/>- <text:s/>proteasome (prosome, macropain) subunit, beta type, 4, PSMC5 <text:s/>- <text:s/>proteasome (prosome, macropain) 26s subunit, atpase, 5, EYA3 <text:s/>- <text:s/>eyes absent homolog 3 (drosophila), IMPACT <text:s/>- <text:s/>impact rwd domain protein, PSMC1 <text:s/>- <text:s/>proteasome (prosome, macropain) 26s subunit, atpase, 1, MCL1 <text:s/>- <text:s/>myeloid cell leukemia sequence 1 (bcl2-related), EIF2A <text:s/>- <text:s/>eukaryotic translation initiation factor 2a, 65kda, ANKRD32 <text:s/>- <text:s/>ankyrin repeat domain 32, ATF6B <text:s/>- <text:s/>activating transcription factor 6 beta, COPS3 <text:s/>- <text:s/>cop9 signalosome subunit 3, ENDOV <text:s/>- <text:s/>endonuclease v, TOPBP1 <text:s/>- <text:s/>topoisomerase (dna) ii binding protein 1, INO80 <text:s/>- <text:s/>ino80 complex subunit, ORAOV1 <text:s/>- <text:s/>oral cancer overexpressed 1, PSMD14 <text:s/>- <text:s/>proteasome (prosome, macropain) 26s subunit, non-atpase, 14, BARD1 <text:s/>- <text:s/>brca1 associated ring domain 1, SERP1 <text:s/>- <text:s/>stress-associated endoplasmic reticulum protein 1, PSME2 <text:s/>- <text:s/>proteasome (prosome, macropain) activator subunit 2 (pa28 beta), TAF1 <text:s/>- <text:s/>taf1 rna polymerase ii, tata box binding protein (tbp)-associated factor, 250kda, SUPT16H <text:s/>- <text:s/>suppressor of ty 16 homolog (s. cerevisiae), ZRANB3 <text:s/>- <text:s/>zinc finger, ran-binding domain containing 3, RAD51D <text:s/>- <text:s/>rad51 paralog d, NABP2 <text:s/>- <text:s/>nucleic acid binding protein 2, NR4A2 <text:s/>- <text:s/>nuclear receptor subfamily 4, group a, member 2, SZT2 <text:s/>- <text:s/>seizure threshold 2 homolog (mouse), PYROXD1 <text:s/>- <text:s/>pyridine nucleotide-disulphide oxidoreductase domain 1, FAF2 <text:s/>- <text:s/>fas associated factor family member 2, RPS6KA1 <text:s/>- <text:s/>ribosomal protein s6 kinase, 90kda, polypeptide 1, KAT5 <text:s/>- <text:s/>k(lysine) acetyltransferase 5, MAP2K1 <text:s/>- <text:s/>mitogen-activated protein kinase kinase 1, MAP3K7 <text:s/>- <text:s/>mitogen-activated protein kinase kinase kinase 7, SLU7 <text:s/>- <text:s/>slu7 splicing factor homolog (s. cerevisiae), FOXA3 <text:s/>- <text:s/>forkhead box a3, TRIP13 <text:s/>- <text:s/>thyroid hormone receptor interactor 13, USP3 <text:s/>- <text:s/>ubiquitin specific peptidase 3, RORA <text:s/>- <text:s/>rar-related orphan receptor a, BABAM1 <text:s/>- <text:s/>brisc and brca1 a complex member 1, EDEM3 <text:s/>- <text:s/>er degradation enhancer, mannosidase alpha-like 3, E2F4 <text:s/>- <text:s/>e2f transcription factor 4, p107/p130-binding, C12orf66 <text:s/>- <text:s/>chromosome 12 open reading frame 66, HELB <text:s/>- <text:s/>helicase (dna) b, HNRNPD <text:s/>- <text:s/>heterogeneous nuclear ribonucleoprotein d (au-rich element rna binding protein 1, 37kda), EIF2AK4 <text:s/>- <text:s/>eukaryotic translation initiation factor 2 alpha kinase 4, RAD50 <text:s/>- <text:s/>rad50 homolog (s. cerevisiae), ROMO1 <text:s/>- <text:s/>reactive oxygen species modulator 1, ERP44 <text:s/>- <text:s/>endoplasmic reticulum protein 44, PIK3C3 <text:s/>- <text:s/>phosphatidylinositol 3-kinase, catalytic subunit type 3, UBE2V2 <text:s/>- <text:s/>ubiquitin-conjugating enzyme e2 variant 2, POLR2F <text:s/>- <text:s/>polymerase (rna) ii (dna directed) polypeptide f, KDM4D <text:s/>- <text:s/>lysine (k)-specific demethylase 4d, NABP1 <text:s/>- <text:s/>nucleic acid binding protein 1, CHUK <text:s/>- <text:s/>conserved helix-loop-helix ubiquitous kinase, MPG <text:s/>- <text:s/>n-methylpurine-dna glycosylase, UBE2N <text:s/>- <text:s/>ubiquitin-conjugating enzyme e2n, PRDX5 <text:s/>- <text:s/>peroxiredoxin 5, KAT7 <text:s/>- <text:s/>k(lysine) acetyltransfer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8002</text:p>
          </table:table-cell>
          <table:table-cell office:value-type="string" calcext:value-type="string">
            <text:p>antigen processing and presentation of peptide antigen</text:p>
          </table:table-cell>
          <table:table-cell office:value-type="float" office:value="0.0000893" calcext:value-type="float">
            <text:p>0.0000893</text:p>
          </table:table-cell>
          <table:table-cell office:value-type="float" office:value="0.0318" calcext:value-type="float">
            <text:p>0.0318</text:p>
          </table:table-cell>
          <table:table-cell office:value-type="float" office:value="2.85" calcext:value-type="float">
            <text:p>2.85</text:p>
          </table:table-cell>
          <table:table-cell office:value-type="float" office:value="13954" calcext:value-type="float">
            <text:p>13954</text:p>
          </table:table-cell>
          <table:table-cell office:value-type="float" office:value="119" calcext:value-type="float">
            <text:p>119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PSMD14 <text:s/>- <text:s/>proteasome (prosome, macropain) 26s subunit, non-atpase, 14, PSMB1 <text:s/>- <text:s/>proteasome (prosome, macropain) subunit, beta type, 1, DYNC1I2 <text:s/>- <text:s/>dynein, cytoplasmic 1, intermediate chain 2, PSMA6 <text:s/>- <text:s/>proteasome (prosome, macropain) subunit, alpha type, 6, PSME2 <text:s/>- <text:s/>proteasome (prosome, macropain) activator subunit 2 (pa28 beta), PSMA4 <text:s/>- <text:s/>proteasome (prosome, macropain) subunit, alpha type, 4, CTSS <text:s/>- <text:s/>cathepsin s, IFI30 <text:s/>- <text:s/>interferon, gamma-inducible protein 30, PSMB4 <text:s/>- <text:s/>proteasome (prosome, macropain) subunit, beta type, 4, PSMC5 <text:s/>- <text:s/>proteasome (prosome, macropain) 26s subunit, atpase, 5, SEC24A <text:s/>- <text:s/>sec24 family, member a (s. cerevisiae), AP1M1 <text:s/>- <text:s/>adaptor-related protein complex 1, mu 1 subunit, PSMC1 <text:s/>- <text:s/>proteasome (prosome, macropain) 26s subunit, atpase, 1, CLTA <text:s/>- <text:s/>clathrin, light chain a, DCTN3 <text:s/>- <text:s/>dynactin 3 (p22), SEC31A <text:s/>- <text:s/>sec31 homolog a (s. cerevisiae), CHUK <text:s/>- <text:s/>conserved helix-loop-helix ubiquitous kin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884</text:p>
          </table:table-cell>
          <table:table-cell office:value-type="string" calcext:value-type="string">
            <text:p>antigen processing and presentation of exogenous antigen</text:p>
          </table:table-cell>
          <table:table-cell office:value-type="float" office:value="0.0000993" calcext:value-type="float">
            <text:p>0.0000993</text:p>
          </table:table-cell>
          <table:table-cell office:value-type="float" office:value="0.0345" calcext:value-type="float">
            <text:p>0.0345</text:p>
          </table:table-cell>
          <table:table-cell office:value-type="float" office:value="2.82" calcext:value-type="float">
            <text:p>2.82</text:p>
          </table:table-cell>
          <table:table-cell office:value-type="float" office:value="13954" calcext:value-type="float">
            <text:p>13954</text:p>
          </table:table-cell>
          <table:table-cell office:value-type="float" office:value="120" calcext:value-type="float">
            <text:p>120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PSMD14 <text:s/>- <text:s/>proteasome (prosome, macropain) 26s subunit, non-atpase, 14, PSMB1 <text:s/>- <text:s/>proteasome (prosome, macropain) subunit, beta type, 1, DYNC1I2 <text:s/>- <text:s/>dynein, cytoplasmic 1, intermediate chain 2, PSMA6 <text:s/>- <text:s/>proteasome (prosome, macropain) subunit, alpha type, 6, PSME2 <text:s/>- <text:s/>proteasome (prosome, macropain) activator subunit 2 (pa28 beta), PSMA4 <text:s/>- <text:s/>proteasome (prosome, macropain) subunit, alpha type, 4, CTSS <text:s/>- <text:s/>cathepsin s, IFI30 <text:s/>- <text:s/>interferon, gamma-inducible protein 30, PSMB4 <text:s/>- <text:s/>proteasome (prosome, macropain) subunit, beta type, 4, PSMC5 <text:s/>- <text:s/>proteasome (prosome, macropain) 26s subunit, atpase, 5, SEC24A <text:s/>- <text:s/>sec24 family, member a (s. cerevisiae), AP1M1 <text:s/>- <text:s/>adaptor-related protein complex 1, mu 1 subunit, PSMC1 <text:s/>- <text:s/>proteasome (prosome, macropain) 26s subunit, atpase, 1, CLTA <text:s/>- <text:s/>clathrin, light chain a, DCTN3 <text:s/>- <text:s/>dynactin 3 (p22), SEC31A <text:s/>- <text:s/>sec31 homolog a (s. cerevisiae), CHUK <text:s/>- <text:s/>conserved helix-loop-helix ubiquitous kin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50851</text:p>
          </table:table-cell>
          <table:table-cell office:value-type="string" calcext:value-type="string">
            <text:p>antigen receptor-mediated signaling pathway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374" calcext:value-type="float">
            <text:p>0.0374</text:p>
          </table:table-cell>
          <table:table-cell office:value-type="float" office:value="2.8" calcext:value-type="float">
            <text:p>2.8</text:p>
          </table:table-cell>
          <table:table-cell office:value-type="float" office:value="13954" calcext:value-type="float">
            <text:p>13954</text:p>
          </table:table-cell>
          <table:table-cell office:value-type="float" office:value="121" calcext:value-type="float">
            <text:p>121</text:p>
          </table:table-cell>
          <table:table-cell office:value-type="float" office:value="700" calcext:value-type="float">
            <text:p>7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PSMD14 <text:s/>- <text:s/>proteasome (prosome, macropain) 26s subunit, non-atpase, 14, PSMB1 <text:s/>- <text:s/>proteasome (prosome, macropain) subunit, beta type, 1, RNF31 <text:s/>- <text:s/>ring finger protein 31, PSMA6 <text:s/>- <text:s/>proteasome (prosome, macropain) subunit, alpha type, 6, PSME2 <text:s/>- <text:s/>proteasome (prosome, macropain) activator subunit 2 (pa28 beta), PSMA4 <text:s/>- <text:s/>proteasome (prosome, macropain) subunit, alpha type, 4, BLK <text:s/>- <text:s/>b lymphoid tyrosine kinase, SPG21 <text:s/>- <text:s/>spastic paraplegia 21 (autosomal recessive, mast syndrome), BCL10 <text:s/>- <text:s/>b-cell cll/lymphoma 10, PSMB4 <text:s/>- <text:s/>proteasome (prosome, macropain) subunit, beta type, 4, PDPK1 <text:s/>- <text:s/>3-phosphoinositide dependent protein kinase-1, PSMC5 <text:s/>- <text:s/>proteasome (prosome, macropain) 26s subunit, atpase, 5, PSEN1 <text:s/>- <text:s/>presenilin 1, PSMC1 <text:s/>- <text:s/>proteasome (prosome, macropain) 26s subunit, atpase, 1, CHUK <text:s/>- <text:s/>conserved helix-loop-helix ubiquitous kinase, UBE2N <text:s/>- <text:s/>ubiquitin-conjugating enzyme e2n, MAP3K7 <text:s/>- <text:s/>mitogen-activated protein kinase kinase kinase 7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511</text:p>
          </table:table-cell>
          <table:table-cell office:value-type="string" calcext:value-type="string">
            <text:p>ubiquitin-dependent protein catabolic process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369" calcext:value-type="float">
            <text:p>0.0369</text:p>
          </table:table-cell>
          <table:table-cell office:value-type="float" office:value="1.98" calcext:value-type="float">
            <text:p>1.98</text:p>
          </table:table-cell>
          <table:table-cell office:value-type="float" office:value="13954" calcext:value-type="float">
            <text:p>13954</text:p>
          </table:table-cell>
          <table:table-cell office:value-type="float" office:value="342" calcext:value-type="float">
            <text:p>342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RNF181 <text:s/>- <text:s/>ring finger protein 181, PSMD14 <text:s/>- <text:s/>proteasome (prosome, macropain) 26s subunit, non-atpase, 14, PSME2 <text:s/>- <text:s/>proteasome (prosome, macropain) activator subunit 2 (pa28 beta), TAF1 <text:s/>- <text:s/>taf1 rna polymerase ii, tata box binding protein (tbp)-associated factor, 250kda, DDIT3 <text:s/>- <text:s/>dna-damage-inducible transcript 3, NEDD8 <text:s/>- <text:s/>neural precursor cell expressed, developmentally down-regulated 8, KCTD5 <text:s/>- <text:s/>potassium channel tetramerization domain containing 5, FBXO8 <text:s/>- <text:s/>f-box protein 8, FAF2 <text:s/>- <text:s/>fas associated factor family member 2, KAT5 <text:s/>- <text:s/>k(lysine) acetyltransferase 5, USP49 <text:s/>- <text:s/>ubiquitin specific peptidase 49, SIRT2 <text:s/>- <text:s/>sirtuin 2, RNF6 <text:s/>- <text:s/>ring finger protein (c3h2c3 type) 6, ZNRF2 <text:s/>- <text:s/>zinc and ring finger 2, PSMB1 <text:s/>- <text:s/>proteasome (prosome, macropain) subunit, beta type, 1, USP3 <text:s/>- <text:s/>ubiquitin specific peptidase 3, PSMA6 <text:s/>- <text:s/>proteasome (prosome, macropain) subunit, alpha type, 6, USP11 <text:s/>- <text:s/>ubiquitin specific peptidase 11, USP43 <text:s/>- <text:s/>ubiquitin specific peptidase 43, PSMA4 <text:s/>- <text:s/>proteasome (prosome, macropain) subunit, alpha type, 4, EDEM3 <text:s/>- <text:s/>er degradation enhancer, mannosidase alpha-like 3, BFAR <text:s/>- <text:s/>bifunctional apoptosis regulator, KLHL20 <text:s/>- <text:s/>kelch-like family member 20, WWP2 <text:s/>- <text:s/>ww domain containing e3 ubiquitin protein ligase 2, RNF20 <text:s/>- <text:s/>ring finger protein 20, e3 ubiquitin protein ligase, PSMB4 <text:s/>- <text:s/>proteasome (prosome, macropain) subunit, beta type, 4, USP36 <text:s/>- <text:s/>ubiquitin specific peptidase 36, PSMC5 <text:s/>- <text:s/>proteasome (prosome, macropain) 26s subunit, atpase, 5, UBE2E1 <text:s/>- <text:s/>ubiquitin-conjugating enzyme e2e 1, PSMC1 <text:s/>- <text:s/>proteasome (prosome, macropain) 26s subunit, atpase, 1, COPS3 <text:s/>- <text:s/>cop9 signalosome subunit 3, FBXL12 <text:s/>- <text:s/>f-box and leucine-rich repeat protein 12, UBE2N <text:s/>- <text:s/>ubiquitin-conjugating enzyme e2n, UBR1 <text:s/>- <text:s/>ubiquitin protein ligase e3 component n-recogn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06368</text:p>
          </table:table-cell>
          <table:table-cell office:value-type="string" calcext:value-type="string">
            <text:p>transcription elongation from RNA polymerase II promoter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397" calcext:value-type="float">
            <text:p>0.0397</text:p>
          </table:table-cell>
          <table:table-cell office:value-type="float" office:value="3.32" calcext:value-type="float">
            <text:p>3.32</text:p>
          </table:table-cell>
          <table:table-cell office:value-type="float" office:value="13954" calcext:value-type="float">
            <text:p>13954</text:p>
          </table:table-cell>
          <table:table-cell office:value-type="float" office:value="78" calcext:value-type="float">
            <text:p>78</text:p>
          </table:table-cell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TAF7 <text:s/>- <text:s/>taf7 rna polymerase ii, tata box binding protein (tbp)-associated factor, 55kda, TAF11 <text:s/>- <text:s/>taf11 rna polymerase ii, tata box binding protein (tbp)-associated factor, 28kda, TBP <text:s/>- <text:s/>tata box binding protein, TAF1 <text:s/>- <text:s/>taf1 rna polymerase ii, tata box binding protein (tbp)-associated factor, 250kda, SUPT16H <text:s/>- <text:s/>suppressor of ty 16 homolog (s. cerevisiae), CDK13 <text:s/>- <text:s/>cyclin-dependent kinase 13, EAF1 <text:s/>- <text:s/>ell associated factor 1, CCNT1 <text:s/>- <text:s/>cyclin t1, GTF2F1 <text:s/>- <text:s/>general transcription factor iif, polypeptide 1, 74kda, SUPT6H <text:s/>- <text:s/>suppressor of ty 6 homolog (s. cerevisiae), GTF2F2 <text:s/>- <text:s/>general transcription factor iif, polypeptide 2, 30kda, GTF2E1 <text:s/>- <text:s/>general transcription factor iie, polypeptide 1, alpha 56kda, POLR2F <text:s/>- <text:s/>polymerase (rna) ii (dna directed) polypeptide f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71705</text:p>
          </table:table-cell>
          <table:table-cell office:value-type="string" calcext:value-type="string">
            <text:p>nitrogen compound transport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394" calcext:value-type="float">
            <text:p>0.0394</text:p>
          </table:table-cell>
          <table:table-cell office:value-type="float" office:value="1.45" calcext:value-type="float">
            <text:p>1.45</text:p>
          </table:table-cell>
          <table:table-cell office:value-type="float" office:value="13954" calcext:value-type="float">
            <text:p>13954</text:p>
          </table:table-cell>
          <table:table-cell office:value-type="float" office:value="1307" calcext:value-type="float">
            <text:p>1307</text:p>
          </table:table-cell>
          <table:table-cell office:value-type="float" office:value="700" calcext:value-type="float">
            <text:p>7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VTA1 <text:s/>- <text:s/>vesicle (multivesicular body) trafficking 1, RHBDF1 <text:s/>- <text:s/>rhomboid 5 homolog 1 (drosophila), EXOC7 <text:s/>- <text:s/>exocyst complex component 7, COG3 <text:s/>- <text:s/>component of oligomeric golgi complex 3, CTTN <text:s/>- <text:s/>cortactin, TOMM70A <text:s/>- <text:s/>translocase of outer mitochondrial membrane 70 homolog a (s. cerevisiae), SYMPK <text:s/>- <text:s/>symplekin, RPL19 <text:s/>- <text:s/>ribosomal protein l19, AP5M1 <text:s/>- <text:s/>adaptor-related protein complex 5, mu 1 subunit, TRAK1 <text:s/>- <text:s/>trafficking protein, kinesin binding 1, HMGB1 <text:s/>- <text:s/>high mobility group box 1, FUZ <text:s/>- <text:s/>fuzzy planar cell polarity protein, RANGRF <text:s/>- <text:s/>ran guanine nucleotide release factor, SUPT6H <text:s/>- <text:s/>suppressor of ty 6 homolog (s. cerevisiae), COPB2 <text:s/>- <text:s/>coatomer protein complex, subunit beta 2 (beta prime), ARFGAP1 <text:s/>- <text:s/>adp-ribosylation factor gtpase activating protein 1, TIMM10 <text:s/>- <text:s/>translocase of inner mitochondrial membrane 10 homolog (yeast), PEX2 <text:s/>- <text:s/>peroxisomal biogenesis factor 2, LMAN2 <text:s/>- <text:s/>lectin, mannose-binding 2, PSEN1 <text:s/>- <text:s/>presenilin 1, TBC1D10A <text:s/>- <text:s/>tbc1 domain family, member 10a, PMM2 <text:s/>- <text:s/>phosphomannomutase 2, NASP <text:s/>- <text:s/>nuclear autoantigenic sperm protein (histone-binding), SEC31A <text:s/>- <text:s/>sec31 homolog a (s. cerevisiae), PDCD6IP <text:s/>- <text:s/>programmed cell death 6 interacting protein, RPS5 <text:s/>- <text:s/>ribosomal protein s5, PEX12 <text:s/>- <text:s/>peroxisomal biogenesis factor 12, EXOC5 <text:s/>- <text:s/>exocyst complex component 5, ATG4C <text:s/>- <text:s/>autophagy related 4c, cysteine peptidase, RAB2A <text:s/>- <text:s/>rab2a, member ras oncogene family, TOR1A <text:s/>- <text:s/>torsin family 1, member a (torsin a), MTX3 <text:s/>- <text:s/>metaxin 3, VIP <text:s/>- <text:s/>vasoactive intestinal peptide, SLC25A17 <text:s/>- <text:s/>solute carrier family 25 (mitochondrial carrier; peroxisomal membrane protein, 34kda), member 17, YKT6 <text:s/>- <text:s/>ykt6 v-snare homolog (s. cerevisiae), SIDT1 <text:s/>- <text:s/>sid1 transmembrane family, member 1, SDCCAG3 <text:s/>- <text:s/>serologically defined colon cancer antigen 3, EXOC8 <text:s/>- <text:s/>exocyst complex component 8, GOLPH3L <text:s/>- <text:s/>golgi phosphoprotein 3-like, SLC35B3 <text:s/>- <text:s/>solute carrier family 35 (adenosine 3'-phospho 5'-phosphosulfate transporter), member b3, RINL <text:s/>- <text:s/>ras and rab interactor-like, SEC24A <text:s/>- <text:s/>sec24 family, member a (s. cerevisiae), MCL1 <text:s/>- <text:s/>myeloid cell leukemia sequence 1 (bcl2-related), RPL32 <text:s/>- <text:s/>ribosomal protein l32, GRPEL2 <text:s/>- <text:s/>grpe-like 2, mitochondrial (e. coli), SNX1 <text:s/>- <text:s/>sorting nexin 1, SLC38A10 <text:s/>- <text:s/>solute carrier family 38, member 10, MYO5B <text:s/>- <text:s/>myosin vb, DGKD <text:s/>- <text:s/>diacylglycerol kinase, delta 130kda, NXF3 <text:s/>- <text:s/>nuclear rna export factor 3, SNX16 <text:s/>- <text:s/>sorting nexin 16, TAF7 <text:s/>- <text:s/>taf7 rna polymerase ii, tata box binding protein (tbp)-associated factor, 55kda, SLC7A7 <text:s/>- <text:s/>solute carrier family 7 (amino acid transporter light chain, y+l system), member 7, RPS21 <text:s/>- <text:s/>ribosomal protein s21, VPS51 <text:s/>- <text:s/>vacuolar protein sorting 51 homolog (s. cerevisiae), SCAMP2 <text:s/>- <text:s/>secretory carrier membrane protein 2, SERP1 <text:s/>- <text:s/>stress-associated endoplasmic reticulum protein 1, VPS13B <text:s/>- <text:s/>vacuolar protein sorting 13 homolog b (yeast), VPS18 <text:s/>- <text:s/>vacuolar protein sorting 18 homolog (s. cerevisiae), VPS16 <text:s/>- <text:s/>vacuolar protein sorting 16 homolog (s. cerevisiae), GCC2 <text:s/>- <text:s/>grip and coiled-coil domain containing 2, TVP23B <text:s/>- <text:s/>trans-golgi network vesicle protein 23 homolog b (s. cerevisiae), RPS16 <text:s/>- <text:s/>ribosomal protein s16, AIP <text:s/>- <text:s/>aryl hydrocarbon receptor interacting protein, CLN3 <text:s/>- <text:s/>ceroid-lipofuscinosis, neuronal 3, ITGB6 <text:s/>- <text:s/>integrin, beta 6, EXOC3L1 <text:s/>- <text:s/>exocyst complex component 3-like 1, AP1M1 <text:s/>- <text:s/>adaptor-related protein complex 1, mu 1 subunit, RPS14 <text:s/>- <text:s/>ribosomal protein s14, EIF5A2 <text:s/>- <text:s/>eukaryotic translation initiation factor 5a2, CLTA <text:s/>- <text:s/>clathrin, light chain a, AP3S2 <text:s/>- <text:s/>adaptor-related protein complex 3, sigma 2 subunit, FAF2 <text:s/>- <text:s/>fas associated factor family member 2, ARFIP1 <text:s/>- <text:s/>adp-ribosylation factor interacting protein 1, NUP37 <text:s/>- <text:s/>nucleoporin 37kda, THOC5 <text:s/>- <text:s/>tho complex 5, KRT18 <text:s/>- <text:s/>keratin 18, SLU7 <text:s/>- <text:s/>slu7 splicing factor homolog (s. cerevisiae), SRP54 <text:s/>- <text:s/>signal recognition particle 54kda, SRP14 <text:s/>- <text:s/>signal recognition particle 14kda (homologous alu rna binding protein), VPS53 <text:s/>- <text:s/>vacuolar protein sorting 53 homolog (s. cerevisiae), EXOC3 <text:s/>- <text:s/>exocyst complex component 3, U2AF2 <text:s/>- <text:s/>u2 small nuclear rna auxiliary factor 2, KLHL20 <text:s/>- <text:s/>kelch-like family member 20, HSPD1 <text:s/>- <text:s/>heat shock 60kda protein 1 (chaperonin), STAM2 <text:s/>- <text:s/>signal transducing adaptor molecule (sh3 domain and itam motif) 2, RPGR <text:s/>- <text:s/>retinitis pigmentosa gtpase regulator, M6PR <text:s/>- <text:s/>mannose-6-phosphate receptor (cation dependent), ATP6V1D <text:s/>- <text:s/>atpase, h+ transporting, lysosomal 34kda, v1 subunit d, VPS41 <text:s/>- <text:s/>vacuolar protein sorting 41 homolog (s. cerevisiae), GPN1 <text:s/>- <text:s/>gpn-loop gtpase 1, MRPL18 <text:s/>- <text:s/>mitochondrial ribosomal protein l18, VIPAS39 <text:s/>- <text:s/>vps33b interacting protein, apical-basolateral polarity regulator, spe-39 homolog, SLC25A5 <text:s/>- <text:s/>solute carrier family 25 (mitochondrial carrier; adenine nucleotide translocator), member 5, NXT2 <text:s/>- <text:s/>nuclear transport factor 2-like export factor 2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60260</text:p>
          </table:table-cell>
          <table:table-cell office:value-type="string" calcext:value-type="string">
            <text:p>regulation of transcription initiation from RNA polymerase II promoter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393" calcext:value-type="float">
            <text:p>0.0393</text:p>
          </table:table-cell>
          <table:table-cell office:value-type="float" office:value="5.81" calcext:value-type="float">
            <text:p>5.81</text:p>
          </table:table-cell>
          <table:table-cell office:value-type="float" office:value="13954" calcext:value-type="float">
            <text:p>13954</text:p>
          </table:table-cell>
          <table:table-cell office:value-type="float" office:value="24" calcext:value-type="float">
            <text:p>24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GTF2F2 <text:s/>- <text:s/>general transcription factor iif, polypeptide 2, 30kda, TAF7 <text:s/>- <text:s/>taf7 rna polymerase ii, tata box binding protein (tbp)-associated factor, 55kda, PSMC5 <text:s/>- <text:s/>proteasome (prosome, macropain) 26s subunit, atpase, 5, PSMC1 <text:s/>- <text:s/>proteasome (prosome, macropain) 26s subunit, atpase, 1, SUB1 <text:s/>- <text:s/>sub1 homolog (s. cerevisiae), TAF1 <text:s/>- <text:s/>taf1 rna polymerase ii, tata box binding protein (tbp)-associated factor, 250kda, HMGB1 <text:s/>- <text:s/>high mobility group box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9941</text:p>
          </table:table-cell>
          <table:table-cell office:value-type="string" calcext:value-type="string">
            <text:p>modification-dependent protein catabolic process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423" calcext:value-type="float">
            <text:p>0.0423</text:p>
          </table:table-cell>
          <table:table-cell office:value-type="float" office:value="1.96" calcext:value-type="float">
            <text:p>1.96</text:p>
          </table:table-cell>
          <table:table-cell office:value-type="float" office:value="13954" calcext:value-type="float">
            <text:p>13954</text:p>
          </table:table-cell>
          <table:table-cell office:value-type="float" office:value="346" calcext:value-type="float">
            <text:p>346</text:p>
          </table:table-cell>
          <table:table-cell office:value-type="float" office:value="700" calcext:value-type="float">
            <text:p>7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RNF181 <text:s/>- <text:s/>ring finger protein 181, PSMD14 <text:s/>- <text:s/>proteasome (prosome, macropain) 26s subunit, non-atpase, 14, PSME2 <text:s/>- <text:s/>proteasome (prosome, macropain) activator subunit 2 (pa28 beta), TAF1 <text:s/>- <text:s/>taf1 rna polymerase ii, tata box binding protein (tbp)-associated factor, 250kda, DDIT3 <text:s/>- <text:s/>dna-damage-inducible transcript 3, NEDD8 <text:s/>- <text:s/>neural precursor cell expressed, developmentally down-regulated 8, KCTD5 <text:s/>- <text:s/>potassium channel tetramerization domain containing 5, FBXO8 <text:s/>- <text:s/>f-box protein 8, FAF2 <text:s/>- <text:s/>fas associated factor family member 2, KAT5 <text:s/>- <text:s/>k(lysine) acetyltransferase 5, USP49 <text:s/>- <text:s/>ubiquitin specific peptidase 49, SIRT2 <text:s/>- <text:s/>sirtuin 2, RNF6 <text:s/>- <text:s/>ring finger protein (c3h2c3 type) 6, ZNRF2 <text:s/>- <text:s/>zinc and ring finger 2, PSMB1 <text:s/>- <text:s/>proteasome (prosome, macropain) subunit, beta type, 1, USP3 <text:s/>- <text:s/>ubiquitin specific peptidase 3, PSMA6 <text:s/>- <text:s/>proteasome (prosome, macropain) subunit, alpha type, 6, USP11 <text:s/>- <text:s/>ubiquitin specific peptidase 11, PSMA4 <text:s/>- <text:s/>proteasome (prosome, macropain) subunit, alpha type, 4, USP43 <text:s/>- <text:s/>ubiquitin specific peptidase 43, EDEM3 <text:s/>- <text:s/>er degradation enhancer, mannosidase alpha-like 3, BFAR <text:s/>- <text:s/>bifunctional apoptosis regulator, KLHL20 <text:s/>- <text:s/>kelch-like family member 20, WWP2 <text:s/>- <text:s/>ww domain containing e3 ubiquitin protein ligase 2, RNF20 <text:s/>- <text:s/>ring finger protein 20, e3 ubiquitin protein ligase, PSMB4 <text:s/>- <text:s/>proteasome (prosome, macropain) subunit, beta type, 4, USP36 <text:s/>- <text:s/>ubiquitin specific peptidase 36, PSMC5 <text:s/>- <text:s/>proteasome (prosome, macropain) 26s subunit, atpase, 5, UBE2E1 <text:s/>- <text:s/>ubiquitin-conjugating enzyme e2e 1, PSMC1 <text:s/>- <text:s/>proteasome (prosome, macropain) 26s subunit, atpase, 1, COPS3 <text:s/>- <text:s/>cop9 signalosome subunit 3, FBXL12 <text:s/>- <text:s/>f-box and leucine-rich repeat protein 12, UBE2N <text:s/>- <text:s/>ubiquitin-conjugating enzyme e2n, UBR1 <text:s/>- <text:s/>ubiquitin protein ligase e3 component n-recognin 1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16197</text:p>
          </table:table-cell>
          <table:table-cell office:value-type="string" calcext:value-type="string">
            <text:p>endosomal transport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.0416" calcext:value-type="float">
            <text:p>0.0416</text:p>
          </table:table-cell>
          <table:table-cell office:value-type="float" office:value="2.33" calcext:value-type="float">
            <text:p>2.33</text:p>
          </table:table-cell>
          <table:table-cell office:value-type="float" office:value="13954" calcext:value-type="float">
            <text:p>13954</text:p>
          </table:table-cell>
          <table:table-cell office:value-type="float" office:value="197" calcext:value-type="float">
            <text:p>197</text:p>
          </table:table-cell>
          <table:table-cell office:value-type="float" office:value="700" calcext:value-type="float">
            <text:p>7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[SNX16 <text:s/>- <text:s/>sorting nexin 16, VTA1 <text:s/>- <text:s/>vesicle (multivesicular body) trafficking 1, VPS53 <text:s/>- <text:s/>vacuolar protein sorting 53 homolog (s. cerevisiae), VPS51 <text:s/>- <text:s/>vacuolar protein sorting 51 homolog (s. cerevisiae), VPS18 <text:s/>- <text:s/>vacuolar protein sorting 18 homolog (s. cerevisiae), VPS16 <text:s/>- <text:s/>vacuolar protein sorting 16 homolog (s. cerevisiae), GCC2 <text:s/>- <text:s/>grip and coiled-coil domain containing 2, BLOC1S6 <text:s/>- <text:s/>biogenesis of lysosomal organelles complex-1, subunit 6, pallidin, AP5M1 <text:s/>- <text:s/>adaptor-related protein complex 5, mu 1 subunit, KLHL20 <text:s/>- <text:s/>kelch-like family member 20, TRAK1 <text:s/>- <text:s/>trafficking protein, kinesin binding 1, STAM2 <text:s/>- <text:s/>signal transducing adaptor molecule (sh3 domain and itam motif) 2, YKT6 <text:s/>- <text:s/>ykt6 v-snare homolog (s. cerevisiae), M6PR <text:s/>- <text:s/>mannose-6-phosphate receptor (cation dependent), VPS41 <text:s/>- <text:s/>vacuolar protein sorting 41 homolog (s. cerevisiae), LEPROTL1 <text:s/>- <text:s/>leptin receptor overlapping transcript-like 1, SDCCAG3 <text:s/>- <text:s/>serologically defined colon cancer antigen 3, AP1M1 <text:s/>- <text:s/>adaptor-related protein complex 1, mu 1 subunit, PIK3C3 <text:s/>- <text:s/>phosphatidylinositol 3-kinase, catalytic subunit type 3, TBC1D10A <text:s/>- <text:s/>tbc1 domain family, member 10a, VIPAS39 <text:s/>- <text:s/>vps33b interacting protein, apical-basolateral polarity regulator, spe-39 homolog, SNX1 <text:s/>- <text:s/>sorting nexin 1, BLOC1S3 <text:s/>- <text:s/>biogenesis of lysosomal organelles complex-1, subunit 3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4271</text:p>
          </table:table-cell>
          <table:table-cell office:value-type="string" calcext:value-type="string">
            <text:p>cellular nitrogen compound biosynthetic process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.0414" calcext:value-type="float">
            <text:p>0.0414</text:p>
          </table:table-cell>
          <table:table-cell office:value-type="float" office:value="1.3" calcext:value-type="float">
            <text:p>1.3</text:p>
          </table:table-cell>
          <table:table-cell office:value-type="float" office:value="13954" calcext:value-type="float">
            <text:p>13954</text:p>
          </table:table-cell>
          <table:table-cell office:value-type="float" office:value="2520" calcext:value-type="float">
            <text:p>2520</text:p>
          </table:table-cell>
          <table:table-cell office:value-type="float" office:value="700" calcext:value-type="float">
            <text:p>70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[ZNF572 <text:s/>- <text:s/>zinc finger protein 572, ZKSCAN8 <text:s/>- <text:s/>zinc finger with krab and scan domains 8, ZNF202 <text:s/>- <text:s/>zinc finger protein 202, MGA <text:s/>- <text:s/>mga, max dimerization protein, PHF21A <text:s/>- <text:s/>phd finger protein 21a, SYMPK <text:s/>- <text:s/>symplekin, SPRTN <text:s/>- <text:s/>sprt-like n-terminal domain, DDIT3 <text:s/>- <text:s/>dna-damage-inducible transcript 3, MKI67IP <text:s/>- <text:s/>mki67 (fha domain) interacting nucleolar phosphoprotein, ZNF175 <text:s/>- <text:s/>zinc finger protein 175, COX5B <text:s/>- <text:s/>cytochrome c oxidase subunit vb, ARID3B <text:s/>- <text:s/>at rich interactive domain 3b (bright-like)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ZKSCAN7 <text:s/>- <text:s/>zinc finger with krab and scan domains 7, PMM2 <text:s/>- <text:s/>phosphomannomutase 2, POLL <text:s/>- <text:s/>polymerase (dna directed), lambda, DHFRL1 <text:s/>- <text:s/>dihydrofolate reductase-like 1, MIER1 <text:s/>- <text:s/>mesoderm induction early response 1, transcriptional regulator, LHX4 <text:s/>- <text:s/>lim homeobox 4, SIRT2 <text:s/>- <text:s/>sirtuin 2, NCOA3 <text:s/>- <text:s/>nuclear receptor coactivator 3, CC2D1A <text:s/>- <text:s/>coiled-coil and c2 domain containing 1a, ZNF160 <text:s/>- <text:s/>zinc finger protein 160, TRERF1 <text:s/>- <text:s/>transcriptional regulating factor 1, ZNF333 <text:s/>- <text:s/>zinc finger protein 333, USP43 <text:s/>- <text:s/>ubiquitin specific peptidase 43, RING1 <text:s/>- <text:s/>ring finger protein 1, CGGBP1 <text:s/>- <text:s/>cgg triplet repeat binding protein 1, TTF1 <text:s/>- <text:s/>transcription termination factor, rna polymerase i, MED8 <text:s/>- <text:s/>mediator complex subunit 8, GMPR2 <text:s/>- <text:s/>guanosine monophosphate reductase 2, SLC35B3 <text:s/>- <text:s/>solute carrier family 35 (adenosine 3'-phospho 5'-phosphosulfate transporter), member b3, COASY <text:s/>- <text:s/>coa synthase, ZNF473 <text:s/>- <text:s/>zinc finger protein 473, SUB1 <text:s/>- <text:s/>sub1 homolog (s. cerevisiae), ATF6B <text:s/>- <text:s/>activating transcription factor 6 beta, ELF2 <text:s/>- <text:s/>e74-like factor 2 (ets domain transcription factor), GAR1 <text:s/>- <text:s/>gar1 ribonucleoprotein, TSC22D1 <text:s/>- <text:s/>tsc22 domain family, member 1, NR1D1 <text:s/>- <text:s/>nuclear receptor subfamily 1, group d, member 1, CELF3 <text:s/>- <text:s/>cugbp, elav-like family member 3, TAF7 <text:s/>- <text:s/>taf7 rna polymerase ii, tata box binding protein (tbp)-associated factor, 55kda, TAF11 <text:s/>- <text:s/>taf11 rna polymerase ii, tata box binding protein (tbp)-associated factor, 28kda, SNRPE <text:s/>- <text:s/>small nuclear ribonucleoprotein polypeptide e, MRPL52 <text:s/>- <text:s/>mitochondrial ribosomal protein l52, TAF1 <text:s/>- <text:s/>taf1 rna polymerase ii, tata box binding protein (tbp)-associated factor, 250kda, SUPT16H <text:s/>- <text:s/>suppressor of ty 16 homolog (s. cerevisiae), ARGLU1 <text:s/>- <text:s/>arginine and glutamate rich 1, TBPL1 <text:s/>- <text:s/>tbp-like 1, GLIS1 <text:s/>- <text:s/>glis family zinc finger 1, SLIRP <text:s/>- <text:s/>sra stem-loop interacting rna binding protein, ZBTB41 <text:s/>- <text:s/>zinc finger and btb domain containing 41, PDPK1 <text:s/>- <text:s/>3-phosphoinositide dependent protein kinase-1, NABP2 <text:s/>- <text:s/>nucleic acid binding protein 2, TARS <text:s/>- <text:s/>threonyl-trna synthetase, NR4A2 <text:s/>- <text:s/>nuclear receptor subfamily 4, group a, member 2, HARS <text:s/>- <text:s/>histidyl-trna synthetase, POU3F4 <text:s/>- <text:s/>pou class 3 homeobox 4, ZBTB7B <text:s/>- <text:s/>zinc finger and btb domain containing 7b, CPNE1 <text:s/>- <text:s/>copine i, ZNF677 <text:s/>- <text:s/>zinc finger protein 677, MEIS2 <text:s/>- <text:s/>meis homeobox 2, ADCY5 <text:s/>- <text:s/>adenylate cyclase 5, MEIS1 <text:s/>- <text:s/>meis homeobox 1, NUP37 <text:s/>- <text:s/>nucleoporin 37kda, KAT5 <text:s/>- <text:s/>k(lysine) acetyltransferase 5, THOC5 <text:s/>- <text:s/>tho complex 5, GATAD2A <text:s/>- <text:s/>gata zinc finger domain containing 2a, MAP3K7 <text:s/>- <text:s/>mitogen-activated protein kinase kinase kinase 7, CREBRF <text:s/>- <text:s/>creb3 regulatory factor, KMO <text:s/>- <text:s/>kynurenine 3-monooxygenase (kynurenine 3-hydroxylase), ADCY2 <text:s/>- <text:s/>adenylate cyclase 2 (brain), SLU7 <text:s/>- <text:s/>slu7 splicing factor homolog (s. cerevisiae), RORA <text:s/>- <text:s/>rar-related orphan receptor a, TBP <text:s/>- <text:s/>tata box binding protein, CDK13 <text:s/>- <text:s/>cyclin-dependent kinase 13, E2F4 <text:s/>- <text:s/>e2f transcription factor 4, p107/p130-binding, HELB <text:s/>- <text:s/>helicase (dna) b, SMYD2 <text:s/>- <text:s/>set and mynd domain containing 2, RAD50 <text:s/>- <text:s/>rad50 homolog (s. cerevisiae), IRF1 <text:s/>- <text:s/>interferon regulatory factor 1, ZNF169 <text:s/>- <text:s/>zinc finger protein 169, POLR2F <text:s/>- <text:s/>polymerase (rna) ii (dna directed) polypeptide f, ZNF629 <text:s/>- <text:s/>zinc finger protein 629, TCEANC2 <text:s/>- <text:s/>transcription elongation factor a (sii) n-terminal and central domain containing 2, SEPSECS <text:s/>- <text:s/>sep (o-phosphoserine) trna:sec (selenocysteine) trna synthase, KAT7 <text:s/>- <text:s/>k(lysine) acetyltransferase 7, UCK1 <text:s/>- <text:s/>uridine-cytidine kinase 1, CHD6 <text:s/>- <text:s/>chromodomain helicase dna binding protein 6, NADK <text:s/>- <text:s/>nad kinase, SBNO2 <text:s/>- <text:s/>strawberry notch homolog 2 (drosophila), ZNF266 <text:s/>- <text:s/>zinc finger protein 266, ZNF274 <text:s/>- <text:s/>zinc finger protein 274, RPL19 <text:s/>- <text:s/>ribosomal protein l19, MCRS1 <text:s/>- <text:s/>microspherule protein 1, USF1 <text:s/>- <text:s/>upstream transcription factor 1, EAF1 <text:s/>- <text:s/>ell associated factor 1, ZNF470 <text:s/>- <text:s/>zinc finger protein 470, SUPT6H <text:s/>- <text:s/>suppressor of ty 6 homolog (s. cerevisiae), TFB2M <text:s/>- <text:s/>transcription factor b2, mitochondrial, BRD9 <text:s/>- <text:s/>bromodomain containing 9, MON1B <text:s/>- <text:s/>mon1 secretory trafficking family member b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HMGN5 <text:s/>- <text:s/>high mobility group nucleosome binding domain 5, ETV3 <text:s/>- <text:s/>ets variant 3, PHF11 <text:s/>- <text:s/>phd finger protein 11, RPS5 <text:s/>- <text:s/>ribosomal protein s5, MBD1 <text:s/>- <text:s/>methyl-cpg binding domain protein 1, ZNF787 <text:s/>- <text:s/>zinc finger protein 787, ATP5J <text:s/>- <text:s/>atp synthase, h+ transporting, mitochondrial fo complex, subunit f6, GABPA <text:s/>- <text:s/>ga binding protein transcription factor, alpha subunit 60kda, WWP2 <text:s/>- <text:s/>ww domain containing e3 ubiquitin protein ligase 2, TADA3 <text:s/>- <text:s/>transcriptional adaptor 3, HARS2 <text:s/>- <text:s/>histidyl-trna synthetase 2, mitochondrial, ZNF264 <text:s/>- <text:s/>zinc finger protein 264, EYA3 <text:s/>- <text:s/>eyes absent homolog 3 (drosophila), GPBP1L1 <text:s/>- <text:s/>gc-rich promoter binding protein 1-like 1, HDAC9 <text:s/>- <text:s/>histone deacetylase 9, ZSCAN29 <text:s/>- <text:s/>zinc finger and scan domain containing 29, WARS <text:s/>- <text:s/>tryptophanyl-trna synthetase, RPL32 <text:s/>- <text:s/>ribosomal protein l32, ALAD <text:s/>- <text:s/>aminolevulinate dehydratase, INO80 <text:s/>- <text:s/>ino80 complex subunit, ATP5A1 <text:s/>- <text:s/>atp synthase, h+ transporting, mitochondrial f1 complex, alpha subunit 1, cardiac muscle, RPS21 <text:s/>- <text:s/>ribosomal protein s21, PITX2 <text:s/>- <text:s/>paired-like homeodomain 2, BARD1 <text:s/>- <text:s/>brca1 associated ring domain 1, ZBTB5 <text:s/>- <text:s/>zinc finger and btb domain containing 5, CTPS2 <text:s/>- <text:s/>ctp synthase 2, TEFM <text:s/>- <text:s/>transcription elongation factor, mitochondrial, RPS16 <text:s/>- <text:s/>ribosomal protein s16, RAD51D <text:s/>- <text:s/>rad51 paralog d, CCNT1 <text:s/>- <text:s/>cyclin t1, HMG20A <text:s/>- <text:s/>high mobility group 20a, ERH <text:s/>- <text:s/>enhancer of rudimentary homolog (drosophila), NFIB <text:s/>- <text:s/>nuclear factor i/b, ZNF18 <text:s/>- <text:s/>zinc finger protein 18, ESRRG <text:s/>- <text:s/>estrogen-related receptor gamma, ADAL <text:s/>- <text:s/>adenosine deaminase-like, ESRRA <text:s/>- <text:s/>estrogen-related receptor alpha, RPS14 <text:s/>- <text:s/>ribosomal protein s14, ZNF384 <text:s/>- <text:s/>zinc finger protein 384, FOXA3 <text:s/>- <text:s/>forkhead box a3, ONECUT1 <text:s/>- <text:s/>one cut homeobox 1, PHRF1 <text:s/>- <text:s/>phd and ring finger domains 1, TRIP13 <text:s/>- <text:s/>thyroid hormone receptor interactor 13, MED15 <text:s/>- <text:s/>mediator complex subunit 15, U2AF2 <text:s/>- <text:s/>u2 small nuclear rna auxiliary factor 2, HNRNPD <text:s/>- <text:s/>heterogeneous nuclear ribonucleoprotein d (au-rich element rna binding protein 1, 37kda), EIF2AK4 <text:s/>- <text:s/>eukaryotic translation initiation factor 2 alpha kinase 4, TGIF1 <text:s/>- <text:s/>tgfb-induced factor homeobox 1, KDM5A <text:s/>- <text:s/>lysine (k)-specific demethylase 5a, MRPL18 <text:s/>- <text:s/>mitochondrial ribosomal protein l18, CCDC85B <text:s/>- <text:s/>coiled-coil domain containing 85b, VIPAS39 <text:s/>- <text:s/>vps33b interacting protein, apical-basolateral polarity regulator, spe-39 homolog, KDM4D <text:s/>- <text:s/>lysine (k)-specific demethylase 4d, NABP1 <text:s/>- <text:s/>nucleic acid binding protein 1, FPGS <text:s/>- <text:s/>folylpolyglutamate synthase]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:0042590</text:p>
          </table:table-cell>
          <table:table-cell office:value-type="string" calcext:value-type="string">
            <text:p>antigen processing and presentation of exogenous peptide antigen via MHC class I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.0446" calcext:value-type="float">
            <text:p>0.0446</text:p>
          </table:table-cell>
          <table:table-cell office:value-type="float" office:value="3.99" calcext:value-type="float">
            <text:p>3.99</text:p>
          </table:table-cell>
          <table:table-cell office:value-type="float" office:value="13954" calcext:value-type="float">
            <text:p>13954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PSMD14 <text:s/>- <text:s/>proteasome (prosome, macropain) 26s subunit, non-atpase, 14, PSMB1 <text:s/>- <text:s/>proteasome (prosome, macropain) subunit, beta type, 1, PSMC5 <text:s/>- <text:s/>proteasome (prosome, macropain) 26s subunit, atpase, 5, PSMA6 <text:s/>- <text:s/>proteasome (prosome, macropain) subunit, alpha type, 6, PSME2 <text:s/>- <text:s/>proteasome (prosome, macropain) activator subunit 2 (pa28 beta), PSMC1 <text:s/>- <text:s/>proteasome (prosome, macropain) 26s subunit, atpase, 1, PSMA4 <text:s/>- <text:s/>proteasome (prosome, macropain) subunit, alpha type, 4, CHUK <text:s/>- <text:s/>conserved helix-loop-helix ubiquitous kinase, IFI30 <text:s/>- <text:s/>interferon, gamma-inducible protein 30, PSMB4 <text:s/>- <text:s/>proteasome (prosome, macropain) subunit, beta type, 4]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GO:0050852</text:p>
          </table:table-cell>
          <table:table-cell table:style-name="ce1" office:value-type="string" calcext:value-type="string">
            <text:p>T cell receptor signaling pathway</text:p>
          </table:table-cell>
          <table:table-cell table:style-name="ce1" office:value-type="float" office:value="0.000184" calcext:value-type="float">
            <text:p>0.000184</text:p>
          </table:table-cell>
          <table:table-cell table:style-name="ce1" office:value-type="float" office:value="0.0513" calcext:value-type="float">
            <text:p>0.0513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RNF31 <text:s/>- <text:s/>ring finger protein 31, PSMA6 <text:s/>- <text:s/>proteasome (prosome, macropain) subunit, alpha type, 6, PSME2 <text:s/>- <text:s/>proteasome (prosome, macropain) activator subunit 2 (pa28 beta), PSMA4 <text:s/>- <text:s/>proteasome (prosome, macropain) subunit, alpha type, 4, PSMB4 <text:s/>- <text:s/>proteasome (prosome, macropain) subunit, beta type, 4, BCL10 <text:s/>- <text:s/>b-cell cll/lymphoma 10, PDPK1 <text:s/>- <text:s/>3-phosphoinositide dependent protein kinase-1, PSMC5 <text:s/>- <text:s/>proteasome (prosome, macropain) 26s subunit, atpase, 5, PSEN1 <text:s/>- <text:s/>presenilin 1, PSMC1 <text:s/>- <text:s/>proteasome (prosome, macropain) 26s subunit, atpase, 1, CHUK <text:s/>- <text:s/>conserved helix-loop-helix ubiquitous kinase, UBE2N <text:s/>- <text:s/>ubiquitin-conjugating enzyme e2n, MAP3K7 <text:s/>- <text:s/>mitogen-activated protein kinase kinase kinase 7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51085</text:p>
          </table:table-cell>
          <table:table-cell table:style-name="ce1" office:value-type="string" calcext:value-type="string">
            <text:p>chaperone mediated protein folding requiring cofactor</text:p>
          </table:table-cell>
          <table:table-cell table:style-name="ce1" office:value-type="float" office:value="0.000185" calcext:value-type="float">
            <text:p>0.000185</text:p>
          </table:table-cell>
          <table:table-cell table:style-name="ce1" office:value-type="float" office:value="0.0506" calcext:value-type="float">
            <text:p>0.0506</text:p>
          </table:table-cell>
          <table:table-cell table:style-name="ce1" office:value-type="float" office:value="8.31" calcext:value-type="float">
            <text:p>8.3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[GAK <text:s/>- <text:s/>cyclin g associated kinase, TOR1A <text:s/>- <text:s/>torsin family 1, member a (torsin a), HSPD1 <text:s/>- <text:s/>heat shock 60kda protein 1 (chaperonin), HSPE1 <text:s/>- <text:s/>heat shock 10kda protein 1 (chaperonin 10), HSPH1 <text:s/>- <text:s/>heat shock 105kda/110kda protein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3632</text:p>
          </table:table-cell>
          <table:table-cell table:style-name="ce1" office:value-type="string" calcext:value-type="string">
            <text:p>modification-dependent macromolecule catabolic process</text:p>
          </table:table-cell>
          <table:table-cell table:style-name="ce1" office:value-type="float" office:value="0.000194" calcext:value-type="float">
            <text:p>0.000194</text:p>
          </table:table-cell>
          <table:table-cell table:style-name="ce1" office:value-type="float" office:value="0.0521" calcext:value-type="float">
            <text:p>0.0521</text:p>
          </table:table-cell>
          <table:table-cell table:style-name="ce1" office:value-type="float" office:value="1.93" calcext:value-type="float">
            <text:p>1.9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[RNF181 <text:s/>- <text:s/>ring finger protein 181, PSMD14 <text:s/>- <text:s/>proteasome (prosome, macropain) 26s subunit, non-atpase, 14, PSME2 <text:s/>- <text:s/>proteasome (prosome, macropain) activator subunit 2 (pa28 beta), TAF1 <text:s/>- <text:s/>taf1 rna polymerase ii, tata box binding protein (tbp)-associated factor, 250kda, DDIT3 <text:s/>- <text:s/>dna-damage-inducible transcript 3, NEDD8 <text:s/>- <text:s/>neural precursor cell expressed, developmentally down-regulated 8, KCTD5 <text:s/>- <text:s/>potassium channel tetramerization domain containing 5, FBXO8 <text:s/>- <text:s/>f-box protein 8, FAF2 <text:s/>- <text:s/>fas associated factor family member 2, KAT5 <text:s/>- <text:s/>k(lysine) acetyltransferase 5, USP49 <text:s/>- <text:s/>ubiquitin specific peptidase 49, SIRT2 <text:s/>- <text:s/>sirtuin 2, RNF6 <text:s/>- <text:s/>ring finger protein (c3h2c3 type) 6, ZNRF2 <text:s/>- <text:s/>zinc and ring finger 2, PSMB1 <text:s/>- <text:s/>proteasome (prosome, macropain) subunit, beta type, 1, USP3 <text:s/>- <text:s/>ubiquitin specific peptidase 3, PSMA6 <text:s/>- <text:s/>proteasome (prosome, macropain) subunit, alpha type, 6, USP11 <text:s/>- <text:s/>ubiquitin specific peptidase 11, USP43 <text:s/>- <text:s/>ubiquitin specific peptidase 43, PSMA4 <text:s/>- <text:s/>proteasome (prosome, macropain) subunit, alpha type, 4, EDEM3 <text:s/>- <text:s/>er degradation enhancer, mannosidase alpha-like 3, BFAR <text:s/>- <text:s/>bifunctional apoptosis regulator, KLHL20 <text:s/>- <text:s/>kelch-like family member 20, WWP2 <text:s/>- <text:s/>ww domain containing e3 ubiquitin protein ligase 2, RNF20 <text:s/>- <text:s/>ring finger protein 20, e3 ubiquitin protein ligase, PSMB4 <text:s/>- <text:s/>proteasome (prosome, macropain) subunit, beta type, 4, USP36 <text:s/>- <text:s/>ubiquitin specific peptidase 36, PSMC5 <text:s/>- <text:s/>proteasome (prosome, macropain) 26s subunit, atpase, 5, UBE2E1 <text:s/>- <text:s/>ubiquitin-conjugating enzyme e2e 1, PSMC1 <text:s/>- <text:s/>proteasome (prosome, macropain) 26s subunit, atpase, 1, COPS3 <text:s/>- <text:s/>cop9 signalosome subunit 3, FBXL12 <text:s/>- <text:s/>f-box and leucine-rich repeat protein 12, UBE2N <text:s/>- <text:s/>ubiquitin-conjugating enzyme e2n, UBR1 <text:s/>- <text:s/>ubiquitin protein ligase e3 component n-recognin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3620</text:p>
          </table:table-cell>
          <table:table-cell table:style-name="ce1" office:value-type="string" calcext:value-type="string">
            <text:p>regulation of DNA-templated transcription in response to stress</text:p>
          </table:table-cell>
          <table:table-cell table:style-name="ce1" office:value-type="float" office:value="0.000228" calcext:value-type="float">
            <text:p>0.000228</text:p>
          </table:table-cell>
          <table:table-cell table:style-name="ce1" office:value-type="float" office:value="0.0602" calcext:value-type="float">
            <text:p>0.0602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CHD6 <text:s/>- <text:s/>chromodomain helicase dna binding protein 6, PSMA6 <text:s/>- <text:s/>proteasome (prosome, macropain) subunit, alpha type, 6, PSME2 <text:s/>- <text:s/>proteasome (prosome, macropain) activator subunit 2 (pa28 beta), PSMA4 <text:s/>- <text:s/>proteasome (prosome, macropain) subunit, alpha type, 4, TAF1 <text:s/>- <text:s/>taf1 rna polymerase ii, tata box binding protein (tbp)-associated factor, 250kda, DDIT3 <text:s/>- <text:s/>dna-damage-inducible transcript 3, PSMB4 <text:s/>- <text:s/>proteasome (prosome, macropain) subunit, beta type, 4, PSMC5 <text:s/>- <text:s/>proteasome (prosome, macropain) 26s subunit, atpase, 5, IMPACT <text:s/>- <text:s/>impact rwd domain protein, PSMC1 <text:s/>- <text:s/>proteasome (prosome, macropain) 26s subunit, atpase, 1, ATF6B <text:s/>- <text:s/>activating transcription factor 6 beta, RPS6KA1 <text:s/>- <text:s/>ribosomal protein s6 kinase, 90kda, polypeptide 1, SIRT2 <text:s/>- <text:s/>sirtuin 2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397</text:p>
          </table:table-cell>
          <table:table-cell table:style-name="ce1" office:value-type="string" calcext:value-type="string">
            <text:p>mRNA processing</text:p>
          </table:table-cell>
          <table:table-cell table:style-name="ce1" office:value-type="float" office:value="0.00024" calcext:value-type="float">
            <text:p>0.00024</text:p>
          </table:table-cell>
          <table:table-cell table:style-name="ce1" office:value-type="float" office:value="0.0621" calcext:value-type="float">
            <text:p>0.0621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[ZNF259 <text:s/>- <text:s/>zinc finger protein 259, DHX8 <text:s/>- <text:s/>deah (asp-glu-ala-his) box polypeptide 8, CELF3 <text:s/>- <text:s/>cugbp, elav-like family member 3, RAVER1 <text:s/>- <text:s/>ribonucleoprotein, ptb-binding 1, DBR1 <text:s/>- <text:s/>debranching rna lariats 1, SNRPE <text:s/>- <text:s/>small nuclear ribonucleoprotein polypeptide e, SYMPK <text:s/>- <text:s/>symplekin, SF3A1 <text:s/>- <text:s/>splicing factor 3a, subunit 1, 120kda, SNRNP27 <text:s/>- <text:s/>small nuclear ribonucleoprotein 27kda (u4/u6.u5), SUPT6H <text:s/>- <text:s/>suppressor of ty 6 homolog (s. cerevisiae), GTF2F1 <text:s/>- <text:s/>general transcription factor iif, polypeptide 1, 74kda, GTF2F2 <text:s/>- <text:s/>general transcription factor iif, polypeptide 2, 30kda, AQR <text:s/>- <text:s/>aquarius homolog (mouse), PPIH <text:s/>- <text:s/>peptidylprolyl isomerase h (cyclophilin h), CELF1 <text:s/>- <text:s/>cugbp, elav-like family member 1, USP49 <text:s/>- <text:s/>ubiquitin specific peptidase 49, UBL5 <text:s/>- <text:s/>ubiquitin-like 5, PRPF19 <text:s/>- <text:s/>pre-mrna processing factor 19, THOC5 <text:s/>- <text:s/>tho complex 5, SLU7 <text:s/>- <text:s/>slu7 splicing factor homolog (s. cerevisiae), PHRF1 <text:s/>- <text:s/>phd and ring finger domains 1, U2AF2 <text:s/>- <text:s/>u2 small nuclear rna auxiliary factor 2, FAM103A1 <text:s/>- <text:s/>family with sequence similarity 103, member a1, ZMAT2 <text:s/>- <text:s/>zinc finger, matrin-type 2, CDK13 <text:s/>- <text:s/>cyclin-dependent kinase 13, SART1 <text:s/>- <text:s/>squamous cell carcinoma antigen recognized by t cells, HNRNPD <text:s/>- <text:s/>heterogeneous nuclear ribonucleoprotein d (au-rich element rna binding protein 1, 37kda), WDR83 <text:s/>- <text:s/>wd repeat domain 83, FASTKD5 <text:s/>- <text:s/>fast kinase domains 5, CWC15 <text:s/>- <text:s/>cwc15 spliceosome-associated protein homolog (s. cerevisiae), ZNF473 <text:s/>- <text:s/>zinc finger protein 473, NHP2L1 <text:s/>- <text:s/>nhp2 non-histone chromosome protein 2-like 1 (s. cerevisiae), POLR2F <text:s/>- <text:s/>polymerase (rna) ii (dna directed) polypeptide f, SF3B2 <text:s/>- <text:s/>splicing factor 3b, subunit 2, 145kd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4265</text:p>
          </table:table-cell>
          <table:table-cell table:style-name="ce1" office:value-type="string" calcext:value-type="string">
            <text:p>cellular macromolecule catabolic process</text:p>
          </table:table-cell>
          <table:table-cell table:style-name="ce1" office:value-type="float" office:value="0.000255" calcext:value-type="float">
            <text:p>0.000255</text:p>
          </table:table-cell>
          <table:table-cell table:style-name="ce1" office:value-type="float" office:value="0.0649" calcext:value-type="float">
            <text:p>0.0649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[RNF181 <text:s/>- <text:s/>ring finger protein 181, PSMD14 <text:s/>- <text:s/>proteasome (prosome, macropain) 26s subunit, non-atpase, 14, ZNF259 <text:s/>- <text:s/>zinc finger protein 259, RPS21 <text:s/>- <text:s/>ribosomal protein s21, PSME2 <text:s/>- <text:s/>proteasome (prosome, macropain) activator subunit 2 (pa28 beta), TAF1 <text:s/>- <text:s/>taf1 rna polymerase ii, tata box binding protein (tbp)-associated factor, 250kda, RPL19 <text:s/>- <text:s/>ribosomal protein l19, DDIT3 <text:s/>- <text:s/>dna-damage-inducible transcript 3, RPS16 <text:s/>- <text:s/>ribosomal protein s16, NEDD8 <text:s/>- <text:s/>neural precursor cell expressed, developmentally down-regulated 8, HMGB1 <text:s/>- <text:s/>high mobility group box 1, KCTD5 <text:s/>- <text:s/>potassium channel tetramerization domain containing 5, RIPK1 <text:s/>- <text:s/>receptor (tnfrsf)-interacting serine-threonine kinase 1, RPS14 <text:s/>- <text:s/>ribosomal protein s14, FBXO8 <text:s/>- <text:s/>f-box protein 8, RNASE6 <text:s/>- <text:s/>ribonuclease, rnase a family, k6, FAF2 <text:s/>- <text:s/>fas associated factor family member 2, KAT5 <text:s/>- <text:s/>k(lysine) acetyltransferase 5, USP49 <text:s/>- <text:s/>ubiquitin specific peptidase 49, SIRT2 <text:s/>- <text:s/>sirtuin 2, RNF6 <text:s/>- <text:s/>ring finger protein (c3h2c3 type) 6, ZNRF2 <text:s/>- <text:s/>zinc and ring finger 2, PSMB1 <text:s/>- <text:s/>proteasome (prosome, macropain) subunit, beta type, 1, RPS5 <text:s/>- <text:s/>ribosomal protein s5, PSMA6 <text:s/>- <text:s/>proteasome (prosome, macropain) subunit, alpha type, 6, USP3 <text:s/>- <text:s/>ubiquitin specific peptidase 3, USP11 <text:s/>- <text:s/>ubiquitin specific peptidase 11, PSMA4 <text:s/>- <text:s/>proteasome (prosome, macropain) subunit, alpha type, 4, USP43 <text:s/>- <text:s/>ubiquitin specific peptidase 43, EDEM3 <text:s/>- <text:s/>er degradation enhancer, mannosidase alpha-like 3, BFAR <text:s/>- <text:s/>bifunctional apoptosis regulator, KLHL20 <text:s/>- <text:s/>kelch-like family member 20, PPP2R1A <text:s/>- <text:s/>protein phosphatase 2, regulatory subunit a, alpha, HNRNPD <text:s/>- <text:s/>heterogeneous nuclear ribonucleoprotein d (au-rich element rna binding protein 1, 37kda), WWP2 <text:s/>- <text:s/>ww domain containing e3 ubiquitin protein ligase 2, RNF20 <text:s/>- <text:s/>ring finger protein 20, e3 ubiquitin protein ligase, PSMB4 <text:s/>- <text:s/>proteasome (prosome, macropain) subunit, beta type, 4, TATDN1 <text:s/>- <text:s/>tatd dnase domain containing 1, USP36 <text:s/>- <text:s/>ubiquitin specific peptidase 36, PSMC5 <text:s/>- <text:s/>proteasome (prosome, macropain) 26s subunit, atpase, 5, PSMC1 <text:s/>- <text:s/>proteasome (prosome, macropain) 26s subunit, atpase, 1, UBE2E1 <text:s/>- <text:s/>ubiquitin-conjugating enzyme e2e 1, COPS3 <text:s/>- <text:s/>cop9 signalosome subunit 3, RPL32 <text:s/>- <text:s/>ribosomal protein l32, FBXL12 <text:s/>- <text:s/>f-box and leucine-rich repeat protein 12, UBE2N <text:s/>- <text:s/>ubiquitin-conjugating enzyme e2n, UBR1 <text:s/>- <text:s/>ubiquitin protein ligase e3 component n-recognin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8380</text:p>
          </table:table-cell>
          <table:table-cell table:style-name="ce1" office:value-type="string" calcext:value-type="string">
            <text:p>RNA splicing</text:p>
          </table:table-cell>
          <table:table-cell table:style-name="ce1" office:value-type="float" office:value="0.000266" calcext:value-type="float">
            <text:p>0.000266</text:p>
          </table:table-cell>
          <table:table-cell table:style-name="ce1" office:value-type="float" office:value="0.0664" calcext:value-type="float">
            <text:p>0.0664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[ZNF259 <text:s/>- <text:s/>zinc finger protein 259, DHX8 <text:s/>- <text:s/>deah (asp-glu-ala-his) box polypeptide 8, CELF3 <text:s/>- <text:s/>cugbp, elav-like family member 3, RAVER1 <text:s/>- <text:s/>ribonucleoprotein, ptb-binding 1, DBR1 <text:s/>- <text:s/>debranching rna lariats 1, SNRPE <text:s/>- <text:s/>small nuclear ribonucleoprotein polypeptide e, SYMPK <text:s/>- <text:s/>symplekin, SF3A1 <text:s/>- <text:s/>splicing factor 3a, subunit 1, 120kda, SNRNP27 <text:s/>- <text:s/>small nuclear ribonucleoprotein 27kda (u4/u6.u5), SUPT6H <text:s/>- <text:s/>suppressor of ty 6 homolog (s. cerevisiae), GTF2F1 <text:s/>- <text:s/>general transcription factor iif, polypeptide 1, 74kda, GTF2F2 <text:s/>- <text:s/>general transcription factor iif, polypeptide 2, 30kda, AQR <text:s/>- <text:s/>aquarius homolog (mouse), PPIH <text:s/>- <text:s/>peptidylprolyl isomerase h (cyclophilin h), USP49 <text:s/>- <text:s/>ubiquitin specific peptidase 49, UBL5 <text:s/>- <text:s/>ubiquitin-like 5, PRPF19 <text:s/>- <text:s/>pre-mrna processing factor 19, THOC5 <text:s/>- <text:s/>tho complex 5, SLU7 <text:s/>- <text:s/>slu7 splicing factor homolog (s. cerevisiae), U2AF2 <text:s/>- <text:s/>u2 small nuclear rna auxiliary factor 2, ZMAT2 <text:s/>- <text:s/>zinc finger, matrin-type 2, CDK13 <text:s/>- <text:s/>cyclin-dependent kinase 13, PPP2R1A <text:s/>- <text:s/>protein phosphatase 2, regulatory subunit a, alpha, SART1 <text:s/>- <text:s/>squamous cell carcinoma antigen recognized by t cells, HNRNPD <text:s/>- <text:s/>heterogeneous nuclear ribonucleoprotein d (au-rich element rna binding protein 1, 37kda), WDR83 <text:s/>- <text:s/>wd repeat domain 83, CWC15 <text:s/>- <text:s/>cwc15 spliceosome-associated protein homolog (s. cerevisiae), NHP2L1 <text:s/>- <text:s/>nhp2 non-histone chromosome protein 2-like 1 (s. cerevisiae), POLR2F <text:s/>- <text:s/>polymerase (rna) ii (dna directed) polypeptide f, SF3B2 <text:s/>- <text:s/>splicing factor 3b, subunit 2, 145kd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51171</text:p>
          </table:table-cell>
          <table:table-cell table:style-name="ce1" office:value-type="string" calcext:value-type="string">
            <text:p>regulation of nitrogen compound metabolic process</text:p>
          </table:table-cell>
          <table:table-cell table:style-name="ce1" office:value-type="float" office:value="0.000267" calcext:value-type="float">
            <text:p>0.000267</text:p>
          </table:table-cell>
          <table:table-cell table:style-name="ce1" office:value-type="float" office:value="0.0655" calcext:value-type="float">
            <text:p>0.0655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378" calcext:value-type="float">
            <text:p>337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string" calcext:value-type="string">
            <text:p>[ZNF572 <text:s/>- <text:s/>zinc finger protein 572, PHF21A <text:s/>- <text:s/>phd finger protein 21a, GDF9 <text:s/>- <text:s/>growth differentiation factor 9, TRAK1 <text:s/>- <text:s/>trafficking protein, kinesin binding 1, SF3A1 <text:s/>- <text:s/>splicing factor 3a, subunit 1, 120kda, MIER1 <text:s/>- <text:s/>mesoderm induction early response 1, transcriptional regulator, TBK1 <text:s/>- <text:s/>tank-binding kinase 1, SIRT2 <text:s/>- <text:s/>sirtuin 2, MTRF1 <text:s/>- <text:s/>mitochondrial translational release factor 1, NCOA3 <text:s/>- <text:s/>nuclear receptor coactivator 3, CC2D1A <text:s/>- <text:s/>coiled-coil and c2 domain containing 1a, ALKBH1 <text:s/>- <text:s/>alkb, alkylation repair homolog 1 (e. coli), ZNF333 <text:s/>- <text:s/>zinc finger protein 333, RING1 <text:s/>- <text:s/>ring finger protein 1, TTF1 <text:s/>- <text:s/>transcription termination factor, rna polymerase i, TRIM6 <text:s/>- <text:s/>tripartite motif containing 6, GTPBP4 <text:s/>- <text:s/>gtp binding protein 4, EIF2S1 <text:s/>- <text:s/>eukaryotic translation initiation factor 2, subunit 1 alpha, 35kda, LEMD3 <text:s/>- <text:s/>lem domain containing 3, SUB1 <text:s/>- <text:s/>sub1 homolog (s. cerevisiae), ATF6B <text:s/>- <text:s/>activating transcription factor 6 beta, ELF2 <text:s/>- <text:s/>e74-like factor 2 (ets domain transcription factor), ANKRD49 <text:s/>- <text:s/>ankyrin repeat domain 49, TSC22D1 <text:s/>- <text:s/>tsc22 domain family, member 1, NR1D1 <text:s/>- <text:s/>nuclear receptor subfamily 1, group d, member 1, PSMD14 <text:s/>- <text:s/>proteasome (prosome, macropain) 26s subunit, non-atpase, 14, ZNF259 <text:s/>- <text:s/>zinc finger protein 259, ACVR2A <text:s/>- <text:s/>activin a receptor, type iia, TBPL1 <text:s/>- <text:s/>tbp-like 1, SLIRP <text:s/>- <text:s/>sra stem-loop interacting rna binding protein, GLIS1 <text:s/>- <text:s/>glis family zinc finger 1, ZBTB41 <text:s/>- <text:s/>zinc finger and btb domain containing 41, NABP2 <text:s/>- <text:s/>nucleic acid binding protein 2, POU3F4 <text:s/>- <text:s/>pou class 3 homeobox 4, UHMK1 <text:s/>- <text:s/>u2af homology motif (uhm) kinase 1, ZNF677 <text:s/>- <text:s/>zinc finger protein 677, CPNE1 <text:s/>- <text:s/>copine i, ADCY5 <text:s/>- <text:s/>adenylate cyclase 5, RUNDC3A <text:s/>- <text:s/>run domain containing 3a, RNF6 <text:s/>- <text:s/>ring finger protein (c3h2c3 type) 6, GATAD2A <text:s/>- <text:s/>gata zinc finger domain containing 2a, ADCY2 <text:s/>- <text:s/>adenylate cyclase 2 (brain), RORA <text:s/>- <text:s/>rar-related orphan receptor a, EIF4E2 <text:s/>- <text:s/>eukaryotic translation initiation factor 4e family member 2, HSPD1 <text:s/>- <text:s/>heat shock 60kda protein 1 (chaperonin), E2F4 <text:s/>- <text:s/>e2f transcription factor 4, p107/p130-binding, HELB <text:s/>- <text:s/>helicase (dna) b, SMYD2 <text:s/>- <text:s/>set and mynd domain containing 2, RAD50 <text:s/>- <text:s/>rad50 homolog (s. cerevisiae), GNAI3 <text:s/>- <text:s/>guanine nucleotide binding protein (g protein), alpha inhibiting activity polypeptide 3, BCL10 <text:s/>- <text:s/>b-cell cll/lymphoma 10, POLR2F <text:s/>- <text:s/>polymerase (rna) ii (dna directed) polypeptide f, CHD6 <text:s/>- <text:s/>chromodomain helicase dna binding protein 6, MCRS1 <text:s/>- <text:s/>microspherule protein 1, USF1 <text:s/>- <text:s/>upstream transcription factor 1, HMGB1 <text:s/>- <text:s/>high mobility group box 1, AATF <text:s/>- <text:s/>apoptosis antagonizing transcription factor, ZNF470 <text:s/>- <text:s/>zinc finger protein 470, SUPT6H <text:s/>- <text:s/>suppressor of ty 6 homolog (s. cerevisiae), EIF3C <text:s/>- <text:s/>eukaryotic translation initiation factor 3, subunit c, BRD9 <text:s/>- <text:s/>bromodomain containing 9, PTK2B <text:s/>- <text:s/>protein tyrosine kinase 2 beta, SLC30A9 <text:s/>- <text:s/>solute carrier family 30 (zinc transporter), member 9, CHCHD2 <text:s/>- <text:s/>coiled-coil-helix-coiled-coil-helix domain containing 2, MTF1 <text:s/>- <text:s/>metal-regulatory transcription factor 1, EIF3H <text:s/>- <text:s/>eukaryotic translation initiation factor 3, subunit h, ETV3 <text:s/>- <text:s/>ets variant 3, PHF11 <text:s/>- <text:s/>phd finger protein 11, RPS5 <text:s/>- <text:s/>ribosomal protein s5, ZNF787 <text:s/>- <text:s/>zinc finger protein 787, PPP2R1A <text:s/>- <text:s/>protein phosphatase 2, regulatory subunit a, alpha, GABPA <text:s/>- <text:s/>ga binding protein transcription factor, alpha subunit 60kda, PARPBP <text:s/>- <text:s/>parp1 binding protein, VIP <text:s/>- <text:s/>vasoactive intestinal peptide, WWP2 <text:s/>- <text:s/>ww domain containing e3 ubiquitin protein ligase 2, TADA3 <text:s/>- <text:s/>transcriptional adaptor 3, SEMA4D <text:s/>- <text:s/>sema domain, immunoglobulin domain (ig), transmembrane domain (tm) and short cytoplasmic domain, (semaphorin) 4d, ZNF264 <text:s/>- <text:s/>zinc finger protein 264, EYA3 <text:s/>- <text:s/>eyes absent homolog 3 (drosophila), ANKRD32 <text:s/>- <text:s/>ankyrin repeat domain 32, GPBP1L1 <text:s/>- <text:s/>gc-rich promoter binding protein 1-like 1, NEK7 <text:s/>- <text:s/>nima-related kinase 7, LPIN3 <text:s/>- <text:s/>lipin 3, ZBTB5 <text:s/>- <text:s/>zinc finger and btb domain containing 5, YTHDC1 <text:s/>- <text:s/>yth domain containing 1, TEFM <text:s/>- <text:s/>transcription elongation factor, mitochondrial, CCNT1 <text:s/>- <text:s/>cyclin t1, JUP <text:s/>- <text:s/>junction plakoglobin, HMG20A <text:s/>- <text:s/>high mobility group 20a, RIPK1 <text:s/>- <text:s/>receptor (tnfrsf)-interacting serine-threonine kinase 1, ESRRG <text:s/>- <text:s/>estrogen-related receptor gamma, LARP4B <text:s/>- <text:s/>la ribonucleoprotein domain family, member 4b, ESRRA <text:s/>- <text:s/>estrogen-related receptor alpha, RPS14 <text:s/>- <text:s/>ribosomal protein s14, TINF2 <text:s/>- <text:s/>terf1 (trf1)-interacting nuclear factor 2, RPS6KA1 <text:s/>- <text:s/>ribosomal protein s6 kinase, 90kda, polypeptide 1, MAP2K1 <text:s/>- <text:s/>mitogen-activated protein kinase kinase 1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HNRNPD <text:s/>- <text:s/>heterogeneous nuclear ribonucleoprotein d (au-rich element rna binding protein 1, 37kda), CCDC85B <text:s/>- <text:s/>coiled-coil domain containing 85b, VIPAS39 <text:s/>- <text:s/>vps33b interacting protein, apical-basolateral polarity regulator, spe-39 homolog, UBE2V2 <text:s/>- <text:s/>ubiquitin-conjugating enzyme e2 variant 2, KDM4D <text:s/>- <text:s/>lysine (k)-specific demethylase 4d, NSUN3 <text:s/>- <text:s/>nop2/sun domain family, member 3, PRDX5 <text:s/>- <text:s/>peroxiredoxin 5, UBE2N <text:s/>- <text:s/>ubiquitin-conjugating enzyme e2n, ZKSCAN8 <text:s/>- <text:s/>zinc finger with krab and scan domains 8, MGA <text:s/>- <text:s/>mga, max dimerization protein, TCOF1 <text:s/>- <text:s/>treacher collins-franceschetti syndrome 1, ZNF202 <text:s/>- <text:s/>zinc finger protein 202, DDIT3 <text:s/>- <text:s/>dna-damage-inducible transcript 3, ZNF175 <text:s/>- <text:s/>zinc finger protein 175, ARID3B <text:s/>- <text:s/>at rich interactive domain 3b (bright-like)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PSEN1 <text:s/>- <text:s/>presenilin 1, ZKSCAN7 <text:s/>- <text:s/>zinc finger with krab and scan domains 7, MLLT6 <text:s/>- <text:s/>myeloid/lymphoid or mixed-lineage leukemia (trithorax homolog, drosophila); translocated to, 6, LHX4 <text:s/>- <text:s/>lim homeobox 4, PRPF19 <text:s/>- <text:s/>pre-mrna processing factor 19, IL5 <text:s/>- <text:s/>interleukin 5 (colony-stimulating factor, eosinophil), PSMB1 <text:s/>- <text:s/>proteasome (prosome, macropain) subunit, beta type, 1, ZNF160 <text:s/>- <text:s/>zinc finger protein 160, OAS3 <text:s/>- <text:s/>2'-5'-oligoadenylate synthetase 3, 100kda, TRERF1 <text:s/>- <text:s/>transcriptional regulating factor 1, PSMA6 <text:s/>- <text:s/>proteasome (prosome, macropain) subunit, alpha type, 6, PSMA4 <text:s/>- <text:s/>proteasome (prosome, macropain) subunit, alpha type, 4, CGGBP1 <text:s/>- <text:s/>cgg triplet repeat binding protein 1, MED8 <text:s/>- <text:s/>mediator complex subunit 8, PSMB4 <text:s/>- <text:s/>proteasome (prosome, macropain) subunit, beta type, 4, PSMC5 <text:s/>- <text:s/>proteasome (prosome, macropain) 26s subunit, atpase, 5, ZNF473 <text:s/>- <text:s/>zinc finger protein 473, PSMC1 <text:s/>- <text:s/>proteasome (prosome, macropain) 26s subunit, atpase, 1, EIF2A <text:s/>- <text:s/>eukaryotic translation initiation factor 2a, 65kda, WWOX <text:s/>- <text:s/>ww domain containing oxidoreductase, CELF3 <text:s/>- <text:s/>cugbp, elav-like family member 3, TAF7 <text:s/>- <text:s/>taf7 rna polymerase ii, tata box binding protein (tbp)-associated factor, 55kda, RNF31 <text:s/>- <text:s/>ring finger protein 31, TAF11 <text:s/>- <text:s/>taf11 rna polymerase ii, tata box binding protein (tbp)-associated factor, 28kda, LRRFIP2 <text:s/>- <text:s/>leucine rich repeat (in flii) interacting protein 2, SERP1 <text:s/>- <text:s/>stress-associated endoplasmic reticulum protein 1, PSME2 <text:s/>- <text:s/>proteasome (prosome, macropain) activator subunit 2 (pa28 beta), TAF1 <text:s/>- <text:s/>taf1 rna polymerase ii, tata box binding protein (tbp)-associated factor, 250kda, SUPT16H <text:s/>- <text:s/>suppressor of ty 16 homolog (s. cerevisiae), ARGLU1 <text:s/>- <text:s/>arginine and glutamate rich 1, ZRANB3 <text:s/>- <text:s/>zinc finger, ran-binding domain containing 3, PDPK1 <text:s/>- <text:s/>3-phosphoinositide dependent protein kinase-1, NR4A2 <text:s/>- <text:s/>nuclear receptor subfamily 4, group a, member 2, ZBTB7B <text:s/>- <text:s/>zinc finger and btb domain containing 7b, MEIS2 <text:s/>- <text:s/>meis homeobox 2, MEIS1 <text:s/>- <text:s/>meis homeobox 1, KAT5 <text:s/>- <text:s/>k(lysine) acetyltransferase 5, MAP3K7 <text:s/>- <text:s/>mitogen-activated protein kinase kinase kinase 7, THOC5 <text:s/>- <text:s/>tho complex 5, CREBRF <text:s/>- <text:s/>creb3 regulatory factor, TBP <text:s/>- <text:s/>tata box binding protein, CDK13 <text:s/>- <text:s/>cyclin-dependent kinase 13, CCT2 <text:s/>- <text:s/>chaperonin containing tcp1, subunit 2 (beta), IRF1 <text:s/>- <text:s/>interferon regulatory factor 1, ZNF169 <text:s/>- <text:s/>zinc finger protein 169, ZNF629 <text:s/>- <text:s/>zinc finger protein 629, SH2B1 <text:s/>- <text:s/>sh2b adaptor protein 1, HCLS1 <text:s/>- <text:s/>hematopoietic cell-specific lyn substrate 1, KAT7 <text:s/>- <text:s/>k(lysine) acetyltransferase 7, SEPSECS <text:s/>- <text:s/>sep (o-phosphoserine) trna:sec (selenocysteine) trna synthase, SBNO2 <text:s/>- <text:s/>strawberry notch homolog 2 (drosophila), ZNF266 <text:s/>- <text:s/>zinc finger protein 266, ZNF274 <text:s/>- <text:s/>zinc finger protein 274, EAF1 <text:s/>- <text:s/>ell associated factor 1, IL23A <text:s/>- <text:s/>interleukin 23, alpha subunit p19, TFB2M <text:s/>- <text:s/>transcription factor b2, mitochondrial, PEX2 <text:s/>- <text:s/>peroxisomal biogenesis factor 2, HMGN5 <text:s/>- <text:s/>high mobility group nucleosome binding domain 5, MBD1 <text:s/>- <text:s/>methyl-cpg binding domain protein 1, FRK <text:s/>- <text:s/>fyn-related kinase, HSPH1 <text:s/>- <text:s/>heat shock 105kda/110kda protein 1, IMPACT <text:s/>- <text:s/>impact rwd domain protein, AUTS2 <text:s/>- <text:s/>autism susceptibility candidate 2, ANKRD17 <text:s/>- <text:s/>ankyrin repeat domain 17, PFN1 <text:s/>- <text:s/>profilin 1, HDAC9 <text:s/>- <text:s/>histone deacetylase 9, ZSCAN29 <text:s/>- <text:s/>zinc finger and scan domain containing 29, INO80 <text:s/>- <text:s/>ino80 complex subunit, SLC7A7 <text:s/>- <text:s/>solute carrier family 7 (amino acid transporter light chain, y+l system), member 7, PITX2 <text:s/>- <text:s/>paired-like homeodomain 2, BARD1 <text:s/>- <text:s/>brca1 associated ring domain 1, NEDD8 <text:s/>- <text:s/>neural precursor cell expressed, developmentally down-regulated 8, MICAL2 <text:s/>- <text:s/>microtubule associated monooxygenase, calponin and lim domain containing 2, AIP <text:s/>- <text:s/>aryl hydrocarbon receptor interacting protein, NFIB <text:s/>- <text:s/>nuclear factor i/b, ZNF18 <text:s/>- <text:s/>zinc finger protein 18, ZNF384 <text:s/>- <text:s/>zinc finger protein 384, EIF5A2 <text:s/>- <text:s/>eukaryotic translation initiation factor 5a2, CELF1 <text:s/>- <text:s/>cugbp, elav-like family member 1, GNL3L <text:s/>- <text:s/>guanine nucleotide binding protein-like 3 (nucleolar)-like, ZFPL1 <text:s/>- <text:s/>zinc finger protein-like 1, MED15 <text:s/>- <text:s/>mediator complex subunit 15, U2AF2 <text:s/>- <text:s/>u2 small nuclear rna auxiliary factor 2, EIF2AK4 <text:s/>- <text:s/>eukaryotic translation initiation factor 2 alpha kinase 4, TGIF1 <text:s/>- <text:s/>tgfb-induced factor homeobox 1, KDM5A <text:s/>- <text:s/>lysine (k)-specific demethylase 5a, RNF20 <text:s/>- <text:s/>ring finger protein 20, e3 ubiquitin protein ligase, CHUK <text:s/>- <text:s/>conserved helix-loop-helix ubiquitous kinase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1901362</text:p>
          </table:table-cell>
          <table:table-cell table:style-name="ce1" office:value-type="string" calcext:value-type="string">
            <text:p>organic cyclic compound biosynthetic process</text:p>
          </table:table-cell>
          <table:table-cell table:style-name="ce1" office:value-type="float" office:value="0.000305" calcext:value-type="float">
            <text:p>0.000305</text:p>
          </table:table-cell>
          <table:table-cell table:style-name="ce1" office:value-type="float" office:value="0.0737" calcext:value-type="float">
            <text:p>0.0737</text:p>
          </table:table-cell>
          <table:table-cell table:style-name="ce1" office:value-type="float" office:value="1.28" calcext:value-type="float">
            <text:p>1.2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468" calcext:value-type="float">
            <text:p>246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string" calcext:value-type="string">
            <text:p>[ZNF572 <text:s/>- <text:s/>zinc finger protein 572, ZKSCAN8 <text:s/>- <text:s/>zinc finger with krab and scan domains 8, MGA <text:s/>- <text:s/>mga, max dimerization protein, ZNF202 <text:s/>- <text:s/>zinc finger protein 202, PHF21A <text:s/>- <text:s/>phd finger protein 21a, SYMPK <text:s/>- <text:s/>symplekin, SPRTN <text:s/>- <text:s/>sprt-like n-terminal domain, DDIT3 <text:s/>- <text:s/>dna-damage-inducible transcript 3, MKI67IP <text:s/>- <text:s/>mki67 (fha domain) interacting nucleolar phosphoprotein, ZNF175 <text:s/>- <text:s/>zinc finger protein 175, COX5B <text:s/>- <text:s/>cytochrome c oxidase subunit vb, ARID3B <text:s/>- <text:s/>at rich interactive domain 3b (bright-like)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ZKSCAN7 <text:s/>- <text:s/>zinc finger with krab and scan domains 7, PMM2 <text:s/>- <text:s/>phosphomannomutase 2, POLL <text:s/>- <text:s/>polymerase (dna directed), lambda, DHFRL1 <text:s/>- <text:s/>dihydrofolate reductase-like 1, MIER1 <text:s/>- <text:s/>mesoderm induction early response 1, transcriptional regulator, LHX4 <text:s/>- <text:s/>lim homeobox 4, SIRT2 <text:s/>- <text:s/>sirtuin 2, NCOA3 <text:s/>- <text:s/>nuclear receptor coactivator 3, CC2D1A <text:s/>- <text:s/>coiled-coil and c2 domain containing 1a, ZNF160 <text:s/>- <text:s/>zinc finger protein 160, TRERF1 <text:s/>- <text:s/>transcriptional regulating factor 1, ZNF333 <text:s/>- <text:s/>zinc finger protein 333, USP43 <text:s/>- <text:s/>ubiquitin specific peptidase 43, RING1 <text:s/>- <text:s/>ring finger protein 1, CGGBP1 <text:s/>- <text:s/>cgg triplet repeat binding protein 1, TTF1 <text:s/>- <text:s/>transcription termination factor, rna polymerase i, MED8 <text:s/>- <text:s/>mediator complex subunit 8, GMPR2 <text:s/>- <text:s/>guanosine monophosphate reductase 2, SLC35B3 <text:s/>- <text:s/>solute carrier family 35 (adenosine 3'-phospho 5'-phosphosulfate transporter), member b3, COASY <text:s/>- <text:s/>coa synthase, ZNF473 <text:s/>- <text:s/>zinc finger protein 473, SUB1 <text:s/>- <text:s/>sub1 homolog (s. cerevisiae), ATF6B <text:s/>- <text:s/>activating transcription factor 6 beta, ELF2 <text:s/>- <text:s/>e74-like factor 2 (ets domain transcription factor), GAR1 <text:s/>- <text:s/>gar1 ribonucleoprotein, TSC22D1 <text:s/>- <text:s/>tsc22 domain family, member 1, NR1D1 <text:s/>- <text:s/>nuclear receptor subfamily 1, group d, member 1, CELF3 <text:s/>- <text:s/>cugbp, elav-like family member 3, TAF7 <text:s/>- <text:s/>taf7 rna polymerase ii, tata box binding protein (tbp)-associated factor, 55kda, TAF11 <text:s/>- <text:s/>taf11 rna polymerase ii, tata box binding protein (tbp)-associated factor, 28kda, SNRPE <text:s/>- <text:s/>small nuclear ribonucleoprotein polypeptide e, TAF1 <text:s/>- <text:s/>taf1 rna polymerase ii, tata box binding protein (tbp)-associated factor, 250kda, SUPT16H <text:s/>- <text:s/>suppressor of ty 16 homolog (s. cerevisiae), ARGLU1 <text:s/>- <text:s/>arginine and glutamate rich 1, TBPL1 <text:s/>- <text:s/>tbp-like 1, GLIS1 <text:s/>- <text:s/>glis family zinc finger 1, SLIRP <text:s/>- <text:s/>sra stem-loop interacting rna binding protein, ZBTB41 <text:s/>- <text:s/>zinc finger and btb domain containing 41, PDPK1 <text:s/>- <text:s/>3-phosphoinositide dependent protein kinase-1, NABP2 <text:s/>- <text:s/>nucleic acid binding protein 2, NR4A2 <text:s/>- <text:s/>nuclear receptor subfamily 4, group a, member 2, POU3F4 <text:s/>- <text:s/>pou class 3 homeobox 4, ZBTB7B <text:s/>- <text:s/>zinc finger and btb domain containing 7b, CPNE1 <text:s/>- <text:s/>copine i, ZNF677 <text:s/>- <text:s/>zinc finger protein 677, MEIS2 <text:s/>- <text:s/>meis homeobox 2, ADCY5 <text:s/>- <text:s/>adenylate cyclase 5, MEIS1 <text:s/>- <text:s/>meis homeobox 1, NUP37 <text:s/>- <text:s/>nucleoporin 37kda, KAT5 <text:s/>- <text:s/>k(lysine) acetyltransferase 5, THOC5 <text:s/>- <text:s/>tho complex 5, GATAD2A <text:s/>- <text:s/>gata zinc finger domain containing 2a, MAP3K7 <text:s/>- <text:s/>mitogen-activated protein kinase kinase kinase 7, CREBRF <text:s/>- <text:s/>creb3 regulatory factor, KMO <text:s/>- <text:s/>kynurenine 3-monooxygenase (kynurenine 3-hydroxylase), ADCY2 <text:s/>- <text:s/>adenylate cyclase 2 (brain), SLU7 <text:s/>- <text:s/>slu7 splicing factor homolog (s. cerevisiae), RORA <text:s/>- <text:s/>rar-related orphan receptor a, TBP <text:s/>- <text:s/>tata box binding protein, CDK13 <text:s/>- <text:s/>cyclin-dependent kinase 13, E2F4 <text:s/>- <text:s/>e2f transcription factor 4, p107/p130-binding, HELB <text:s/>- <text:s/>helicase (dna) b, SMYD2 <text:s/>- <text:s/>set and mynd domain containing 2, RAD50 <text:s/>- <text:s/>rad50 homolog (s. cerevisiae), IRF1 <text:s/>- <text:s/>interferon regulatory factor 1, MOCS3 <text:s/>- <text:s/>molybdenum cofactor synthesis 3, ZNF169 <text:s/>- <text:s/>zinc finger protein 169, POLR2F <text:s/>- <text:s/>polymerase (rna) ii (dna directed) polypeptide f, ZNF629 <text:s/>- <text:s/>zinc finger protein 629, TCEANC2 <text:s/>- <text:s/>transcription elongation factor a (sii) n-terminal and central domain containing 2, SEPSECS <text:s/>- <text:s/>sep (o-phosphoserine) trna:sec (selenocysteine) trna synthase, KAT7 <text:s/>- <text:s/>k(lysine) acetyltransferase 7, UCK1 <text:s/>- <text:s/>uridine-cytidine kinase 1, CHD6 <text:s/>- <text:s/>chromodomain helicase dna binding protein 6, NADK <text:s/>- <text:s/>nad kinase, SBNO2 <text:s/>- <text:s/>strawberry notch homolog 2 (drosophila), ZNF266 <text:s/>- <text:s/>zinc finger protein 266, ZNF274 <text:s/>- <text:s/>zinc finger protein 274, RPL19 <text:s/>- <text:s/>ribosomal protein l19, MCRS1 <text:s/>- <text:s/>microspherule protein 1, USF1 <text:s/>- <text:s/>upstream transcription factor 1, EAF1 <text:s/>- <text:s/>ell associated factor 1, ZNF470 <text:s/>- <text:s/>zinc finger protein 470, SUPT6H <text:s/>- <text:s/>suppressor of ty 6 homolog (s. cerevisiae), TFB2M <text:s/>- <text:s/>transcription factor b2, mitochondrial, BRD9 <text:s/>- <text:s/>bromodomain containing 9, MON1B <text:s/>- <text:s/>mon1 secretory trafficking family member b, SLC30A9 <text:s/>- <text:s/>solute carrier family 30 (zinc transporter), member 9, CHCHD2 <text:s/>- <text:s/>coiled-coil-helix-coiled-coil-helix domain containing 2, MTF1 <text:s/>- <text:s/>metal-regulatory transcription factor 1, RPA3 <text:s/>- <text:s/>replication protein a3, 14kda, HMGN5 <text:s/>- <text:s/>high mobility group nucleosome binding domain 5, ETV3 <text:s/>- <text:s/>ets variant 3, PHF11 <text:s/>- <text:s/>phd finger protein 11, RPS5 <text:s/>- <text:s/>ribosomal protein s5, MBD1 <text:s/>- <text:s/>methyl-cpg binding domain protein 1, ZNF787 <text:s/>- <text:s/>zinc finger protein 787, ATP5J <text:s/>- <text:s/>atp synthase, h+ transporting, mitochondrial fo complex, subunit f6, GABPA <text:s/>- <text:s/>ga binding protein transcription factor, alpha subunit 60kda, WWP2 <text:s/>- <text:s/>ww domain containing e3 ubiquitin protein ligase 2, TADA3 <text:s/>- <text:s/>transcriptional adaptor 3, ZNF264 <text:s/>- <text:s/>zinc finger protein 264, EYA3 <text:s/>- <text:s/>eyes absent homolog 3 (drosophila), GPBP1L1 <text:s/>- <text:s/>gc-rich promoter binding protein 1-like 1, HDAC9 <text:s/>- <text:s/>histone deacetylase 9, ZSCAN29 <text:s/>- <text:s/>zinc finger and scan domain containing 29, RPL32 <text:s/>- <text:s/>ribosomal protein l32, ALAD <text:s/>- <text:s/>aminolevulinate dehydratase, INO80 <text:s/>- <text:s/>ino80 complex subunit, ATP5A1 <text:s/>- <text:s/>atp synthase, h+ transporting, mitochondrial f1 complex, alpha subunit 1, cardiac muscle, RPS21 <text:s/>- <text:s/>ribosomal protein s21, PITX2 <text:s/>- <text:s/>paired-like homeodomain 2, BARD1 <text:s/>- <text:s/>brca1 associated ring domain 1, ZBTB5 <text:s/>- <text:s/>zinc finger and btb domain containing 5, CTPS2 <text:s/>- <text:s/>ctp synthase 2, TEFM <text:s/>- <text:s/>transcription elongation factor, mitochondrial, RPS16 <text:s/>- <text:s/>ribosomal protein s16, RAD51D <text:s/>- <text:s/>rad51 paralog d, CCNT1 <text:s/>- <text:s/>cyclin t1, HMG20A <text:s/>- <text:s/>high mobility group 20a, ERH <text:s/>- <text:s/>enhancer of rudimentary homolog (drosophila), NFIB <text:s/>- <text:s/>nuclear factor i/b, ZNF18 <text:s/>- <text:s/>zinc finger protein 18, ESRRG <text:s/>- <text:s/>estrogen-related receptor gamma, ADAL <text:s/>- <text:s/>adenosine deaminase-like, ESRRA <text:s/>- <text:s/>estrogen-related receptor alpha, RPS14 <text:s/>- <text:s/>ribosomal protein s14, ZNF384 <text:s/>- <text:s/>zinc finger protein 384, FOXA3 <text:s/>- <text:s/>forkhead box a3, ONECUT1 <text:s/>- <text:s/>one cut homeobox 1, PHRF1 <text:s/>- <text:s/>phd and ring finger domains 1, TRIP13 <text:s/>- <text:s/>thyroid hormone receptor interactor 13, MED15 <text:s/>- <text:s/>mediator complex subunit 15, U2AF2 <text:s/>- <text:s/>u2 small nuclear rna auxiliary factor 2, OSBPL9 <text:s/>- <text:s/>oxysterol binding protein-like 9, HNRNPD <text:s/>- <text:s/>heterogeneous nuclear ribonucleoprotein d (au-rich element rna binding protein 1, 37kda), TGIF1 <text:s/>- <text:s/>tgfb-induced factor homeobox 1, KDM5A <text:s/>- <text:s/>lysine (k)-specific demethylase 5a, CCDC85B <text:s/>- <text:s/>coiled-coil domain containing 85b, VIPAS39 <text:s/>- <text:s/>vps33b interacting protein, apical-basolateral polarity regulator, spe-39 homolog, KDM4D <text:s/>- <text:s/>lysine (k)-specific demethylase 4d, NABP1 <text:s/>- <text:s/>nucleic acid binding protein 1, FPGS <text:s/>- <text:s/>folylpolyglutamate synthase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6071</text:p>
          </table:table-cell>
          <table:table-cell table:style-name="ce1" office:value-type="string" calcext:value-type="string">
            <text:p>mRNA metabolic process</text:p>
          </table:table-cell>
          <table:table-cell table:style-name="ce1" office:value-type="float" office:value="0.000329" calcext:value-type="float">
            <text:p>0.000329</text:p>
          </table:table-cell>
          <table:table-cell table:style-name="ce1" office:value-type="float" office:value="0.0782" calcext:value-type="float">
            <text:p>0.0782</text:p>
          </table:table-cell>
          <table:table-cell table:style-name="ce1" office:value-type="float" office:value="1.73" calcext:value-type="float">
            <text:p>1.7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[DHX8 <text:s/>- <text:s/>deah (asp-glu-ala-his) box polypeptide 8, CELF3 <text:s/>- <text:s/>cugbp, elav-like family member 3, ZNF259 <text:s/>- <text:s/>zinc finger protein 259, RAVER1 <text:s/>- <text:s/>ribonucleoprotein, ptb-binding 1, RPS21 <text:s/>- <text:s/>ribosomal protein s21, DBR1 <text:s/>- <text:s/>debranching rna lariats 1, SNRPE <text:s/>- <text:s/>small nuclear ribonucleoprotein polypeptide e, SYMPK <text:s/>- <text:s/>symplekin, RPL19 <text:s/>- <text:s/>ribosomal protein l19, PUS1 <text:s/>- <text:s/>pseudouridylate synthase 1, DDIT3 <text:s/>- <text:s/>dna-damage-inducible transcript 3, RPS16 <text:s/>- <text:s/>ribosomal protein s16, SF3A1 <text:s/>- <text:s/>splicing factor 3a, subunit 1, 120kda, SNRNP27 <text:s/>- <text:s/>small nuclear ribonucleoprotein 27kda (u4/u6.u5), SUPT6H <text:s/>- <text:s/>suppressor of ty 6 homolog (s. cerevisiae), GTF2F1 <text:s/>- <text:s/>general transcription factor iif, polypeptide 1, 74kda, GTF2F2 <text:s/>- <text:s/>general transcription factor iif, polypeptide 2, 30kda, RPS14 <text:s/>- <text:s/>ribosomal protein s14, AQR <text:s/>- <text:s/>aquarius homolog (mouse), PPIH <text:s/>- <text:s/>peptidylprolyl isomerase h (cyclophilin h), CELF1 <text:s/>- <text:s/>cugbp, elav-like family member 1, USP49 <text:s/>- <text:s/>ubiquitin specific peptidase 49, PRPF19 <text:s/>- <text:s/>pre-mrna processing factor 19, UBL5 <text:s/>- <text:s/>ubiquitin-like 5, THOC5 <text:s/>- <text:s/>tho complex 5, SLU7 <text:s/>- <text:s/>slu7 splicing factor homolog (s. cerevisiae), RPS5 <text:s/>- <text:s/>ribosomal protein s5, PHRF1 <text:s/>- <text:s/>phd and ring finger domains 1, U2AF2 <text:s/>- <text:s/>u2 small nuclear rna auxiliary factor 2, ZMAT2 <text:s/>- <text:s/>zinc finger, matrin-type 2, FAM103A1 <text:s/>- <text:s/>family with sequence similarity 103, member a1, CDK13 <text:s/>- <text:s/>cyclin-dependent kinase 13, PPP2R1A <text:s/>- <text:s/>protein phosphatase 2, regulatory subunit a, alpha, HNRNPD <text:s/>- <text:s/>heterogeneous nuclear ribonucleoprotein d (au-rich element rna binding protein 1, 37kda), WDR83 <text:s/>- <text:s/>wd repeat domain 83, SART1 <text:s/>- <text:s/>squamous cell carcinoma antigen recognized by t cells, FASTKD5 <text:s/>- <text:s/>fast kinase domains 5, ZNF473 <text:s/>- <text:s/>zinc finger protein 473, CWC15 <text:s/>- <text:s/>cwc15 spliceosome-associated protein homolog (s. cerevisiae), NHP2L1 <text:s/>- <text:s/>nhp2 non-histone chromosome protein 2-like 1 (s. cerevisiae), RPL32 <text:s/>- <text:s/>ribosomal protein l32, POLR2F <text:s/>- <text:s/>polymerase (rna) ii (dna directed) polypeptide f, SF3B2 <text:s/>- <text:s/>splicing factor 3b, subunit 2, 145kda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0724</text:p>
          </table:table-cell>
          <table:table-cell table:style-name="ce1" office:value-type="string" calcext:value-type="string">
            <text:p>double-strand break repair via homologous recombination</text:p>
          </table:table-cell>
          <table:table-cell table:style-name="ce1" office:value-type="float" office:value="0.000351" calcext:value-type="float">
            <text:p>0.000351</text:p>
          </table:table-cell>
          <table:table-cell table:style-name="ce1" office:value-type="float" office:value="0.082" calcext:value-type="float">
            <text:p>0.082</text:p>
          </table:table-cell>
          <table:table-cell table:style-name="ce1" office:value-type="float" office:value="3.37" calcext:value-type="float">
            <text:p>3.3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[PSMD14 <text:s/>- <text:s/>proteasome (prosome, macropain) 26s subunit, non-atpase, 14, NABP2 <text:s/>- <text:s/>nucleic acid binding protein 2, POLL <text:s/>- <text:s/>polymerase (dna directed), lambda, KDM4D <text:s/>- <text:s/>lysine (k)-specific demethylase 4d, NABP1 <text:s/>- <text:s/>nucleic acid binding protein 1, RAD51D <text:s/>- <text:s/>rad51 paralog d, INO80 <text:s/>- <text:s/>ino80 complex subunit, RPA3 <text:s/>- <text:s/>replication protein a3, 14kda, RAD50 <text:s/>- <text:s/>rad50 homolog (s. cerevisiae), UBE2N <text:s/>- <text:s/>ubiquitin-conjugating enzyme e2n, ORAOV1 <text:s/>- <text:s/>oral cancer overexpressed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0725</text:p>
          </table:table-cell>
          <table:table-cell table:style-name="ce1" office:value-type="string" calcext:value-type="string">
            <text:p>recombinational repair</text:p>
          </table:table-cell>
          <table:table-cell table:style-name="ce1" office:value-type="float" office:value="0.000403" calcext:value-type="float">
            <text:p>0.000403</text:p>
          </table:table-cell>
          <table:table-cell table:style-name="ce1" office:value-type="float" office:value="0.0925" calcext:value-type="float">
            <text:p>0.0925</text:p>
          </table:table-cell>
          <table:table-cell table:style-name="ce1" office:value-type="float" office:value="3.32" calcext:value-type="float">
            <text:p>3.3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[PSMD14 <text:s/>- <text:s/>proteasome (prosome, macropain) 26s subunit, non-atpase, 14, NABP2 <text:s/>- <text:s/>nucleic acid binding protein 2, POLL <text:s/>- <text:s/>polymerase (dna directed), lambda, KDM4D <text:s/>- <text:s/>lysine (k)-specific demethylase 4d, NABP1 <text:s/>- <text:s/>nucleic acid binding protein 1, RAD51D <text:s/>- <text:s/>rad51 paralog d, INO80 <text:s/>- <text:s/>ino80 complex subunit, RPA3 <text:s/>- <text:s/>replication protein a3, 14kda, RAD50 <text:s/>- <text:s/>rad50 homolog (s. cerevisiae), UBE2N <text:s/>- <text:s/>ubiquitin-conjugating enzyme e2n, ORAOV1 <text:s/>- <text:s/>oral cancer overexpressed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0209</text:p>
          </table:table-cell>
          <table:table-cell table:style-name="ce1" office:value-type="string" calcext:value-type="string">
            <text:p>protein polyubiquitination</text:p>
          </table:table-cell>
          <table:table-cell table:style-name="ce1" office:value-type="float" office:value="0.000412" calcext:value-type="float">
            <text:p>0.000412</text:p>
          </table:table-cell>
          <table:table-cell table:style-name="ce1" office:value-type="float" office:value="0.093" calcext:value-type="float">
            <text:p>0.093</text:p>
          </table:table-cell>
          <table:table-cell table:style-name="ce1" office:value-type="float" office:value="2.09" calcext:value-type="float">
            <text:p>2.0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[RNF181 <text:s/>- <text:s/>ring finger protein 181, PSMD14 <text:s/>- <text:s/>proteasome (prosome, macropain) 26s subunit, non-atpase, 14, RNF31 <text:s/>- <text:s/>ring finger protein 31, BARD1 <text:s/>- <text:s/>brca1 associated ring domain 1, PSME2 <text:s/>- <text:s/>proteasome (prosome, macropain) activator subunit 2 (pa28 beta), TAF1 <text:s/>- <text:s/>taf1 rna polymerase ii, tata box binding protein (tbp)-associated factor, 250kda, UBOX5 <text:s/>- <text:s/>u-box domain containing 5, PRPF19 <text:s/>- <text:s/>pre-mrna processing factor 19, RNF6 <text:s/>- <text:s/>ring finger protein (c3h2c3 type) 6, ZNRF2 <text:s/>- <text:s/>zinc and ring finger 2, PSMB1 <text:s/>- <text:s/>proteasome (prosome, macropain) subunit, beta type, 1, PSMA6 <text:s/>- <text:s/>proteasome (prosome, macropain) subunit, alpha type, 6, PSMA4 <text:s/>- <text:s/>proteasome (prosome, macropain) subunit, alpha type, 4, BFAR <text:s/>- <text:s/>bifunctional apoptosis regulator, KLHL20 <text:s/>- <text:s/>kelch-like family member 20, WWP2 <text:s/>- <text:s/>ww domain containing e3 ubiquitin protein ligase 2, TRIM6 <text:s/>- <text:s/>tripartite motif containing 6, RNF20 <text:s/>- <text:s/>ring finger protein 20, e3 ubiquitin protein ligase, PSMB4 <text:s/>- <text:s/>proteasome (prosome, macropain) subunit, beta type, 4, PSMC5 <text:s/>- <text:s/>proteasome (prosome, macropain) 26s subunit, atpase, 5, UBE2E1 <text:s/>- <text:s/>ubiquitin-conjugating enzyme e2e 1, PSMC1 <text:s/>- <text:s/>proteasome (prosome, macropain) 26s subunit, atpase, 1, UBE2V2 <text:s/>- <text:s/>ubiquitin-conjugating enzyme e2 variant 2, FBXL12 <text:s/>- <text:s/>f-box and leucine-rich repeat protein 12, UBE2N <text:s/>- <text:s/>ubiquitin-conjugating enzyme e2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2223</text:p>
          </table:table-cell>
          <table:table-cell table:style-name="ce1" office:value-type="string" calcext:value-type="string">
            <text:p>stimulatory C-type lectin receptor signaling pathway</text:p>
          </table:table-cell>
          <table:table-cell table:style-name="ce1" office:value-type="float" office:value="0.000422" calcext:value-type="float">
            <text:p>0.000422</text:p>
          </table:table-cell>
          <table:table-cell table:style-name="ce1" office:value-type="float" office:value="0.0939" calcext:value-type="float">
            <text:p>0.0939</text:p>
          </table:table-cell>
          <table:table-cell table:style-name="ce1" office:value-type="float" office:value="2.94" calcext:value-type="float">
            <text:p>2.9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PSMA6 <text:s/>- <text:s/>proteasome (prosome, macropain) subunit, alpha type, 6, PSME2 <text:s/>- <text:s/>proteasome (prosome, macropain) activator subunit 2 (pa28 beta), PSMA4 <text:s/>- <text:s/>proteasome (prosome, macropain) subunit, alpha type, 4, PSMB4 <text:s/>- <text:s/>proteasome (prosome, macropain) subunit, beta type, 4, BCL10 <text:s/>- <text:s/>b-cell cll/lymphoma 10, PDPK1 <text:s/>- <text:s/>3-phosphoinositide dependent protein kinase-1, PSMC5 <text:s/>- <text:s/>proteasome (prosome, macropain) 26s subunit, atpase, 5, PSMC1 <text:s/>- <text:s/>proteasome (prosome, macropain) 26s subunit, atpase, 1, CHUK <text:s/>- <text:s/>conserved helix-loop-helix ubiquitous kinase, MAP3K7 <text:s/>- <text:s/>mitogen-activated protein kinase kinase kinase 7, UBE2N <text:s/>- <text:s/>ubiquitin-conjugating enzyme e2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3618</text:p>
          </table:table-cell>
          <table:table-cell table:style-name="ce1" office:value-type="string" calcext:value-type="string">
            <text:p>regulation of transcription from RNA polymerase II promoter in response to stress</text:p>
          </table:table-cell>
          <table:table-cell table:style-name="ce1" office:value-type="float" office:value="0.000452" calcext:value-type="float">
            <text:p>0.000452</text:p>
          </table:table-cell>
          <table:table-cell table:style-name="ce1" office:value-type="float" office:value="0.099" calcext:value-type="float">
            <text:p>0.099</text:p>
          </table:table-cell>
          <table:table-cell table:style-name="ce1" office:value-type="float" office:value="2.79" calcext:value-type="float">
            <text:p>2.79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CHD6 <text:s/>- <text:s/>chromodomain helicase dna binding protein 6, PSMA6 <text:s/>- <text:s/>proteasome (prosome, macropain) subunit, alpha type, 6, PSME2 <text:s/>- <text:s/>proteasome (prosome, macropain) activator subunit 2 (pa28 beta), PSMA4 <text:s/>- <text:s/>proteasome (prosome, macropain) subunit, alpha type, 4, TAF1 <text:s/>- <text:s/>taf1 rna polymerase ii, tata box binding protein (tbp)-associated factor, 250kda, DDIT3 <text:s/>- <text:s/>dna-damage-inducible transcript 3, PSMB4 <text:s/>- <text:s/>proteasome (prosome, macropain) subunit, beta type, 4, PSMC5 <text:s/>- <text:s/>proteasome (prosome, macropain) 26s subunit, atpase, 5, IMPACT <text:s/>- <text:s/>impact rwd domain protein, PSMC1 <text:s/>- <text:s/>proteasome (prosome, macropain) 26s subunit, atpase, 1, ATF6B <text:s/>- <text:s/>activating transcription factor 6 beta, SIRT2 <text:s/>- <text:s/>sirtuin 2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2758</text:p>
          </table:table-cell>
          <table:table-cell table:style-name="ce1" office:value-type="string" calcext:value-type="string">
            <text:p>innate immune response-activating signal transduction</text:p>
          </table:table-cell>
          <table:table-cell table:style-name="ce1" office:value-type="float" office:value="0.000454" calcext:value-type="float">
            <text:p>0.000454</text:p>
          </table:table-cell>
          <table:table-cell table:style-name="ce1" office:value-type="float" office:value="0.0979" calcext:value-type="float">
            <text:p>0.0979</text:p>
          </table:table-cell>
          <table:table-cell table:style-name="ce1" office:value-type="float" office:value="2.35" calcext:value-type="float">
            <text:p>2.3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PSMA6 <text:s/>- <text:s/>proteasome (prosome, macropain) subunit, alpha type, 6, PSME2 <text:s/>- <text:s/>proteasome (prosome, macropain) activator subunit 2 (pa28 beta), PSMA4 <text:s/>- <text:s/>proteasome (prosome, macropain) subunit, alpha type, 4, HSPD1 <text:s/>- <text:s/>heat shock 60kda protein 1 (chaperonin), CTSS <text:s/>- <text:s/>cathepsin s, HMGB1 <text:s/>- <text:s/>high mobility group box 1, PSMB4 <text:s/>- <text:s/>proteasome (prosome, macropain) subunit, beta type, 4, BCL10 <text:s/>- <text:s/>b-cell cll/lymphoma 10, RIPK1 <text:s/>- <text:s/>receptor (tnfrsf)-interacting serine-threonine kinase 1, PDPK1 <text:s/>- <text:s/>3-phosphoinositide dependent protein kinase-1, PSMC5 <text:s/>- <text:s/>proteasome (prosome, macropain) 26s subunit, atpase, 5, PIK3C3 <text:s/>- <text:s/>phosphatidylinositol 3-kinase, catalytic subunit type 3, PSMC1 <text:s/>- <text:s/>proteasome (prosome, macropain) 26s subunit, atpase, 1, CHUK <text:s/>- <text:s/>conserved helix-loop-helix ubiquitous kinase, TBK1 <text:s/>- <text:s/>tank-binding kinase 1, UBE2N <text:s/>- <text:s/>ubiquitin-conjugating enzyme e2n, MAP3K7 <text:s/>- <text:s/>mitogen-activated protein kinase kinase kinase 7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458</text:p>
          </table:table-cell>
          <table:table-cell table:style-name="ce1" office:value-type="string" calcext:value-type="string">
            <text:p>'de novo' protein folding</text:p>
          </table:table-cell>
          <table:table-cell table:style-name="ce1" office:value-type="float" office:value="0.000459" calcext:value-type="float">
            <text:p>0.000459</text:p>
          </table:table-cell>
          <table:table-cell table:style-name="ce1" office:value-type="float" office:value="0.0976" calcext:value-type="float">
            <text:p>0.0976</text:p>
          </table:table-cell>
          <table:table-cell table:style-name="ce1" office:value-type="float" office:value="4.81" calcext:value-type="float">
            <text:p>4.8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[GAK <text:s/>- <text:s/>cyclin g associated kinase, UGGT1 <text:s/>- <text:s/>udp-glucose glycoprotein glucosyltransferase 1, TOR1A <text:s/>- <text:s/>torsin family 1, member a (torsin a), CCT2 <text:s/>- <text:s/>chaperonin containing tcp1, subunit 2 (beta), HSPD1 <text:s/>- <text:s/>heat shock 60kda protein 1 (chaperonin), HSPE1 <text:s/>- <text:s/>heat shock 10kda protein 1 (chaperonin 10), HSPH1 <text:s/>- <text:s/>heat shock 105kda/110kda protein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7041</text:p>
          </table:table-cell>
          <table:table-cell table:style-name="ce1" office:value-type="string" calcext:value-type="string">
            <text:p>lysosomal transport</text:p>
          </table:table-cell>
          <table:table-cell table:style-name="ce1" office:value-type="float" office:value="0.00046" calcext:value-type="float">
            <text:p>0.00046</text:p>
          </table:table-cell>
          <table:table-cell table:style-name="ce1" office:value-type="float" office:value="0.0964" calcext:value-type="float">
            <text:p>0.0964</text:p>
          </table:table-cell>
          <table:table-cell table:style-name="ce1" office:value-type="float" office:value="3.27" calcext:value-type="float">
            <text:p>3.2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[VPS41 <text:s/>- <text:s/>vacuolar protein sorting 41 homolog (s. cerevisiae), SNX16 <text:s/>- <text:s/>sorting nexin 16, VPS53 <text:s/>- <text:s/>vacuolar protein sorting 53 homolog (s. cerevisiae), VPS51 <text:s/>- <text:s/>vacuolar protein sorting 51 homolog (s. cerevisiae), GAK <text:s/>- <text:s/>cyclin g associated kinase, VPS18 <text:s/>- <text:s/>vacuolar protein sorting 18 homolog (s. cerevisiae), VPS16 <text:s/>- <text:s/>vacuolar protein sorting 16 homolog (s. cerevisiae), VIPAS39 <text:s/>- <text:s/>vps33b interacting protein, apical-basolateral polarity regulator, spe-39 homolog, GCC2 <text:s/>- <text:s/>grip and coiled-coil domain containing 2, TRAK1 <text:s/>- <text:s/>trafficking protein, kinesin binding 1, M6PR <text:s/>- <text:s/>mannose-6-phosphate receptor (cation dependent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2479</text:p>
          </table:table-cell>
          <table:table-cell table:style-name="ce1" office:value-type="string" calcext:value-type="string">
            <text:p>antigen processing and presentation of exogenous peptide antigen via MHC class I, TAP-dependent</text:p>
          </table:table-cell>
          <table:table-cell table:style-name="ce1" office:value-type="float" office:value="0.000468" calcext:value-type="float">
            <text:p>0.000468</text:p>
          </table:table-cell>
          <table:table-cell table:style-name="ce1" office:value-type="float" office:value="0.0966" calcext:value-type="float">
            <text:p>0.0966</text:p>
          </table:table-cell>
          <table:table-cell table:style-name="ce1" office:value-type="float" office:value="3.82" calcext:value-type="float">
            <text:p>3.8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PSMC5 <text:s/>- <text:s/>proteasome (prosome, macropain) 26s subunit, atpase, 5, PSMA6 <text:s/>- <text:s/>proteasome (prosome, macropain) subunit, alpha type, 6, PSME2 <text:s/>- <text:s/>proteasome (prosome, macropain) activator subunit 2 (pa28 beta), PSMC1 <text:s/>- <text:s/>proteasome (prosome, macropain) 26s subunit, atpase, 1, PSMA4 <text:s/>- <text:s/>proteasome (prosome, macropain) subunit, alpha type, 4, CHUK <text:s/>- <text:s/>conserved helix-loop-helix ubiquitous kinase, PSMB4 <text:s/>- <text:s/>proteasome (prosome, macropain) subunit, beta type, 4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70646</text:p>
          </table:table-cell>
          <table:table-cell table:style-name="ce1" office:value-type="string" calcext:value-type="string">
            <text:p>protein modification by small protein removal</text:p>
          </table:table-cell>
          <table:table-cell table:style-name="ce1" office:value-type="float" office:value="0.000486" calcext:value-type="float">
            <text:p>0.000486</text:p>
          </table:table-cell>
          <table:table-cell table:style-name="ce1" office:value-type="float" office:value="0.0989" calcext:value-type="float">
            <text:p>0.0989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BARD1 <text:s/>- <text:s/>brca1 associated ring domain 1, USP3 <text:s/>- <text:s/>ubiquitin specific peptidase 3, PSMA6 <text:s/>- <text:s/>proteasome (prosome, macropain) subunit, alpha type, 6, PSME2 <text:s/>- <text:s/>proteasome (prosome, macropain) activator subunit 2 (pa28 beta), USP11 <text:s/>- <text:s/>ubiquitin specific peptidase 11, BABAM1 <text:s/>- <text:s/>brisc and brca1 a complex member 1, PSMA4 <text:s/>- <text:s/>proteasome (prosome, macropain) subunit, alpha type, 4, USP43 <text:s/>- <text:s/>ubiquitin specific peptidase 43, MCRS1 <text:s/>- <text:s/>microspherule protein 1, TOR1A <text:s/>- <text:s/>torsin family 1, member a (torsin a), STAM2 <text:s/>- <text:s/>signal transducing adaptor molecule (sh3 domain and itam motif) 2, NEDD8 <text:s/>- <text:s/>neural precursor cell expressed, developmentally down-regulated 8, PSMB4 <text:s/>- <text:s/>proteasome (prosome, macropain) subunit, beta type, 4, TADA3 <text:s/>- <text:s/>transcriptional adaptor 3, RIPK1 <text:s/>- <text:s/>receptor (tnfrsf)-interacting serine-threonine kinase 1, USP36 <text:s/>- <text:s/>ubiquitin specific peptidase 36, PSMC5 <text:s/>- <text:s/>proteasome (prosome, macropain) 26s subunit, atpase, 5, PSMC1 <text:s/>- <text:s/>proteasome (prosome, macropain) 26s subunit, atpase, 1, COPS3 <text:s/>- <text:s/>cop9 signalosome subunit 3, USP49 <text:s/>- <text:s/>ubiquitin specific peptidase 49, INO80 <text:s/>- <text:s/>ino80 complex subunit, MAP3K7 <text:s/>- <text:s/>mitogen-activated protein kinase kinase kinase 7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0163</text:p>
          </table:table-cell>
          <table:table-cell table:style-name="ce1" office:value-type="string" calcext:value-type="string">
            <text:p>protein catabolic process</text:p>
          </table:table-cell>
          <table:table-cell table:style-name="ce1" office:value-type="float" office:value="0.000516" calcext:value-type="float">
            <text:p>0.000516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1.91" calcext:value-type="float">
            <text:p>1.91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[RNF181 <text:s/>- <text:s/>ring finger protein 181, PSMD14 <text:s/>- <text:s/>proteasome (prosome, macropain) 26s subunit, non-atpase, 14, PSME2 <text:s/>- <text:s/>proteasome (prosome, macropain) activator subunit 2 (pa28 beta), TAF1 <text:s/>- <text:s/>taf1 rna polymerase ii, tata box binding protein (tbp)-associated factor, 250kda, DDIT3 <text:s/>- <text:s/>dna-damage-inducible transcript 3, SDF2 <text:s/>- <text:s/>stromal cell-derived factor 2, KCTD5 <text:s/>- <text:s/>potassium channel tetramerization domain containing 5, RIPK1 <text:s/>- <text:s/>receptor (tnfrsf)-interacting serine-threonine kinase 1, CLN3 <text:s/>- <text:s/>ceroid-lipofuscinosis, neuronal 3, FAF2 <text:s/>- <text:s/>fas associated factor family member 2, KAT5 <text:s/>- <text:s/>k(lysine) acetyltransferase 5, SIRT2 <text:s/>- <text:s/>sirtuin 2, PRPF19 <text:s/>- <text:s/>pre-mrna processing factor 19, RNF6 <text:s/>- <text:s/>ring finger protein (c3h2c3 type) 6, ZNRF2 <text:s/>- <text:s/>zinc and ring finger 2, PSMB1 <text:s/>- <text:s/>proteasome (prosome, macropain) subunit, beta type, 1, PSMA6 <text:s/>- <text:s/>proteasome (prosome, macropain) subunit, alpha type, 6, PSMA4 <text:s/>- <text:s/>proteasome (prosome, macropain) subunit, alpha type, 4, EDEM3 <text:s/>- <text:s/>er degradation enhancer, mannosidase alpha-like 3, BFAR <text:s/>- <text:s/>bifunctional apoptosis regulator, TOR1A <text:s/>- <text:s/>torsin family 1, member a (torsin a), KLHL20 <text:s/>- <text:s/>kelch-like family member 20, WWP2 <text:s/>- <text:s/>ww domain containing e3 ubiquitin protein ligase 2, PSMB4 <text:s/>- <text:s/>proteasome (prosome, macropain) subunit, beta type, 4, PSMC5 <text:s/>- <text:s/>proteasome (prosome, macropain) 26s subunit, atpase, 5, UBE2E1 <text:s/>- <text:s/>ubiquitin-conjugating enzyme e2e 1, PSMC1 <text:s/>- <text:s/>proteasome (prosome, macropain) 26s subunit, atpase, 1, LYPLA2 <text:s/>- <text:s/>lysophospholipase ii, UBR1 <text:s/>- <text:s/>ubiquitin protein ligase e3 component n-recognin 1, NR1D1 <text:s/>- <text:s/>nuclear receptor subfamily 1, group d, member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2220</text:p>
          </table:table-cell>
          <table:table-cell table:style-name="ce1" office:value-type="string" calcext:value-type="string">
            <text:p>innate immune response activating cell surface receptor signaling pathway</text:p>
          </table:table-cell>
          <table:table-cell table:style-name="ce1" office:value-type="float" office:value="0.000527" calcext:value-type="float">
            <text:p>0.000527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PSMA6 <text:s/>- <text:s/>proteasome (prosome, macropain) subunit, alpha type, 6, PSME2 <text:s/>- <text:s/>proteasome (prosome, macropain) activator subunit 2 (pa28 beta), PSMA4 <text:s/>- <text:s/>proteasome (prosome, macropain) subunit, alpha type, 4, PSMB4 <text:s/>- <text:s/>proteasome (prosome, macropain) subunit, beta type, 4, BCL10 <text:s/>- <text:s/>b-cell cll/lymphoma 10, PDPK1 <text:s/>- <text:s/>3-phosphoinositide dependent protein kinase-1, PSMC5 <text:s/>- <text:s/>proteasome (prosome, macropain) 26s subunit, atpase, 5, PSMC1 <text:s/>- <text:s/>proteasome (prosome, macropain) 26s subunit, atpase, 1, CHUK <text:s/>- <text:s/>conserved helix-loop-helix ubiquitous kinase, MAP3K7 <text:s/>- <text:s/>mitogen-activated protein kinase kinase kinase 7, UBE2N <text:s/>- <text:s/>ubiquitin-conjugating enzyme e2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354</text:p>
          </table:table-cell>
          <table:table-cell table:style-name="ce1" office:value-type="string" calcext:value-type="string">
            <text:p>DNA-templated transcription, elongation</text:p>
          </table:table-cell>
          <table:table-cell table:style-name="ce1" office:value-type="float" office:value="0.000527" calcext:value-type="float">
            <text:p>0.000527</text:p>
          </table:table-cell>
          <table:table-cell table:style-name="ce1" office:value-type="float" office:value="0.103" calcext:value-type="float">
            <text:p>0.103</text:p>
          </table:table-cell>
          <table:table-cell table:style-name="ce1" office:value-type="float" office:value="2.88" calcext:value-type="float">
            <text:p>2.88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[TAF7 <text:s/>- <text:s/>taf7 rna polymerase ii, tata box binding protein (tbp)-associated factor, 55kda, TAF11 <text:s/>- <text:s/>taf11 rna polymerase ii, tata box binding protein (tbp)-associated factor, 28kda, TBP <text:s/>- <text:s/>tata box binding protein, TAF1 <text:s/>- <text:s/>taf1 rna polymerase ii, tata box binding protein (tbp)-associated factor, 250kda, SUPT16H <text:s/>- <text:s/>suppressor of ty 16 homolog (s. cerevisiae), CDK13 <text:s/>- <text:s/>cyclin-dependent kinase 13, EAF1 <text:s/>- <text:s/>ell associated factor 1, CCNT1 <text:s/>- <text:s/>cyclin t1, GTF2F1 <text:s/>- <text:s/>general transcription factor iif, polypeptide 1, 74kda, SUPT6H <text:s/>- <text:s/>suppressor of ty 6 homolog (s. cerevisiae), GTF2F2 <text:s/>- <text:s/>general transcription factor iif, polypeptide 2, 30kda, GTF2E1 <text:s/>- <text:s/>general transcription factor iie, polypeptide 1, alpha 56kda, POLR2F <text:s/>- <text:s/>polymerase (rna) ii (dna directed) polypeptide f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9882</text:p>
          </table:table-cell>
          <table:table-cell table:style-name="ce1" office:value-type="string" calcext:value-type="string">
            <text:p>antigen processing and presentation</text:p>
          </table:table-cell>
          <table:table-cell table:style-name="ce1" office:value-type="float" office:value="0.000543" calcext:value-type="float">
            <text:p>0.000543</text:p>
          </table:table-cell>
          <table:table-cell table:style-name="ce1" office:value-type="float" office:value="0.104" calcext:value-type="float">
            <text:p>0.104</text:p>
          </table:table-cell>
          <table:table-cell table:style-name="ce1" office:value-type="float" office:value="2.46" calcext:value-type="float">
            <text:p>2.4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DYNC1I2 <text:s/>- <text:s/>dynein, cytoplasmic 1, intermediate chain 2, PSMA6 <text:s/>- <text:s/>proteasome (prosome, macropain) subunit, alpha type, 6, PSME2 <text:s/>- <text:s/>proteasome (prosome, macropain) activator subunit 2 (pa28 beta), PSMA4 <text:s/>- <text:s/>proteasome (prosome, macropain) subunit, alpha type, 4, CTSS <text:s/>- <text:s/>cathepsin s, IFI30 <text:s/>- <text:s/>interferon, gamma-inducible protein 30, PSMB4 <text:s/>- <text:s/>proteasome (prosome, macropain) subunit, beta type, 4, PSMC5 <text:s/>- <text:s/>proteasome (prosome, macropain) 26s subunit, atpase, 5, SEC24A <text:s/>- <text:s/>sec24 family, member a (s. cerevisiae), AP1M1 <text:s/>- <text:s/>adaptor-related protein complex 1, mu 1 subunit, PSMC1 <text:s/>- <text:s/>proteasome (prosome, macropain) 26s subunit, atpase, 1, CLTA <text:s/>- <text:s/>clathrin, light chain a, DCTN3 <text:s/>- <text:s/>dynactin 3 (p22), SEC31A <text:s/>- <text:s/>sec31 homolog a (s. cerevisiae), CHUK <text:s/>- <text:s/>conserved helix-loop-helix ubiquitous kinase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48193</text:p>
          </table:table-cell>
          <table:table-cell table:style-name="ce1" office:value-type="string" calcext:value-type="string">
            <text:p>Golgi vesicle transport</text:p>
          </table:table-cell>
          <table:table-cell table:style-name="ce1" office:value-type="float" office:value="0.000596" calcext:value-type="float">
            <text:p>0.000596</text:p>
          </table:table-cell>
          <table:table-cell table:style-name="ce1" office:value-type="float" office:value="0.113" calcext:value-type="float">
            <text:p>0.113</text:p>
          </table:table-cell>
          <table:table-cell table:style-name="ce1" office:value-type="float" office:value="2.03" calcext:value-type="float">
            <text:p>2.0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[VPS51 <text:s/>- <text:s/>vacuolar protein sorting 51 homolog (s. cerevisiae), COG3 <text:s/>- <text:s/>component of oligomeric golgi complex 3, SCAMP2 <text:s/>- <text:s/>secretory carrier membrane protein 2, GAK <text:s/>- <text:s/>cyclin g associated kinase, GCC2 <text:s/>- <text:s/>grip and coiled-coil domain containing 2, TRAPPC1 <text:s/>- <text:s/>trafficking protein particle complex 1, TRAPPC6A <text:s/>- <text:s/>trafficking protein particle complex 6a, RANGRF <text:s/>- <text:s/>ran guanine nucleotide release factor, ARFGAP1 <text:s/>- <text:s/>adp-ribosylation factor gtpase activating protein 1, COPB2 <text:s/>- <text:s/>coatomer protein complex, subunit beta 2 (beta prime), LMAN2 <text:s/>- <text:s/>lectin, mannose-binding 2, CHIC2 <text:s/>- <text:s/>cysteine-rich hydrophobic domain 2, DCTN3 <text:s/>- <text:s/>dynactin 3 (p22), SEC31A <text:s/>- <text:s/>sec31 homolog a (s. cerevisiae), TRAPPC8 <text:s/>- <text:s/>trafficking protein particle complex 8, KRT18 <text:s/>- <text:s/>keratin 18, ERGIC2 <text:s/>- <text:s/>ergic and golgi 2, DYNC1I2 <text:s/>- <text:s/>dynein, cytoplasmic 1, intermediate chain 2, EXOC5 <text:s/>- <text:s/>exocyst complex component 5, KLHL20 <text:s/>- <text:s/>kelch-like family member 20, YKT6 <text:s/>- <text:s/>ykt6 v-snare homolog (s. cerevisiae), TFG <text:s/>- <text:s/>trk-fused gene, GOLPH3L <text:s/>- <text:s/>golgi phosphoprotein 3-like, SEC24A <text:s/>- <text:s/>sec24 family, member a (s. cerevisiae), SNX1 <text:s/>- <text:s/>sorting nexin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399</text:p>
          </table:table-cell>
          <table:table-cell table:style-name="ce1" office:value-type="string" calcext:value-type="string">
            <text:p>tRNA metabolic process</text:p>
          </table:table-cell>
          <table:table-cell table:style-name="ce1" office:value-type="float" office:value="0.000696" calcext:value-type="float">
            <text:p>0.000696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[C9orf64 <text:s/>- <text:s/>chromosome 9 open reading frame 64, ALKBH1 <text:s/>- <text:s/>alkb, alkylation repair homolog 1 (e. coli), PUS1 <text:s/>- <text:s/>pseudouridylate synthase 1, TRMT61A <text:s/>- <text:s/>trna methyltransferase 61 homolog a (s. cerevisiae), LCMT2 <text:s/>- <text:s/>leucine carboxyl methyltransferase 2, TRMT12 <text:s/>- <text:s/>trna methyltransferase 12 homolog (s. cerevisiae), HARS2 <text:s/>- <text:s/>histidyl-trna synthetase 2, mitochondrial, TRMT112 <text:s/>- <text:s/>trna methyltransferase 11-2 homolog (s. cerevisiae), TARS <text:s/>- <text:s/>threonyl-trna synthetase, HARS <text:s/>- <text:s/>histidyl-trna synthetase, MOCS3 <text:s/>- <text:s/>molybdenum cofactor synthesis 3, WARS <text:s/>- <text:s/>tryptophanyl-trna synthetase, NARS <text:s/>- <text:s/>asparaginyl-trna synthetase, NSUN3 <text:s/>- <text:s/>nop2/sun domain family, member 3, PARS2 <text:s/>- <text:s/>prolyl-trna synthetase 2, mitochondrial (putative), SEPSECS <text:s/>- <text:s/>sep (o-phosphoserine) trna:sec (selenocysteine) trna synthase, PUS7L <text:s/>- <text:s/>pseudouridylate synthase 7 homolog (s. cerevisiae)-like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2218</text:p>
          </table:table-cell>
          <table:table-cell table:style-name="ce1" office:value-type="string" calcext:value-type="string">
            <text:p>activation of innate immune response</text:p>
          </table:table-cell>
          <table:table-cell table:style-name="ce1" office:value-type="float" office:value="0.000716" calcext:value-type="float">
            <text:p>0.000716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2.27" calcext:value-type="float">
            <text:p>2.2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PSMA6 <text:s/>- <text:s/>proteasome (prosome, macropain) subunit, alpha type, 6, PSME2 <text:s/>- <text:s/>proteasome (prosome, macropain) activator subunit 2 (pa28 beta), PSMA4 <text:s/>- <text:s/>proteasome (prosome, macropain) subunit, alpha type, 4, HSPD1 <text:s/>- <text:s/>heat shock 60kda protein 1 (chaperonin), CTSS <text:s/>- <text:s/>cathepsin s, HMGB1 <text:s/>- <text:s/>high mobility group box 1, PSMB4 <text:s/>- <text:s/>proteasome (prosome, macropain) subunit, beta type, 4, BCL10 <text:s/>- <text:s/>b-cell cll/lymphoma 10, RIPK1 <text:s/>- <text:s/>receptor (tnfrsf)-interacting serine-threonine kinase 1, PDPK1 <text:s/>- <text:s/>3-phosphoinositide dependent protein kinase-1, PSMC5 <text:s/>- <text:s/>proteasome (prosome, macropain) 26s subunit, atpase, 5, PIK3C3 <text:s/>- <text:s/>phosphatidylinositol 3-kinase, catalytic subunit type 3, PSMC1 <text:s/>- <text:s/>proteasome (prosome, macropain) 26s subunit, atpase, 1, CHUK <text:s/>- <text:s/>conserved helix-loop-helix ubiquitous kinase, TBK1 <text:s/>- <text:s/>tank-binding kinase 1, UBE2N <text:s/>- <text:s/>ubiquitin-conjugating enzyme e2n, MAP3K7 <text:s/>- <text:s/>mitogen-activated protein kinase kinase kinase 7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0556</text:p>
          </table:table-cell>
          <table:table-cell table:style-name="ce1" office:value-type="string" calcext:value-type="string">
            <text:p>regulation of macromolecule biosynthetic process</text:p>
          </table:table-cell>
          <table:table-cell table:style-name="ce1" office:value-type="float" office:value="0.000721" calcext:value-type="float">
            <text:p>0.000721</text:p>
          </table:table-cell>
          <table:table-cell table:style-name="ce1" office:value-type="float" office:value="0.132" calcext:value-type="float">
            <text:p>0.132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158" calcext:value-type="float">
            <text:p>315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[ZNF572 <text:s/>- <text:s/>zinc finger protein 572, PHF21A <text:s/>- <text:s/>phd finger protein 21a, GDF9 <text:s/>- <text:s/>growth differentiation factor 9, TRAK1 <text:s/>- <text:s/>trafficking protein, kinesin binding 1, MIER1 <text:s/>- <text:s/>mesoderm induction early response 1, transcriptional regulator, TBK1 <text:s/>- <text:s/>tank-binding kinase 1, SIRT2 <text:s/>- <text:s/>sirtuin 2, MTRF1 <text:s/>- <text:s/>mitochondrial translational release factor 1, NCOA3 <text:s/>- <text:s/>nuclear receptor coactivator 3, CC2D1A <text:s/>- <text:s/>coiled-coil and c2 domain containing 1a, ALKBH1 <text:s/>- <text:s/>alkb, alkylation repair homolog 1 (e. coli), ZNF333 <text:s/>- <text:s/>zinc finger protein 333, RING1 <text:s/>- <text:s/>ring finger protein 1, TTF1 <text:s/>- <text:s/>transcription termination factor, rna polymerase i, TRIM6 <text:s/>- <text:s/>tripartite motif containing 6, GTPBP4 <text:s/>- <text:s/>gtp binding protein 4, EIF2S1 <text:s/>- <text:s/>eukaryotic translation initiation factor 2, subunit 1 alpha, 35kda, LEMD3 <text:s/>- <text:s/>lem domain containing 3, SUB1 <text:s/>- <text:s/>sub1 homolog (s. cerevisiae), ATF6B <text:s/>- <text:s/>activating transcription factor 6 beta, ELF2 <text:s/>- <text:s/>e74-like factor 2 (ets domain transcription factor), ANKRD49 <text:s/>- <text:s/>ankyrin repeat domain 49, TSC22D1 <text:s/>- <text:s/>tsc22 domain family, member 1, NR1D1 <text:s/>- <text:s/>nuclear receptor subfamily 1, group d, member 1, PSMD14 <text:s/>- <text:s/>proteasome (prosome, macropain) 26s subunit, non-atpase, 14, ZNF259 <text:s/>- <text:s/>zinc finger protein 259, ACVR2A <text:s/>- <text:s/>activin a receptor, type iia, TBPL1 <text:s/>- <text:s/>tbp-like 1, GLIS1 <text:s/>- <text:s/>glis family zinc finger 1, SLIRP <text:s/>- <text:s/>sra stem-loop interacting rna binding protein, ZBTB41 <text:s/>- <text:s/>zinc finger and btb domain containing 41, POU3F4 <text:s/>- <text:s/>pou class 3 homeobox 4, UHMK1 <text:s/>- <text:s/>u2af homology motif (uhm) kinase 1, TMEM59 <text:s/>- <text:s/>transmembrane protein 59, ZNF677 <text:s/>- <text:s/>zinc finger protein 677, CPNE1 <text:s/>- <text:s/>copine i, GATAD2A <text:s/>- <text:s/>gata zinc finger domain containing 2a, RNF6 <text:s/>- <text:s/>ring finger protein (c3h2c3 type) 6, RORA <text:s/>- <text:s/>rar-related orphan receptor a, EIF4E2 <text:s/>- <text:s/>eukaryotic translation initiation factor 4e family member 2, MUSK <text:s/>- <text:s/>muscle, skeletal, receptor tyrosine kinase, HSPD1 <text:s/>- <text:s/>heat shock 60kda protein 1 (chaperonin), E2F4 <text:s/>- <text:s/>e2f transcription factor 4, p107/p130-binding, SMYD2 <text:s/>- <text:s/>set and mynd domain containing 2, BCL10 <text:s/>- <text:s/>b-cell cll/lymphoma 10, POLR2F <text:s/>- <text:s/>polymerase (rna) ii (dna directed) polypeptide f, CHD6 <text:s/>- <text:s/>chromodomain helicase dna binding protein 6, MCRS1 <text:s/>- <text:s/>microspherule protein 1, USF1 <text:s/>- <text:s/>upstream transcription factor 1, HMGB1 <text:s/>- <text:s/>high mobility group box 1, AATF <text:s/>- <text:s/>apoptosis antagonizing transcription factor, ZNF470 <text:s/>- <text:s/>zinc finger protein 470, SUPT6H <text:s/>- <text:s/>suppressor of ty 6 homolog (s. cerevisiae), EIF3C <text:s/>- <text:s/>eukaryotic translation initiation factor 3, subunit c, BRD9 <text:s/>- <text:s/>bromodomain containing 9, PTK2B <text:s/>- <text:s/>protein tyrosine kinase 2 beta, SLC30A9 <text:s/>- <text:s/>solute carrier family 30 (zinc transporter), member 9, CHCHD2 <text:s/>- <text:s/>coiled-coil-helix-coiled-coil-helix domain containing 2, MTF1 <text:s/>- <text:s/>metal-regulatory transcription factor 1, EIF3H <text:s/>- <text:s/>eukaryotic translation initiation factor 3, subunit h, ETV3 <text:s/>- <text:s/>ets variant 3, PHF11 <text:s/>- <text:s/>phd finger protein 11, RPS5 <text:s/>- <text:s/>ribosomal protein s5, ZNF787 <text:s/>- <text:s/>zinc finger protein 787, PPP2R1A <text:s/>- <text:s/>protein phosphatase 2, regulatory subunit a, alpha, GABPA <text:s/>- <text:s/>ga binding protein transcription factor, alpha subunit 60kda, WWP2 <text:s/>- <text:s/>ww domain containing e3 ubiquitin protein ligase 2, TADA3 <text:s/>- <text:s/>transcriptional adaptor 3, SEMA4D <text:s/>- <text:s/>sema domain, immunoglobulin domain (ig), transmembrane domain (tm) and short cytoplasmic domain, (semaphorin) 4d, ZNF264 <text:s/>- <text:s/>zinc finger protein 264, EYA3 <text:s/>- <text:s/>eyes absent homolog 3 (drosophila), GPBP1L1 <text:s/>- <text:s/>gc-rich promoter binding protein 1-like 1, NEK7 <text:s/>- <text:s/>nima-related kinase 7, LPIN3 <text:s/>- <text:s/>lipin 3, ZBTB5 <text:s/>- <text:s/>zinc finger and btb domain containing 5, TEFM <text:s/>- <text:s/>transcription elongation factor, mitochondrial, CCNT1 <text:s/>- <text:s/>cyclin t1, JUP <text:s/>- <text:s/>junction plakoglobin, HMG20A <text:s/>- <text:s/>high mobility group 20a, RIPK1 <text:s/>- <text:s/>receptor (tnfrsf)-interacting serine-threonine kinase 1, ESRRG <text:s/>- <text:s/>estrogen-related receptor gamma, LARP4B <text:s/>- <text:s/>la ribonucleoprotein domain family, member 4b, ESRRA <text:s/>- <text:s/>estrogen-related receptor alpha, RPS14 <text:s/>- <text:s/>ribosomal protein s14, TINF2 <text:s/>- <text:s/>terf1 (trf1)-interacting nuclear factor 2, RPS6KA1 <text:s/>- <text:s/>ribosomal protein s6 kinase, 90kda, polypeptide 1, MAP2K1 <text:s/>- <text:s/>mitogen-activated protein kinase kinase 1, FOXA3 <text:s/>- <text:s/>forkhead box a3, ONECUT1 <text:s/>- <text:s/>one cut homeobox 1, TRIP13 <text:s/>- <text:s/>thyroid hormone receptor interactor 13, USP3 <text:s/>- <text:s/>ubiquitin specific peptidase 3, HNRNPD <text:s/>- <text:s/>heterogeneous nuclear ribonucleoprotein d (au-rich element rna binding protein 1, 37kda), CCDC85B <text:s/>- <text:s/>coiled-coil domain containing 85b, VIPAS39 <text:s/>- <text:s/>vps33b interacting protein, apical-basolateral polarity regulator, spe-39 homolog, KDM4D <text:s/>- <text:s/>lysine (k)-specific demethylase 4d, NSUN3 <text:s/>- <text:s/>nop2/sun domain family, member 3, PRDX5 <text:s/>- <text:s/>peroxiredoxin 5, UBE2N <text:s/>- <text:s/>ubiquitin-conjugating enzyme e2n, ZKSCAN8 <text:s/>- <text:s/>zinc finger with krab and scan domains 8, MGA <text:s/>- <text:s/>mga, max dimerization protein, TCOF1 <text:s/>- <text:s/>treacher collins-franceschetti syndrome 1, ZNF202 <text:s/>- <text:s/>zinc finger protein 202, DDIT3 <text:s/>- <text:s/>dna-damage-inducible transcript 3, ZNF175 <text:s/>- <text:s/>zinc finger protein 175, ARID3B <text:s/>- <text:s/>at rich interactive domain 3b (bright-like)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PSEN1 <text:s/>- <text:s/>presenilin 1, ZKSCAN7 <text:s/>- <text:s/>zinc finger with krab and scan domains 7, MLLT6 <text:s/>- <text:s/>myeloid/lymphoid or mixed-lineage leukemia (trithorax homolog, drosophila); translocated to, 6, LHX4 <text:s/>- <text:s/>lim homeobox 4, IL5 <text:s/>- <text:s/>interleukin 5 (colony-stimulating factor, eosinophil), PSMB1 <text:s/>- <text:s/>proteasome (prosome, macropain) subunit, beta type, 1, ZNF160 <text:s/>- <text:s/>zinc finger protein 160, TRERF1 <text:s/>- <text:s/>transcriptional regulating factor 1, PSMA6 <text:s/>- <text:s/>proteasome (prosome, macropain) subunit, alpha type, 6, PSMA4 <text:s/>- <text:s/>proteasome (prosome, macropain) subunit, alpha type, 4, CGGBP1 <text:s/>- <text:s/>cgg triplet repeat binding protein 1, CCL2 <text:s/>- <text:s/>chemokine (c-c motif) ligand 2, MED8 <text:s/>- <text:s/>mediator complex subunit 8, PSMB4 <text:s/>- <text:s/>proteasome (prosome, macropain) subunit, beta type, 4, PSMC5 <text:s/>- <text:s/>proteasome (prosome, macropain) 26s subunit, atpase, 5, ZNF473 <text:s/>- <text:s/>zinc finger protein 473, PSMC1 <text:s/>- <text:s/>proteasome (prosome, macropain) 26s subunit, atpase, 1, EIF2A <text:s/>- <text:s/>eukaryotic translation initiation factor 2a, 65kda, WWOX <text:s/>- <text:s/>ww domain containing oxidoreductase, TAF7 <text:s/>- <text:s/>taf7 rna polymerase ii, tata box binding protein (tbp)-associated factor, 55kda, RNF31 <text:s/>- <text:s/>ring finger protein 31, TAF11 <text:s/>- <text:s/>taf11 rna polymerase ii, tata box binding protein (tbp)-associated factor, 28kda, SERP1 <text:s/>- <text:s/>stress-associated endoplasmic reticulum protein 1, LRRFIP2 <text:s/>- <text:s/>leucine rich repeat (in flii) interacting protein 2, PSME2 <text:s/>- <text:s/>proteasome (prosome, macropain) activator subunit 2 (pa28 beta), TAF1 <text:s/>- <text:s/>taf1 rna polymerase ii, tata box binding protein (tbp)-associated factor, 250kda, SUPT16H <text:s/>- <text:s/>suppressor of ty 16 homolog (s. cerevisiae), ARGLU1 <text:s/>- <text:s/>arginine and glutamate rich 1, ZRANB3 <text:s/>- <text:s/>zinc finger, ran-binding domain containing 3, PDPK1 <text:s/>- <text:s/>3-phosphoinositide dependent protein kinase-1, NR4A2 <text:s/>- <text:s/>nuclear receptor subfamily 4, group a, member 2, ZBTB7B <text:s/>- <text:s/>zinc finger and btb domain containing 7b, MEIS2 <text:s/>- <text:s/>meis homeobox 2, MEIS1 <text:s/>- <text:s/>meis homeobox 1, KAT5 <text:s/>- <text:s/>k(lysine) acetyltransferase 5, MAP3K7 <text:s/>- <text:s/>mitogen-activated protein kinase kinase kinase 7, THOC5 <text:s/>- <text:s/>tho complex 5, CREBRF <text:s/>- <text:s/>creb3 regulatory factor, TBP <text:s/>- <text:s/>tata box binding protein, CDK13 <text:s/>- <text:s/>cyclin-dependent kinase 13, CCT2 <text:s/>- <text:s/>chaperonin containing tcp1, subunit 2 (beta), IRF1 <text:s/>- <text:s/>interferon regulatory factor 1, ZNF169 <text:s/>- <text:s/>zinc finger protein 169, ZNF629 <text:s/>- <text:s/>zinc finger protein 629, SH2B1 <text:s/>- <text:s/>sh2b adaptor protein 1, HCLS1 <text:s/>- <text:s/>hematopoietic cell-specific lyn substrate 1, SEPSECS <text:s/>- <text:s/>sep (o-phosphoserine) trna:sec (selenocysteine) trna synthase, KAT7 <text:s/>- <text:s/>k(lysine) acetyltransferase 7, SBNO2 <text:s/>- <text:s/>strawberry notch homolog 2 (drosophila), ZNF266 <text:s/>- <text:s/>zinc finger protein 266, ZNF274 <text:s/>- <text:s/>zinc finger protein 274, EAF1 <text:s/>- <text:s/>ell associated factor 1, IL23A <text:s/>- <text:s/>interleukin 23, alpha subunit p19, TFB2M <text:s/>- <text:s/>transcription factor b2, mitochondrial, PEX2 <text:s/>- <text:s/>peroxisomal biogenesis factor 2, HMGN5 <text:s/>- <text:s/>high mobility group nucleosome binding domain 5, MBD1 <text:s/>- <text:s/>methyl-cpg binding domain protein 1, FRK <text:s/>- <text:s/>fyn-related kinase, HSPH1 <text:s/>- <text:s/>heat shock 105kda/110kda protein 1, SEC24A <text:s/>- <text:s/>sec24 family, member a (s. cerevisiae), IMPACT <text:s/>- <text:s/>impact rwd domain protein, AUTS2 <text:s/>- <text:s/>autism susceptibility candidate 2, ANKRD17 <text:s/>- <text:s/>ankyrin repeat domain 17, PFN1 <text:s/>- <text:s/>profilin 1, ZSCAN29 <text:s/>- <text:s/>zinc finger and scan domain containing 29, WARS <text:s/>- <text:s/>tryptophanyl-trna synthetase, HDAC9 <text:s/>- <text:s/>histone deacetylase 9, INO80 <text:s/>- <text:s/>ino80 complex subunit, PITX2 <text:s/>- <text:s/>paired-like homeodomain 2, NEDD8 <text:s/>- <text:s/>neural precursor cell expressed, developmentally down-regulated 8, MICAL2 <text:s/>- <text:s/>microtubule associated monooxygenase, calponin and lim domain containing 2, AIP <text:s/>- <text:s/>aryl hydrocarbon receptor interacting protein, NFIB <text:s/>- <text:s/>nuclear factor i/b, ZNF18 <text:s/>- <text:s/>zinc finger protein 18, ZNF384 <text:s/>- <text:s/>zinc finger protein 384, EIF5A2 <text:s/>- <text:s/>eukaryotic translation initiation factor 5a2, CELF1 <text:s/>- <text:s/>cugbp, elav-like family member 1, GNL3L <text:s/>- <text:s/>guanine nucleotide binding protein-like 3 (nucleolar)-like, ZFPL1 <text:s/>- <text:s/>zinc finger protein-like 1, MED15 <text:s/>- <text:s/>mediator complex subunit 15, EIF2AK4 <text:s/>- <text:s/>eukaryotic translation initiation factor 2 alpha kinase 4, TGIF1 <text:s/>- <text:s/>tgfb-induced factor homeobox 1, KDM5A <text:s/>- <text:s/>lysine (k)-specific demethylase 5a, RNF20 <text:s/>- <text:s/>ring finger protein 20, e3 ubiquitin protein ligase, CHUK <text:s/>- <text:s/>conserved helix-loop-helix ubiquitous kinase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9219</text:p>
          </table:table-cell>
          <table:table-cell table:style-name="ce1" office:value-type="string" calcext:value-type="string">
            <text:p>regulation of nucleobase-containing compound metabolic process</text:p>
          </table:table-cell>
          <table:table-cell table:style-name="ce1" office:value-type="float" office:value="0.000758" calcext:value-type="float">
            <text:p>0.000758</text:p>
          </table:table-cell>
          <table:table-cell table:style-name="ce1" office:value-type="float" office:value="0.137" calcext:value-type="float">
            <text:p>0.137</text:p>
          </table:table-cell>
          <table:table-cell table:style-name="ce1" office:value-type="float" office:value="1.22" calcext:value-type="float">
            <text:p>1.2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161" calcext:value-type="float">
            <text:p>3161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string" calcext:value-type="string">
            <text:p>[ZNF572 <text:s/>- <text:s/>zinc finger protein 572, PHF21A <text:s/>- <text:s/>phd finger protein 21a, GDF9 <text:s/>- <text:s/>growth differentiation factor 9, TRAK1 <text:s/>- <text:s/>trafficking protein, kinesin binding 1, SF3A1 <text:s/>- <text:s/>splicing factor 3a, subunit 1, 120kda, MIER1 <text:s/>- <text:s/>mesoderm induction early response 1, transcriptional regulator, TBK1 <text:s/>- <text:s/>tank-binding kinase 1, SIRT2 <text:s/>- <text:s/>sirtuin 2, NCOA3 <text:s/>- <text:s/>nuclear receptor coactivator 3, CC2D1A <text:s/>- <text:s/>coiled-coil and c2 domain containing 1a, ZNF333 <text:s/>- <text:s/>zinc finger protein 333, RING1 <text:s/>- <text:s/>ring finger protein 1, TTF1 <text:s/>- <text:s/>transcription termination factor, rna polymerase i, TRIM6 <text:s/>- <text:s/>tripartite motif containing 6, GTPBP4 <text:s/>- <text:s/>gtp binding protein 4, LEMD3 <text:s/>- <text:s/>lem domain containing 3, SUB1 <text:s/>- <text:s/>sub1 homolog (s. cerevisiae), ATF6B <text:s/>- <text:s/>activating transcription factor 6 beta, ELF2 <text:s/>- <text:s/>e74-like factor 2 (ets domain transcription factor), ANKRD49 <text:s/>- <text:s/>ankyrin repeat domain 49, TSC22D1 <text:s/>- <text:s/>tsc22 domain family, member 1, NR1D1 <text:s/>- <text:s/>nuclear receptor subfamily 1, group d, member 1, PSMD14 <text:s/>- <text:s/>proteasome (prosome, macropain) 26s subunit, non-atpase, 14, ZNF259 <text:s/>- <text:s/>zinc finger protein 259, ACVR2A <text:s/>- <text:s/>activin a receptor, type iia, TBPL1 <text:s/>- <text:s/>tbp-like 1, GLIS1 <text:s/>- <text:s/>glis family zinc finger 1, SLIRP <text:s/>- <text:s/>sra stem-loop interacting rna binding protein, ZBTB41 <text:s/>- <text:s/>zinc finger and btb domain containing 41, NABP2 <text:s/>- <text:s/>nucleic acid binding protein 2, POU3F4 <text:s/>- <text:s/>pou class 3 homeobox 4, ZNF677 <text:s/>- <text:s/>zinc finger protein 677, CPNE1 <text:s/>- <text:s/>copine i, ADCY5 <text:s/>- <text:s/>adenylate cyclase 5, RUNDC3A <text:s/>- <text:s/>run domain containing 3a, RNF6 <text:s/>- <text:s/>ring finger protein (c3h2c3 type) 6, GATAD2A <text:s/>- <text:s/>gata zinc finger domain containing 2a, ADCY2 <text:s/>- <text:s/>adenylate cyclase 2 (brain), RORA <text:s/>- <text:s/>rar-related orphan receptor a, HSPD1 <text:s/>- <text:s/>heat shock 60kda protein 1 (chaperonin), E2F4 <text:s/>- <text:s/>e2f transcription factor 4, p107/p130-binding, HELB <text:s/>- <text:s/>helicase (dna) b, SMYD2 <text:s/>- <text:s/>set and mynd domain containing 2, RAD50 <text:s/>- <text:s/>rad50 homolog (s. cerevisiae), GNAI3 <text:s/>- <text:s/>guanine nucleotide binding protein (g protein), alpha inhibiting activity polypeptide 3, BCL10 <text:s/>- <text:s/>b-cell cll/lymphoma 10, POLR2F <text:s/>- <text:s/>polymerase (rna) ii (dna directed) polypeptide f, CHD6 <text:s/>- <text:s/>chromodomain helicase dna binding protein 6, MCRS1 <text:s/>- <text:s/>microspherule protein 1, USF1 <text:s/>- <text:s/>upstream transcription factor 1, AATF <text:s/>- <text:s/>apoptosis antagonizing transcription factor, HMGB1 <text:s/>- <text:s/>high mobility group box 1, ZNF470 <text:s/>- <text:s/>zinc finger protein 470, SUPT6H <text:s/>- <text:s/>suppressor of ty 6 homolog (s. cerevisiae), BRD9 <text:s/>- <text:s/>bromodomain containing 9, PTK2B <text:s/>- <text:s/>protein tyrosine kinase 2 beta, SLC30A9 <text:s/>- <text:s/>solute carrier family 30 (zinc transporter), member 9, CHCHD2 <text:s/>- <text:s/>coiled-coil-helix-coiled-coil-helix domain containing 2, MTF1 <text:s/>- <text:s/>metal-regulatory transcription factor 1, ETV3 <text:s/>- <text:s/>ets variant 3, PHF11 <text:s/>- <text:s/>phd finger protein 11, ZNF787 <text:s/>- <text:s/>zinc finger protein 787, PPP2R1A <text:s/>- <text:s/>protein phosphatase 2, regulatory subunit a, alpha, GABPA <text:s/>- <text:s/>ga binding protein transcription factor, alpha subunit 60kda, PARPBP <text:s/>- <text:s/>parp1 binding protein, VIP <text:s/>- <text:s/>vasoactive intestinal peptide, WWP2 <text:s/>- <text:s/>ww domain containing e3 ubiquitin protein ligase 2, TADA3 <text:s/>- <text:s/>transcriptional adaptor 3, SEMA4D <text:s/>- <text:s/>sema domain, immunoglobulin domain (ig), transmembrane domain (tm) and short cytoplasmic domain, (semaphorin) 4d, ZNF264 <text:s/>- <text:s/>zinc finger protein 264, EYA3 <text:s/>- <text:s/>eyes absent homolog 3 (drosophila), GPBP1L1 <text:s/>- <text:s/>gc-rich promoter binding protein 1-like 1, ANKRD32 <text:s/>- <text:s/>ankyrin repeat domain 32, NEK7 <text:s/>- <text:s/>nima-related kinase 7, LPIN3 <text:s/>- <text:s/>lipin 3, ZBTB5 <text:s/>- <text:s/>zinc finger and btb domain containing 5, YTHDC1 <text:s/>- <text:s/>yth domain containing 1, TEFM <text:s/>- <text:s/>transcription elongation factor, mitochondrial, CCNT1 <text:s/>- <text:s/>cyclin t1, JUP <text:s/>- <text:s/>junction plakoglobin, HMG20A <text:s/>- <text:s/>high mobility group 20a, RIPK1 <text:s/>- <text:s/>receptor (tnfrsf)-interacting serine-threonine kinase 1, ESRRG <text:s/>- <text:s/>estrogen-related receptor gamma, ESRRA <text:s/>- <text:s/>estrogen-related receptor alpha, RPS14 <text:s/>- <text:s/>ribosomal protein s14, TINF2 <text:s/>- <text:s/>terf1 (trf1)-interacting nuclear factor 2, RPS6KA1 <text:s/>- <text:s/>ribosomal protein s6 kinase, 90kda, polypeptide 1, MAP2K1 <text:s/>- <text:s/>mitogen-activated protein kinase kinase 1, FOXA3 <text:s/>- <text:s/>forkhead box a3, ONECUT1 <text:s/>- <text:s/>one cut homeobox 1, TRIP13 <text:s/>- <text:s/>thyroid hormone receptor interactor 13, USP3 <text:s/>- <text:s/>ubiquitin specific peptidase 3, BABAM1 <text:s/>- <text:s/>brisc and brca1 a complex member 1, HNRNPD <text:s/>- <text:s/>heterogeneous nuclear ribonucleoprotein d (au-rich element rna binding protein 1, 37kda), CCDC85B <text:s/>- <text:s/>coiled-coil domain containing 85b, VIPAS39 <text:s/>- <text:s/>vps33b interacting protein, apical-basolateral polarity regulator, spe-39 homolog, UBE2V2 <text:s/>- <text:s/>ubiquitin-conjugating enzyme e2 variant 2, KDM4D <text:s/>- <text:s/>lysine (k)-specific demethylase 4d, PRDX5 <text:s/>- <text:s/>peroxiredoxin 5, UBE2N <text:s/>- <text:s/>ubiquitin-conjugating enzyme e2n, ZKSCAN8 <text:s/>- <text:s/>zinc finger with krab and scan domains 8, MGA <text:s/>- <text:s/>mga, max dimerization protein, ZNF202 <text:s/>- <text:s/>zinc finger protein 202, DDIT3 <text:s/>- <text:s/>dna-damage-inducible transcript 3, ZNF175 <text:s/>- <text:s/>zinc finger protein 175, ARID3B <text:s/>- <text:s/>at rich interactive domain 3b (bright-like)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PSEN1 <text:s/>- <text:s/>presenilin 1, ZKSCAN7 <text:s/>- <text:s/>zinc finger with krab and scan domains 7, MLLT6 <text:s/>- <text:s/>myeloid/lymphoid or mixed-lineage leukemia (trithorax homolog, drosophila); translocated to, 6, LHX4 <text:s/>- <text:s/>lim homeobox 4, PRPF19 <text:s/>- <text:s/>pre-mrna processing factor 19, IL5 <text:s/>- <text:s/>interleukin 5 (colony-stimulating factor, eosinophil), PSMB1 <text:s/>- <text:s/>proteasome (prosome, macropain) subunit, beta type, 1, OAS3 <text:s/>- <text:s/>2'-5'-oligoadenylate synthetase 3, 100kda, ZNF160 <text:s/>- <text:s/>zinc finger protein 160, TRERF1 <text:s/>- <text:s/>transcriptional regulating factor 1, PSMA6 <text:s/>- <text:s/>proteasome (prosome, macropain) subunit, alpha type, 6, PSMA4 <text:s/>- <text:s/>proteasome (prosome, macropain) subunit, alpha type, 4, CGGBP1 <text:s/>- <text:s/>cgg triplet repeat binding protein 1, MED8 <text:s/>- <text:s/>mediator complex subunit 8, PSMB4 <text:s/>- <text:s/>proteasome (prosome, macropain) subunit, beta type, 4, PSMC5 <text:s/>- <text:s/>proteasome (prosome, macropain) 26s subunit, atpase, 5, ZNF473 <text:s/>- <text:s/>zinc finger protein 473, PSMC1 <text:s/>- <text:s/>proteasome (prosome, macropain) 26s subunit, atpase, 1, EIF2A <text:s/>- <text:s/>eukaryotic translation initiation factor 2a, 65kda, WWOX <text:s/>- <text:s/>ww domain containing oxidoreductase, CELF3 <text:s/>- <text:s/>cugbp, elav-like family member 3, TAF7 <text:s/>- <text:s/>taf7 rna polymerase ii, tata box binding protein (tbp)-associated factor, 55kda, RNF31 <text:s/>- <text:s/>ring finger protein 31, TAF11 <text:s/>- <text:s/>taf11 rna polymerase ii, tata box binding protein (tbp)-associated factor, 28kda, LRRFIP2 <text:s/>- <text:s/>leucine rich repeat (in flii) interacting protein 2, PSME2 <text:s/>- <text:s/>proteasome (prosome, macropain) activator subunit 2 (pa28 beta), TAF1 <text:s/>- <text:s/>taf1 rna polymerase ii, tata box binding protein (tbp)-associated factor, 250kda, SUPT16H <text:s/>- <text:s/>suppressor of ty 16 homolog (s. cerevisiae), ARGLU1 <text:s/>- <text:s/>arginine and glutamate rich 1, ZRANB3 <text:s/>- <text:s/>zinc finger, ran-binding domain containing 3, PDPK1 <text:s/>- <text:s/>3-phosphoinositide dependent protein kinase-1, NR4A2 <text:s/>- <text:s/>nuclear receptor subfamily 4, group a, member 2, ZBTB7B <text:s/>- <text:s/>zinc finger and btb domain containing 7b, MEIS2 <text:s/>- <text:s/>meis homeobox 2, MEIS1 <text:s/>- <text:s/>meis homeobox 1, KAT5 <text:s/>- <text:s/>k(lysine) acetyltransferase 5, MAP3K7 <text:s/>- <text:s/>mitogen-activated protein kinase kinase kinase 7, THOC5 <text:s/>- <text:s/>tho complex 5, CREBRF <text:s/>- <text:s/>creb3 regulatory factor, TBP <text:s/>- <text:s/>tata box binding protein, CDK13 <text:s/>- <text:s/>cyclin-dependent kinase 13, CCT2 <text:s/>- <text:s/>chaperonin containing tcp1, subunit 2 (beta), IRF1 <text:s/>- <text:s/>interferon regulatory factor 1, ZNF169 <text:s/>- <text:s/>zinc finger protein 169, ZNF629 <text:s/>- <text:s/>zinc finger protein 629, SH2B1 <text:s/>- <text:s/>sh2b adaptor protein 1, HCLS1 <text:s/>- <text:s/>hematopoietic cell-specific lyn substrate 1, KAT7 <text:s/>- <text:s/>k(lysine) acetyltransferase 7, SBNO2 <text:s/>- <text:s/>strawberry notch homolog 2 (drosophila), ZNF266 <text:s/>- <text:s/>zinc finger protein 266, ZNF274 <text:s/>- <text:s/>zinc finger protein 274, EAF1 <text:s/>- <text:s/>ell associated factor 1, IL23A <text:s/>- <text:s/>interleukin 23, alpha subunit p19, TFB2M <text:s/>- <text:s/>transcription factor b2, mitochondrial, PEX2 <text:s/>- <text:s/>peroxisomal biogenesis factor 2, HMGN5 <text:s/>- <text:s/>high mobility group nucleosome binding domain 5, MBD1 <text:s/>- <text:s/>methyl-cpg binding domain protein 1, FRK <text:s/>- <text:s/>fyn-related kinase, HSPH1 <text:s/>- <text:s/>heat shock 105kda/110kda protein 1, IMPACT <text:s/>- <text:s/>impact rwd domain protein, AUTS2 <text:s/>- <text:s/>autism susceptibility candidate 2, ANKRD17 <text:s/>- <text:s/>ankyrin repeat domain 17, PFN1 <text:s/>- <text:s/>profilin 1, ZSCAN29 <text:s/>- <text:s/>zinc finger and scan domain containing 29, HDAC9 <text:s/>- <text:s/>histone deacetylase 9, INO80 <text:s/>- <text:s/>ino80 complex subunit, PITX2 <text:s/>- <text:s/>paired-like homeodomain 2, BARD1 <text:s/>- <text:s/>brca1 associated ring domain 1, NEDD8 <text:s/>- <text:s/>neural precursor cell expressed, developmentally down-regulated 8, MICAL2 <text:s/>- <text:s/>microtubule associated monooxygenase, calponin and lim domain containing 2, AIP <text:s/>- <text:s/>aryl hydrocarbon receptor interacting protein, NFIB <text:s/>- <text:s/>nuclear factor i/b, ZNF18 <text:s/>- <text:s/>zinc finger protein 18, ZNF384 <text:s/>- <text:s/>zinc finger protein 384, CELF1 <text:s/>- <text:s/>cugbp, elav-like family member 1, GNL3L <text:s/>- <text:s/>guanine nucleotide binding protein-like 3 (nucleolar)-like, ZFPL1 <text:s/>- <text:s/>zinc finger protein-like 1, MED15 <text:s/>- <text:s/>mediator complex subunit 15, U2AF2 <text:s/>- <text:s/>u2 small nuclear rna auxiliary factor 2, EIF2AK4 <text:s/>- <text:s/>eukaryotic translation initiation factor 2 alpha kinase 4, TGIF1 <text:s/>- <text:s/>tgfb-induced factor homeobox 1, KDM5A <text:s/>- <text:s/>lysine (k)-specific demethylase 5a, RNF20 <text:s/>- <text:s/>ring finger protein 20, e3 ubiquitin protein ligase, CHUK <text:s/>- <text:s/>conserved helix-loop-helix ubiquitous kinase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2000112</text:p>
          </table:table-cell>
          <table:table-cell table:style-name="ce1" office:value-type="string" calcext:value-type="string">
            <text:p>regulation of cellular macromolecule biosynthetic process</text:p>
          </table:table-cell>
          <table:table-cell table:style-name="ce1" office:value-type="float" office:value="0.000794" calcext:value-type="float">
            <text:p>0.000794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1.23" calcext:value-type="float">
            <text:p>1.2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071" calcext:value-type="float">
            <text:p>3071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string" calcext:value-type="string">
            <text:p>[ZNF572 <text:s/>- <text:s/>zinc finger protein 572, ZKSCAN8 <text:s/>- <text:s/>zinc finger with krab and scan domains 8, ZNF202 <text:s/>- <text:s/>zinc finger protein 202, TCOF1 <text:s/>- <text:s/>treacher collins-franceschetti syndrome 1, MGA <text:s/>- <text:s/>mga, max dimerization protein, PHF21A <text:s/>- <text:s/>phd finger protein 21a, GDF9 <text:s/>- <text:s/>growth differentiation factor 9, DDIT3 <text:s/>- <text:s/>dna-damage-inducible transcript 3, ZNF175 <text:s/>- <text:s/>zinc finger protein 175, TRAK1 <text:s/>- <text:s/>trafficking protein, kinesin binding 1, ARID3B <text:s/>- <text:s/>at rich interactive domain 3b (bright-like)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PSEN1 <text:s/>- <text:s/>presenilin 1, ZKSCAN7 <text:s/>- <text:s/>zinc finger with krab and scan domains 7, MLLT6 <text:s/>- <text:s/>myeloid/lymphoid or mixed-lineage leukemia (trithorax homolog, drosophila); translocated to, 6, MIER1 <text:s/>- <text:s/>mesoderm induction early response 1, transcriptional regulator, TBK1 <text:s/>- <text:s/>tank-binding kinase 1, MTRF1 <text:s/>- <text:s/>mitochondrial translational release factor 1, LHX4 <text:s/>- <text:s/>lim homeobox 4, SIRT2 <text:s/>- <text:s/>sirtuin 2, NCOA3 <text:s/>- <text:s/>nuclear receptor coactivator 3, CC2D1A <text:s/>- <text:s/>coiled-coil and c2 domain containing 1a, IL5 <text:s/>- <text:s/>interleukin 5 (colony-stimulating factor, eosinophil), ALKBH1 <text:s/>- <text:s/>alkb, alkylation repair homolog 1 (e. coli), PSMB1 <text:s/>- <text:s/>proteasome (prosome, macropain) subunit, beta type, 1, ZNF160 <text:s/>- <text:s/>zinc finger protein 160, TRERF1 <text:s/>- <text:s/>transcriptional regulating factor 1, PSMA6 <text:s/>- <text:s/>proteasome (prosome, macropain) subunit, alpha type, 6, ZNF333 <text:s/>- <text:s/>zinc finger protein 333, PSMA4 <text:s/>- <text:s/>proteasome (prosome, macropain) subunit, alpha type, 4, RING1 <text:s/>- <text:s/>ring finger protein 1, CGGBP1 <text:s/>- <text:s/>cgg triplet repeat binding protein 1, TTF1 <text:s/>- <text:s/>transcription termination factor, rna polymerase i, TRIM6 <text:s/>- <text:s/>tripartite motif containing 6, GTPBP4 <text:s/>- <text:s/>gtp binding protein 4, EIF2S1 <text:s/>- <text:s/>eukaryotic translation initiation factor 2, subunit 1 alpha, 35kda, MED8 <text:s/>- <text:s/>mediator complex subunit 8, PSMB4 <text:s/>- <text:s/>proteasome (prosome, macropain) subunit, beta type, 4, PSMC5 <text:s/>- <text:s/>proteasome (prosome, macropain) 26s subunit, atpase, 5, LEMD3 <text:s/>- <text:s/>lem domain containing 3, PSMC1 <text:s/>- <text:s/>proteasome (prosome, macropain) 26s subunit, atpase, 1, ZNF473 <text:s/>- <text:s/>zinc finger protein 473, EIF2A <text:s/>- <text:s/>eukaryotic translation initiation factor 2a, 65kda, SUB1 <text:s/>- <text:s/>sub1 homolog (s. cerevisiae), ATF6B <text:s/>- <text:s/>activating transcription factor 6 beta, ELF2 <text:s/>- <text:s/>e74-like factor 2 (ets domain transcription factor), WWOX <text:s/>- <text:s/>ww domain containing oxidoreductase, ANKRD49 <text:s/>- <text:s/>ankyrin repeat domain 49, TSC22D1 <text:s/>- <text:s/>tsc22 domain family, member 1, NR1D1 <text:s/>- <text:s/>nuclear receptor subfamily 1, group d, member 1, PSMD14 <text:s/>- <text:s/>proteasome (prosome, macropain) 26s subunit, non-atpase, 14, ZNF259 <text:s/>- <text:s/>zinc finger protein 259, TAF7 <text:s/>- <text:s/>taf7 rna polymerase ii, tata box binding protein (tbp)-associated factor, 55kda, RNF31 <text:s/>- <text:s/>ring finger protein 31, TAF11 <text:s/>- <text:s/>taf11 rna polymerase ii, tata box binding protein (tbp)-associated factor, 28kda, LRRFIP2 <text:s/>- <text:s/>leucine rich repeat (in flii) interacting protein 2, SERP1 <text:s/>- <text:s/>stress-associated endoplasmic reticulum protein 1, PSME2 <text:s/>- <text:s/>proteasome (prosome, macropain) activator subunit 2 (pa28 beta), TAF1 <text:s/>- <text:s/>taf1 rna polymerase ii, tata box binding protein (tbp)-associated factor, 250kda, ACVR2A <text:s/>- <text:s/>activin a receptor, type iia, SUPT16H <text:s/>- <text:s/>suppressor of ty 16 homolog (s. cerevisiae), ARGLU1 <text:s/>- <text:s/>arginine and glutamate rich 1, ZRANB3 <text:s/>- <text:s/>zinc finger, ran-binding domain containing 3, TBPL1 <text:s/>- <text:s/>tbp-like 1, GLIS1 <text:s/>- <text:s/>glis family zinc finger 1, SLIRP <text:s/>- <text:s/>sra stem-loop interacting rna binding protein, ZBTB41 <text:s/>- <text:s/>zinc finger and btb domain containing 41, PDPK1 <text:s/>- <text:s/>3-phosphoinositide dependent protein kinase-1, NR4A2 <text:s/>- <text:s/>nuclear receptor subfamily 4, group a, member 2, POU3F4 <text:s/>- <text:s/>pou class 3 homeobox 4, TMEM59 <text:s/>- <text:s/>transmembrane protein 59, UHMK1 <text:s/>- <text:s/>u2af homology motif (uhm) kinase 1, ZBTB7B <text:s/>- <text:s/>zinc finger and btb domain containing 7b, CPNE1 <text:s/>- <text:s/>copine i, ZNF677 <text:s/>- <text:s/>zinc finger protein 677, MEIS2 <text:s/>- <text:s/>meis homeobox 2, MEIS1 <text:s/>- <text:s/>meis homeobox 1, KAT5 <text:s/>- <text:s/>k(lysine) acetyltransferase 5, THOC5 <text:s/>- <text:s/>tho complex 5, MAP3K7 <text:s/>- <text:s/>mitogen-activated protein kinase kinase kinase 7, RNF6 <text:s/>- <text:s/>ring finger protein (c3h2c3 type) 6, GATAD2A <text:s/>- <text:s/>gata zinc finger domain containing 2a, CREBRF <text:s/>- <text:s/>creb3 regulatory factor, RORA <text:s/>- <text:s/>rar-related orphan receptor a, TBP <text:s/>- <text:s/>tata box binding protein, EIF4E2 <text:s/>- <text:s/>eukaryotic translation initiation factor 4e family member 2, MUSK <text:s/>- <text:s/>muscle, skeletal, receptor tyrosine kinase, CDK13 <text:s/>- <text:s/>cyclin-dependent kinase 13, HSPD1 <text:s/>- <text:s/>heat shock 60kda protein 1 (chaperonin), CCT2 <text:s/>- <text:s/>chaperonin containing tcp1, subunit 2 (beta), E2F4 <text:s/>- <text:s/>e2f transcription factor 4, p107/p130-binding, SMYD2 <text:s/>- <text:s/>set and mynd domain containing 2, BCL10 <text:s/>- <text:s/>b-cell cll/lymphoma 10, IRF1 <text:s/>- <text:s/>interferon regulatory factor 1, ZNF169 <text:s/>- <text:s/>zinc finger protein 169, ZNF629 <text:s/>- <text:s/>zinc finger protein 629, SH2B1 <text:s/>- <text:s/>sh2b adaptor protein 1, HCLS1 <text:s/>- <text:s/>hematopoietic cell-specific lyn substrate 1, SEPSECS <text:s/>- <text:s/>sep (o-phosphoserine) trna:sec (selenocysteine) trna synthase, KAT7 <text:s/>- <text:s/>k(lysine) acetyltransferase 7, CHD6 <text:s/>- <text:s/>chromodomain helicase dna binding protein 6, SBNO2 <text:s/>- <text:s/>strawberry notch homolog 2 (drosophila), ZNF266 <text:s/>- <text:s/>zinc finger protein 266, ZNF274 <text:s/>- <text:s/>zinc finger protein 274, MCRS1 <text:s/>- <text:s/>microspherule protein 1, USF1 <text:s/>- <text:s/>upstream transcription factor 1, AATF <text:s/>- <text:s/>apoptosis antagonizing transcription factor, HMGB1 <text:s/>- <text:s/>high mobility group box 1, EAF1 <text:s/>- <text:s/>ell associated factor 1, ZNF470 <text:s/>- <text:s/>zinc finger protein 470, IL23A <text:s/>- <text:s/>interleukin 23, alpha subunit p19, EIF3C <text:s/>- <text:s/>eukaryotic translation initiation factor 3, subunit c, SUPT6H <text:s/>- <text:s/>suppressor of ty 6 homolog (s. cerevisiae), TFB2M <text:s/>- <text:s/>transcription factor b2, mitochondrial, BRD9 <text:s/>- <text:s/>bromodomain containing 9, PEX2 <text:s/>- <text:s/>peroxisomal biogenesis factor 2, PTK2B <text:s/>- <text:s/>protein tyrosine kinase 2 beta, SLC30A9 <text:s/>- <text:s/>solute carrier family 30 (zinc transporter), member 9, CHCHD2 <text:s/>- <text:s/>coiled-coil-helix-coiled-coil-helix domain containing 2, MTF1 <text:s/>- <text:s/>metal-regulatory transcription factor 1, EIF3H <text:s/>- <text:s/>eukaryotic translation initiation factor 3, subunit h, HMGN5 <text:s/>- <text:s/>high mobility group nucleosome binding domain 5, ETV3 <text:s/>- <text:s/>ets variant 3, PHF11 <text:s/>- <text:s/>phd finger protein 11, RPS5 <text:s/>- <text:s/>ribosomal protein s5, MBD1 <text:s/>- <text:s/>methyl-cpg binding domain protein 1, ZNF787 <text:s/>- <text:s/>zinc finger protein 787, PPP2R1A <text:s/>- <text:s/>protein phosphatase 2, regulatory subunit a, alpha, GABPA <text:s/>- <text:s/>ga binding protein transcription factor, alpha subunit 60kda, WWP2 <text:s/>- <text:s/>ww domain containing e3 ubiquitin protein ligase 2, FRK <text:s/>- <text:s/>fyn-related kinase, HSPH1 <text:s/>- <text:s/>heat shock 105kda/110kda protein 1, TADA3 <text:s/>- <text:s/>transcriptional adaptor 3, SEMA4D <text:s/>- <text:s/>sema domain, immunoglobulin domain (ig), transmembrane domain (tm) and short cytoplasmic domain, (semaphorin) 4d, ZNF264 <text:s/>- <text:s/>zinc finger protein 264, IMPACT <text:s/>- <text:s/>impact rwd domain protein, EYA3 <text:s/>- <text:s/>eyes absent homolog 3 (drosophila), AUTS2 <text:s/>- <text:s/>autism susceptibility candidate 2, PFN1 <text:s/>- <text:s/>profilin 1, ANKRD17 <text:s/>- <text:s/>ankyrin repeat domain 17, GPBP1L1 <text:s/>- <text:s/>gc-rich promoter binding protein 1-like 1, HDAC9 <text:s/>- <text:s/>histone deacetylase 9, ZSCAN29 <text:s/>- <text:s/>zinc finger and scan domain containing 29, WARS <text:s/>- <text:s/>tryptophanyl-trna synthetase, INO80 <text:s/>- <text:s/>ino80 complex subunit, NEK7 <text:s/>- <text:s/>nima-related kinase 7, LPIN3 <text:s/>- <text:s/>lipin 3, PITX2 <text:s/>- <text:s/>paired-like homeodomain 2, ZBTB5 <text:s/>- <text:s/>zinc finger and btb domain containing 5, TEFM <text:s/>- <text:s/>transcription elongation factor, mitochondrial, NEDD8 <text:s/>- <text:s/>neural precursor cell expressed, developmentally down-regulated 8, CCNT1 <text:s/>- <text:s/>cyclin t1, MICAL2 <text:s/>- <text:s/>microtubule associated monooxygenase, calponin and lim domain containing 2, JUP <text:s/>- <text:s/>junction plakoglobin, HMG20A <text:s/>- <text:s/>high mobility group 20a, NFIB <text:s/>- <text:s/>nuclear factor i/b, RIPK1 <text:s/>- <text:s/>receptor (tnfrsf)-interacting serine-threonine kinase 1, ZNF18 <text:s/>- <text:s/>zinc finger protein 18, ESRRG <text:s/>- <text:s/>estrogen-related receptor gamma, LARP4B <text:s/>- <text:s/>la ribonucleoprotein domain family, member 4b, ESRRA <text:s/>- <text:s/>estrogen-related receptor alpha, RPS14 <text:s/>- <text:s/>ribosomal protein s14, ZNF384 <text:s/>- <text:s/>zinc finger protein 384, EIF5A2 <text:s/>- <text:s/>eukaryotic translation initiation factor 5a2, CELF1 <text:s/>- <text:s/>cugbp, elav-like family member 1, TINF2 <text:s/>- <text:s/>terf1 (trf1)-interacting nuclear factor 2, GNL3L <text:s/>- <text:s/>guanine nucleotide binding protein-like 3 (nucleolar)-like, RPS6KA1 <text:s/>- <text:s/>ribosomal protein s6 kinase, 90kda, polypeptide 1, MAP2K1 <text:s/>- <text:s/>mitogen-activated protein kinase kinase 1, ZFPL1 <text:s/>- <text:s/>zinc finger protein-like 1, FOXA3 <text:s/>- <text:s/>forkhead box a3, ONECUT1 <text:s/>- <text:s/>one cut homeobox 1, USP3 <text:s/>- <text:s/>ubiquitin specific peptidase 3, MED15 <text:s/>- <text:s/>mediator complex subunit 15, HNRNPD <text:s/>- <text:s/>heterogeneous nuclear ribonucleoprotein d (au-rich element rna binding protein 1, 37kda), TGIF1 <text:s/>- <text:s/>tgfb-induced factor homeobox 1, EIF2AK4 <text:s/>- <text:s/>eukaryotic translation initiation factor 2 alpha kinase 4, RNF20 <text:s/>- <text:s/>ring finger protein 20, e3 ubiquitin protein ligase, KDM5A <text:s/>- <text:s/>lysine (k)-specific demethylase 5a, CCDC85B <text:s/>- <text:s/>coiled-coil domain containing 85b, VIPAS39 <text:s/>- <text:s/>vps33b interacting protein, apical-basolateral polarity regulator, spe-39 homolog, KDM4D <text:s/>- <text:s/>lysine (k)-specific demethylase 4d, CHUK <text:s/>- <text:s/>conserved helix-loop-helix ubiquitous kinase, NSUN3 <text:s/>- <text:s/>nop2/sun domain family, member 3, PRDX5 <text:s/>- <text:s/>peroxiredoxin 5, UBE2N <text:s/>- <text:s/>ubiquitin-conjugating enzyme e2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51173</text:p>
          </table:table-cell>
          <table:table-cell table:style-name="ce1" office:value-type="string" calcext:value-type="string">
            <text:p>positive regulation of nitrogen compound metabolic process</text:p>
          </table:table-cell>
          <table:table-cell table:style-name="ce1" office:value-type="float" office:value="0.000801" calcext:value-type="float">
            <text:p>0.000801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1.35" calcext:value-type="float">
            <text:p>1.3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501" calcext:value-type="float">
            <text:p>1501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[DDIT3 <text:s/>- <text:s/>dna-damage-inducible transcript 3, ARID3B <text:s/>- <text:s/>at rich interactive domain 3b (bright-like), GTF2F1 <text:s/>- <text:s/>general transcription factor iif, polypeptide 1, 74kda, GTF2F2 <text:s/>- <text:s/>general transcription factor iif, polypeptide 2, 30kda, PSEN1 <text:s/>- <text:s/>presenilin 1, TBK1 <text:s/>- <text:s/>tank-binding kinase 1, SIRT2 <text:s/>- <text:s/>sirtuin 2, PRPF19 <text:s/>- <text:s/>pre-mrna processing factor 19, NCOA3 <text:s/>- <text:s/>nuclear receptor coactivator 3, IL5 <text:s/>- <text:s/>interleukin 5 (colony-stimulating factor, eosinophil), TRERF1 <text:s/>- <text:s/>transcriptional regulating factor 1, PSMC5 <text:s/>- <text:s/>proteasome (prosome, macropain) 26s subunit, atpase, 5, PSMC1 <text:s/>- <text:s/>proteasome (prosome, macropain) 26s subunit, atpase, 1, SUB1 <text:s/>- <text:s/>sub1 homolog (s. cerevisiae), ATF6B <text:s/>- <text:s/>activating transcription factor 6 beta, EIF2A <text:s/>- <text:s/>eukaryotic translation initiation factor 2a, 65kda, ELF2 <text:s/>- <text:s/>e74-like factor 2 (ets domain transcription factor), WWOX <text:s/>- <text:s/>ww domain containing oxidoreductase, ANKRD49 <text:s/>- <text:s/>ankyrin repeat domain 49, NR1D1 <text:s/>- <text:s/>nuclear receptor subfamily 1, group d, member 1, CELF3 <text:s/>- <text:s/>cugbp, elav-like family member 3, ZNF259 <text:s/>- <text:s/>zinc finger protein 259, TAF7 <text:s/>- <text:s/>taf7 rna polymerase ii, tata box binding protein (tbp)-associated factor, 55kda, TAF11 <text:s/>- <text:s/>taf11 rna polymerase ii, tata box binding protein (tbp)-associated factor, 28kda, SERP1 <text:s/>- <text:s/>stress-associated endoplasmic reticulum protein 1, ACVR2A <text:s/>- <text:s/>activin a receptor, type iia, TAF1 <text:s/>- <text:s/>taf1 rna polymerase ii, tata box binding protein (tbp)-associated factor, 250kda, SUPT16H <text:s/>- <text:s/>suppressor of ty 16 homolog (s. cerevisiae), GLIS1 <text:s/>- <text:s/>glis family zinc finger 1, NABP2 <text:s/>- <text:s/>nucleic acid binding protein 2, NR4A2 <text:s/>- <text:s/>nuclear receptor subfamily 4, group a, member 2, UHMK1 <text:s/>- <text:s/>u2af homology motif (uhm) kinase 1, ZBTB7B <text:s/>- <text:s/>zinc finger and btb domain containing 7b, MEIS2 <text:s/>- <text:s/>meis homeobox 2, ADCY5 <text:s/>- <text:s/>adenylate cyclase 5, RUNDC3A <text:s/>- <text:s/>run domain containing 3a, KAT5 <text:s/>- <text:s/>k(lysine) acetyltransferase 5, MEIS1 <text:s/>- <text:s/>meis homeobox 1, RNF6 <text:s/>- <text:s/>ring finger protein (c3h2c3 type) 6, THOC5 <text:s/>- <text:s/>tho complex 5, ADCY2 <text:s/>- <text:s/>adenylate cyclase 2 (brain), RORA <text:s/>- <text:s/>rar-related orphan receptor a, TBP <text:s/>- <text:s/>tata box binding protein, CDK13 <text:s/>- <text:s/>cyclin-dependent kinase 13, CCT2 <text:s/>- <text:s/>chaperonin containing tcp1, subunit 2 (beta), E2F4 <text:s/>- <text:s/>e2f transcription factor 4, p107/p130-binding, RAD50 <text:s/>- <text:s/>rad50 homolog (s. cerevisiae), BCL10 <text:s/>- <text:s/>b-cell cll/lymphoma 10, IRF1 <text:s/>- <text:s/>interferon regulatory factor 1, POLR2F <text:s/>- <text:s/>polymerase (rna) ii (dna directed) polypeptide f, HCLS1 <text:s/>- <text:s/>hematopoietic cell-specific lyn substrate 1, KAT7 <text:s/>- <text:s/>k(lysine) acetyltransferase 7, CHD6 <text:s/>- <text:s/>chromodomain helicase dna binding protein 6, USF1 <text:s/>- <text:s/>upstream transcription factor 1, AATF <text:s/>- <text:s/>apoptosis antagonizing transcription factor, HMGB1 <text:s/>- <text:s/>high mobility group box 1, EIF3C <text:s/>- <text:s/>eukaryotic translation initiation factor 3, subunit c, SUPT6H <text:s/>- <text:s/>suppressor of ty 6 homolog (s. cerevisiae), IL23A <text:s/>- <text:s/>interleukin 23, alpha subunit p19, TFB2M <text:s/>- <text:s/>transcription factor b2, mitochondrial, PTK2B <text:s/>- <text:s/>protein tyrosine kinase 2 beta, SLC30A9 <text:s/>- <text:s/>solute carrier family 30 (zinc transporter), member 9, CHCHD2 <text:s/>- <text:s/>coiled-coil-helix-coiled-coil-helix domain containing 2, MTF1 <text:s/>- <text:s/>metal-regulatory transcription factor 1, HMGN5 <text:s/>- <text:s/>high mobility group nucleosome binding domain 5, GABPA <text:s/>- <text:s/>ga binding protein transcription factor, alpha subunit 60kda, VIP <text:s/>- <text:s/>vasoactive intestinal peptide, WWP2 <text:s/>- <text:s/>ww domain containing e3 ubiquitin protein ligase 2, HSPH1 <text:s/>- <text:s/>heat shock 105kda/110kda protein 1, TADA3 <text:s/>- <text:s/>transcriptional adaptor 3, IMPACT <text:s/>- <text:s/>impact rwd domain protein, EYA3 <text:s/>- <text:s/>eyes absent homolog 3 (drosophila), AUTS2 <text:s/>- <text:s/>autism susceptibility candidate 2, PFN1 <text:s/>- <text:s/>profilin 1, GPBP1L1 <text:s/>- <text:s/>gc-rich promoter binding protein 1-like 1, ANKRD32 <text:s/>- <text:s/>ankyrin repeat domain 32, INO80 <text:s/>- <text:s/>ino80 complex subunit, NEK7 <text:s/>- <text:s/>nima-related kinase 7, LPIN3 <text:s/>- <text:s/>lipin 3, PITX2 <text:s/>- <text:s/>paired-like homeodomain 2, CCNT1 <text:s/>- <text:s/>cyclin t1, MICAL2 <text:s/>- <text:s/>microtubule associated monooxygenase, calponin and lim domain containing 2, NFIB <text:s/>- <text:s/>nuclear factor i/b, RIPK1 <text:s/>- <text:s/>receptor (tnfrsf)-interacting serine-threonine kinase 1, ESRRG <text:s/>- <text:s/>estrogen-related receptor gamma, LARP4B <text:s/>- <text:s/>la ribonucleoprotein domain family, member 4b, ESRRA <text:s/>- <text:s/>estrogen-related receptor alpha, EIF5A2 <text:s/>- <text:s/>eukaryotic translation initiation factor 5a2, RPS6KA1 <text:s/>- <text:s/>ribosomal protein s6 kinase, 90kda, polypeptide 1, MAP2K1 <text:s/>- <text:s/>mitogen-activated protein kinase kinase 1, FOXA3 <text:s/>- <text:s/>forkhead box a3, ONECUT1 <text:s/>- <text:s/>one cut homeobox 1, BABAM1 <text:s/>- <text:s/>brisc and brca1 a complex member 1, U2AF2 <text:s/>- <text:s/>u2 small nuclear rna auxiliary factor 2, HNRNPD <text:s/>- <text:s/>heterogeneous nuclear ribonucleoprotein d (au-rich element rna binding protein 1, 37kda), EIF2AK4 <text:s/>- <text:s/>eukaryotic translation initiation factor 2 alpha kinase 4, RNF20 <text:s/>- <text:s/>ring finger protein 20, e3 ubiquitin protein ligase, KDM5A <text:s/>- <text:s/>lysine (k)-specific demethylase 5a, UBE2V2 <text:s/>- <text:s/>ubiquitin-conjugating enzyme e2 variant 2, KDM4D <text:s/>- <text:s/>lysine (k)-specific demethylase 4d, CHUK <text:s/>- <text:s/>conserved helix-loop-helix ubiquitous kinase, UBE2N <text:s/>- <text:s/>ubiquitin-conjugating enzyme e2n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839</text:p>
          </table:table-cell>
          <table:table-cell table:style-name="ce1" office:value-type="string" calcext:value-type="string">
            <text:p>mitochondrial transport</text:p>
          </table:table-cell>
          <table:table-cell table:style-name="ce1" office:value-type="float" office:value="0.000813" calcext:value-type="float">
            <text:p>0.000813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2.53" calcext:value-type="float">
            <text:p>2.5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[CPT2 <text:s/>- <text:s/>carnitine palmitoyltransferase 2, CCDC109B <text:s/>- <text:s/>coiled-coil domain containing 109b, TOMM70A <text:s/>- <text:s/>translocase of outer mitochondrial membrane 70 homolog a (s. cerevisiae), COX5B <text:s/>- <text:s/>cytochrome c oxidase subunit vb, MTX3 <text:s/>- <text:s/>metaxin 3, HSPD1 <text:s/>- <text:s/>heat shock 60kda protein 1 (chaperonin), ATP5J <text:s/>- <text:s/>atp synthase, h+ transporting, mitochondrial fo complex, subunit f6, SLC25A17 <text:s/>- <text:s/>solute carrier family 25 (mitochondrial carrier; peroxisomal membrane protein, 34kda), member 17, AIP <text:s/>- <text:s/>aryl hydrocarbon receptor interacting protein, TIMM10 <text:s/>- <text:s/>translocase of inner mitochondrial membrane 10 homolog (yeast), MRPL18 <text:s/>- <text:s/>mitochondrial ribosomal protein l18, SLC25A44 <text:s/>- <text:s/>solute carrier family 25, member 44, PSEN1 <text:s/>- <text:s/>presenilin 1, GRPEL2 <text:s/>- <text:s/>grpe-like 2, mitochondrial (e. coli), ATP5A1 <text:s/>- <text:s/>atp synthase, h+ transporting, mitochondrial f1 complex, alpha subunit 1, cardiac muscle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71704</text:p>
          </table:table-cell>
          <table:table-cell table:style-name="ce1" office:value-type="string" calcext:value-type="string">
            <text:p>organic substance metabolic process</text:p>
          </table:table-cell>
          <table:table-cell table:style-name="ce1" office:value-type="float" office:value="0.000821" calcext:value-type="float">
            <text:p>0.000821</text:p>
          </table:table-cell>
          <table:table-cell table:style-name="ce1" office:value-type="float" office:value="0.141" calcext:value-type="float">
            <text:p>0.141</text:p>
          </table:table-cell>
          <table:table-cell table:style-name="ce1" office:value-type="float" office:value="1.12" calcext:value-type="float">
            <text:p>1.1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7016" calcext:value-type="float">
            <text:p>701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string" calcext:value-type="string">
            <text:p>[ZNF572 <text:s/>- <text:s/>zinc finger protein 572, SYMPK <text:s/>- <text:s/>symplekin, PHF21A <text:s/>- <text:s/>phd finger protein 21a, TBRG1 <text:s/>- <text:s/>transforming growth factor beta regulator 1, COX5B <text:s/>- <text:s/>cytochrome c oxidase subunit vb, MKI67IP <text:s/>- <text:s/>mki67 (fha domain) interacting nucleolar phosphoprotein, PMM2 <text:s/>- <text:s/>phosphomannomutase 2, MIER1 <text:s/>- <text:s/>mesoderm induction early response 1, transcriptional regulator, NCOA3 <text:s/>- <text:s/>nuclear receptor coactivator 3, FTSJ3 <text:s/>- <text:s/>ftsj homolog 3 (e. coli), CPT2 <text:s/>- <text:s/>carnitine palmitoyltransferase 2, MDGA2 <text:s/>- <text:s/>mam domain containing glycosylphosphatidylinositol anchor 2, GK <text:s/>- <text:s/>glycerol kinase, ZNF333 <text:s/>- <text:s/>zinc finger protein 333, ATG4C <text:s/>- <text:s/>autophagy related 4c, cysteine peptidase, BFAR <text:s/>- <text:s/>bifunctional apoptosis regulator, ACOX1 <text:s/>- <text:s/>acyl-coa oxidase 1, palmitoyl, TRIM6 <text:s/>- <text:s/>tripartite motif containing 6, GTPBP4 <text:s/>- <text:s/>gtp binding protein 4, GMPR2 <text:s/>- <text:s/>guanosine monophosphate reductase 2, ATF6B <text:s/>- <text:s/>activating transcription factor 6 beta, MINPP1 <text:s/>- <text:s/>multiple inositol-polyphosphate phosphatase 1, SUB1 <text:s/>- <text:s/>sub1 homolog (s. cerevisiae), SNX1 <text:s/>- <text:s/>sorting nexin 1, NR1D1 <text:s/>- <text:s/>nuclear receptor subfamily 1, group d, member 1, SNRPE <text:s/>- <text:s/>small nuclear ribonucleoprotein polypeptide e, ACVR2A <text:s/>- <text:s/>activin a receptor, type iia, ETNK1 <text:s/>- <text:s/>ethanolamine kinase 1, TBPL1 <text:s/>- <text:s/>tbp-like 1, ZBTB41 <text:s/>- <text:s/>zinc finger and btb domain containing 41, ADAM10 <text:s/>- <text:s/>adam metallopeptidase domain 10, POU3F4 <text:s/>- <text:s/>pou class 3 homeobox 4, TMEM59 <text:s/>- <text:s/>transmembrane protein 59, ADCY5 <text:s/>- <text:s/>adenylate cyclase 5, BRAP <text:s/>- <text:s/>brca1 associated protein, ADCY2 <text:s/>- <text:s/>adenylate cyclase 2 (brain), USP11 <text:s/>- <text:s/>ubiquitin specific peptidase 11, GNAI3 <text:s/>- <text:s/>guanine nucleotide binding protein (g protein), alpha inhibiting activity polypeptide 3, POLR2F <text:s/>- <text:s/>polymerase (rna) ii (dna directed) polypeptide f, CHD6 <text:s/>- <text:s/>chromodomain helicase dna binding protein 6, DBR1 <text:s/>- <text:s/>debranching rna lariats 1, FUCA2 <text:s/>- <text:s/>fucosidase, alpha-l- 2, plasma, ASB8 <text:s/>- <text:s/>ankyrin repeat and socs box containing 8, SUPT6H <text:s/>- <text:s/>suppressor of ty 6 homolog (s. cerevisiae), AGL <text:s/>- <text:s/>amylo-alpha-1, 6-glucosidase, 4-alpha-glucanotransferase, CHCHD2 <text:s/>- <text:s/>coiled-coil-helix-coiled-coil-helix domain containing 2, RASGRP3 <text:s/>- <text:s/>ras guanyl releasing protein 3 (calcium and dag-regulated), UBL5 <text:s/>- <text:s/>ubiquitin-like 5, PHF11 <text:s/>- <text:s/>phd finger protein 11, PPP2R1A <text:s/>- <text:s/>protein phosphatase 2, regulatory subunit a, alpha, CTSS <text:s/>- <text:s/>cathepsin s, TRMT61A <text:s/>- <text:s/>trna methyltransferase 61 homolog a (s. cerevisiae), GABPA <text:s/>- <text:s/>ga binding protein transcription factor, alpha subunit 60kda, WWP2 <text:s/>- <text:s/>ww domain containing e3 ubiquitin protein ligase 2, FASTKD5 <text:s/>- <text:s/>fast kinase domains 5, ZNF264 <text:s/>- <text:s/>zinc finger protein 264, FUT8 <text:s/>- <text:s/>fucosyltransferase 8 (alpha (1,6) fucosyltransferase), GPBP1L1 <text:s/>- <text:s/>gc-rich promoter binding protein 1-like 1, ANKRD32 <text:s/>- <text:s/>ankyrin repeat domain 32, TOPBP1 <text:s/>- <text:s/>topoisomerase (dna) ii binding protein 1, ALAD <text:s/>- <text:s/>aminolevulinate dehydratase, NEK7 <text:s/>- <text:s/>nima-related kinase 7, MECR <text:s/>- <text:s/>mitochondrial trans-2-enoyl-coa reductase, RNF181 <text:s/>- <text:s/>ring finger protein 181, TXN2 <text:s/>- <text:s/>thioredoxin 2, C9orf64 <text:s/>- <text:s/>chromosome 9 open reading frame 64, GAK <text:s/>- <text:s/>cyclin g associated kinase, TEFM <text:s/>- <text:s/>transcription elongation factor, mitochondrial, GALK2 <text:s/>- <text:s/>galactokinase 2, SNRNP27 <text:s/>- <text:s/>small nuclear ribonucleoprotein 27kda (u4/u6.u5), VRK3 <text:s/>- <text:s/>vaccinia related kinase 3, ADAL <text:s/>- <text:s/>adenosine deaminase-like, JAK1 <text:s/>- <text:s/>janus kinase 1, DCAF12 <text:s/>- <text:s/>ddb1 and cul4 associated factor 12, USP49 <text:s/>- <text:s/>ubiquitin specific peptidase 49, MAP2K1 <text:s/>- <text:s/>mitogen-activated protein kinase kinase 1, TRIP13 <text:s/>- <text:s/>thyroid hormone receptor interactor 13, UTP23 <text:s/>- <text:s/>utp23, small subunit (ssu) processome component, homolog (yeast), OSBPL9 <text:s/>- <text:s/>oxysterol binding protein-like 9, WDR83 <text:s/>- <text:s/>wd repeat domain 83, CCDC85B <text:s/>- <text:s/>coiled-coil domain containing 85b, VIPAS39 <text:s/>- <text:s/>vps33b interacting protein, apical-basolateral polarity regulator, spe-39 homolog, VAC14 <text:s/>- <text:s/>vac14 homolog (s. cerevisiae), KDM4D <text:s/>- <text:s/>lysine (k)-specific demethylase 4d, NSUN3 <text:s/>- <text:s/>nop2/sun domain family, member 3, SF3B2 <text:s/>- <text:s/>splicing factor 3b, subunit 2, 145kda, ZKSCAN8 <text:s/>- <text:s/>zinc finger with krab and scan domains 8, DHX8 <text:s/>- <text:s/>deah (asp-glu-ala-his) box polypeptide 8, ZNF202 <text:s/>- <text:s/>zinc finger protein 202, KLHL2 <text:s/>- <text:s/>kelch-like family member 2, DDIT3 <text:s/>- <text:s/>dna-damage-inducible transcript 3, SPRTN <text:s/>- <text:s/>sprt-like n-terminal domain, ZNF175 <text:s/>- <text:s/>zinc finger protein 175, SDF2 <text:s/>- <text:s/>stromal cell-derived factor 2, ZCCHC6 <text:s/>- <text:s/>zinc finger, cchc domain containing 6, ZNF180 <text:s/>- <text:s/>zinc finger protein 180, GTF2F1 <text:s/>- <text:s/>general transcription factor iif, polypeptide 1, 74kda, GTF2F2 <text:s/>- <text:s/>general transcription factor iif, polypeptide 2, 30kda, GTF2E1 <text:s/>- <text:s/>general transcription factor iie, polypeptide 1, alpha 56kda, PC <text:s/>- <text:s/>pyruvate carboxylase, TBC1D10A <text:s/>- <text:s/>tbc1 domain family, member 10a, NUDT2 <text:s/>- <text:s/>nudix (nucleoside diphosphate linked moiety x)-type motif 2, LHX4 <text:s/>- <text:s/>lim homeobox 4, DCUN1D3 <text:s/>- <text:s/>dcn1, defective in cullin neddylation 1, domain containing 3, ZDHHC5 <text:s/>- <text:s/>zinc finger, dhhc-type containing 5, MAP3K11 <text:s/>- <text:s/>mitogen-activated protein kinase kinase kinase 11, ZNF160 <text:s/>- <text:s/>zinc finger protein 160, USP43 <text:s/>- <text:s/>ubiquitin specific peptidase 43, ACSL5 <text:s/>- <text:s/>acyl-coa synthetase long-chain family member 5, CCL2 <text:s/>- <text:s/>chemokine (c-c motif) ligand 2, TATDN1 <text:s/>- <text:s/>tatd dnase domain containing 1, SDC1 <text:s/>- <text:s/>syndecan 1, PAFAH1B2 <text:s/>- <text:s/>platelet-activating factor acetylhydrolase 1b, catalytic subunit 2 (30kda), ZNF473 <text:s/>- <text:s/>zinc finger protein 473, EIF2A <text:s/>- <text:s/>eukaryotic translation initiation factor 2a, 65kda, BIRC6 <text:s/>- <text:s/>baculoviral iap repeat containing 6, WWOX <text:s/>- <text:s/>ww domain containing oxidoreductase, CELF3 <text:s/>- <text:s/>cugbp, elav-like family member 3, RNF31 <text:s/>- <text:s/>ring finger protein 31, MRPL52 <text:s/>- <text:s/>mitochondrial ribosomal protein l52, SUPT16H <text:s/>- <text:s/>suppressor of ty 16 homolog (s. cerevisiae), ARGLU1 <text:s/>- <text:s/>arginine and glutamate rich 1, ERI1 <text:s/>- <text:s/>exoribonuclease 1, ZRANB3 <text:s/>- <text:s/>zinc finger, ran-binding domain containing 3, PDPK1 <text:s/>- <text:s/>3-phosphoinositide dependent protein kinase-1, HARS <text:s/>- <text:s/>histidyl-trna synthetase, CSNK1G1 <text:s/>- <text:s/>casein kinase 1, gamma 1, MEIS2 <text:s/>- <text:s/>meis homeobox 2, MEIS1 <text:s/>- <text:s/>meis homeobox 1, FICD <text:s/>- <text:s/>fic domain containing, CDK17 <text:s/>- <text:s/>cyclin-dependent kinase 17, ZNF169 <text:s/>- <text:s/>zinc finger protein 169, PARS2 <text:s/>- <text:s/>prolyl-trna synthetase 2, mitochondrial (putative), KAT7 <text:s/>- <text:s/>k(lysine) acetyltransferase 7, UCK1 <text:s/>- <text:s/>uridine-cytidine kinase 1, COG3 <text:s/>- <text:s/>component of oligomeric golgi complex 3, SBNO2 <text:s/>- <text:s/>strawberry notch homolog 2 (drosophila), UBOX5 <text:s/>- <text:s/>u-box domain containing 5, EAF1 <text:s/>- <text:s/>ell associated factor 1, CEP164 <text:s/>- <text:s/>centrosomal protein 164kda, TTLL3 <text:s/>- <text:s/>tubulin tyrosine ligase-like family, member 3, MARK3 <text:s/>- <text:s/>map/microtubule affinity-regulating kinase 3, DPH2 <text:s/>- <text:s/>dph2 homolog (s. cerevisiae), MON1B <text:s/>- <text:s/>mon1 secretory trafficking family member b, PHKB <text:s/>- <text:s/>phosphorylase kinase, beta, GPD2 <text:s/>- <text:s/>glycerol-3-phosphate dehydrogenase 2 (mitochondrial), HMGN5 <text:s/>- <text:s/>high mobility group nucleosome binding domain 5, PUS7L <text:s/>- <text:s/>pseudouridylate synthase 7 homolog (s. cerevisiae)-like, ZNRF2 <text:s/>- <text:s/>zinc and ring finger 2, PEX12 <text:s/>- <text:s/>peroxisomal biogenesis factor 12, MBD1 <text:s/>- <text:s/>methyl-cpg binding domain protein 1, DUSP6 <text:s/>- <text:s/>dual specificity phosphatase 6, FAM103A1 <text:s/>- <text:s/>family with sequence similarity 103, member a1, TOR1A <text:s/>- <text:s/>torsin family 1, member a (torsin a), ATP5J <text:s/>- <text:s/>atp synthase, h+ transporting, mitochondrial fo complex, subunit f6, SART1 <text:s/>- <text:s/>squamous cell carcinoma antigen recognized by t cells, LCMT1 <text:s/>- <text:s/>leucine carboxyl methyltransferase 1, TRMT112 <text:s/>- <text:s/>trna methyltransferase 11-2 homolog (s. cerevisiae), USP36 <text:s/>- <text:s/>ubiquitin specific peptidase 36, RTFDC1 <text:s/>- <text:s/>replication termination factor 2 domain containing 1, CWC15 <text:s/>- <text:s/>cwc15 spliceosome-associated protein homolog (s. cerevisiae), WARS <text:s/>- <text:s/>tryptophanyl-trna synthetase, ZSCAN29 <text:s/>- <text:s/>zinc finger and scan domain containing 29, ATP5A1 <text:s/>- <text:s/>atp synthase, h+ transporting, mitochondrial f1 complex, alpha subunit 1, cardiac muscle, SLC7A7 <text:s/>- <text:s/>solute carrier family 7 (amino acid transporter light chain, y+l system), member 7, PITX2 <text:s/>- <text:s/>paired-like homeodomain 2, BARD1 <text:s/>- <text:s/>brca1 associated ring domain 1, GRWD1 <text:s/>- <text:s/>glutamate-rich wd repeat containing 1, DLST <text:s/>- <text:s/>dihydrolipoamide s-succinyltransferase (e2 component of 2-oxo-glutarate complex), AIP <text:s/>- <text:s/>aryl hydrocarbon receptor interacting protein, ZNF18 <text:s/>- <text:s/>zinc finger protein 18, ZNF384 <text:s/>- <text:s/>zinc finger protein 384, DHX37 <text:s/>- <text:s/>deah (asp-glu-ala-his) box polypeptide 37, PHRF1 <text:s/>- <text:s/>phd and ring finger domains 1, MED15 <text:s/>- <text:s/>mediator complex subunit 15, U2AF2 <text:s/>- <text:s/>u2 small nuclear rna auxiliary factor 2, PHKG2 <text:s/>- <text:s/>phosphorylase kinase, gamma 2 (testis), EIF2AK4 <text:s/>- <text:s/>eukaryotic translation initiation factor 2 alpha kinase 4, PIK3C3 <text:s/>- <text:s/>phosphatidylinositol 3-kinase, catalytic subunit type 3, RSL1D1 <text:s/>- <text:s/>ribosomal l1 domain containing 1, LYPLA2 <text:s/>- <text:s/>lysophospholipase ii, DDX55 <text:s/>- <text:s/>dead (asp-glu-ala-asp) box polypeptide 55, PIGF <text:s/>- <text:s/>phosphatidylinositol glycan anchor biosynthesis, class f, PIGT <text:s/>- <text:s/>phosphatidylinositol glycan anchor biosynthesis, class t, DPM1 <text:s/>- <text:s/>dolichyl-phosphate mannosyltransferase polypeptide 1, catalytic subunit, TSN <text:s/>- <text:s/>translin, TRAK1 <text:s/>- <text:s/>trafficking protein, kinesin binding 1, SF3A1 <text:s/>- <text:s/>splicing factor 3a, subunit 1, 120kda, CDKL4 <text:s/>- <text:s/>cyclin-dependent kinase-like 4, DPP8 <text:s/>- <text:s/>dipeptidyl-peptidase 8, NASP <text:s/>- <text:s/>nuclear autoantigenic sperm protein (histone-binding), NARS <text:s/>- <text:s/>asparaginyl-trna synthetase, DHFRL1 <text:s/>- <text:s/>dihydrofolate reductase-like 1, SIRT2 <text:s/>- <text:s/>sirtuin 2, TBK1 <text:s/>- <text:s/>tank-binding kinase 1, BANF1 <text:s/>- <text:s/>barrier to autointegration factor 1, CC2D1A <text:s/>- <text:s/>coiled-coil and c2 domain containing 1a, ALKBH1 <text:s/>- <text:s/>alkb, alkylation repair homolog 1 (e. coli), RING1 <text:s/>- <text:s/>ring finger protein 1, UGGT1 <text:s/>- <text:s/>udp-glucose glycoprotein glucosyltransferase 1, BLK <text:s/>- <text:s/>b lymphoid tyrosine kinase, TTF1 <text:s/>- <text:s/>transcription termination factor, rna polymerase i, EIF2S1 <text:s/>- <text:s/>eukaryotic translation initiation factor 2, subunit 1 alpha, 35kda, ELF2 <text:s/>- <text:s/>e74-like factor 2 (ets domain transcription factor), TSC22D1 <text:s/>- <text:s/>tsc22 domain family, member 1, FBXL12 <text:s/>- <text:s/>f-box and leucine-rich repeat protein 12, ELOVL6 <text:s/>- <text:s/>elovl fatty acid elongase 6, PSMD14 <text:s/>- <text:s/>proteasome (prosome, macropain) 26s subunit, non-atpase, 14, ZNF259 <text:s/>- <text:s/>zinc finger protein 259, PGAP3 <text:s/>- <text:s/>post-gpi attachment to proteins 3, RPS6KC1 <text:s/>- <text:s/>ribosomal protein s6 kinase, 52kda, polypeptide 1, RNF149 <text:s/>- <text:s/>ring finger protein 149, STK38L <text:s/>- <text:s/>serine/threonine kinase 38 like, DDX50 <text:s/>- <text:s/>dead (asp-glu-ala-asp) box polypeptide 50, GLIS1 <text:s/>- <text:s/>glis family zinc finger 1, SLIRP <text:s/>- <text:s/>sra stem-loop interacting rna binding protein, NABP2 <text:s/>- <text:s/>nucleic acid binding protein 2, UHMK1 <text:s/>- <text:s/>u2af homology motif (uhm) kinase 1, RNASE6 <text:s/>- <text:s/>ribonuclease, rnase a family, k6, ZNF677 <text:s/>- <text:s/>zinc finger protein 677, CPNE1 <text:s/>- <text:s/>copine i, NUP37 <text:s/>- <text:s/>nucleoporin 37kda, RNF6 <text:s/>- <text:s/>ring finger protein (c3h2c3 type) 6, GATAD2A <text:s/>- <text:s/>gata zinc finger domain containing 2a, RORA <text:s/>- <text:s/>rar-related orphan receptor a, MUSK <text:s/>- <text:s/>muscle, skeletal, receptor tyrosine kinase, MUT <text:s/>- <text:s/>methylmalonyl coa mutase, E2F4 <text:s/>- <text:s/>e2f transcription factor 4, p107/p130-binding, HSPD1 <text:s/>- <text:s/>heat shock 60kda protein 1 (chaperonin), STAM2 <text:s/>- <text:s/>signal transducing adaptor molecule (sh3 domain and itam motif) 2, HELB <text:s/>- <text:s/>helicase (dna) b, SMYD2 <text:s/>- <text:s/>set and mynd domain containing 2, RAD50 <text:s/>- <text:s/>rad50 homolog (s. cerevisiae), BCL10 <text:s/>- <text:s/>b-cell cll/lymphoma 10, TOP3B <text:s/>- <text:s/>topoisomerase (dna) iii beta, SWAP70 <text:s/>- <text:s/>swap switching b-cell complex 70kda subunit, ERP44 <text:s/>- <text:s/>endoplasmic reticulum protein 44, TCEANC2 <text:s/>- <text:s/>transcription elongation factor a (sii) n-terminal and central domain containing 2, COLEC11 <text:s/>- <text:s/>collectin sub-family member 11, UBR1 <text:s/>- <text:s/>ubiquitin protein ligase e3 component n-recognin 1, MTR <text:s/>- <text:s/>5-methyltetrahydrofolate-homocysteine methyltransferase, NADK <text:s/>- <text:s/>nad kinase, RPL19 <text:s/>- <text:s/>ribosomal protein l19, MCRS1 <text:s/>- <text:s/>microspherule protein 1, USF1 <text:s/>- <text:s/>upstream transcription factor 1, HMGB1 <text:s/>- <text:s/>high mobility group box 1, ZNF470 <text:s/>- <text:s/>zinc finger protein 470, TRMT12 <text:s/>- <text:s/>trna methyltransferase 12 homolog (s. cerevisiae), BRD9 <text:s/>- <text:s/>bromodomain containing 9, PTK2B <text:s/>- <text:s/>protein tyrosine kinase 2 beta, PPIH <text:s/>- <text:s/>peptidylprolyl isomerase h (cyclophilin h), SLC30A9 <text:s/>- <text:s/>solute carrier family 30 (zinc transporter), member 9, RPA3 <text:s/>- <text:s/>replication protein a3, 14kda, MTF1 <text:s/>- <text:s/>metal-regulatory transcription factor 1, PDCD6IP <text:s/>- <text:s/>programmed cell death 6 interacting protein, ETV3 <text:s/>- <text:s/>ets variant 3, RPS5 <text:s/>- <text:s/>ribosomal protein s5, ZNF787 <text:s/>- <text:s/>zinc finger protein 787, SLC25A17 <text:s/>- <text:s/>solute carrier family 25 (mitochondrial carrier; peroxisomal membrane protein, 34kda), member 17, PARPBP <text:s/>- <text:s/>parp1 binding protein, DHX57 <text:s/>- <text:s/>deah (asp-glu-ala-asp/his) box polypeptide 57, TADA3 <text:s/>- <text:s/>transcriptional adaptor 3, DPP9 <text:s/>- <text:s/>dipeptidyl-peptidase 9, EYA3 <text:s/>- <text:s/>eyes absent homolog 3 (drosophila), ENDOV <text:s/>- <text:s/>endonuclease v, RPL32 <text:s/>- <text:s/>ribosomal protein l32, LPIN3 <text:s/>- <text:s/>lipin 3, RPS21 <text:s/>- <text:s/>ribosomal protein s21, RAVER1 <text:s/>- <text:s/>ribonucleoprotein, ptb-binding 1, ZBTB5 <text:s/>- <text:s/>zinc finger and btb domain containing 5, RPS16 <text:s/>- <text:s/>ribosomal protein s16, CCNT1 <text:s/>- <text:s/>cyclin t1, HMG20A <text:s/>- <text:s/>high mobility group 20a, ERH <text:s/>- <text:s/>enhancer of rudimentary homolog (drosophila), RIPK1 <text:s/>- <text:s/>receptor (tnfrsf)-interacting serine-threonine kinase 1, ESRRG <text:s/>- <text:s/>estrogen-related receptor gamma, ESRRA <text:s/>- <text:s/>estrogen-related receptor alpha, SGPP1 <text:s/>- <text:s/>sphingosine-1-phosphate phosphatase 1, RPS14 <text:s/>- <text:s/>ribosomal protein s14, CPT1C <text:s/>- <text:s/>carnitine palmitoyltransferase 1c, FBXO8 <text:s/>- <text:s/>f-box protein 8, HM13 <text:s/>- <text:s/>histocompatibility (minor) 13, FAF2 <text:s/>- <text:s/>fas associated factor family member 2, TINF2 <text:s/>- <text:s/>terf1 (trf1)-interacting nuclear factor 2, SDHAF2 <text:s/>- <text:s/>succinate dehydrogenase complex assembly factor 2, RPS6KA1 <text:s/>- <text:s/>ribosomal protein s6 kinase, 90kda, polypeptide 1, FOXA3 <text:s/>- <text:s/>forkhead box a3, PMPCA <text:s/>- <text:s/>peptidase (mitochondrial processing) alpha, ONECUT1 <text:s/>- <text:s/>one cut homeobox 1, USP3 <text:s/>- <text:s/>ubiquitin specific peptidase 3, BABAM1 <text:s/>- <text:s/>brisc and brca1 a complex member 1, HNRNPD <text:s/>- <text:s/>heterogeneous nuclear ribonucleoprotein d (au-rich element rna binding protein 1, 37kda), MRPL18 <text:s/>- <text:s/>mitochondrial ribosomal protein l18, UBE2E1 <text:s/>- <text:s/>ubiquitin-conjugating enzyme e2e 1, UBE2V2 <text:s/>- <text:s/>ubiquitin-conjugating enzyme e2 variant 2, NABP1 <text:s/>- <text:s/>nucleic acid binding protein 1, MPG <text:s/>- <text:s/>n-methylpurine-dna glycosylase, UBE2N <text:s/>- <text:s/>ubiquitin-conjugating enzyme e2n, MGA <text:s/>- <text:s/>mga, max dimerization protein, ARID3B <text:s/>- <text:s/>at rich interactive domain 3b (bright-like), KCTD5 <text:s/>- <text:s/>potassium channel tetramerization domain containing 5, FLG <text:s/>- <text:s/>filaggrin, ETAA1 <text:s/>- <text:s/>ewing tumor-associated antigen 1, INCENP <text:s/>- <text:s/>inner centromere protein antigens 135/155kda, PTAR1 <text:s/>- <text:s/>protein prenyltransferase alpha subunit repeat containing 1, PSEN1 <text:s/>- <text:s/>presenilin 1, ZKSCAN7 <text:s/>- <text:s/>zinc finger with krab and scan domains 7, POLL <text:s/>- <text:s/>polymerase (dna directed), lambda, SLC16A9 <text:s/>- <text:s/>solute carrier family 16, member 9, PHLPP1 <text:s/>- <text:s/>ph domain and leucine rich repeat protein phosphatase 1, PRPF19 <text:s/>- <text:s/>pre-mrna processing factor 19, CDCA5 <text:s/>- <text:s/>cell division cycle associated 5, CDC14B <text:s/>- <text:s/>cell division cycle 14b, IL5 <text:s/>- <text:s/>interleukin 5 (colony-stimulating factor, eosinophil), PSMB1 <text:s/>- <text:s/>proteasome (prosome, macropain) subunit, beta type, 1, OAS3 <text:s/>- <text:s/>2'-5'-oligoadenylate synthetase 3, 100kda, TRERF1 <text:s/>- <text:s/>transcriptional regulating factor 1, ACAD10 <text:s/>- <text:s/>acyl-coa dehydrogenase family, member 10, PSMA6 <text:s/>- <text:s/>proteasome (prosome, macropain) subunit, alpha type, 6, PSMA4 <text:s/>- <text:s/>proteasome (prosome, macropain) subunit, alpha type, 4, CGGBP1 <text:s/>- <text:s/>cgg triplet repeat binding protein 1, UBLCP1 <text:s/>- <text:s/>ubiquitin-like domain containing ctd phosphatase 1, MED8 <text:s/>- <text:s/>mediator complex subunit 8, PSMB4 <text:s/>- <text:s/>proteasome (prosome, macropain) subunit, beta type, 4, PSMC5 <text:s/>- <text:s/>proteasome (prosome, macropain) 26s subunit, atpase, 5, SLC35B3 <text:s/>- <text:s/>solute carrier family 35 (adenosine 3'-phospho 5'-phosphosulfate transporter), member b3, COASY <text:s/>- <text:s/>coa synthase, PSMC1 <text:s/>- <text:s/>proteasome (prosome, macropain) 26s subunit, atpase, 1, COPS3 <text:s/>- <text:s/>cop9 signalosome subunit 3, COQ6 <text:s/>- <text:s/>coenzyme q6 monooxygenase, GAR1 <text:s/>- <text:s/>gar1 ribonucleoprotein, DGKD <text:s/>- <text:s/>diacylglycerol kinase, delta 130kda, ORAOV1 <text:s/>- <text:s/>oral cancer overexpressed 1, TAF7 <text:s/>- <text:s/>taf7 rna polymerase ii, tata box binding protein (tbp)-associated factor, 55kda, TAF11 <text:s/>- <text:s/>taf11 rna polymerase ii, tata box binding protein (tbp)-associated factor, 28kda, SERP1 <text:s/>- <text:s/>stress-associated endoplasmic reticulum protein 1, PSME2 <text:s/>- <text:s/>proteasome (prosome, macropain) activator subunit 2 (pa28 beta), FGF13 <text:s/>- <text:s/>fibroblast growth factor 13, TAF1 <text:s/>- <text:s/>taf1 rna polymerase ii, tata box binding protein (tbp)-associated factor, 250kda, SETD4 <text:s/>- <text:s/>set domain containing 4, TARS <text:s/>- <text:s/>threonyl-trna synthetase, NR4A2 <text:s/>- <text:s/>nuclear receptor subfamily 4, group a, member 2, ZBTB7B <text:s/>- <text:s/>zinc finger and btb domain containing 7b, CDC14A <text:s/>- <text:s/>cell division cycle 14a, MAN2B2 <text:s/>- <text:s/>mannosidase, alpha, class 2b, member 2, KAT5 <text:s/>- <text:s/>k(lysine) acetyltransferase 5, MAP3K7 <text:s/>- <text:s/>mitogen-activated protein kinase kinase kinase 7, THOC5 <text:s/>- <text:s/>tho complex 5, CREBRF <text:s/>- <text:s/>creb3 regulatory factor, KMO <text:s/>- <text:s/>kynurenine 3-monooxygenase (kynurenine 3-hydroxylase), SLU7 <text:s/>- <text:s/>slu7 splicing factor homolog (s. cerevisiae), TBP <text:s/>- <text:s/>tata box binding protein, CDK13 <text:s/>- <text:s/>cyclin-dependent kinase 13, KLHL20 <text:s/>- <text:s/>kelch-like family member 20, LCMT2 <text:s/>- <text:s/>leucine carboxyl methyltransferase 2, IRF1 <text:s/>- <text:s/>interferon regulatory factor 1, MOCS3 <text:s/>- <text:s/>molybdenum cofactor synthesis 3, ZNF629 <text:s/>- <text:s/>zinc finger protein 629, CTTNBP2NL <text:s/>- <text:s/>cttnbp2 n-terminal like, SEPSECS <text:s/>- <text:s/>sep (o-phosphoserine) trna:sec (selenocysteine) trna synthase, ZNF266 <text:s/>- <text:s/>zinc finger protein 266, ZNF274 <text:s/>- <text:s/>zinc finger protein 274, TFB2M <text:s/>- <text:s/>transcription factor b2, mitochondrial, PEX2 <text:s/>- <text:s/>peroxisomal biogenesis factor 2, AQR <text:s/>- <text:s/>aquarius homolog (mouse), PIGS <text:s/>- <text:s/>phosphatidylinositol glycan anchor biosynthesis, class s, KCNH8 <text:s/>- <text:s/>potassium voltage-gated channel, subfamily h (eag-related), member 8, ZMAT2 <text:s/>- <text:s/>zinc finger, matrin-type 2, RPF1 <text:s/>- <text:s/>ribosome production factor 1 homolog (s. cerevisiae), FRK <text:s/>- <text:s/>fyn-related kinase, HARS2 <text:s/>- <text:s/>histidyl-trna synthetase 2, mitochondrial, NHP2L1 <text:s/>- <text:s/>nhp2 non-histone chromosome protein 2-like 1 (s. cerevisiae), HDAC9 <text:s/>- <text:s/>histone deacetylase 9, INO80 <text:s/>- <text:s/>ino80 complex subunit, DDX56 <text:s/>- <text:s/>dead (asp-glu-ala-asp) box helicase 56, SOCS7 <text:s/>- <text:s/>suppressor of cytokine signaling 7, WDR82 <text:s/>- <text:s/>wd repeat domain 82, CTPS2 <text:s/>- <text:s/>ctp synthase 2, PUS1 <text:s/>- <text:s/>pseudouridylate synthase 1, RAD51D <text:s/>- <text:s/>rad51 paralog d, NEDD8 <text:s/>- <text:s/>neural precursor cell expressed, developmentally down-regulated 8, NFIB <text:s/>- <text:s/>nuclear factor i/b, CLN3 <text:s/>- <text:s/>ceroid-lipofuscinosis, neuronal 3, EIF5A2 <text:s/>- <text:s/>eukaryotic translation initiation factor 5a2, CELF1 <text:s/>- <text:s/>cugbp, elav-like family member 1, EDEM3 <text:s/>- <text:s/>er degradation enhancer, mannosidase alpha-like 3, TGIF1 <text:s/>- <text:s/>tgfb-induced factor homeobox 1, KDM5A <text:s/>- <text:s/>lysine (k)-specific demethylase 5a, RNF20 <text:s/>- <text:s/>ring finger protein 20, e3 ubiquitin protein ligase, NNT <text:s/>- <text:s/>nicotinamide nucleotide transhydrogenase, AK3 <text:s/>- <text:s/>adenylate kinase 3, CHUK <text:s/>- <text:s/>conserved helix-loop-helix ubiquitous kinase, FPGS <text:s/>- <text:s/>folylpolyglutamate synthase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974</text:p>
          </table:table-cell>
          <table:table-cell table:style-name="ce1" office:value-type="string" calcext:value-type="string">
            <text:p>cellular response to DNA damage stimulus</text:p>
          </table:table-cell>
          <table:table-cell table:style-name="ce1" office:value-type="float" office:value="0.000842" calcext:value-type="float">
            <text:p>0.000842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1.62" calcext:value-type="float">
            <text:p>1.6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[PSMD14 <text:s/>- <text:s/>proteasome (prosome, macropain) 26s subunit, non-atpase, 14, BARD1 <text:s/>- <text:s/>brca1 associated ring domain 1, GNL1 <text:s/>- <text:s/>guanine nucleotide binding protein-like 1, TAF1 <text:s/>- <text:s/>taf1 rna polymerase ii, tata box binding protein (tbp)-associated factor, 250kda, MCRS1 <text:s/>- <text:s/>microspherule protein 1, SUPT16H <text:s/>- <text:s/>suppressor of ty 16 homolog (s. cerevisiae), SPRTN <text:s/>- <text:s/>sprt-like n-terminal domain, DDIT3 <text:s/>- <text:s/>dna-damage-inducible transcript 3, RAD51D <text:s/>- <text:s/>rad51 paralog d, ZRANB3 <text:s/>- <text:s/>zinc finger, ran-binding domain containing 3, AATF <text:s/>- <text:s/>apoptosis antagonizing transcription factor, CEP164 <text:s/>- <text:s/>centrosomal protein 164kda, ETAA1 <text:s/>- <text:s/>ewing tumor-associated antigen 1, NABP2 <text:s/>- <text:s/>nucleic acid binding protein 2, AQR <text:s/>- <text:s/>aquarius homolog (mouse), PSEN1 <text:s/>- <text:s/>presenilin 1, POLL <text:s/>- <text:s/>polymerase (dna directed), lambda, SLC30A9 <text:s/>- <text:s/>solute carrier family 30 (zinc transporter), member 9, KAT5 <text:s/>- <text:s/>k(lysine) acetyltransferase 5, RPA3 <text:s/>- <text:s/>replication protein a3, 14kda, PRPF19 <text:s/>- <text:s/>pre-mrna processing factor 19, CDCA5 <text:s/>- <text:s/>cell division cycle associated 5, CDC14B <text:s/>- <text:s/>cell division cycle 14b, ALKBH1 <text:s/>- <text:s/>alkb, alkylation repair homolog 1 (e. coli), TRIP13 <text:s/>- <text:s/>thyroid hormone receptor interactor 13, USP3 <text:s/>- <text:s/>ubiquitin specific peptidase 3, BABAM1 <text:s/>- <text:s/>brisc and brca1 a complex member 1, USP43 <text:s/>- <text:s/>ubiquitin specific peptidase 43, E2F4 <text:s/>- <text:s/>e2f transcription factor 4, p107/p130-binding, HELB <text:s/>- <text:s/>helicase (dna) b, PARPBP <text:s/>- <text:s/>parp1 binding protein, RAD50 <text:s/>- <text:s/>rad50 homolog (s. cerevisiae), EYA3 <text:s/>- <text:s/>eyes absent homolog 3 (drosophila), COPS3 <text:s/>- <text:s/>cop9 signalosome subunit 3, MCL1 <text:s/>- <text:s/>myeloid cell leukemia sequence 1 (bcl2-related), ANKRD32 <text:s/>- <text:s/>ankyrin repeat domain 32, UBE2V2 <text:s/>- <text:s/>ubiquitin-conjugating enzyme e2 variant 2, ENDOV <text:s/>- <text:s/>endonuclease v, TOPBP1 <text:s/>- <text:s/>topoisomerase (dna) ii binding protein 1, KDM4D <text:s/>- <text:s/>lysine (k)-specific demethylase 4d, POLR2F <text:s/>- <text:s/>polymerase (rna) ii (dna directed) polypeptide f, NABP1 <text:s/>- <text:s/>nucleic acid binding protein 1, INO80 <text:s/>- <text:s/>ino80 complex subunit, MPG <text:s/>- <text:s/>n-methylpurine-dna glycosylase, UBE2N <text:s/>- <text:s/>ubiquitin-conjugating enzyme e2n, ORAOV1 <text:s/>- <text:s/>oral cancer overexpressed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7096</text:p>
          </table:table-cell>
          <table:table-cell table:style-name="ce1" office:value-type="string" calcext:value-type="string">
            <text:p>regulation of exit from mitosis</text:p>
          </table:table-cell>
          <table:table-cell table:style-name="ce1" office:value-type="float" office:value="0.000861" calcext:value-type="float">
            <text:p>0.000861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6.23" calcext:value-type="float">
            <text:p>6.2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[CDC14B <text:s/>- <text:s/>cell division cycle 14b, CDCA5 <text:s/>- <text:s/>cell division cycle associated 5, MAD2L1BP <text:s/>- <text:s/>mad2l1 binding protein, CDC14A <text:s/>- <text:s/>cell division cycle 14a, SIRT2 <text:s/>- <text:s/>sirtuin 2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2000142</text:p>
          </table:table-cell>
          <table:table-cell table:style-name="ce1" office:value-type="string" calcext:value-type="string">
            <text:p>regulation of DNA-templated transcription, initiation</text:p>
          </table:table-cell>
          <table:table-cell table:style-name="ce1" office:value-type="float" office:value="0.000869" calcext:value-type="float">
            <text:p>0.000869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4.36" calcext:value-type="float">
            <text:p>4.36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[GTF2F2 <text:s/>- <text:s/>general transcription factor iif, polypeptide 2, 30kda, TAF7 <text:s/>- <text:s/>taf7 rna polymerase ii, tata box binding protein (tbp)-associated factor, 55kda, PSMC5 <text:s/>- <text:s/>proteasome (prosome, macropain) 26s subunit, atpase, 5, PSMC1 <text:s/>- <text:s/>proteasome (prosome, macropain) 26s subunit, atpase, 1, SUB1 <text:s/>- <text:s/>sub1 homolog (s. cerevisiae), TAF1 <text:s/>- <text:s/>taf1 rna polymerase ii, tata box binding protein (tbp)-associated factor, 250kda, HMGB1 <text:s/>- <text:s/>high mobility group box 1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6521</text:p>
          </table:table-cell>
          <table:table-cell table:style-name="ce1" office:value-type="string" calcext:value-type="string">
            <text:p>regulation of cellular amino acid metabolic process</text:p>
          </table:table-cell>
          <table:table-cell table:style-name="ce1" office:value-type="float" office:value="0.000874" calcext:value-type="float">
            <text:p>0.000874</text:p>
          </table:table-cell>
          <table:table-cell table:style-name="ce1" office:value-type="float" office:value="0.143" calcext:value-type="float">
            <text:p>0.143</text:p>
          </table:table-cell>
          <table:table-cell table:style-name="ce1" office:value-type="float" office:value="3.52" calcext:value-type="float">
            <text:p>3.52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[PSMD14 <text:s/>- <text:s/>proteasome (prosome, macropain) 26s subunit, non-atpase, 14, SLC7A7 <text:s/>- <text:s/>solute carrier family 7 (amino acid transporter light chain, y+l system), member 7, PSMB1 <text:s/>- <text:s/>proteasome (prosome, macropain) subunit, beta type, 1, PSMC5 <text:s/>- <text:s/>proteasome (prosome, macropain) 26s subunit, atpase, 5, PSMA6 <text:s/>- <text:s/>proteasome (prosome, macropain) subunit, alpha type, 6, PSME2 <text:s/>- <text:s/>proteasome (prosome, macropain) activator subunit 2 (pa28 beta), PSMC1 <text:s/>- <text:s/>proteasome (prosome, macropain) 26s subunit, atpase, 1, PSMA4 <text:s/>- <text:s/>proteasome (prosome, macropain) subunit, alpha type, 4, PSMB4 <text:s/>- <text:s/>proteasome (prosome, macropain) subunit, beta type, 4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33209</text:p>
          </table:table-cell>
          <table:table-cell table:style-name="ce1" office:value-type="string" calcext:value-type="string">
            <text:p>tumor necrosis factor-mediated signaling pathway</text:p>
          </table:table-cell>
          <table:table-cell table:style-name="ce1" office:value-type="float" office:value="0.00089" calcext:value-type="float">
            <text:p>0.00089</text:p>
          </table:table-cell>
          <table:table-cell table:style-name="ce1" office:value-type="float" office:value="0.144" calcext:value-type="float">
            <text:p>0.144</text:p>
          </table:table-cell>
          <table:table-cell table:style-name="ce1" office:value-type="float" office:value="2.73" calcext:value-type="float">
            <text:p>2.73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[PSMD14 <text:s/>- <text:s/>proteasome (prosome, macropain) 26s subunit, non-atpase, 14, PSMB1 <text:s/>- <text:s/>proteasome (prosome, macropain) subunit, beta type, 1, PSMA6 <text:s/>- <text:s/>proteasome (prosome, macropain) subunit, alpha type, 6, PSME2 <text:s/>- <text:s/>proteasome (prosome, macropain) activator subunit 2 (pa28 beta), PSMA4 <text:s/>- <text:s/>proteasome (prosome, macropain) subunit, alpha type, 4, PSMB4 <text:s/>- <text:s/>proteasome (prosome, macropain) subunit, beta type, 4, RIPK1 <text:s/>- <text:s/>receptor (tnfrsf)-interacting serine-threonine kinase 1, PSMC5 <text:s/>- <text:s/>proteasome (prosome, macropain) 26s subunit, atpase, 5, PTK2B <text:s/>- <text:s/>protein tyrosine kinase 2 beta, PSMC1 <text:s/>- <text:s/>proteasome (prosome, macropain) 26s subunit, atpase, 1, CHUK <text:s/>- <text:s/>conserved helix-loop-helix ubiquitous kinase, EDARADD <text:s/>- <text:s/>edar-associated death domain, KRT18 <text:s/>- <text:s/>keratin 18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07034</text:p>
          </table:table-cell>
          <table:table-cell table:style-name="ce1" office:value-type="string" calcext:value-type="string">
            <text:p>vacuolar transport</text:p>
          </table:table-cell>
          <table:table-cell table:style-name="ce1" office:value-type="float" office:value="0.000944" calcext:value-type="float">
            <text:p>0.000944</text:p>
          </table:table-cell>
          <table:table-cell table:style-name="ce1" office:value-type="float" office:value="0.151" calcext:value-type="float">
            <text:p>0.151</text:p>
          </table:table-cell>
          <table:table-cell table:style-name="ce1" office:value-type="float" office:value="2.85" calcext:value-type="float">
            <text:p>2.85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[VPS41 <text:s/>- <text:s/>vacuolar protein sorting 41 homolog (s. cerevisiae), LEPROTL1 <text:s/>- <text:s/>leptin receptor overlapping transcript-like 1, SNX16 <text:s/>- <text:s/>sorting nexin 16, VPS53 <text:s/>- <text:s/>vacuolar protein sorting 53 homolog (s. cerevisiae), VPS51 <text:s/>- <text:s/>vacuolar protein sorting 51 homolog (s. cerevisiae), GAK <text:s/>- <text:s/>cyclin g associated kinase, VPS18 <text:s/>- <text:s/>vacuolar protein sorting 18 homolog (s. cerevisiae), VPS16 <text:s/>- <text:s/>vacuolar protein sorting 16 homolog (s. cerevisiae), VIPAS39 <text:s/>- <text:s/>vps33b interacting protein, apical-basolateral polarity regulator, spe-39 homolog, GCC2 <text:s/>- <text:s/>grip and coiled-coil domain containing 2, TRAK1 <text:s/>- <text:s/>trafficking protein, kinesin binding 1, M6PR <text:s/>- <text:s/>mannose-6-phosphate receptor (cation dependent)]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GO:0010498</text:p>
          </table:table-cell>
          <table:table-cell table:style-name="ce1" office:value-type="string" calcext:value-type="string">
            <text:p>proteasomal protein catabolic process</text:p>
          </table:table-cell>
          <table:table-cell table:style-name="ce1" office:value-type="float" office:value="0.00095" calcext:value-type="float">
            <text:p>0.00095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1.97" calcext:value-type="float">
            <text:p>1.97</text:p>
          </table:table-cell>
          <table:table-cell table:style-name="ce1" office:value-type="float" office:value="13954" calcext:value-type="float">
            <text:p>13954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[RNF181 <text:s/>- <text:s/>ring finger protein 181, PSMD14 <text:s/>- <text:s/>proteasome (prosome, macropain) 26s subunit, non-atpase, 14, PSME2 <text:s/>- <text:s/>proteasome (prosome, macropain) activator subunit 2 (pa28 beta), TAF1 <text:s/>- <text:s/>taf1 rna polymerase ii, tata box binding protein (tbp)-associated factor, 250kda, DDIT3 <text:s/>- <text:s/>dna-damage-inducible transcript 3, KCTD5 <text:s/>- <text:s/>potassium channel tetramerization domain containing 5, FAF2 <text:s/>- <text:s/>fas associated factor family member 2, KAT5 <text:s/>- <text:s/>k(lysine) acetyltransferase 5, SIRT2 <text:s/>- <text:s/>sirtuin 2, PRPF19 <text:s/>- <text:s/>pre-mrna processing factor 19, RNF6 <text:s/>- <text:s/>ring finger protein (c3h2c3 type) 6, ZNRF2 <text:s/>- <text:s/>zinc and ring finger 2, PSMB1 <text:s/>- <text:s/>proteasome (prosome, macropain) subunit, beta type, 1, PSMA6 <text:s/>- <text:s/>proteasome (prosome, macropain) subunit, alpha type, 6, PSMA4 <text:s/>- <text:s/>proteasome (prosome, macropain) subunit, alpha type, 4, BFAR <text:s/>- <text:s/>bifunctional apoptosis regulator, EDEM3 <text:s/>- <text:s/>er degradation enhancer, mannosidase alpha-like 3, KLHL20 <text:s/>- <text:s/>kelch-like family member 20, WWP2 <text:s/>- <text:s/>ww domain containing e3 ubiquitin protein ligase 2, PSMB4 <text:s/>- <text:s/>proteasome (prosome, macropain) subunit, beta type, 4, PSMC5 <text:s/>- <text:s/>proteasome (prosome, macropain) 26s subunit, atpase, 5, UBE2E1 <text:s/>- <text:s/>ubiquitin-conjugating enzyme e2e 1, PSMC1 <text:s/>- <text:s/>proteasome (prosome, macropain) 26s subunit, atpase, 1, UBR1 <text:s/>- <text:s/>ubiquitin protein ligase e3 component n-recognin 1, NR1D1 <text:s/>- <text:s/>nuclear receptor subfamily 1, group d, member 1]</text:p>
          </table:table-cell>
          <table:table-cell table:style-name="ce1"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 style:data-style-name="N2" text:time-value="12:44:28.221195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4-19T13:34:36.472889312</dc:date>
    <meta:editing-duration>PT50M8S</meta:editing-duration>
    <meta:editing-cycles>1</meta:editing-cycles>
    <meta:document-statistic meta:table-count="1" meta:cell-count="910" meta:object-count="0"/>
  </office:meta>
</office:document-meta>
</file>